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5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1"/>
    <style:style style:name="ce2" style:family="table-cell" style:parent-style-name="Default">
      <style:text-properties style:font-name="Liberation Sans" style:font-name-asian="TakaoPGothic" style:font-name-complex="TakaoPGothic"/>
    </style:style>
    <style:style style:name="ce3" style:family="table-cell" style:parent-style-name="Default" style:data-style-name="N4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alib_data" table:style-name="ta1">
        <table:shapes>
          <draw:frame draw:z-index="0" draw:style-name="gr1" draw:text-style-name="P1" svg:width="15cm" svg:height="10cm" svg:x="16.601cm" svg:y="21.809cm">
            <draw:object draw:notify-on-update-of-ranges="inclination.B95:inclination.B375 calib_data.J6:calib_data.J6 inclination.C95:inclination.C37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cm" svg:height="10cm" svg:x="17.29cm" svg:y="3.147cm">
            <draw:object draw:notify-on-update-of-ranges="calib_data.B11:calib_data.B77 calib_data.J3:calib_data.J3 calib_data.C11:calib_data.C77 calib_data.B11:calib_data.B77 calib_data.J4:calib_data.J4 calib_data.E11:calib_data.E77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2" draw:style-name="gr1" draw:text-style-name="P1" svg:width="15cm" svg:height="10cm" svg:x="16.62cm" svg:y="11.703cm">
            <draw:object draw:notify-on-update-of-ranges="calib_data.B11:calib_data.B77 calib_data.J5:calib_data.J5 calib_data.D11:calib_data.D77 calib_data.B11:calib_data.B77 calib_data.J4:calib_data.J4 calib_data.F11:calib_data.F77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3"/>
          <table:table-cell office:value-type="string" calcext:value-type="string">
            <text:p>画像中心</text:p>
          </table:table-cell>
          <table:table-cell office:value-type="string" calcext:value-type="string">
            <text:p>OpenCVとnp.arrayはx,yが逆</text:p>
          </table:table-cell>
          <table:table-cell table:number-columns-repeated="4"/>
          <table:table-cell office:value-type="float" office:value="43.7032791107" calcext:value-type="float">
            <text:p>43.7032791107</text:p>
          </table:table-cell>
          <table:table-cell office:value-type="float" office:value="42.0279557005" calcext:value-type="float">
            <text:p>42.0279557005</text:p>
          </table:table-cell>
        </table:table-row>
        <table:table-row table:style-name="ro1">
          <table:table-cell table:style-name="ce1" office:value-type="string" calcext:value-type="string">
            <text:p>f_x</text:p>
          </table:table-cell>
          <table:table-cell table:style-name="ce1" office:value-type="float" office:value="1318.64165" calcext:value-type="float">
            <text:p>1.32E+03</text:p>
          </table:table-cell>
          <table:table-cell/>
          <table:table-cell table:style-name="ce1" office:value-type="float" office:value="801.854608" calcext:value-type="float">
            <text:p>8.02E+02</text:p>
          </table:table-cell>
          <table:table-cell office:value-type="string" calcext:value-type="string">
            <text:p>列</text:p>
          </table:table-cell>
          <table:table-cell office:value-type="string" calcext:value-type="string">
            <text:p>(603, 802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_y</text:p>
          </table:table-cell>
          <table:table-cell table:style-name="ce1" office:value-type="float" office:value="1318.88439" calcext:value-type="float">
            <text:p>1.32E+03</text:p>
          </table:table-cell>
          <table:table-cell/>
          <table:table-cell table:style-name="ce1" office:value-type="float" office:value="602.760962" calcext:value-type="float">
            <text:p>6.03E+02</text:p>
          </table:table-cell>
          <table:table-cell office:value-type="string" calcext:value-type="string">
            <text:p>行</text:p>
          </table:table-cell>
          <table:table-cell table:number-columns-repeated="4"/>
          <table:table-cell office:value-type="string" calcext:value-type="string">
            <text:p>Blur Length Estimation</text:p>
          </table:table-cell>
          <table:table-cell/>
        </table:table-row>
        <table:table-row table:style-name="ro1">
          <table:table-cell office:value-type="string" calcext:value-type="string">
            <text:p>f_mean(px)</text:p>
          </table:table-cell>
          <table:table-cell table:formula="of:=([.B2]+[.B3])/2" office:value-type="float" office:value="1318.76302" calcext:value-type="float">
            <text:p>1318.76302</text:p>
          </table:table-cell>
          <table:table-cell table:number-columns-repeated="7"/>
          <table:table-cell office:value-type="string" calcext:value-type="string">
            <text:p>Ground Truth</text:p>
          </table:table-cell>
          <table:table-cell/>
        </table:table-row>
        <table:table-row table:style-name="ro1">
          <table:table-cell office:value-type="string" calcext:value-type="string">
            <text:p>z(cm)</text:p>
          </table:table-cell>
          <table:table-cell office:value-type="float" office:value="11.4" calcext:value-type="float">
            <text:p>11.4</text:p>
          </table:table-cell>
          <table:table-cell table:number-columns-repeated="7"/>
          <table:table-cell office:value-type="string" calcext:value-type="string">
            <text:p>Blur Orientation Estimation</text:p>
          </table:table-cell>
          <table:table-cell/>
        </table:table-row>
        <table:table-row table:style-name="ro1">
          <table:table-cell office:value-type="string" calcext:value-type="string">
            <text:p>スケールファクタ</text:p>
          </table:table-cell>
          <table:table-cell table:formula="of:=[.B5]/[.B4]" office:value-type="float" office:value="0.0086444644163589" calcext:value-type="float">
            <text:p>0.0086444644</text:p>
          </table:table-cell>
          <table:table-cell office:value-type="string" calcext:value-type="string">
            <text:p>cm/px</text:p>
          </table:table-cell>
          <table:table-cell office:value-type="string" calcext:value-type="string">
            <text:p>速度真値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m/s</text:p>
          </table:table-cell>
          <table:table-cell table:number-columns-repeated="3"/>
          <table:table-cell office:value-type="string" calcext:value-type="string">
            <text:p>Geometry Data</text:p>
          </table:table-cell>
          <table:table-cell/>
        </table:table-row>
        <table:table-row table:style-name="ro1">
          <table:table-cell/>
          <table:table-cell table:formula="of:=[.B4]/[.B5]" office:value-type="float" office:value="115.680966666667" calcext:value-type="float">
            <text:p>115.6809666667</text:p>
          </table:table-cell>
          <table:table-cell office:value-type="string" calcext:value-type="string">
            <text:p>px/cm</text:p>
          </table:table-cell>
          <table:table-cell office:value-type="string" calcext:value-type="string">
            <text:p>ぶれ真値</text:p>
          </table:table-cell>
          <table:table-cell table:formula="of:=5*0.1*[.B7]" office:value-type="float" office:value="57.8404833333333" calcext:value-type="float">
            <text:p>57.8404833333</text:p>
          </table:table-cell>
          <table:table-cell office:value-type="string" calcext:value-type="string">
            <text:p>px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number_im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True L</text:p>
          </table:table-cell>
          <table:table-cell office:value-type="string" calcext:value-type="string">
            <text:p>True theta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1.6366556565" calcext:value-type="float">
            <text:p>31.6366556565</text:p>
          </table:table-cell>
          <table:table-cell office:value-type="float" office:value="-0.111616478944" calcext:value-type="float">
            <text:p>-0.1116164789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5" calcext:value-type="float">
            <text:p>0.35</text:p>
          </table:table-cell>
          <table:table-cell office:value-type="float" office:value="30.0536072002" calcext:value-type="float">
            <text:p>30.0536072002</text:p>
          </table:table-cell>
          <table:table-cell office:value-type="float" office:value="-1.11669399065" calcext:value-type="float">
            <text:p>-1.1166939907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" calcext:value-type="float">
            <text:p>0.7</text:p>
          </table:table-cell>
          <table:table-cell office:value-type="float" office:value="32.0623703423" calcext:value-type="float">
            <text:p>32.0623703423</text:p>
          </table:table-cell>
          <table:table-cell office:value-type="float" office:value="-1.14768113232" calcext:value-type="float">
            <text:p>-1.1476811323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5" calcext:value-type="float">
            <text:p>1.05</text:p>
          </table:table-cell>
          <table:table-cell office:value-type="float" office:value="30.7701970453" calcext:value-type="float">
            <text:p>30.7701970453</text:p>
          </table:table-cell>
          <table:table-cell office:value-type="float" office:value="0.287743295754" calcext:value-type="float">
            <text:p>0.2877432958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4" calcext:value-type="float">
            <text:p>1.4</text:p>
          </table:table-cell>
          <table:table-cell office:value-type="float" office:value="32.5417020603" calcext:value-type="float">
            <text:p>32.5417020603</text:p>
          </table:table-cell>
          <table:table-cell office:value-type="float" office:value="-1.73136596867" calcext:value-type="float">
            <text:p>-1.7313659687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office:value-type="float" office:value="31.0019592854" calcext:value-type="float">
            <text:p>31.0019592854</text:p>
          </table:table-cell>
          <table:table-cell office:value-type="float" office:value="-2.47985828127" calcext:value-type="float">
            <text:p>-2.4798582813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1" calcext:value-type="float">
            <text:p>2.1</text:p>
          </table:table-cell>
          <table:table-cell office:value-type="float" office:value="32.5880308306" calcext:value-type="float">
            <text:p>32.5880308306</text:p>
          </table:table-cell>
          <table:table-cell office:value-type="float" office:value="3.80682752936" calcext:value-type="float">
            <text:p>3.8068275294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45" calcext:value-type="float">
            <text:p>2.45</text:p>
          </table:table-cell>
          <table:table-cell office:value-type="float" office:value="32.5367075295" calcext:value-type="float">
            <text:p>32.5367075295</text:p>
          </table:table-cell>
          <table:table-cell office:value-type="float" office:value="9.41428738785" calcext:value-type="float">
            <text:p>9.4142873879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8" calcext:value-type="float">
            <text:p>2.8</text:p>
          </table:table-cell>
          <table:table-cell office:value-type="float" office:value="32.559290428" calcext:value-type="float">
            <text:p>32.559290428</text:p>
          </table:table-cell>
          <table:table-cell office:value-type="float" office:value="3.13213496802" calcext:value-type="float">
            <text:p>3.132134968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15" calcext:value-type="float">
            <text:p>3.15</text:p>
          </table:table-cell>
          <table:table-cell table:number-columns-repeated="2"/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5" calcext:value-type="float">
            <text:p>3.5</text:p>
          </table:table-cell>
          <table:table-cell office:value-type="float" office:value="32.7969583945" calcext:value-type="float">
            <text:p>32.7969583945</text:p>
          </table:table-cell>
          <table:table-cell office:value-type="float" office:value="-0.675180838603" calcext:value-type="float">
            <text:p>-0.6751808386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85" calcext:value-type="float">
            <text:p>3.85</text:p>
          </table:table-cell>
          <table:table-cell office:value-type="float" office:value="32.078251916" calcext:value-type="float">
            <text:p>32.078251916</text:p>
          </table:table-cell>
          <table:table-cell office:value-type="float" office:value="0.490827044858" calcext:value-type="float">
            <text:p>0.4908270449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2" calcext:value-type="float">
            <text:p>4.2</text:p>
          </table:table-cell>
          <table:table-cell office:value-type="float" office:value="33.2356176099" calcext:value-type="float">
            <text:p>33.2356176099</text:p>
          </table:table-cell>
          <table:table-cell office:value-type="float" office:value="-1.82642973467" calcext:value-type="float">
            <text:p>-1.8264297347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55" calcext:value-type="float">
            <text:p>4.55</text:p>
          </table:table-cell>
          <table:table-cell office:value-type="float" office:value="32.3398200743" calcext:value-type="float">
            <text:p>32.3398200743</text:p>
          </table:table-cell>
          <table:table-cell office:value-type="float" office:value="0.81352299477" calcext:value-type="float">
            <text:p>0.8135229948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9" calcext:value-type="float">
            <text:p>4.9</text:p>
          </table:table-cell>
          <table:table-cell office:value-type="float" office:value="33.4225641287" calcext:value-type="float">
            <text:p>33.4225641287</text:p>
          </table:table-cell>
          <table:table-cell office:value-type="float" office:value="-2.79658281388" calcext:value-type="float">
            <text:p>-2.7965828139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.25" calcext:value-type="float">
            <text:p>5.25</text:p>
          </table:table-cell>
          <table:table-cell office:value-type="float" office:value="32.7354832944" calcext:value-type="float">
            <text:p>32.7354832944</text:p>
          </table:table-cell>
          <table:table-cell office:value-type="float" office:value="-0.105885788335" calcext:value-type="float">
            <text:p>-0.1058857883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.6" calcext:value-type="float">
            <text:p>5.6</text:p>
          </table:table-cell>
          <table:table-cell office:value-type="float" office:value="33.5062450559" calcext:value-type="float">
            <text:p>33.5062450559</text:p>
          </table:table-cell>
          <table:table-cell office:value-type="float" office:value="-0.281054436378" calcext:value-type="float">
            <text:p>-0.2810544364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.95" calcext:value-type="float">
            <text:p>5.95</text:p>
          </table:table-cell>
          <table:table-cell office:value-type="float" office:value="33.239183881" calcext:value-type="float">
            <text:p>33.239183881</text:p>
          </table:table-cell>
          <table:table-cell office:value-type="float" office:value="-1.04108292245" calcext:value-type="float">
            <text:p>-1.041082922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.3" calcext:value-type="float">
            <text:p>6.3</text:p>
          </table:table-cell>
          <table:table-cell office:value-type="float" office:value="33.8762960144" calcext:value-type="float">
            <text:p>33.8762960144</text:p>
          </table:table-cell>
          <table:table-cell office:value-type="float" office:value="0.0485963325939" calcext:value-type="float">
            <text:p>0.0485963326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.65" calcext:value-type="float">
            <text:p>6.65</text:p>
          </table:table-cell>
          <table:table-cell office:value-type="float" office:value="33.8579168894" calcext:value-type="float">
            <text:p>33.8579168894</text:p>
          </table:table-cell>
          <table:table-cell office:value-type="float" office:value="-0.401433064408" calcext:value-type="float">
            <text:p>-0.4014330644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4.1894206149" calcext:value-type="float">
            <text:p>34.1894206149</text:p>
          </table:table-cell>
          <table:table-cell office:value-type="float" office:value="-0.311029914737" calcext:value-type="float">
            <text:p>-0.3110299147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.35" calcext:value-type="float">
            <text:p>7.35</text:p>
          </table:table-cell>
          <table:table-cell office:value-type="float" office:value="34.0879277787" calcext:value-type="float">
            <text:p>34.0879277787</text:p>
          </table:table-cell>
          <table:table-cell office:value-type="float" office:value="-0.44039376374" calcext:value-type="float">
            <text:p>-0.4403937637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.7" calcext:value-type="float">
            <text:p>7.7</text:p>
          </table:table-cell>
          <table:table-cell office:value-type="float" office:value="34.4938961357" calcext:value-type="float">
            <text:p>34.4938961357</text:p>
          </table:table-cell>
          <table:table-cell office:value-type="float" office:value="0.572048460942" calcext:value-type="float">
            <text:p>0.5720484609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.05" calcext:value-type="float">
            <text:p>8.05</text:p>
          </table:table-cell>
          <table:table-cell office:value-type="float" office:value="35.2004633085" calcext:value-type="float">
            <text:p>35.2004633085</text:p>
          </table:table-cell>
          <table:table-cell office:value-type="float" office:value="-2.16291992224" calcext:value-type="float">
            <text:p>-2.1629199222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.4" calcext:value-type="float">
            <text:p>8.4</text:p>
          </table:table-cell>
          <table:table-cell office:value-type="float" office:value="34.9153596839" calcext:value-type="float">
            <text:p>34.9153596839</text:p>
          </table:table-cell>
          <table:table-cell office:value-type="float" office:value="1.21674300458" calcext:value-type="float">
            <text:p>1.2167430046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.75" calcext:value-type="float">
            <text:p>8.75</text:p>
          </table:table-cell>
          <table:table-cell office:value-type="float" office:value="35.3632571223" calcext:value-type="float">
            <text:p>35.3632571223</text:p>
          </table:table-cell>
          <table:table-cell office:value-type="float" office:value="-0.704261956587" calcext:value-type="float">
            <text:p>-0.7042619566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.1" calcext:value-type="float">
            <text:p>9.1</text:p>
          </table:table-cell>
          <table:table-cell office:value-type="float" office:value="34.9801717698" calcext:value-type="float">
            <text:p>34.9801717698</text:p>
          </table:table-cell>
          <table:table-cell office:value-type="float" office:value="-0.269933241424" calcext:value-type="float">
            <text:p>-0.2699332414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.45" calcext:value-type="float">
            <text:p>9.45</text:p>
          </table:table-cell>
          <table:table-cell office:value-type="float" office:value="36.3387790007" calcext:value-type="float">
            <text:p>36.3387790007</text:p>
          </table:table-cell>
          <table:table-cell office:value-type="float" office:value="-0.553061550232" calcext:value-type="float">
            <text:p>-0.5530615502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.8" calcext:value-type="float">
            <text:p>9.8</text:p>
          </table:table-cell>
          <table:table-cell office:value-type="float" office:value="36.1790677922" calcext:value-type="float">
            <text:p>36.1790677922</text:p>
          </table:table-cell>
          <table:table-cell office:value-type="float" office:value="0.379089224616" calcext:value-type="float">
            <text:p>0.3790892246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.15" calcext:value-type="float">
            <text:p>10.15</text:p>
          </table:table-cell>
          <table:table-cell office:value-type="float" office:value="36.9305331207" calcext:value-type="float">
            <text:p>36.9305331207</text:p>
          </table:table-cell>
          <table:table-cell office:value-type="float" office:value="-0.205025716281" calcext:value-type="float">
            <text:p>-0.2050257163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5" calcext:value-type="float">
            <text:p>10.5</text:p>
          </table:table-cell>
          <table:table-cell office:value-type="float" office:value="36.6668501611" calcext:value-type="float">
            <text:p>36.6668501611</text:p>
          </table:table-cell>
          <table:table-cell office:value-type="float" office:value="-0.166204470526" calcext:value-type="float">
            <text:p>-0.166204470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.85" calcext:value-type="float">
            <text:p>10.85</text:p>
          </table:table-cell>
          <table:table-cell office:value-type="float" office:value="37.835266464" calcext:value-type="float">
            <text:p>37.835266464</text:p>
          </table:table-cell>
          <table:table-cell office:value-type="float" office:value="0.167564761225" calcext:value-type="float">
            <text:p>0.1675647612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.2" calcext:value-type="float">
            <text:p>11.2</text:p>
          </table:table-cell>
          <table:table-cell office:value-type="float" office:value="37.6969968064" calcext:value-type="float">
            <text:p>37.6969968064</text:p>
          </table:table-cell>
          <table:table-cell office:value-type="float" office:value="-0.22832228789" calcext:value-type="float">
            <text:p>-0.2283222879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1.55" calcext:value-type="float">
            <text:p>11.55</text:p>
          </table:table-cell>
          <table:table-cell office:value-type="float" office:value="38.1879382847" calcext:value-type="float">
            <text:p>38.1879382847</text:p>
          </table:table-cell>
          <table:table-cell office:value-type="float" office:value="0.186487441115" calcext:value-type="float">
            <text:p>0.1864874411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.9" calcext:value-type="float">
            <text:p>11.9</text:p>
          </table:table-cell>
          <table:table-cell office:value-type="float" office:value="37.9612184112" calcext:value-type="float">
            <text:p>37.9612184112</text:p>
          </table:table-cell>
          <table:table-cell office:value-type="float" office:value="-0.489353640943" calcext:value-type="float">
            <text:p>-0.4893536409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.25" calcext:value-type="float">
            <text:p>12.25</text:p>
          </table:table-cell>
          <table:table-cell office:value-type="float" office:value="38.5654567674" calcext:value-type="float">
            <text:p>38.5654567674</text:p>
          </table:table-cell>
          <table:table-cell office:value-type="float" office:value="0.332359209944" calcext:value-type="float">
            <text:p>0.3323592099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.6" calcext:value-type="float">
            <text:p>12.6</text:p>
          </table:table-cell>
          <table:table-cell office:value-type="float" office:value="39.3611070823" calcext:value-type="float">
            <text:p>39.3611070823</text:p>
          </table:table-cell>
          <table:table-cell office:value-type="float" office:value="-0.613920914652" calcext:value-type="float">
            <text:p>-0.6139209147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.95" calcext:value-type="float">
            <text:p>12.95</text:p>
          </table:table-cell>
          <table:table-cell office:value-type="float" office:value="39.6316490401" calcext:value-type="float">
            <text:p>39.6316490401</text:p>
          </table:table-cell>
          <table:table-cell office:value-type="float" office:value="-0.0232664442783" calcext:value-type="float">
            <text:p>-0.0232664443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39.8783712126" calcext:value-type="float">
            <text:p>39.8783712126</text:p>
          </table:table-cell>
          <table:table-cell office:value-type="float" office:value="-1.40381909317" calcext:value-type="float">
            <text:p>-1.4038190932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3.65" calcext:value-type="float">
            <text:p>13.65</text:p>
          </table:table-cell>
          <table:table-cell office:value-type="float" office:value="40.0296037289" calcext:value-type="float">
            <text:p>40.0296037289</text:p>
          </table:table-cell>
          <table:table-cell office:value-type="float" office:value="-0.0756304306778" calcext:value-type="float">
            <text:p>-0.0756304307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39.2073452325" calcext:value-type="float">
            <text:p>39.2073452325</text:p>
          </table:table-cell>
          <table:table-cell office:value-type="float" office:value="-0.204568145239" calcext:value-type="float">
            <text:p>-0.2045681452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.35" calcext:value-type="float">
            <text:p>14.35</text:p>
          </table:table-cell>
          <table:table-cell office:value-type="float" office:value="39.7704554338" calcext:value-type="float">
            <text:p>39.7704554338</text:p>
          </table:table-cell>
          <table:table-cell office:value-type="float" office:value="-0.357946880868" calcext:value-type="float">
            <text:p>-0.3579468809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.7" calcext:value-type="float">
            <text:p>14.7</text:p>
          </table:table-cell>
          <table:table-cell office:value-type="float" office:value="39.5297548703" calcext:value-type="float">
            <text:p>39.5297548703</text:p>
          </table:table-cell>
          <table:table-cell office:value-type="float" office:value="0.400189886092" calcext:value-type="float">
            <text:p>0.4001898861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.05" calcext:value-type="float">
            <text:p>15.05</text:p>
          </table:table-cell>
          <table:table-cell office:value-type="float" office:value="39.4539760043" calcext:value-type="float">
            <text:p>39.4539760043</text:p>
          </table:table-cell>
          <table:table-cell office:value-type="float" office:value="-0.922392721957" calcext:value-type="float">
            <text:p>-0.922392722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.4" calcext:value-type="float">
            <text:p>15.4</text:p>
          </table:table-cell>
          <table:table-cell office:value-type="float" office:value="39.7026481251" calcext:value-type="float">
            <text:p>39.7026481251</text:p>
          </table:table-cell>
          <table:table-cell office:value-type="float" office:value="0.545673954093" calcext:value-type="float">
            <text:p>0.5456739541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.75" calcext:value-type="float">
            <text:p>15.75</text:p>
          </table:table-cell>
          <table:table-cell office:value-type="float" office:value="40.0070528232" calcext:value-type="float">
            <text:p>40.0070528232</text:p>
          </table:table-cell>
          <table:table-cell office:value-type="float" office:value="-0.641664280338" calcext:value-type="float">
            <text:p>-0.6416642803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6.1" calcext:value-type="float">
            <text:p>16.1</text:p>
          </table:table-cell>
          <table:table-cell office:value-type="float" office:value="39.6617643446" calcext:value-type="float">
            <text:p>39.6617643446</text:p>
          </table:table-cell>
          <table:table-cell office:value-type="float" office:value="0.214485653025" calcext:value-type="float">
            <text:p>0.214485653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6.45" calcext:value-type="float">
            <text:p>16.45</text:p>
          </table:table-cell>
          <table:table-cell office:value-type="float" office:value="39.5467728749" calcext:value-type="float">
            <text:p>39.5467728749</text:p>
          </table:table-cell>
          <table:table-cell office:value-type="float" office:value="-0.482353774255" calcext:value-type="float">
            <text:p>-0.4823537743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6.8" calcext:value-type="float">
            <text:p>16.8</text:p>
          </table:table-cell>
          <table:table-cell office:value-type="float" office:value="39.3960066134" calcext:value-type="float">
            <text:p>39.3960066134</text:p>
          </table:table-cell>
          <table:table-cell office:value-type="float" office:value="-0.180077177291" calcext:value-type="float">
            <text:p>-0.1800771773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.15" calcext:value-type="float">
            <text:p>17.15</text:p>
          </table:table-cell>
          <table:table-cell office:value-type="float" office:value="39.7504069896" calcext:value-type="float">
            <text:p>39.7504069896</text:p>
          </table:table-cell>
          <table:table-cell office:value-type="float" office:value="0.351630690978" calcext:value-type="float">
            <text:p>0.351630691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.5" calcext:value-type="float">
            <text:p>17.5</text:p>
          </table:table-cell>
          <table:table-cell office:value-type="float" office:value="39.9871617582" calcext:value-type="float">
            <text:p>39.9871617582</text:p>
          </table:table-cell>
          <table:table-cell office:value-type="float" office:value="-0.205499410414" calcext:value-type="float">
            <text:p>-0.2054994104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.85" calcext:value-type="float">
            <text:p>17.85</text:p>
          </table:table-cell>
          <table:table-cell office:value-type="float" office:value="40.2238473035" calcext:value-type="float">
            <text:p>40.2238473035</text:p>
          </table:table-cell>
          <table:table-cell office:value-type="float" office:value="0.623029382731" calcext:value-type="float">
            <text:p>0.6230293827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8.2" calcext:value-type="float">
            <text:p>18.2</text:p>
          </table:table-cell>
          <table:table-cell office:value-type="float" office:value="39.9679373322" calcext:value-type="float">
            <text:p>39.9679373322</text:p>
          </table:table-cell>
          <table:table-cell office:value-type="float" office:value="-0.252297790856" calcext:value-type="float">
            <text:p>-0.2522977909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.55" calcext:value-type="float">
            <text:p>18.55</text:p>
          </table:table-cell>
          <table:table-cell office:value-type="float" office:value="39.8473019558" calcext:value-type="float">
            <text:p>39.8473019558</text:p>
          </table:table-cell>
          <table:table-cell office:value-type="float" office:value="0.300469834633" calcext:value-type="float">
            <text:p>0.3004698346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.9" calcext:value-type="float">
            <text:p>18.9</text:p>
          </table:table-cell>
          <table:table-cell office:value-type="float" office:value="39.7495032677" calcext:value-type="float">
            <text:p>39.7495032677</text:p>
          </table:table-cell>
          <table:table-cell office:value-type="float" office:value="0.16579228843" calcext:value-type="float">
            <text:p>0.1657922884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9.25" calcext:value-type="float">
            <text:p>19.25</text:p>
          </table:table-cell>
          <table:table-cell office:value-type="float" office:value="40.1987498491" calcext:value-type="float">
            <text:p>40.1987498491</text:p>
          </table:table-cell>
          <table:table-cell office:value-type="float" office:value="-0.0568244029036" calcext:value-type="float">
            <text:p>-0.0568244029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9.6" calcext:value-type="float">
            <text:p>19.6</text:p>
          </table:table-cell>
          <table:table-cell office:value-type="float" office:value="40.8451138041" calcext:value-type="float">
            <text:p>40.8451138041</text:p>
          </table:table-cell>
          <table:table-cell office:value-type="float" office:value="-0.501411518442" calcext:value-type="float">
            <text:p>-0.5014115184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9.95" calcext:value-type="float">
            <text:p>19.95</text:p>
          </table:table-cell>
          <table:table-cell office:value-type="float" office:value="40.5792300947" calcext:value-type="float">
            <text:p>40.5792300947</text:p>
          </table:table-cell>
          <table:table-cell office:value-type="float" office:value="0.16514215994" calcext:value-type="float">
            <text:p>0.1651421599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.3" calcext:value-type="float">
            <text:p>20.3</text:p>
          </table:table-cell>
          <table:table-cell office:value-type="float" office:value="41.1598486751" calcext:value-type="float">
            <text:p>41.1598486751</text:p>
          </table:table-cell>
          <table:table-cell office:value-type="float" office:value="-0.260167716743" calcext:value-type="float">
            <text:p>-0.2601677167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0.65" calcext:value-type="float">
            <text:p>20.65</text:p>
          </table:table-cell>
          <table:table-cell office:value-type="float" office:value="40.8298231918" calcext:value-type="float">
            <text:p>40.8298231918</text:p>
          </table:table-cell>
          <table:table-cell office:value-type="float" office:value="1.52665194227" calcext:value-type="float">
            <text:p>1.5266519423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" calcext:value-type="float">
            <text:p>21</text:p>
          </table:table-cell>
          <table:table-cell office:value-type="float" office:value="42.4730242323" calcext:value-type="float">
            <text:p>42.4730242323</text:p>
          </table:table-cell>
          <table:table-cell office:value-type="float" office:value="-5.32574131103" calcext:value-type="float">
            <text:p>-5.325741311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.35" calcext:value-type="float">
            <text:p>21.35</text:p>
          </table:table-cell>
          <table:table-cell office:value-type="float" office:value="40.9413722532" calcext:value-type="float">
            <text:p>40.9413722532</text:p>
          </table:table-cell>
          <table:table-cell office:value-type="float" office:value="0.331248863814" calcext:value-type="float">
            <text:p>0.3312488638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1.7" calcext:value-type="float">
            <text:p>21.7</text:p>
          </table:table-cell>
          <table:table-cell office:value-type="float" office:value="40.7520436504" calcext:value-type="float">
            <text:p>40.7520436504</text:p>
          </table:table-cell>
          <table:table-cell office:value-type="float" office:value="-0.524937797527" calcext:value-type="float">
            <text:p>-0.524937797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.05" calcext:value-type="float">
            <text:p>22.05</text:p>
          </table:table-cell>
          <table:table-cell office:value-type="float" office:value="40.7253645257" calcext:value-type="float">
            <text:p>40.7253645257</text:p>
          </table:table-cell>
          <table:table-cell office:value-type="float" office:value="1.02084301824" calcext:value-type="float">
            <text:p>1.0208430182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.4" calcext:value-type="float">
            <text:p>22.4</text:p>
          </table:table-cell>
          <table:table-cell office:value-type="float" office:value="41.2088189372" calcext:value-type="float">
            <text:p>41.2088189372</text:p>
          </table:table-cell>
          <table:table-cell office:value-type="float" office:value="0.183743739874" calcext:value-type="float">
            <text:p>0.1837437399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2.75" calcext:value-type="float">
            <text:p>22.75</text:p>
          </table:table-cell>
          <table:table-cell office:value-type="float" office:value="42.1557252003" calcext:value-type="float">
            <text:p>42.1557252003</text:p>
          </table:table-cell>
          <table:table-cell office:value-type="float" office:value="-0.0830566074411" calcext:value-type="float">
            <text:p>-0.0830566074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3.1" calcext:value-type="float">
            <text:p>23.1</text:p>
          </table:table-cell>
          <table:table-cell office:value-type="float" office:value="41.6602508461" calcext:value-type="float">
            <text:p>41.6602508461</text:p>
          </table:table-cell>
          <table:table-cell office:value-type="float" office:value="2.01794123019" calcext:value-type="float">
            <text:p>2.0179412302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table table:name="inclination" table:style-name="ta1">
        <table:shapes>
          <draw:frame draw:z-index="0" draw:style-name="gr1" draw:text-style-name="P1" svg:width="15.999cm" svg:height="8.999cm" svg:x="12.793cm" svg:y="0.153cm"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15.999cm" svg:height="8.999cm" svg:x="12.684cm" svg:y="10.3cm">
            <draw:object draw:notify-on-update-of-ranges="inclination.B95:inclination.B375 inclination.C95:inclination.C375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.75655896764" calcext:value-type="float">
            <text:p>4.756558967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.06097636311" calcext:value-type="float">
            <text:p>5.060976363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.33326995132" calcext:value-type="float">
            <text:p>5.333269951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.62307568233" calcext:value-type="float">
            <text:p>5.623075682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5.91985465389" calcext:value-type="float">
            <text:p>5.919854653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.24939370951" calcext:value-type="float">
            <text:p>6.249393709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.47480468254" calcext:value-type="float">
            <text:p>6.474804682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.82691865088" calcext:value-type="float">
            <text:p>6.826918650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20997906904" calcext:value-type="float">
            <text:p>7.20997906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.49314758333" calcext:value-type="float">
            <text:p>7.493147583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.81020231263" calcext:value-type="float">
            <text:p>7.810202312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8.142765625" calcext:value-type="float">
            <text:p>8.14276562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8.53796499508" calcext:value-type="float">
            <text:p>8.537964995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8.76041846154" calcext:value-type="float">
            <text:p>8.760418461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9.00669383784" calcext:value-type="float">
            <text:p>9.006693837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9.31558086589" calcext:value-type="float">
            <text:p>9.315580865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.52073740628" calcext:value-type="float">
            <text:p>9.5207374063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9.75284834416" calcext:value-type="float">
            <text:p>9.7528483442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.97595225137" calcext:value-type="float">
            <text:p>9.975952251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0.1475638261" calcext:value-type="float">
            <text:p>10.147563826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.3460250707" calcext:value-type="float">
            <text:p>10.346025070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.5157590781" calcext:value-type="float">
            <text:p>10.515759078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0.7280440247" calcext:value-type="float">
            <text:p>10.7280440247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0.9124047293" calcext:value-type="float">
            <text:p>10.912404729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1.1634820635" calcext:value-type="float">
            <text:p>11.163482063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1.3366321849" calcext:value-type="float">
            <text:p>11.3366321849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1.5501774547" calcext:value-type="float">
            <text:p>11.5501774547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1.7418371554" calcext:value-type="float">
            <text:p>11.7418371554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1.9562690615" calcext:value-type="float">
            <text:p>11.9562690615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.1371028698" calcext:value-type="float">
            <text:p>12.137102869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2.3740678703" calcext:value-type="float">
            <text:p>12.3740678703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2.6563063492" calcext:value-type="float">
            <text:p>12.6563063492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2.9452256959" calcext:value-type="float">
            <text:p>12.9452256959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3.1089472441" calcext:value-type="float">
            <text:p>13.108947244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3.3369378142" calcext:value-type="float">
            <text:p>13.3369378142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3.576932643" calcext:value-type="float">
            <text:p>13.576932643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3.7441369149" calcext:value-type="float">
            <text:p>13.7441369149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4.1315784135" calcext:value-type="float">
            <text:p>14.1315784135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4.4602031698" calcext:value-type="float">
            <text:p>14.4602031698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4.7047212364" calcext:value-type="float">
            <text:p>14.7047212364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4.9581434663" calcext:value-type="float">
            <text:p>14.9581434663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5.2111720291" calcext:value-type="float">
            <text:p>15.211172029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5.6121671509" calcext:value-type="float">
            <text:p>15.6121671509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5.9265312805" calcext:value-type="float">
            <text:p>15.9265312805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6.170030857" calcext:value-type="float">
            <text:p>16.170030857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6.3372638769" calcext:value-type="float">
            <text:p>16.3372638769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6.5770243656" calcext:value-type="float">
            <text:p>16.5770243656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6.9325595747" calcext:value-type="float">
            <text:p>16.9325595747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7.2800398673" calcext:value-type="float">
            <text:p>17.2800398673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7.4714317646" calcext:value-type="float">
            <text:p>17.4714317646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7.5008818485" calcext:value-type="float">
            <text:p>17.5008818485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7.9724133507" calcext:value-type="float">
            <text:p>17.9724133507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8.2113993519" calcext:value-type="float">
            <text:p>18.2113993519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8.4158371923" calcext:value-type="float">
            <text:p>18.4158371923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8.6509314053" calcext:value-type="float">
            <text:p>18.6509314053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8.846619376" calcext:value-type="float">
            <text:p>18.846619376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9.2656823174" calcext:value-type="float">
            <text:p>19.2656823174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9.5705555653" calcext:value-type="float">
            <text:p>19.5705555653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9.8486905205" calcext:value-type="float">
            <text:p>19.8486905205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0.0596520807" calcext:value-type="float">
            <text:p>20.0596520807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0.274038252" calcext:value-type="float">
            <text:p>20.274038252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20.7345654659" calcext:value-type="float">
            <text:p>20.7345654659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21.0296755385" calcext:value-type="float">
            <text:p>21.0296755385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21.3068839978" calcext:value-type="float">
            <text:p>21.3068839978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1.4625809928" calcext:value-type="float">
            <text:p>21.4625809928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1.7153434384" calcext:value-type="float">
            <text:p>21.7153434384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22.1593614851" calcext:value-type="float">
            <text:p>22.1593614851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22.364278673" calcext:value-type="float">
            <text:p>22.364278673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2.6028363427" calcext:value-type="float">
            <text:p>22.6028363427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2.7710654656" calcext:value-type="float">
            <text:p>22.7710654656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3.1962212088" calcext:value-type="float">
            <text:p>23.1962212088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23.6321714695" calcext:value-type="float">
            <text:p>23.6321714695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3.7384553505" calcext:value-type="float">
            <text:p>23.7384553505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4.1151368004" calcext:value-type="float">
            <text:p>24.115136800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24.3661638684" calcext:value-type="float">
            <text:p>24.3661638684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24.7107724869" calcext:value-type="float">
            <text:p>24.7107724869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25.0157759897" calcext:value-type="float">
            <text:p>25.0157759897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25.2438416132" calcext:value-type="float">
            <text:p>25.2438416132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25.5818446533" calcext:value-type="float">
            <text:p>25.5818446533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25.8181118095" calcext:value-type="float">
            <text:p>25.8181118095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6.0651619372" calcext:value-type="float">
            <text:p>26.0651619372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26.2880568405" calcext:value-type="float">
            <text:p>26.2880568405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26.492045394" calcext:value-type="float">
            <text:p>26.492045394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26.793092848" calcext:value-type="float">
            <text:p>26.793092848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27.0966036554" calcext:value-type="float">
            <text:p>27.0966036554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27.3640008206" calcext:value-type="float">
            <text:p>27.3640008206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27.5975764252" calcext:value-type="float">
            <text:p>27.5975764252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27.9228880118" calcext:value-type="float">
            <text:p>27.9228880118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28.237861947" calcext:value-type="float">
            <text:p>28.237861947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28.5268894604" calcext:value-type="float">
            <text:p>28.5268894604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28.8720079655" calcext:value-type="float">
            <text:p>28.8720079655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29.2510701292" calcext:value-type="float">
            <text:p>29.2510701292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29.5794756731" calcext:value-type="float">
            <text:p>29.5794756731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29.8578699395" calcext:value-type="float">
            <text:p>29.8578699395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30.1273332305" calcext:value-type="float">
            <text:p>30.1273332305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30.435946125" calcext:value-type="float">
            <text:p>30.435946125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30.6956709122" calcext:value-type="float">
            <text:p>30.6956709122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30.9425784369" calcext:value-type="float">
            <text:p>30.9425784369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31.1259393935" calcext:value-type="float">
            <text:p>31.1259393935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31.3526030055" calcext:value-type="float">
            <text:p>31.352603005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1.5947168635" calcext:value-type="float">
            <text:p>31.5947168635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31.8478154197" calcext:value-type="float">
            <text:p>31.8478154197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32.0598907765" calcext:value-type="float">
            <text:p>32.0598907765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32.2341499322" calcext:value-type="float">
            <text:p>32.2341499322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32.4449698661" calcext:value-type="float">
            <text:p>32.4449698661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32.6789433396" calcext:value-type="float">
            <text:p>32.6789433396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32.8415042444" calcext:value-type="float">
            <text:p>32.8415042444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32.9960887716" calcext:value-type="float">
            <text:p>32.9960887716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33.324862255" calcext:value-type="float">
            <text:p>33.324862255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33.5643546408" calcext:value-type="float">
            <text:p>33.5643546408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33.7551143267" calcext:value-type="float">
            <text:p>33.7551143267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34.0537044672" calcext:value-type="float">
            <text:p>34.0537044672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34.2418355207" calcext:value-type="float">
            <text:p>34.2418355207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34.4971307206" calcext:value-type="float">
            <text:p>34.4971307206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34.6327174524" calcext:value-type="float">
            <text:p>34.6327174524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34.7605686229" calcext:value-type="float">
            <text:p>34.7605686229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34.8804185479" calcext:value-type="float">
            <text:p>34.8804185479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35.0188331356" calcext:value-type="float">
            <text:p>35.0188331356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35.3262906687" calcext:value-type="float">
            <text:p>35.3262906687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35.5209855804" calcext:value-type="float">
            <text:p>35.5209855804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35.6958083904" calcext:value-type="float">
            <text:p>35.6958083904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35.9197050829" calcext:value-type="float">
            <text:p>35.9197050829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36.1390051424" calcext:value-type="float">
            <text:p>36.1390051424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36.3744061745" calcext:value-type="float">
            <text:p>36.3744061745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36.7190662819" calcext:value-type="float">
            <text:p>36.7190662819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36.8874344056" calcext:value-type="float">
            <text:p>36.8874344056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37.2264577335" calcext:value-type="float">
            <text:p>37.2264577335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37.4117757248" calcext:value-type="float">
            <text:p>37.4117757248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37.6352218889" calcext:value-type="float">
            <text:p>37.6352218889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37.7563368999" calcext:value-type="float">
            <text:p>37.7563368999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38.0625301414" calcext:value-type="float">
            <text:p>38.0625301414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38.3604171414" calcext:value-type="float">
            <text:p>38.3604171414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38.5176708701" calcext:value-type="float">
            <text:p>38.5176708701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38.7945081624" calcext:value-type="float">
            <text:p>38.7945081624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38.9561046622" calcext:value-type="float">
            <text:p>38.9561046622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39.058797763" calcext:value-type="float">
            <text:p>39.058797763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39.341786575" calcext:value-type="float">
            <text:p>39.341786575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39.6762966569" calcext:value-type="float">
            <text:p>39.6762966569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39.7093507956" calcext:value-type="float">
            <text:p>39.7093507956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39.8649750951" calcext:value-type="float">
            <text:p>39.8649750951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40.0500230617" calcext:value-type="float">
            <text:p>40.0500230617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40.1335483889" calcext:value-type="float">
            <text:p>40.1335483889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40.5390189455" calcext:value-type="float">
            <text:p>40.5390189455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40.748975734" calcext:value-type="float">
            <text:p>40.748975734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40.851764621" calcext:value-type="float">
            <text:p>40.851764621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41.0062074601" calcext:value-type="float">
            <text:p>41.0062074601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41.32558924" calcext:value-type="float">
            <text:p>41.32558924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41.714614171" calcext:value-type="float">
            <text:p>41.714614171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41.8517139384" calcext:value-type="float">
            <text:p>41.8517139384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42.0384876579" calcext:value-type="float">
            <text:p>42.0384876579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42.2702346802" calcext:value-type="float">
            <text:p>42.2702346802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42.3814670886" calcext:value-type="float">
            <text:p>42.3814670886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42.7580552906" calcext:value-type="float">
            <text:p>42.7580552906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42.9135837797" calcext:value-type="float">
            <text:p>42.9135837797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42.9150865736" calcext:value-type="float">
            <text:p>42.9150865736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43.1467657424" calcext:value-type="float">
            <text:p>43.1467657424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43.3718577067" calcext:value-type="float">
            <text:p>43.3718577067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43.5039406113" calcext:value-type="float">
            <text:p>43.5039406113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43.6552278618" calcext:value-type="float">
            <text:p>43.6552278618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43.8537131817" calcext:value-type="float">
            <text:p>43.8537131817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44.0614542481" calcext:value-type="float">
            <text:p>44.0614542481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44.1272135749" calcext:value-type="float">
            <text:p>44.1272135749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44.4002020893" calcext:value-type="float">
            <text:p>44.4002020893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44.6612403837" calcext:value-type="float">
            <text:p>44.6612403837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44.9517562903" calcext:value-type="float">
            <text:p>44.9517562903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45.1548110809" calcext:value-type="float">
            <text:p>45.1548110809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45.3349798212" calcext:value-type="float">
            <text:p>45.3349798212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45.4488570931" calcext:value-type="float">
            <text:p>45.4488570931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45.8018622143" calcext:value-type="float">
            <text:p>45.8018622143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46.0673742516" calcext:value-type="float">
            <text:p>46.0673742516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46.2833185338" calcext:value-type="float">
            <text:p>46.2833185338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46.475665356" calcext:value-type="float">
            <text:p>46.475665356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46.6600890829" calcext:value-type="float">
            <text:p>46.6600890829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46.7472772476" calcext:value-type="float">
            <text:p>46.7472772476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47.0243406395" calcext:value-type="float">
            <text:p>47.0243406395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47.1852989397" calcext:value-type="float">
            <text:p>47.1852989397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47.3893503308" calcext:value-type="float">
            <text:p>47.3893503308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47.6329092015" calcext:value-type="float">
            <text:p>47.6329092015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47.6858048876" calcext:value-type="float">
            <text:p>47.6858048876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47.9374056272" calcext:value-type="float">
            <text:p>47.9374056272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48.124861453" calcext:value-type="float">
            <text:p>48.124861453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48.4120359576" calcext:value-type="float">
            <text:p>48.4120359576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48.7132694952" calcext:value-type="float">
            <text:p>48.7132694952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48.8088480197" calcext:value-type="float">
            <text:p>48.8088480197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49.0063987831" calcext:value-type="float">
            <text:p>49.0063987831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49.215225854" calcext:value-type="float">
            <text:p>49.215225854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49.3440232616" calcext:value-type="float">
            <text:p>49.3440232616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49.5607695617" calcext:value-type="float">
            <text:p>49.5607695617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49.7587791642" calcext:value-type="float">
            <text:p>49.7587791642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49.8891774633" calcext:value-type="float">
            <text:p>49.8891774633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50.0703645005" calcext:value-type="float">
            <text:p>50.0703645005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50.2764232851" calcext:value-type="float">
            <text:p>50.2764232851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50.3894696261" calcext:value-type="float">
            <text:p>50.3894696261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50.5844971949" calcext:value-type="float">
            <text:p>50.5844971949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50.7557309473" calcext:value-type="float">
            <text:p>50.7557309473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51.0363388232" calcext:value-type="float">
            <text:p>51.0363388232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51.0419239481" calcext:value-type="float">
            <text:p>51.0419239481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51.0630931897" calcext:value-type="float">
            <text:p>51.0630931897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51.2528477388" calcext:value-type="float">
            <text:p>51.2528477388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51.4053191166" calcext:value-type="float">
            <text:p>51.405319116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1.5306236212" calcext:value-type="float">
            <text:p>51.5306236212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51.8271864289" calcext:value-type="float">
            <text:p>51.8271864289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51.8666170602" calcext:value-type="float">
            <text:p>51.8666170602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51.9416637466" calcext:value-type="float">
            <text:p>51.9416637466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52.0573677047" calcext:value-type="float">
            <text:p>52.0573677047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52.2241913906" calcext:value-type="float">
            <text:p>52.2241913906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52.3882984415" calcext:value-type="float">
            <text:p>52.3882984415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52.7134606253" calcext:value-type="float">
            <text:p>52.7134606253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52.80687143" calcext:value-type="float">
            <text:p>52.80687143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52.8423368512" calcext:value-type="float">
            <text:p>52.8423368512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53.0768530905" calcext:value-type="float">
            <text:p>53.0768530905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53.2333833495" calcext:value-type="float">
            <text:p>53.2333833495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53.4149900197" calcext:value-type="float">
            <text:p>53.4149900197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53.8405004256" calcext:value-type="float">
            <text:p>53.8405004256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53.8432294502" calcext:value-type="float">
            <text:p>53.8432294502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53.8635867513" calcext:value-type="float">
            <text:p>53.8635867513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54.0289160966" calcext:value-type="float">
            <text:p>54.0289160966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54.3664917073" calcext:value-type="float">
            <text:p>54.3664917073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54.5406688456" calcext:value-type="float">
            <text:p>54.5406688456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54.9344174254" calcext:value-type="float">
            <text:p>54.9344174254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54.9536775873" calcext:value-type="float">
            <text:p>54.9536775873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55.0994498015" calcext:value-type="float">
            <text:p>55.0994498015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55.1693380952" calcext:value-type="float">
            <text:p>55.1693380952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55.4819202942" calcext:value-type="float">
            <text:p>55.4819202942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55.6471206366" calcext:value-type="float">
            <text:p>55.6471206366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55.9179801806" calcext:value-type="float">
            <text:p>55.9179801806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56.1433785198" calcext:value-type="float">
            <text:p>56.1433785198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56.1804762492" calcext:value-type="float">
            <text:p>56.1804762492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56.2277973998" calcext:value-type="float">
            <text:p>56.2277973998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float" office:value="56.4618082846" calcext:value-type="float">
            <text:p>56.4618082846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56.5441641539" calcext:value-type="float">
            <text:p>56.5441641539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56.6917540613" calcext:value-type="float">
            <text:p>56.6917540613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56.7095514234" calcext:value-type="float">
            <text:p>56.7095514234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float" office:value="56.7471814465" calcext:value-type="float">
            <text:p>56.7471814465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56.7885732926" calcext:value-type="float">
            <text:p>56.7885732926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56.9435550369" calcext:value-type="float">
            <text:p>56.9435550369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57.0030927276" calcext:value-type="float">
            <text:p>57.0030927276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57.0919314029" calcext:value-type="float">
            <text:p>57.0919314029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57.2291364152" calcext:value-type="float">
            <text:p>57.2291364152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57.2922674766" calcext:value-type="float">
            <text:p>57.2922674766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57.3619043672" calcext:value-type="float">
            <text:p>57.3619043672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57.5867588946" calcext:value-type="float">
            <text:p>57.5867588946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57.6149251409" calcext:value-type="float">
            <text:p>57.6149251409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57.7483600925" calcext:value-type="float">
            <text:p>57.7483600925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57.7751959569" calcext:value-type="float">
            <text:p>57.7751959569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57.9396571641" calcext:value-type="float">
            <text:p>57.9396571641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58.0831468534" calcext:value-type="float">
            <text:p>58.0831468534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58.2310724953" calcext:value-type="float">
            <text:p>58.2310724953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58.2736728875" calcext:value-type="float">
            <text:p>58.2736728875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58.4411060679" calcext:value-type="float">
            <text:p>58.4411060679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58.5397828686" calcext:value-type="float">
            <text:p>58.5397828686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58.6910536192" calcext:value-type="float">
            <text:p>58.6910536192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58.9001852851" calcext:value-type="float">
            <text:p>58.9001852851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59.1042884851" calcext:value-type="float">
            <text:p>59.1042884851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59.2119002043" calcext:value-type="float">
            <text:p>59.2119002043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59.2504650451" calcext:value-type="float">
            <text:p>59.2504650451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59.3226798076" calcext:value-type="float">
            <text:p>59.3226798076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59.4108600657" calcext:value-type="float">
            <text:p>59.4108600657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59.6888480425" calcext:value-type="float">
            <text:p>59.6888480425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59.9211484278" calcext:value-type="float">
            <text:p>59.9211484278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60.1214636821" calcext:value-type="float">
            <text:p>60.1214636821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60.1741504451" calcext:value-type="float">
            <text:p>60.1741504451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60.2046392481" calcext:value-type="float">
            <text:p>60.2046392481</text:p>
          </table:table-cell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float" office:value="60.2690741728" calcext:value-type="float">
            <text:p>60.2690741728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float" office:value="60.3482521124" calcext:value-type="float">
            <text:p>60.3482521124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60.4812382514" calcext:value-type="float">
            <text:p>60.4812382514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float" office:value="60.5397984761" calcext:value-type="float">
            <text:p>60.5397984761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float" office:value="60.6107005314" calcext:value-type="float">
            <text:p>60.6107005314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60.6381232561" calcext:value-type="float">
            <text:p>60.6381232561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float" office:value="60.6544749989" calcext:value-type="float">
            <text:p>60.6544749989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60.7396076585" calcext:value-type="float">
            <text:p>60.7396076585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float" office:value="60.8645831453" calcext:value-type="float">
            <text:p>60.8645831453</text:p>
          </table:table-cell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office:value-type="float" office:value="60.9699903853" calcext:value-type="float">
            <text:p>60.9699903853</text:p>
          </table:table-cell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float" office:value="60.9968208791" calcext:value-type="float">
            <text:p>60.9968208791</text:p>
          </table:table-cell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office:value-type="float" office:value="61.1405925868" calcext:value-type="float">
            <text:p>61.1405925868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office:value-type="float" office:value="61.347879008" calcext:value-type="float">
            <text:p>61.347879008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float" office:value="61.5453890656" calcext:value-type="float">
            <text:p>61.5453890656</text:p>
          </table:table-cell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office:value-type="float" office:value="61.6173849988" calcext:value-type="float">
            <text:p>61.6173849988</text:p>
          </table:table-cell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office:value-type="float" office:value="61.712217564" calcext:value-type="float">
            <text:p>61.712217564</text:p>
          </table:table-cell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office:value-type="float" office:value="61.7573628012" calcext:value-type="float">
            <text:p>61.7573628012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61.8977729459" calcext:value-type="float">
            <text:p>61.8977729459</text:p>
          </table:table-cell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float" office:value="61.9232192528" calcext:value-type="float">
            <text:p>61.9232192528</text:p>
          </table:table-cell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office:value-type="float" office:value="61.9924154491" calcext:value-type="float">
            <text:p>61.9924154491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float" office:value="62.0054071833" calcext:value-type="float">
            <text:p>62.0054071833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float" office:value="62.1587743159" calcext:value-type="float">
            <text:p>62.1587743159</text:p>
          </table:table-cell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office:value-type="float" office:value="62.2756449195" calcext:value-type="float">
            <text:p>62.2756449195</text:p>
          </table:table-cell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float" office:value="62.3474655475" calcext:value-type="float">
            <text:p>62.3474655475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62.448357822" calcext:value-type="float">
            <text:p>62.448357822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office:value-type="float" office:value="62.5163990674" calcext:value-type="float">
            <text:p>62.5163990674</text:p>
          </table:table-cell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float" office:value="62.5993104723" calcext:value-type="float">
            <text:p>62.5993104723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62.7424634616" calcext:value-type="float">
            <text:p>62.7424634616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float" office:value="62.8266351421" calcext:value-type="float">
            <text:p>62.8266351421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float" office:value="62.872181385" calcext:value-type="float">
            <text:p>62.872181385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float" office:value="62.9130831458" calcext:value-type="float">
            <text:p>62.9130831458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float" office:value="62.9545852403" calcext:value-type="float">
            <text:p>62.9545852403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float" office:value="63.0607386151" calcext:value-type="float">
            <text:p>63.0607386151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float" office:value="63.1093918922" calcext:value-type="float">
            <text:p>63.1093918922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float" office:value="63.2115339013" calcext:value-type="float">
            <text:p>63.2115339013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float" office:value="63.2910190626" calcext:value-type="float">
            <text:p>63.2910190626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63.4019621495" calcext:value-type="float">
            <text:p>63.401962149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63.43951959" calcext:value-type="float">
            <text:p>63.43951959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63.5573277445" calcext:value-type="float">
            <text:p>63.5573277445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float" office:value="63.7557549502" calcext:value-type="float">
            <text:p>63.7557549502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63.7588863825" calcext:value-type="float">
            <text:p>63.7588863825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63.9583668981" calcext:value-type="float">
            <text:p>63.9583668981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64.1211206623" calcext:value-type="float">
            <text:p>64.1211206623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64.3174966804" calcext:value-type="float">
            <text:p>64.3174966804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64.5064674487" calcext:value-type="float">
            <text:p>64.5064674487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64.7000541376" calcext:value-type="float">
            <text:p>64.7000541376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float" office:value="64.9794652765" calcext:value-type="float">
            <text:p>64.9794652765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65.1444939848" calcext:value-type="float">
            <text:p>65.1444939848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65.3177083691" calcext:value-type="float">
            <text:p>65.3177083691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65.5332262758" calcext:value-type="float">
            <text:p>65.5332262758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float" office:value="65.6494559124" calcext:value-type="float">
            <text:p>65.6494559124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float" office:value="65.8652464007" calcext:value-type="float">
            <text:p>65.8652464007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float" office:value="66.0524220283" calcext:value-type="float">
            <text:p>66.0524220283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float" office:value="66.3295159947" calcext:value-type="float">
            <text:p>66.3295159947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float" office:value="66.5076981355" calcext:value-type="float">
            <text:p>66.5076981355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66.622111685" calcext:value-type="float">
            <text:p>66.622111685</text:p>
          </table:table-cell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float" office:value="66.7010081731" calcext:value-type="float">
            <text:p>66.7010081731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66.8435768478" calcext:value-type="float">
            <text:p>66.8435768478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67.0468354514" calcext:value-type="float">
            <text:p>67.0468354514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float" office:value="67.3068702669" calcext:value-type="float">
            <text:p>67.3068702669</text:p>
          </table:table-cell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float" office:value="67.3650771427" calcext:value-type="float">
            <text:p>67.3650771427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67.3812071417" calcext:value-type="float">
            <text:p>67.3812071417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float" office:value="67.4738321231" calcext:value-type="float">
            <text:p>67.4738321231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float" office:value="67.5428488146" calcext:value-type="float">
            <text:p>67.5428488146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67.736928595" calcext:value-type="float">
            <text:p>67.736928595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float" office:value="68.049304776" calcext:value-type="float">
            <text:p>68.049304776</text:p>
          </table:table-cell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float" office:value="68.0545625538" calcext:value-type="float">
            <text:p>68.0545625538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68.2370845848" calcext:value-type="float">
            <text:p>68.2370845848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float" office:value="68.3859467425" calcext:value-type="float">
            <text:p>68.3859467425</text:p>
          </table:table-cell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float" office:value="68.5015180614" calcext:value-type="float">
            <text:p>68.5015180614</text:p>
          </table:table-cell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office:value-type="float" office:value="68.5964662168" calcext:value-type="float">
            <text:p>68.5964662168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68.7970671409" calcext:value-type="float">
            <text:p>68.7970671409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float" office:value="68.8290000011" calcext:value-type="float">
            <text:p>68.8290000011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68.9383512849" calcext:value-type="float">
            <text:p>68.9383512849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float" office:value="69.0911287795" calcext:value-type="float">
            <text:p>69.0911287795</text:p>
          </table:table-cell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float" office:value="69.1750361703" calcext:value-type="float">
            <text:p>69.1750361703</text:p>
          </table:table-cell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float" office:value="69.2589693404" calcext:value-type="float">
            <text:p>69.2589693404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69.4506265175" calcext:value-type="float">
            <text:p>69.4506265175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float" office:value="69.5343885355" calcext:value-type="float">
            <text:p>69.5343885355</text:p>
          </table:table-cell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float" office:value="69.6529574271" calcext:value-type="float">
            <text:p>69.6529574271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69.8434261942" calcext:value-type="float">
            <text:p>69.8434261942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69.9450540023" calcext:value-type="float">
            <text:p>69.9450540023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70.0601951782" calcext:value-type="float">
            <text:p>70.0601951782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70.168846971" calcext:value-type="float">
            <text:p>70.168846971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70.4363415599" calcext:value-type="float">
            <text:p>70.4363415599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70.4440713874" calcext:value-type="float">
            <text:p>70.4440713874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70.5181066759" calcext:value-type="float">
            <text:p>70.5181066759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70.711853458" calcext:value-type="float">
            <text:p>70.711853458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70.7973414312" calcext:value-type="float">
            <text:p>70.7973414312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70.8695299173" calcext:value-type="float">
            <text:p>70.8695299173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70.9029650306" calcext:value-type="float">
            <text:p>70.9029650306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71.1462424075" calcext:value-type="float">
            <text:p>71.1462424075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71.165260515" calcext:value-type="float">
            <text:p>71.165260515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71.2217955698" calcext:value-type="float">
            <text:p>71.2217955698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71.2309668476" calcext:value-type="float">
            <text:p>71.2309668476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71.3229450315" calcext:value-type="float">
            <text:p>71.3229450315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71.3796170325" calcext:value-type="float">
            <text:p>71.3796170325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71.380066864" calcext:value-type="float">
            <text:p>71.380066864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71.390112534" calcext:value-type="float">
            <text:p>71.390112534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float" office:value="71.4519032248" calcext:value-type="float">
            <text:p>71.4519032248</text:p>
          </table:table-cell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office:value-type="float" office:value="71.5137612379" calcext:value-type="float">
            <text:p>71.5137612379</text:p>
          </table:table-cell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float" office:value="71.5349564273" calcext:value-type="float">
            <text:p>71.5349564273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float" office:value="71.5961723481" calcext:value-type="float">
            <text:p>71.5961723481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office:value-type="float" office:value="71.6516158349" calcext:value-type="float">
            <text:p>71.6516158349</text:p>
          </table:table-cell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office:value-type="float" office:value="71.6910720298" calcext:value-type="float">
            <text:p>71.6910720298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office:value-type="float" office:value="71.7531175632" calcext:value-type="float">
            <text:p>71.7531175632</text:p>
          </table:table-cell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office:value-type="float" office:value="71.8439789379" calcext:value-type="float">
            <text:p>71.8439789379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71.9068267366" calcext:value-type="float">
            <text:p>71.9068267366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72.0077300842" calcext:value-type="float">
            <text:p>72.0077300842</text:p>
          </table:table-cell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office:value-type="float" office:value="72.0243196641" calcext:value-type="float">
            <text:p>72.0243196641</text:p>
          </table:table-cell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72.1002707892" calcext:value-type="float">
            <text:p>72.1002707892</text:p>
          </table:table-cell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office:value-type="float" office:value="72.1092451792" calcext:value-type="float">
            <text:p>72.1092451792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float" office:value="72.1198466054" calcext:value-type="float">
            <text:p>72.1198466054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float" office:value="72.2355302931" calcext:value-type="float">
            <text:p>72.2355302931</text:p>
          </table:table-cell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float" office:value="72.2573295132" calcext:value-type="float">
            <text:p>72.2573295132</text:p>
          </table:table-cell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float" office:value="72.3821569473" calcext:value-type="float">
            <text:p>72.3821569473</text:p>
          </table:table-cell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office:value-type="float" office:value="72.4236128791" calcext:value-type="float">
            <text:p>72.4236128791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72.4662714157" calcext:value-type="float">
            <text:p>72.4662714157</text:p>
          </table:table-cell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office:value-type="float" office:value="72.4805660658" calcext:value-type="float">
            <text:p>72.4805660658</text:p>
          </table:table-cell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office:value-type="float" office:value="72.5480824637" calcext:value-type="float">
            <text:p>72.5480824637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float" office:value="72.580783041" calcext:value-type="float">
            <text:p>72.580783041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72.6468664592" calcext:value-type="float">
            <text:p>72.6468664592</text:p>
          </table:table-cell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office:value-type="float" office:value="72.7701027615" calcext:value-type="float">
            <text:p>72.7701027615</text:p>
          </table:table-cell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office:value-type="float" office:value="72.8172324289" calcext:value-type="float">
            <text:p>72.8172324289</text:p>
          </table:table-cell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float" office:value="72.8323246377" calcext:value-type="float">
            <text:p>72.8323246377</text:p>
          </table:table-cell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72.8953461716" calcext:value-type="float">
            <text:p>72.8953461716</text:p>
          </table:table-cell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72.9423605351" calcext:value-type="float">
            <text:p>72.9423605351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72.9476734663" calcext:value-type="float">
            <text:p>72.9476734663</text:p>
          </table:table-cell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office:value-type="float" office:value="72.9647114492" calcext:value-type="float">
            <text:p>72.9647114492</text:p>
          </table:table-cell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float" office:value="73.0017825855" calcext:value-type="float">
            <text:p>73.0017825855</text:p>
          </table:table-cell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office:value-type="float" office:value="73.0192126649" calcext:value-type="float">
            <text:p>73.0192126649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float" office:value="73.0413213252" calcext:value-type="float">
            <text:p>73.0413213252</text:p>
          </table:table-cell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float" office:value="73.0626651393" calcext:value-type="float">
            <text:p>73.0626651393</text:p>
          </table:table-cell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office:value-type="float" office:value="73.076137935" calcext:value-type="float">
            <text:p>73.076137935</text:p>
          </table:table-cell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office:value-type="float" office:value="73.0793973225" calcext:value-type="float">
            <text:p>73.0793973225</text:p>
          </table:table-cell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office:value-type="float" office:value="73.1458282443" calcext:value-type="float">
            <text:p>73.1458282443</text:p>
          </table:table-cell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office:value-type="float" office:value="73.1801337022" calcext:value-type="float">
            <text:p>73.1801337022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73.2115528347" calcext:value-type="float">
            <text:p>73.2115528347</text:p>
          </table:table-cell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73.2122551475" calcext:value-type="float">
            <text:p>73.2122551475</text:p>
          </table:table-cell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office:value-type="float" office:value="73.2242223944" calcext:value-type="float">
            <text:p>73.2242223944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73.2510345559" calcext:value-type="float">
            <text:p>73.2510345559</text:p>
          </table:table-cell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float" office:value="73.2712791538" calcext:value-type="float">
            <text:p>73.2712791538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office:value-type="float" office:value="73.2966768402" calcext:value-type="float">
            <text:p>73.2966768402</text:p>
          </table:table-cell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office:value-type="float" office:value="73.3058232424" calcext:value-type="float">
            <text:p>73.3058232424</text:p>
          </table:table-cell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office:value-type="float" office:value="73.3065132944" calcext:value-type="float">
            <text:p>73.3065132944</text:p>
          </table:table-cell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office:value-type="float" office:value="73.3265569805" calcext:value-type="float">
            <text:p>73.3265569805</text:p>
          </table:table-cell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office:value-type="float" office:value="73.3448125" calcext:value-type="float">
            <text:p>73.3448125</text:p>
          </table:table-cell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73.3461275" calcext:value-type="float">
            <text:p>73.3461275</text:p>
          </table:table-cell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office:value-type="float" office:value="73.3466218865" calcext:value-type="float">
            <text:p>73.3466218865</text:p>
          </table:table-cell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office:value-type="float" office:value="73.3555792333" calcext:value-type="float">
            <text:p>73.3555792333</text:p>
          </table:table-cell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office:value-type="float" office:value="73.3576593449" calcext:value-type="float">
            <text:p>73.3576593449</text:p>
          </table:table-cell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office:value-type="float" office:value="73.3623499472" calcext:value-type="float">
            <text:p>73.3623499472</text:p>
          </table:table-cell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office:value-type="float" office:value="73.3677603781" calcext:value-type="float">
            <text:p>73.3677603781</text:p>
          </table:table-cell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office:value-type="float" office:value="73.3797559179" calcext:value-type="float">
            <text:p>73.3797559179</text:p>
          </table:table-cell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office:value-type="float" office:value="73.3907951674" calcext:value-type="float">
            <text:p>73.3907951674</text:p>
          </table:table-cell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office:value-type="float" office:value="73.3931155202" calcext:value-type="float">
            <text:p>73.3931155202</text:p>
          </table:table-cell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office:value-type="float" office:value="73.4189011032" calcext:value-type="float">
            <text:p>73.4189011032</text:p>
          </table:table-cell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73.4222359519" calcext:value-type="float">
            <text:p>73.4222359519</text:p>
          </table:table-cell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office:value-type="float" office:value="73.4273884688" calcext:value-type="float">
            <text:p>73.4273884688</text:p>
          </table:table-cell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office:value-type="float" office:value="73.4290382364" calcext:value-type="float">
            <text:p>73.4290382364</text:p>
          </table:table-cell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office:value-type="float" office:value="73.4327810838" calcext:value-type="float">
            <text:p>73.4327810838</text:p>
          </table:table-cell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office:value-type="float" office:value="73.4475665843" calcext:value-type="float">
            <text:p>73.4475665843</text:p>
          </table:table-cell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office:value-type="float" office:value="73.4549801106" calcext:value-type="float">
            <text:p>73.4549801106</text:p>
          </table:table-cell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office:value-type="float" office:value="73.4858078068" calcext:value-type="float">
            <text:p>73.4858078068</text:p>
          </table:table-cell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office:value-type="float" office:value="73.5000364697" calcext:value-type="float">
            <text:p>73.5000364697</text:p>
          </table:table-cell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office:value-type="float" office:value="73.5103160492" calcext:value-type="float">
            <text:p>73.5103160492</text:p>
          </table:table-cell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office:value-type="float" office:value="73.5282477503" calcext:value-type="float">
            <text:p>73.5282477503</text:p>
          </table:table-cell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73.5285563469" calcext:value-type="float">
            <text:p>73.5285563469</text:p>
          </table:table-cell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office:value-type="float" office:value="73.5566592171" calcext:value-type="float">
            <text:p>73.5566592171</text:p>
          </table:table-cell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office:value-type="float" office:value="73.5579098823" calcext:value-type="float">
            <text:p>73.5579098823</text:p>
          </table:table-cell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office:value-type="float" office:value="73.5719721066" calcext:value-type="float">
            <text:p>73.5719721066</text:p>
          </table:table-cell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office:value-type="float" office:value="73.6231381819" calcext:value-type="float">
            <text:p>73.6231381819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73.6404297272" calcext:value-type="float">
            <text:p>73.6404297272</text:p>
          </table:table-cell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office:value-type="float" office:value="73.6547627554" calcext:value-type="float">
            <text:p>73.6547627554</text:p>
          </table:table-cell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office:value-type="float" office:value="73.6745271466" calcext:value-type="float">
            <text:p>73.6745271466</text:p>
          </table:table-cell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office:value-type="float" office:value="73.681287381" calcext:value-type="float">
            <text:p>73.681287381</text:p>
          </table:table-cell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office:value-type="float" office:value="73.6904482136" calcext:value-type="float">
            <text:p>73.6904482136</text:p>
          </table:table-cell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73.6929987821" calcext:value-type="float">
            <text:p>73.6929987821</text:p>
          </table:table-cell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office:value-type="float" office:value="73.6942711565" calcext:value-type="float">
            <text:p>73.6942711565</text:p>
          </table:table-cell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office:value-type="float" office:value="73.7205823255" calcext:value-type="float">
            <text:p>73.7205823255</text:p>
          </table:table-cell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office:value-type="float" office:value="73.7228828855" calcext:value-type="float">
            <text:p>73.7228828855</text:p>
          </table:table-cell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office:value-type="float" office:value="73.7262234884" calcext:value-type="float">
            <text:p>73.7262234884</text:p>
          </table:table-cell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office:value-type="float" office:value="73.7618571605" calcext:value-type="float">
            <text:p>73.7618571605</text:p>
          </table:table-cell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office:value-type="float" office:value="73.8187861363" calcext:value-type="float">
            <text:p>73.8187861363</text:p>
          </table:table-cell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office:value-type="float" office:value="73.8231706603" calcext:value-type="float">
            <text:p>73.8231706603</text:p>
          </table:table-cell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office:value-type="float" office:value="73.8276189054" calcext:value-type="float">
            <text:p>73.8276189054</text:p>
          </table:table-cell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office:value-type="float" office:value="73.8522446074" calcext:value-type="float">
            <text:p>73.8522446074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73.8596432975" calcext:value-type="float">
            <text:p>73.8596432975</text:p>
          </table:table-cell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office:value-type="float" office:value="73.8621649391" calcext:value-type="float">
            <text:p>73.8621649391</text:p>
          </table:table-cell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office:value-type="float" office:value="73.8678824817" calcext:value-type="float">
            <text:p>73.8678824817</text:p>
          </table:table-cell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office:value-type="float" office:value="73.892307235" calcext:value-type="float">
            <text:p>73.892307235</text:p>
          </table:table-cell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office:value-type="float" office:value="73.9126464029" calcext:value-type="float">
            <text:p>73.9126464029</text:p>
          </table:table-cell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float" office:value="73.9403110457" calcext:value-type="float">
            <text:p>73.9403110457</text:p>
          </table:table-cell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office:value-type="float" office:value="73.9466627369" calcext:value-type="float">
            <text:p>73.9466627369</text:p>
          </table:table-cell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office:value-type="float" office:value="73.9477723946" calcext:value-type="float">
            <text:p>73.9477723946</text:p>
          </table:table-cell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office:value-type="float" office:value="73.9517394248" calcext:value-type="float">
            <text:p>73.9517394248</text:p>
          </table:table-cell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office:value-type="float" office:value="73.9621935425" calcext:value-type="float">
            <text:p>73.9621935425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office:value-type="float" office:value="73.9692952048" calcext:value-type="float">
            <text:p>73.9692952048</text:p>
          </table:table-cell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office:value-type="float" office:value="73.9939587947" calcext:value-type="float">
            <text:p>73.9939587947</text:p>
          </table:table-cell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office:value-type="float" office:value="74.0066198228" calcext:value-type="float">
            <text:p>74.0066198228</text:p>
          </table:table-cell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office:value-type="float" office:value="74.0173830597" calcext:value-type="float">
            <text:p>74.0173830597</text:p>
          </table:table-cell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office:value-type="float" office:value="74.0204261993" calcext:value-type="float">
            <text:p>74.0204261993</text:p>
          </table:table-cell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office:value-type="float" office:value="74.0236763211" calcext:value-type="float">
            <text:p>74.0236763211</text:p>
          </table:table-cell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office:value-type="float" office:value="74.0396604401" calcext:value-type="float">
            <text:p>74.0396604401</text:p>
          </table:table-cell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office:value-type="float" office:value="74.0514087617" calcext:value-type="float">
            <text:p>74.0514087617</text:p>
          </table:table-cell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office:value-type="float" office:value="74.0518169285" calcext:value-type="float">
            <text:p>74.0518169285</text:p>
          </table:table-cell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office:value-type="float" office:value="74.0765581104" calcext:value-type="float">
            <text:p>74.0765581104</text:p>
          </table:table-cell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office:value-type="float" office:value="74.0852502946" calcext:value-type="float">
            <text:p>74.0852502946</text:p>
          </table:table-cell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office:value-type="float" office:value="74.09074526" calcext:value-type="float">
            <text:p>74.09074526</text:p>
          </table:table-cell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office:value-type="float" office:value="74.0937249446" calcext:value-type="float">
            <text:p>74.0937249446</text:p>
          </table:table-cell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office:value-type="float" office:value="74.1037652193" calcext:value-type="float">
            <text:p>74.1037652193</text:p>
          </table:table-cell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office:value-type="float" office:value="74.1103877159" calcext:value-type="float">
            <text:p>74.1103877159</text:p>
          </table:table-cell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office:value-type="float" office:value="74.1104212687" calcext:value-type="float">
            <text:p>74.1104212687</text:p>
          </table:table-cell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office:value-type="float" office:value="74.1158128075" calcext:value-type="float">
            <text:p>74.1158128075</text:p>
          </table:table-cell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office:value-type="float" office:value="74.1273754547" calcext:value-type="float">
            <text:p>74.1273754547</text:p>
          </table:table-cell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office:value-type="float" office:value="74.1412168286" calcext:value-type="float">
            <text:p>74.1412168286</text:p>
          </table:table-cell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office:value-type="float" office:value="74.1448528239" calcext:value-type="float">
            <text:p>74.1448528239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office:value-type="float" office:value="74.1477191444" calcext:value-type="float">
            <text:p>74.1477191444</text:p>
          </table:table-cell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office:value-type="float" office:value="74.1510254977" calcext:value-type="float">
            <text:p>74.1510254977</text:p>
          </table:table-cell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office:value-type="float" office:value="74.1555068697" calcext:value-type="float">
            <text:p>74.1555068697</text:p>
          </table:table-cell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office:value-type="float" office:value="74.1589797148" calcext:value-type="float">
            <text:p>74.1589797148</text:p>
          </table:table-cell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office:value-type="float" office:value="74.1741411377" calcext:value-type="float">
            <text:p>74.1741411377</text:p>
          </table:table-cell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office:value-type="float" office:value="74.1743589247" calcext:value-type="float">
            <text:p>74.1743589247</text:p>
          </table:table-cell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office:value-type="float" office:value="74.1764997074" calcext:value-type="float">
            <text:p>74.1764997074</text:p>
          </table:table-cell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office:value-type="float" office:value="74.1792466585" calcext:value-type="float">
            <text:p>74.1792466585</text:p>
          </table:table-cell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office:value-type="float" office:value="74.1794950518" calcext:value-type="float">
            <text:p>74.1794950518</text:p>
          </table:table-cell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office:value-type="float" office:value="74.1870950594" calcext:value-type="float">
            <text:p>74.1870950594</text:p>
          </table:table-cell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office:value-type="float" office:value="74.2046988478" calcext:value-type="float">
            <text:p>74.2046988478</text:p>
          </table:table-cell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office:value-type="float" office:value="74.2067659267" calcext:value-type="float">
            <text:p>74.2067659267</text:p>
          </table:table-cell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office:value-type="float" office:value="74.2105774687" calcext:value-type="float">
            <text:p>74.2105774687</text:p>
          </table:table-cell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office:value-type="float" office:value="74.2169271761" calcext:value-type="float">
            <text:p>74.2169271761</text:p>
          </table:table-cell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office:value-type="float" office:value="74.2215754894" calcext:value-type="float">
            <text:p>74.2215754894</text:p>
          </table:table-cell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office:value-type="float" office:value="74.2527734183" calcext:value-type="float">
            <text:p>74.2527734183</text:p>
          </table:table-cell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office:value-type="float" office:value="74.2609295669" calcext:value-type="float">
            <text:p>74.2609295669</text:p>
          </table:table-cell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office:value-type="float" office:value="74.2845670145" calcext:value-type="float">
            <text:p>74.2845670145</text:p>
          </table:table-cell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office:value-type="float" office:value="74.3190041965" calcext:value-type="float">
            <text:p>74.3190041965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74.3499550552" calcext:value-type="float">
            <text:p>74.349955055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74.350637419" calcext:value-type="float">
            <text:p>74.350637419</text:p>
          </table:table-cell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float" office:value="74.3546612441" calcext:value-type="float">
            <text:p>74.3546612441</text:p>
          </table:table-cell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office:value-type="float" office:value="74.3553984448" calcext:value-type="float">
            <text:p>74.3553984448</text:p>
          </table:table-cell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office:value-type="float" office:value="74.3581056268" calcext:value-type="float">
            <text:p>74.3581056268</text:p>
          </table:table-cell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office:value-type="float" office:value="74.3910895738" calcext:value-type="float">
            <text:p>74.3910895738</text:p>
          </table:table-cell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74.4287269777" calcext:value-type="float">
            <text:p>74.4287269777</text:p>
          </table:table-cell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office:value-type="float" office:value="74.4346674719" calcext:value-type="float">
            <text:p>74.4346674719</text:p>
          </table:table-cell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office:value-type="float" office:value="74.4455384815" calcext:value-type="float">
            <text:p>74.4455384815</text:p>
          </table:table-cell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office:value-type="float" office:value="74.4485058743" calcext:value-type="float">
            <text:p>74.4485058743</text:p>
          </table:table-cell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office:value-type="float" office:value="74.4562635469" calcext:value-type="float">
            <text:p>74.4562635469</text:p>
          </table:table-cell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office:value-type="float" office:value="74.4564934853" calcext:value-type="float">
            <text:p>74.4564934853</text:p>
          </table:table-cell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office:value-type="float" office:value="74.4665058958" calcext:value-type="float">
            <text:p>74.4665058958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74.4698777763" calcext:value-type="float">
            <text:p>74.4698777763</text:p>
          </table:table-cell>
        </table:table-row>
        <table:table-row table:style-name="ro1">
          <table:table-cell/>
          <table:table-cell office:value-type="float" office:value="513" calcext:value-type="float">
            <text:p>513</text:p>
          </table:table-cell>
          <table:table-cell office:value-type="float" office:value="74.4786764262" calcext:value-type="float">
            <text:p>74.4786764262</text:p>
          </table:table-cell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office:value-type="float" office:value="74.4791342951" calcext:value-type="float">
            <text:p>74.4791342951</text:p>
          </table:table-cell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office:value-type="float" office:value="74.4871284965" calcext:value-type="float">
            <text:p>74.4871284965</text:p>
          </table:table-cell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office:value-type="float" office:value="74.4934653009" calcext:value-type="float">
            <text:p>74.4934653009</text:p>
          </table:table-cell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office:value-type="float" office:value="74.495344582" calcext:value-type="float">
            <text:p>74.495344582</text:p>
          </table:table-cell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 office:value-type="float" office:value="74.4986148946" calcext:value-type="float">
            <text:p>74.4986148946</text:p>
          </table:table-cell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office:value-type="float" office:value="74.5027119895" calcext:value-type="float">
            <text:p>74.5027119895</text:p>
          </table:table-cell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office:value-type="float" office:value="74.5097223501" calcext:value-type="float">
            <text:p>74.5097223501</text:p>
          </table:table-cell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office:value-type="float" office:value="74.5104266686" calcext:value-type="float">
            <text:p>74.5104266686</text:p>
          </table:table-cell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office:value-type="float" office:value="74.5115966967" calcext:value-type="float">
            <text:p>74.5115966967</text:p>
          </table:table-cell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office:value-type="float" office:value="74.5159427248" calcext:value-type="float">
            <text:p>74.5159427248</text:p>
          </table:table-cell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office:value-type="float" office:value="74.5196130445" calcext:value-type="float">
            <text:p>74.5196130445</text:p>
          </table:table-cell>
        </table:table-row>
        <table:table-row table:style-name="ro1">
          <table:table-cell/>
          <table:table-cell office:value-type="float" office:value="525" calcext:value-type="float">
            <text:p>525</text:p>
          </table:table-cell>
          <table:table-cell office:value-type="float" office:value="74.5248093279" calcext:value-type="float">
            <text:p>74.5248093279</text:p>
          </table:table-cell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office:value-type="float" office:value="74.5279880857" calcext:value-type="float">
            <text:p>74.5279880857</text:p>
          </table:table-cell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office:value-type="float" office:value="74.5290011792" calcext:value-type="float">
            <text:p>74.5290011792</text:p>
          </table:table-cell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office:value-type="float" office:value="74.5386730562" calcext:value-type="float">
            <text:p>74.5386730562</text:p>
          </table:table-cell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office:value-type="float" office:value="74.5431797482" calcext:value-type="float">
            <text:p>74.5431797482</text:p>
          </table:table-cell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office:value-type="float" office:value="74.5634954284" calcext:value-type="float">
            <text:p>74.5634954284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office:value-type="float" office:value="74.5645010266" calcext:value-type="float">
            <text:p>74.5645010266</text:p>
          </table:table-cell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office:value-type="float" office:value="74.5828693796" calcext:value-type="float">
            <text:p>74.5828693796</text:p>
          </table:table-cell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office:value-type="float" office:value="74.5945327946" calcext:value-type="float">
            <text:p>74.5945327946</text:p>
          </table:table-cell>
        </table:table-row>
        <table:table-row table:style-name="ro1">
          <table:table-cell/>
          <table:table-cell office:value-type="float" office:value="534" calcext:value-type="float">
            <text:p>534</text:p>
          </table:table-cell>
          <table:table-cell office:value-type="float" office:value="74.5965074811" calcext:value-type="float">
            <text:p>74.5965074811</text:p>
          </table:table-cell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office:value-type="float" office:value="74.6024049953" calcext:value-type="float">
            <text:p>74.6024049953</text:p>
          </table:table-cell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office:value-type="float" office:value="74.6394146438" calcext:value-type="float">
            <text:p>74.6394146438</text:p>
          </table:table-cell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office:value-type="float" office:value="74.6608140522" calcext:value-type="float">
            <text:p>74.6608140522</text:p>
          </table:table-cell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 office:value-type="float" office:value="74.6703661158" calcext:value-type="float">
            <text:p>74.6703661158</text:p>
          </table:table-cell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office:value-type="float" office:value="74.6997498545" calcext:value-type="float">
            <text:p>74.6997498545</text:p>
          </table:table-cell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office:value-type="float" office:value="74.7012723345" calcext:value-type="float">
            <text:p>74.7012723345</text:p>
          </table:table-cell>
        </table:table-row>
        <table:table-row table:style-name="ro1">
          <table:table-cell/>
          <table:table-cell office:value-type="float" office:value="541" calcext:value-type="float">
            <text:p>541</text:p>
          </table:table-cell>
          <table:table-cell office:value-type="float" office:value="74.7295311901" calcext:value-type="float">
            <text:p>74.7295311901</text:p>
          </table:table-cell>
        </table:table-row>
        <table:table-row table:style-name="ro1">
          <table:table-cell/>
          <table:table-cell office:value-type="float" office:value="542" calcext:value-type="float">
            <text:p>542</text:p>
          </table:table-cell>
          <table:table-cell office:value-type="float" office:value="74.745826274" calcext:value-type="float">
            <text:p>74.745826274</text:p>
          </table:table-cell>
        </table:table-row>
        <table:table-row table:style-name="ro1">
          <table:table-cell/>
          <table:table-cell office:value-type="float" office:value="543" calcext:value-type="float">
            <text:p>543</text:p>
          </table:table-cell>
          <table:table-cell office:value-type="float" office:value="74.7547288888" calcext:value-type="float">
            <text:p>74.7547288888</text:p>
          </table:table-cell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 office:value-type="float" office:value="74.7646591937" calcext:value-type="float">
            <text:p>74.7646591937</text:p>
          </table:table-cell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office:value-type="float" office:value="74.8076650352" calcext:value-type="float">
            <text:p>74.8076650352</text:p>
          </table:table-cell>
        </table:table-row>
        <table:table-row table:style-name="ro1">
          <table:table-cell/>
          <table:table-cell office:value-type="float" office:value="546" calcext:value-type="float">
            <text:p>546</text:p>
          </table:table-cell>
          <table:table-cell office:value-type="float" office:value="74.8472376206" calcext:value-type="float">
            <text:p>74.8472376206</text:p>
          </table:table-cell>
        </table:table-row>
        <table:table-row table:style-name="ro1">
          <table:table-cell/>
          <table:table-cell office:value-type="float" office:value="547" calcext:value-type="float">
            <text:p>547</text:p>
          </table:table-cell>
          <table:table-cell office:value-type="float" office:value="74.847543966" calcext:value-type="float">
            <text:p>74.847543966</text:p>
          </table:table-cell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office:value-type="float" office:value="74.8951138244" calcext:value-type="float">
            <text:p>74.8951138244</text:p>
          </table:table-cell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 office:value-type="float" office:value="74.9035514331" calcext:value-type="float">
            <text:p>74.9035514331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74.9243167963" calcext:value-type="float">
            <text:p>74.9243167963</text:p>
          </table:table-cell>
        </table:table-row>
        <table:table-row table:style-name="ro1">
          <table:table-cell/>
          <table:table-cell office:value-type="float" office:value="551" calcext:value-type="float">
            <text:p>551</text:p>
          </table:table-cell>
          <table:table-cell office:value-type="float" office:value="74.9433664169" calcext:value-type="float">
            <text:p>74.9433664169</text:p>
          </table:table-cell>
        </table:table-row>
        <table:table-row table:style-name="ro1">
          <table:table-cell/>
          <table:table-cell office:value-type="float" office:value="552" calcext:value-type="float">
            <text:p>552</text:p>
          </table:table-cell>
          <table:table-cell office:value-type="float" office:value="74.9774759215" calcext:value-type="float">
            <text:p>74.9774759215</text:p>
          </table:table-cell>
        </table:table-row>
        <table:table-row table:style-name="ro1">
          <table:table-cell/>
          <table:table-cell office:value-type="float" office:value="553" calcext:value-type="float">
            <text:p>553</text:p>
          </table:table-cell>
          <table:table-cell office:value-type="float" office:value="75.0350736315" calcext:value-type="float">
            <text:p>75.0350736315</text:p>
          </table:table-cell>
        </table:table-row>
        <table:table-row table:style-name="ro1">
          <table:table-cell/>
          <table:table-cell office:value-type="float" office:value="554" calcext:value-type="float">
            <text:p>554</text:p>
          </table:table-cell>
          <table:table-cell office:value-type="float" office:value="75.0430036911" calcext:value-type="float">
            <text:p>75.0430036911</text:p>
          </table:table-cell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office:value-type="float" office:value="75.1017575434" calcext:value-type="float">
            <text:p>75.1017575434</text:p>
          </table:table-cell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 office:value-type="float" office:value="75.1054749158" calcext:value-type="float">
            <text:p>75.1054749158</text:p>
          </table:table-cell>
        </table:table-row>
        <table:table-row table:style-name="ro1">
          <table:table-cell/>
          <table:table-cell office:value-type="float" office:value="557" calcext:value-type="float">
            <text:p>557</text:p>
          </table:table-cell>
          <table:table-cell office:value-type="float" office:value="75.1068706373" calcext:value-type="float">
            <text:p>75.1068706373</text:p>
          </table:table-cell>
        </table:table-row>
        <table:table-row table:style-name="ro1">
          <table:table-cell/>
          <table:table-cell office:value-type="float" office:value="558" calcext:value-type="float">
            <text:p>558</text:p>
          </table:table-cell>
          <table:table-cell office:value-type="float" office:value="75.1705629683" calcext:value-type="float">
            <text:p>75.1705629683</text:p>
          </table:table-cell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office:value-type="float" office:value="75.186205911" calcext:value-type="float">
            <text:p>75.186205911</text:p>
          </table:table-cell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office:value-type="float" office:value="75.1863995235" calcext:value-type="float">
            <text:p>75.1863995235</text:p>
          </table:table-cell>
        </table:table-row>
        <table:table-row table:style-name="ro1">
          <table:table-cell/>
          <table:table-cell office:value-type="float" office:value="561" calcext:value-type="float">
            <text:p>561</text:p>
          </table:table-cell>
          <table:table-cell office:value-type="float" office:value="75.1935911068" calcext:value-type="float">
            <text:p>75.1935911068</text:p>
          </table:table-cell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office:value-type="float" office:value="75.1993487054" calcext:value-type="float">
            <text:p>75.1993487054</text:p>
          </table:table-cell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office:value-type="float" office:value="75.2050632993" calcext:value-type="float">
            <text:p>75.2050632993</text:p>
          </table:table-cell>
        </table:table-row>
        <table:table-row table:style-name="ro1">
          <table:table-cell/>
          <table:table-cell office:value-type="float" office:value="564" calcext:value-type="float">
            <text:p>564</text:p>
          </table:table-cell>
          <table:table-cell office:value-type="float" office:value="75.2084804026" calcext:value-type="float">
            <text:p>75.2084804026</text:p>
          </table:table-cell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office:value-type="float" office:value="75.2128639319" calcext:value-type="float">
            <text:p>75.2128639319</text:p>
          </table:table-cell>
        </table:table-row>
        <table:table-row table:style-name="ro1">
          <table:table-cell/>
          <table:table-cell office:value-type="float" office:value="566" calcext:value-type="float">
            <text:p>566</text:p>
          </table:table-cell>
          <table:table-cell office:value-type="float" office:value="75.2144318204" calcext:value-type="float">
            <text:p>75.2144318204</text:p>
          </table:table-cell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office:value-type="float" office:value="75.2176284156" calcext:value-type="float">
            <text:p>75.2176284156</text:p>
          </table:table-cell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 office:value-type="float" office:value="75.2296734472" calcext:value-type="float">
            <text:p>75.2296734472</text:p>
          </table:table-cell>
        </table:table-row>
        <table:table-row table:style-name="ro1">
          <table:table-cell/>
          <table:table-cell office:value-type="float" office:value="569" calcext:value-type="float">
            <text:p>569</text:p>
          </table:table-cell>
          <table:table-cell office:value-type="float" office:value="75.2540805624" calcext:value-type="float">
            <text:p>75.2540805624</text:p>
          </table:table-cell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office:value-type="float" office:value="75.2717204672" calcext:value-type="float">
            <text:p>75.2717204672</text:p>
          </table:table-cell>
        </table:table-row>
        <table:table-row table:style-name="ro1">
          <table:table-cell/>
          <table:table-cell office:value-type="float" office:value="571" calcext:value-type="float">
            <text:p>571</text:p>
          </table:table-cell>
          <table:table-cell office:value-type="float" office:value="75.2723176009" calcext:value-type="float">
            <text:p>75.2723176009</text:p>
          </table:table-cell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 office:value-type="float" office:value="75.3409331362" calcext:value-type="float">
            <text:p>75.3409331362</text:p>
          </table:table-cell>
        </table:table-row>
        <table:table-row table:style-name="ro1">
          <table:table-cell/>
          <table:table-cell office:value-type="float" office:value="573" calcext:value-type="float">
            <text:p>573</text:p>
          </table:table-cell>
          <table:table-cell office:value-type="float" office:value="75.3610655667" calcext:value-type="float">
            <text:p>75.3610655667</text:p>
          </table:table-cell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 office:value-type="float" office:value="75.3874546514" calcext:value-type="float">
            <text:p>75.3874546514</text:p>
          </table:table-cell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office:value-type="float" office:value="75.4115898427" calcext:value-type="float">
            <text:p>75.4115898427</text:p>
          </table:table-cell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office:value-type="float" office:value="75.426872858" calcext:value-type="float">
            <text:p>75.426872858</text:p>
          </table:table-cell>
        </table:table-row>
        <table:table-row table:style-name="ro1">
          <table:table-cell/>
          <table:table-cell office:value-type="float" office:value="577" calcext:value-type="float">
            <text:p>577</text:p>
          </table:table-cell>
          <table:table-cell office:value-type="float" office:value="75.4456320352" calcext:value-type="float">
            <text:p>75.4456320352</text:p>
          </table:table-cell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 office:value-type="float" office:value="75.4488763232" calcext:value-type="float">
            <text:p>75.4488763232</text:p>
          </table:table-cell>
        </table:table-row>
        <table:table-row table:style-name="ro1">
          <table:table-cell/>
          <table:table-cell office:value-type="float" office:value="579" calcext:value-type="float">
            <text:p>579</text:p>
          </table:table-cell>
          <table:table-cell office:value-type="float" office:value="75.4795644589" calcext:value-type="float">
            <text:p>75.4795644589</text:p>
          </table:table-cell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office:value-type="float" office:value="75.5186836487" calcext:value-type="float">
            <text:p>75.5186836487</text:p>
          </table:table-cell>
        </table:table-row>
        <table:table-row table:style-name="ro1">
          <table:table-cell/>
          <table:table-cell office:value-type="float" office:value="581" calcext:value-type="float">
            <text:p>581</text:p>
          </table:table-cell>
          <table:table-cell office:value-type="float" office:value="75.5367941546" calcext:value-type="float">
            <text:p>75.5367941546</text:p>
          </table:table-cell>
        </table:table-row>
        <table:table-row table:style-name="ro1">
          <table:table-cell/>
          <table:table-cell office:value-type="float" office:value="582" calcext:value-type="float">
            <text:p>582</text:p>
          </table:table-cell>
          <table:table-cell office:value-type="float" office:value="75.5671504793" calcext:value-type="float">
            <text:p>75.5671504793</text:p>
          </table:table-cell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 office:value-type="float" office:value="75.6345301066" calcext:value-type="float">
            <text:p>75.6345301066</text:p>
          </table:table-cell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office:value-type="float" office:value="75.6374190972" calcext:value-type="float">
            <text:p>75.6374190972</text:p>
          </table:table-cell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  <table:table-cell office:value-type="float" office:value="75.6918438466" calcext:value-type="float">
            <text:p>75.6918438466</text:p>
          </table:table-cell>
        </table:table-row>
        <table:table-row table:style-name="ro1">
          <table:table-cell/>
          <table:table-cell office:value-type="float" office:value="586" calcext:value-type="float">
            <text:p>586</text:p>
          </table:table-cell>
          <table:table-cell office:value-type="float" office:value="75.747306589" calcext:value-type="float">
            <text:p>75.747306589</text:p>
          </table:table-cell>
        </table:table-row>
        <table:table-row table:style-name="ro1">
          <table:table-cell/>
          <table:table-cell office:value-type="float" office:value="587" calcext:value-type="float">
            <text:p>587</text:p>
          </table:table-cell>
          <table:table-cell office:value-type="float" office:value="75.7767382933" calcext:value-type="float">
            <text:p>75.7767382933</text:p>
          </table:table-cell>
        </table:table-row>
        <table:table-row table:style-name="ro1">
          <table:table-cell/>
          <table:table-cell office:value-type="float" office:value="588" calcext:value-type="float">
            <text:p>588</text:p>
          </table:table-cell>
          <table:table-cell office:value-type="float" office:value="75.798745966" calcext:value-type="float">
            <text:p>75.798745966</text:p>
          </table:table-cell>
        </table:table-row>
        <table:table-row table:style-name="ro1">
          <table:table-cell/>
          <table:table-cell office:value-type="float" office:value="589" calcext:value-type="float">
            <text:p>589</text:p>
          </table:table-cell>
          <table:table-cell office:value-type="float" office:value="75.8396351183" calcext:value-type="float">
            <text:p>75.8396351183</text:p>
          </table:table-cell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office:value-type="float" office:value="75.8589414924" calcext:value-type="float">
            <text:p>75.8589414924</text:p>
          </table:table-cell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office:value-type="float" office:value="75.8866151885" calcext:value-type="float">
            <text:p>75.8866151885</text:p>
          </table:table-cell>
        </table:table-row>
        <table:table-row table:style-name="ro1">
          <table:table-cell/>
          <table:table-cell office:value-type="float" office:value="592" calcext:value-type="float">
            <text:p>592</text:p>
          </table:table-cell>
          <table:table-cell office:value-type="float" office:value="75.9533382818" calcext:value-type="float">
            <text:p>75.9533382818</text:p>
          </table:table-cell>
        </table:table-row>
        <table:table-row table:style-name="ro1">
          <table:table-cell/>
          <table:table-cell office:value-type="float" office:value="593" calcext:value-type="float">
            <text:p>593</text:p>
          </table:table-cell>
          <table:table-cell office:value-type="float" office:value="76.0022303314" calcext:value-type="float">
            <text:p>76.0022303314</text:p>
          </table:table-cell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office:value-type="float" office:value="76.0211641253" calcext:value-type="float">
            <text:p>76.0211641253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office:value-type="float" office:value="76.0626352354" calcext:value-type="float">
            <text:p>76.0626352354</text:p>
          </table:table-cell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office:value-type="float" office:value="76.0648986124" calcext:value-type="float">
            <text:p>76.0648986124</text:p>
          </table:table-cell>
        </table:table-row>
        <table:table-row table:style-name="ro1">
          <table:table-cell/>
          <table:table-cell office:value-type="float" office:value="597" calcext:value-type="float">
            <text:p>597</text:p>
          </table:table-cell>
          <table:table-cell office:value-type="float" office:value="76.0814376393" calcext:value-type="float">
            <text:p>76.0814376393</text:p>
          </table:table-cell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office:value-type="float" office:value="76.083880904" calcext:value-type="float">
            <text:p>76.083880904</text:p>
          </table:table-cell>
        </table:table-row>
      </table:table>
      <table:table table:name="gnuplot_Astro" table:style-name="ta1">
        <table:table-column table:style-name="co2" table:number-columns-repeated="11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rue L</text:p>
          </table:table-cell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rue th</text:p>
          </table:table-cell>
          <table:table-cell office:value-type="string" calcext:value-type="string">
            <text:p>th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1.6366556565" calcext:value-type="float">
            <text:p>31.636655656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111616478944" calcext:value-type="float">
            <text:p>-0.1116164789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0.1273332305" calcext:value-type="float">
            <text:p>30.1273332305</text:p>
          </table:table-cell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0.0536072002" calcext:value-type="float">
            <text:p>30.0536072002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0" calcext:value-type="float">
            <text:p>0</text:p>
          </table:table-cell>
          <table:table-cell office:value-type="float" office:value="-1.11669399065" calcext:value-type="float">
            <text:p>-1.1166939907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0.435946125" calcext:value-type="float">
            <text:p>30.435946125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2.0623703423" calcext:value-type="float">
            <text:p>32.062370342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-1.14768113232" calcext:value-type="float">
            <text:p>-1.1476811323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0.6956709122" calcext:value-type="float">
            <text:p>30.6956709122</text:p>
          </table:table-cell>
        </table:table-row>
        <table:table-row table:style-name="ro1">
          <table:table-cell/>
          <table:table-cell office:value-type="float" office:value="1.05" calcext:value-type="float">
            <text:p>1.0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0.7701970453" calcext:value-type="float">
            <text:p>30.7701970453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</text:p>
          </table:table-cell>
          <table:table-cell office:value-type="float" office:value="0.287743295754" calcext:value-type="float">
            <text:p>0.2877432958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0.9425784369" calcext:value-type="float">
            <text:p>30.9425784369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2.5417020603" calcext:value-type="float">
            <text:p>32.5417020603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-1.73136596867" calcext:value-type="float">
            <text:p>-1.7313659687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1.1259393935" calcext:value-type="float">
            <text:p>31.1259393935</text:p>
          </table:table-cell>
        </table:table-row>
        <table:table-row table:style-name="ro1">
          <table:table-cell/>
          <table:table-cell office:value-type="float" office:value="1.75" calcext:value-type="float">
            <text:p>1.7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1.0019592854" calcext:value-type="float">
            <text:p>31.0019592854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</text:p>
          </table:table-cell>
          <table:table-cell office:value-type="float" office:value="-2.47985828127" calcext:value-type="float">
            <text:p>-2.479858281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1.3526030055" calcext:value-type="float">
            <text:p>31.3526030055</text:p>
          </table:table-cell>
        </table:table-row>
        <table:table-row table:style-name="ro1">
          <table:table-cell/>
          <table:table-cell office:value-type="float" office:value="2.1" calcext:value-type="float">
            <text:p>2.1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2.5880308306" calcext:value-type="float">
            <text:p>32.5880308306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3.80682752936" calcext:value-type="float">
            <text:p>3.806827529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1.5947168635" calcext:value-type="float">
            <text:p>31.5947168635</text:p>
          </table:table-cell>
        </table:table-row>
        <table:table-row table:style-name="ro1">
          <table:table-cell/>
          <table:table-cell office:value-type="float" office:value="2.45" calcext:value-type="float">
            <text:p>2.4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2.5367075295" calcext:value-type="float">
            <text:p>32.5367075295</text:p>
          </table:table-cell>
          <table:table-cell/>
          <table:table-cell office:value-type="float" office:value="2.45" calcext:value-type="float">
            <text:p>2.45</text:p>
          </table:table-cell>
          <table:table-cell office:value-type="float" office:value="0" calcext:value-type="float">
            <text:p>0</text:p>
          </table:table-cell>
          <table:table-cell office:value-type="float" office:value="9.41428738785" calcext:value-type="float">
            <text:p>9.4142873879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31.8478154197" calcext:value-type="float">
            <text:p>31.8478154197</text:p>
          </table:table-cell>
        </table:table-row>
        <table:table-row table:style-name="ro1">
          <table:table-cell/>
          <table:table-cell office:value-type="float" office:value="2.8" calcext:value-type="float">
            <text:p>2.8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2.559290428" calcext:value-type="float">
            <text:p>32.559290428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3.13213496802" calcext:value-type="float">
            <text:p>3.132134968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32.0598907765" calcext:value-type="float">
            <text:p>32.0598907765</text:p>
          </table:table-cell>
        </table:table-row>
        <table:table-row table:style-name="ro1">
          <table:table-cell/>
          <table:table-cell office:value-type="float" office:value="3.15" calcext:value-type="float">
            <text:p>3.1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3.559290428" calcext:value-type="float">
            <text:p>33.559290428</text:p>
          </table:table-cell>
          <table:table-cell office:value-type="string" calcext:value-type="string">
            <text:p>NaN</text:p>
          </table:table-cell>
          <table:table-cell office:value-type="float" office:value="3.15" calcext:value-type="float">
            <text:p>3.15</text:p>
          </table:table-cell>
          <table:table-cell office:value-type="float" office:value="0" calcext:value-type="float">
            <text:p>0</text:p>
          </table:table-cell>
          <table:table-cell office:value-type="float" office:value="4.13213496802" calcext:value-type="float">
            <text:p>4.132134968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32.2341499322" calcext:value-type="float">
            <text:p>32.2341499322</text:p>
          </table:table-cell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2.7969583945" calcext:value-type="float">
            <text:p>32.796958394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-0.675180838603" calcext:value-type="float">
            <text:p>-0.6751808386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32.4449698661" calcext:value-type="float">
            <text:p>32.4449698661</text:p>
          </table:table-cell>
        </table:table-row>
        <table:table-row table:style-name="ro1">
          <table:table-cell/>
          <table:table-cell office:value-type="float" office:value="3.85" calcext:value-type="float">
            <text:p>3.8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2.078251916" calcext:value-type="float">
            <text:p>32.078251916</text:p>
          </table:table-cell>
          <table:table-cell/>
          <table:table-cell office:value-type="float" office:value="3.85" calcext:value-type="float">
            <text:p>3.85</text:p>
          </table:table-cell>
          <table:table-cell office:value-type="float" office:value="0" calcext:value-type="float">
            <text:p>0</text:p>
          </table:table-cell>
          <table:table-cell office:value-type="float" office:value="0.490827044858" calcext:value-type="float">
            <text:p>0.490827044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32.6789433396" calcext:value-type="float">
            <text:p>32.6789433396</text:p>
          </table:table-cell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3.2356176099" calcext:value-type="float">
            <text:p>33.2356176099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-1.82642973467" calcext:value-type="float">
            <text:p>-1.8264297347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32.8415042444" calcext:value-type="float">
            <text:p>32.8415042444</text:p>
          </table:table-cell>
        </table:table-row>
        <table:table-row table:style-name="ro1">
          <table:table-cell/>
          <table:table-cell office:value-type="float" office:value="4.55" calcext:value-type="float">
            <text:p>4.5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2.3398200743" calcext:value-type="float">
            <text:p>32.3398200743</text:p>
          </table:table-cell>
          <table:table-cell/>
          <table:table-cell office:value-type="float" office:value="4.55" calcext:value-type="float">
            <text:p>4.55</text:p>
          </table:table-cell>
          <table:table-cell office:value-type="float" office:value="0" calcext:value-type="float">
            <text:p>0</text:p>
          </table:table-cell>
          <table:table-cell office:value-type="float" office:value="0.81352299477" calcext:value-type="float">
            <text:p>0.8135229948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32.9960887716" calcext:value-type="float">
            <text:p>32.9960887716</text:p>
          </table:table-cell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3.4225641287" calcext:value-type="float">
            <text:p>33.4225641287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-2.79658281388" calcext:value-type="float">
            <text:p>-2.7965828139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33.324862255" calcext:value-type="float">
            <text:p>33.324862255</text:p>
          </table:table-cell>
        </table:table-row>
        <table:table-row table:style-name="ro1">
          <table:table-cell/>
          <table:table-cell office:value-type="float" office:value="5.25" calcext:value-type="float">
            <text:p>5.2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2.7354832944" calcext:value-type="float">
            <text:p>32.7354832944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0" calcext:value-type="float">
            <text:p>0</text:p>
          </table:table-cell>
          <table:table-cell office:value-type="float" office:value="-0.105885788335" calcext:value-type="float">
            <text:p>-0.1058857883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33.5643546408" calcext:value-type="float">
            <text:p>33.5643546408</text:p>
          </table:table-cell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3.5062450559" calcext:value-type="float">
            <text:p>33.5062450559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office:value-type="float" office:value="-0.281054436378" calcext:value-type="float">
            <text:p>-0.2810544364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33.7551143267" calcext:value-type="float">
            <text:p>33.7551143267</text:p>
          </table:table-cell>
        </table:table-row>
        <table:table-row table:style-name="ro1">
          <table:table-cell/>
          <table:table-cell office:value-type="float" office:value="5.95" calcext:value-type="float">
            <text:p>5.9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3.239183881" calcext:value-type="float">
            <text:p>33.239183881</text:p>
          </table:table-cell>
          <table:table-cell/>
          <table:table-cell office:value-type="float" office:value="5.95" calcext:value-type="float">
            <text:p>5.95</text:p>
          </table:table-cell>
          <table:table-cell office:value-type="float" office:value="0" calcext:value-type="float">
            <text:p>0</text:p>
          </table:table-cell>
          <table:table-cell office:value-type="float" office:value="-1.04108292245" calcext:value-type="float">
            <text:p>-1.041082922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34.0537044672" calcext:value-type="float">
            <text:p>34.0537044672</text:p>
          </table:table-cell>
        </table:table-row>
        <table:table-row table:style-name="ro1">
          <table:table-cell/>
          <table:table-cell office:value-type="float" office:value="6.3" calcext:value-type="float">
            <text:p>6.3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3.8762960144" calcext:value-type="float">
            <text:p>33.8762960144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  <table:table-cell office:value-type="float" office:value="0.0485963325939" calcext:value-type="float">
            <text:p>0.0485963326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4.2418355207" calcext:value-type="float">
            <text:p>34.2418355207</text:p>
          </table:table-cell>
        </table:table-row>
        <table:table-row table:style-name="ro1">
          <table:table-cell/>
          <table:table-cell office:value-type="float" office:value="6.65" calcext:value-type="float">
            <text:p>6.6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3.8579168894" calcext:value-type="float">
            <text:p>33.8579168894</text:p>
          </table:table-cell>
          <table:table-cell/>
          <table:table-cell office:value-type="float" office:value="6.65" calcext:value-type="float">
            <text:p>6.65</text:p>
          </table:table-cell>
          <table:table-cell office:value-type="float" office:value="0" calcext:value-type="float">
            <text:p>0</text:p>
          </table:table-cell>
          <table:table-cell office:value-type="float" office:value="-0.401433064408" calcext:value-type="float">
            <text:p>-0.4014330644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34.4971307206" calcext:value-type="float">
            <text:p>34.497130720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4.1894206149" calcext:value-type="float">
            <text:p>34.189420614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0.311029914737" calcext:value-type="float">
            <text:p>-0.3110299147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34.6327174524" calcext:value-type="float">
            <text:p>34.6327174524</text:p>
          </table:table-cell>
        </table:table-row>
        <table:table-row table:style-name="ro1">
          <table:table-cell/>
          <table:table-cell office:value-type="float" office:value="7.35" calcext:value-type="float">
            <text:p>7.3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4.0879277787" calcext:value-type="float">
            <text:p>34.0879277787</text:p>
          </table:table-cell>
          <table:table-cell/>
          <table:table-cell office:value-type="float" office:value="7.35" calcext:value-type="float">
            <text:p>7.35</text:p>
          </table:table-cell>
          <table:table-cell office:value-type="float" office:value="0" calcext:value-type="float">
            <text:p>0</text:p>
          </table:table-cell>
          <table:table-cell office:value-type="float" office:value="-0.44039376374" calcext:value-type="float">
            <text:p>-0.4403937637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34.7605686229" calcext:value-type="float">
            <text:p>34.7605686229</text:p>
          </table:table-cell>
        </table:table-row>
        <table:table-row table:style-name="ro1">
          <table:table-cell/>
          <table:table-cell office:value-type="float" office:value="7.7" calcext:value-type="float">
            <text:p>7.7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4.4938961357" calcext:value-type="float">
            <text:p>34.4938961357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  <table:table-cell office:value-type="float" office:value="0.572048460942" calcext:value-type="float">
            <text:p>0.5720484609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34.8804185479" calcext:value-type="float">
            <text:p>34.8804185479</text:p>
          </table:table-cell>
        </table:table-row>
        <table:table-row table:style-name="ro1">
          <table:table-cell/>
          <table:table-cell office:value-type="float" office:value="8.05" calcext:value-type="float">
            <text:p>8.0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5.2004633085" calcext:value-type="float">
            <text:p>35.2004633085</text:p>
          </table:table-cell>
          <table:table-cell/>
          <table:table-cell office:value-type="float" office:value="8.05" calcext:value-type="float">
            <text:p>8.05</text:p>
          </table:table-cell>
          <table:table-cell office:value-type="float" office:value="0" calcext:value-type="float">
            <text:p>0</text:p>
          </table:table-cell>
          <table:table-cell office:value-type="float" office:value="-2.16291992224" calcext:value-type="float">
            <text:p>-2.1629199222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35.0188331356" calcext:value-type="float">
            <text:p>35.0188331356</text:p>
          </table:table-cell>
        </table:table-row>
        <table:table-row table:style-name="ro1">
          <table:table-cell/>
          <table:table-cell office:value-type="float" office:value="8.4" calcext:value-type="float">
            <text:p>8.4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4.9153596839" calcext:value-type="float">
            <text:p>34.9153596839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office:value-type="float" office:value="1.21674300458" calcext:value-type="float">
            <text:p>1.2167430046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35.3262906687" calcext:value-type="float">
            <text:p>35.3262906687</text:p>
          </table:table-cell>
        </table:table-row>
        <table:table-row table:style-name="ro1">
          <table:table-cell/>
          <table:table-cell office:value-type="float" office:value="8.75" calcext:value-type="float">
            <text:p>8.7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5.3632571223" calcext:value-type="float">
            <text:p>35.3632571223</text:p>
          </table:table-cell>
          <table:table-cell/>
          <table:table-cell office:value-type="float" office:value="8.75" calcext:value-type="float">
            <text:p>8.75</text:p>
          </table:table-cell>
          <table:table-cell office:value-type="float" office:value="0" calcext:value-type="float">
            <text:p>0</text:p>
          </table:table-cell>
          <table:table-cell office:value-type="float" office:value="-0.704261956587" calcext:value-type="float">
            <text:p>-0.7042619566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35.5209855804" calcext:value-type="float">
            <text:p>35.5209855804</text:p>
          </table:table-cell>
        </table:table-row>
        <table:table-row table:style-name="ro1">
          <table:table-cell/>
          <table:table-cell office:value-type="float" office:value="9.1" calcext:value-type="float">
            <text:p>9.1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4.9801717698" calcext:value-type="float">
            <text:p>34.9801717698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0" calcext:value-type="float">
            <text:p>0</text:p>
          </table:table-cell>
          <table:table-cell office:value-type="float" office:value="-0.269933241424" calcext:value-type="float">
            <text:p>-0.2699332414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5.6958083904" calcext:value-type="float">
            <text:p>35.6958083904</text:p>
          </table:table-cell>
        </table:table-row>
        <table:table-row table:style-name="ro1">
          <table:table-cell/>
          <table:table-cell office:value-type="float" office:value="9.45" calcext:value-type="float">
            <text:p>9.4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6.3387790007" calcext:value-type="float">
            <text:p>36.3387790007</text:p>
          </table:table-cell>
          <table:table-cell/>
          <table:table-cell office:value-type="float" office:value="9.45" calcext:value-type="float">
            <text:p>9.45</text:p>
          </table:table-cell>
          <table:table-cell office:value-type="float" office:value="0" calcext:value-type="float">
            <text:p>0</text:p>
          </table:table-cell>
          <table:table-cell office:value-type="float" office:value="-0.553061550232" calcext:value-type="float">
            <text:p>-0.5530615502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35.9197050829" calcext:value-type="float">
            <text:p>35.9197050829</text:p>
          </table:table-cell>
        </table:table-row>
        <table:table-row table:style-name="ro1">
          <table:table-cell/>
          <table:table-cell office:value-type="float" office:value="9.8" calcext:value-type="float">
            <text:p>9.8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6.1790677922" calcext:value-type="float">
            <text:p>36.1790677922</text:p>
          </table:table-cell>
          <table:table-cell/>
          <table:table-cell office:value-type="float" office:value="9.8" calcext:value-type="float">
            <text:p>9.8</text:p>
          </table:table-cell>
          <table:table-cell office:value-type="float" office:value="0" calcext:value-type="float">
            <text:p>0</text:p>
          </table:table-cell>
          <table:table-cell office:value-type="float" office:value="0.379089224616" calcext:value-type="float">
            <text:p>0.3790892246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36.1390051424" calcext:value-type="float">
            <text:p>36.1390051424</text:p>
          </table:table-cell>
        </table:table-row>
        <table:table-row table:style-name="ro1">
          <table:table-cell/>
          <table:table-cell office:value-type="float" office:value="10.15" calcext:value-type="float">
            <text:p>10.1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6.9305331207" calcext:value-type="float">
            <text:p>36.9305331207</text:p>
          </table:table-cell>
          <table:table-cell/>
          <table:table-cell office:value-type="float" office:value="10.15" calcext:value-type="float">
            <text:p>10.15</text:p>
          </table:table-cell>
          <table:table-cell office:value-type="float" office:value="0" calcext:value-type="float">
            <text:p>0</text:p>
          </table:table-cell>
          <table:table-cell office:value-type="float" office:value="-0.205025716281" calcext:value-type="float">
            <text:p>-0.2050257163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36.3744061745" calcext:value-type="float">
            <text:p>36.3744061745</text:p>
          </table:table-cell>
        </table:table-row>
        <table:table-row table:style-name="ro1">
          <table:table-cell/>
          <table:table-cell office:value-type="float" office:value="10.5" calcext:value-type="float">
            <text:p>10.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6.6668501611" calcext:value-type="float">
            <text:p>36.6668501611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-0.166204470526" calcext:value-type="float">
            <text:p>-0.166204470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36.7190662819" calcext:value-type="float">
            <text:p>36.7190662819</text:p>
          </table:table-cell>
        </table:table-row>
        <table:table-row table:style-name="ro1">
          <table:table-cell/>
          <table:table-cell office:value-type="float" office:value="10.85" calcext:value-type="float">
            <text:p>10.8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7.835266464" calcext:value-type="float">
            <text:p>37.835266464</text:p>
          </table:table-cell>
          <table:table-cell/>
          <table:table-cell office:value-type="float" office:value="10.85" calcext:value-type="float">
            <text:p>10.85</text:p>
          </table:table-cell>
          <table:table-cell office:value-type="float" office:value="0" calcext:value-type="float">
            <text:p>0</text:p>
          </table:table-cell>
          <table:table-cell office:value-type="float" office:value="0.167564761225" calcext:value-type="float">
            <text:p>0.167564761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36.8874344056" calcext:value-type="float">
            <text:p>36.8874344056</text:p>
          </table:table-cell>
        </table:table-row>
        <table:table-row table:style-name="ro1">
          <table:table-cell/>
          <table:table-cell office:value-type="float" office:value="11.2" calcext:value-type="float">
            <text:p>11.2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7.6969968064" calcext:value-type="float">
            <text:p>37.6969968064</text:p>
          </table:table-cell>
          <table:table-cell/>
          <table:table-cell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  <table:table-cell office:value-type="float" office:value="-0.22832228789" calcext:value-type="float">
            <text:p>-0.2283222879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37.2264577335" calcext:value-type="float">
            <text:p>37.2264577335</text:p>
          </table:table-cell>
        </table:table-row>
        <table:table-row table:style-name="ro1">
          <table:table-cell/>
          <table:table-cell office:value-type="float" office:value="11.55" calcext:value-type="float">
            <text:p>11.5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8.1879382847" calcext:value-type="float">
            <text:p>38.1879382847</text:p>
          </table:table-cell>
          <table:table-cell/>
          <table:table-cell office:value-type="float" office:value="11.55" calcext:value-type="float">
            <text:p>11.55</text:p>
          </table:table-cell>
          <table:table-cell office:value-type="float" office:value="0" calcext:value-type="float">
            <text:p>0</text:p>
          </table:table-cell>
          <table:table-cell office:value-type="float" office:value="0.186487441115" calcext:value-type="float">
            <text:p>0.1864874411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37.4117757248" calcext:value-type="float">
            <text:p>37.4117757248</text:p>
          </table:table-cell>
        </table:table-row>
        <table:table-row table:style-name="ro1">
          <table:table-cell/>
          <table:table-cell office:value-type="float" office:value="11.9" calcext:value-type="float">
            <text:p>11.9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7.9612184112" calcext:value-type="float">
            <text:p>37.9612184112</text:p>
          </table:table-cell>
          <table:table-cell/>
          <table:table-cell office:value-type="float" office:value="11.9" calcext:value-type="float">
            <text:p>11.9</text:p>
          </table:table-cell>
          <table:table-cell office:value-type="float" office:value="0" calcext:value-type="float">
            <text:p>0</text:p>
          </table:table-cell>
          <table:table-cell office:value-type="float" office:value="-0.489353640943" calcext:value-type="float">
            <text:p>-0.489353640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37.6352218889" calcext:value-type="float">
            <text:p>37.6352218889</text:p>
          </table:table-cell>
        </table:table-row>
        <table:table-row table:style-name="ro1">
          <table:table-cell/>
          <table:table-cell office:value-type="float" office:value="12.25" calcext:value-type="float">
            <text:p>12.2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8.5654567674" calcext:value-type="float">
            <text:p>38.5654567674</text:p>
          </table:table-cell>
          <table:table-cell/>
          <table:table-cell office:value-type="float" office:value="12.25" calcext:value-type="float">
            <text:p>12.25</text:p>
          </table:table-cell>
          <table:table-cell office:value-type="float" office:value="0" calcext:value-type="float">
            <text:p>0</text:p>
          </table:table-cell>
          <table:table-cell office:value-type="float" office:value="0.332359209944" calcext:value-type="float">
            <text:p>0.3323592099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37.7563368999" calcext:value-type="float">
            <text:p>37.7563368999</text:p>
          </table:table-cell>
        </table:table-row>
        <table:table-row table:style-name="ro1">
          <table:table-cell/>
          <table:table-cell office:value-type="float" office:value="12.6" calcext:value-type="float">
            <text:p>12.6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9.3611070823" calcext:value-type="float">
            <text:p>39.3611070823</text:p>
          </table:table-cell>
          <table:table-cell/>
          <table:table-cell office:value-type="float" office:value="12.6" calcext:value-type="float">
            <text:p>12.6</text:p>
          </table:table-cell>
          <table:table-cell office:value-type="float" office:value="0" calcext:value-type="float">
            <text:p>0</text:p>
          </table:table-cell>
          <table:table-cell office:value-type="float" office:value="-0.613920914652" calcext:value-type="float">
            <text:p>-0.6139209147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8.0625301414" calcext:value-type="float">
            <text:p>38.0625301414</text:p>
          </table:table-cell>
        </table:table-row>
        <table:table-row table:style-name="ro1">
          <table:table-cell/>
          <table:table-cell office:value-type="float" office:value="12.95" calcext:value-type="float">
            <text:p>12.9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9.6316490401" calcext:value-type="float">
            <text:p>39.6316490401</text:p>
          </table:table-cell>
          <table:table-cell/>
          <table:table-cell office:value-type="float" office:value="12.95" calcext:value-type="float">
            <text:p>12.95</text:p>
          </table:table-cell>
          <table:table-cell office:value-type="float" office:value="0" calcext:value-type="float">
            <text:p>0</text:p>
          </table:table-cell>
          <table:table-cell office:value-type="float" office:value="-0.0232664442783" calcext:value-type="float">
            <text:p>-0.0232664443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38.3604171414" calcext:value-type="float">
            <text:p>38.3604171414</text:p>
          </table:table-cell>
        </table:table-row>
        <table:table-row table:style-name="ro1">
          <table:table-cell/>
          <table:table-cell office:value-type="float" office:value="13.3" calcext:value-type="float">
            <text:p>13.3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9.8783712126" calcext:value-type="float">
            <text:p>39.8783712126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0" calcext:value-type="float">
            <text:p>0</text:p>
          </table:table-cell>
          <table:table-cell office:value-type="float" office:value="-1.40381909317" calcext:value-type="float">
            <text:p>-1.4038190932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38.5176708701" calcext:value-type="float">
            <text:p>38.5176708701</text:p>
          </table:table-cell>
        </table:table-row>
        <table:table-row table:style-name="ro1">
          <table:table-cell/>
          <table:table-cell office:value-type="float" office:value="13.65" calcext:value-type="float">
            <text:p>13.6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40.0296037289" calcext:value-type="float">
            <text:p>40.0296037289</text:p>
          </table:table-cell>
          <table:table-cell/>
          <table:table-cell office:value-type="float" office:value="13.65" calcext:value-type="float">
            <text:p>13.65</text:p>
          </table:table-cell>
          <table:table-cell office:value-type="float" office:value="0" calcext:value-type="float">
            <text:p>0</text:p>
          </table:table-cell>
          <table:table-cell office:value-type="float" office:value="-0.0756304306778" calcext:value-type="float">
            <text:p>-0.0756304307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38.7945081624" calcext:value-type="float">
            <text:p>38.794508162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9.2073452325" calcext:value-type="float">
            <text:p>39.207345232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0.204568145239" calcext:value-type="float">
            <text:p>-0.2045681452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38.9561046622" calcext:value-type="float">
            <text:p>38.9561046622</text:p>
          </table:table-cell>
        </table:table-row>
        <table:table-row table:style-name="ro1">
          <table:table-cell/>
          <table:table-cell office:value-type="float" office:value="14.35" calcext:value-type="float">
            <text:p>14.3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9.7704554338" calcext:value-type="float">
            <text:p>39.7704554338</text:p>
          </table:table-cell>
          <table:table-cell/>
          <table:table-cell office:value-type="float" office:value="14.35" calcext:value-type="float">
            <text:p>14.35</text:p>
          </table:table-cell>
          <table:table-cell office:value-type="float" office:value="0" calcext:value-type="float">
            <text:p>0</text:p>
          </table:table-cell>
          <table:table-cell office:value-type="float" office:value="-0.357946880868" calcext:value-type="float">
            <text:p>-0.3579468809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39.058797763" calcext:value-type="float">
            <text:p>39.058797763</text:p>
          </table:table-cell>
        </table:table-row>
        <table:table-row table:style-name="ro1">
          <table:table-cell/>
          <table:table-cell office:value-type="float" office:value="14.7" calcext:value-type="float">
            <text:p>14.7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9.5297548703" calcext:value-type="float">
            <text:p>39.5297548703</text:p>
          </table:table-cell>
          <table:table-cell/>
          <table:table-cell office:value-type="float" office:value="14.7" calcext:value-type="float">
            <text:p>14.7</text:p>
          </table:table-cell>
          <table:table-cell office:value-type="float" office:value="0" calcext:value-type="float">
            <text:p>0</text:p>
          </table:table-cell>
          <table:table-cell office:value-type="float" office:value="0.400189886092" calcext:value-type="float">
            <text:p>0.4001898861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39.341786575" calcext:value-type="float">
            <text:p>39.341786575</text:p>
          </table:table-cell>
        </table:table-row>
        <table:table-row table:style-name="ro1">
          <table:table-cell/>
          <table:table-cell office:value-type="float" office:value="15.05" calcext:value-type="float">
            <text:p>15.0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9.4539760043" calcext:value-type="float">
            <text:p>39.4539760043</text:p>
          </table:table-cell>
          <table:table-cell/>
          <table:table-cell office:value-type="float" office:value="15.05" calcext:value-type="float">
            <text:p>15.05</text:p>
          </table:table-cell>
          <table:table-cell office:value-type="float" office:value="0" calcext:value-type="float">
            <text:p>0</text:p>
          </table:table-cell>
          <table:table-cell office:value-type="float" office:value="-0.922392721957" calcext:value-type="float">
            <text:p>-0.922392722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39.6762966569" calcext:value-type="float">
            <text:p>39.6762966569</text:p>
          </table:table-cell>
        </table:table-row>
        <table:table-row table:style-name="ro1">
          <table:table-cell/>
          <table:table-cell office:value-type="float" office:value="15.4" calcext:value-type="float">
            <text:p>15.4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9.7026481251" calcext:value-type="float">
            <text:p>39.7026481251</text:p>
          </table:table-cell>
          <table:table-cell/>
          <table:table-cell office:value-type="float" office:value="15.4" calcext:value-type="float">
            <text:p>15.4</text:p>
          </table:table-cell>
          <table:table-cell office:value-type="float" office:value="0" calcext:value-type="float">
            <text:p>0</text:p>
          </table:table-cell>
          <table:table-cell office:value-type="float" office:value="0.545673954093" calcext:value-type="float">
            <text:p>0.5456739541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39.7093507956" calcext:value-type="float">
            <text:p>39.7093507956</text:p>
          </table:table-cell>
        </table:table-row>
        <table:table-row table:style-name="ro1">
          <table:table-cell/>
          <table:table-cell office:value-type="float" office:value="15.75" calcext:value-type="float">
            <text:p>15.7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40.0070528232" calcext:value-type="float">
            <text:p>40.0070528232</text:p>
          </table:table-cell>
          <table:table-cell/>
          <table:table-cell office:value-type="float" office:value="15.75" calcext:value-type="float">
            <text:p>15.75</text:p>
          </table:table-cell>
          <table:table-cell office:value-type="float" office:value="0" calcext:value-type="float">
            <text:p>0</text:p>
          </table:table-cell>
          <table:table-cell office:value-type="float" office:value="-0.641664280338" calcext:value-type="float">
            <text:p>-0.6416642803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39.8649750951" calcext:value-type="float">
            <text:p>39.8649750951</text:p>
          </table:table-cell>
        </table:table-row>
        <table:table-row table:style-name="ro1">
          <table:table-cell/>
          <table:table-cell office:value-type="float" office:value="16.1" calcext:value-type="float">
            <text:p>16.1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9.6617643446" calcext:value-type="float">
            <text:p>39.6617643446</text:p>
          </table:table-cell>
          <table:table-cell/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office:value-type="float" office:value="0.214485653025" calcext:value-type="float">
            <text:p>0.214485653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40.0500230617" calcext:value-type="float">
            <text:p>40.0500230617</text:p>
          </table:table-cell>
        </table:table-row>
        <table:table-row table:style-name="ro1">
          <table:table-cell/>
          <table:table-cell office:value-type="float" office:value="16.45" calcext:value-type="float">
            <text:p>16.4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9.5467728749" calcext:value-type="float">
            <text:p>39.5467728749</text:p>
          </table:table-cell>
          <table:table-cell/>
          <table:table-cell office:value-type="float" office:value="16.45" calcext:value-type="float">
            <text:p>16.45</text:p>
          </table:table-cell>
          <table:table-cell office:value-type="float" office:value="0" calcext:value-type="float">
            <text:p>0</text:p>
          </table:table-cell>
          <table:table-cell office:value-type="float" office:value="-0.482353774255" calcext:value-type="float">
            <text:p>-0.4823537743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40.1335483889" calcext:value-type="float">
            <text:p>40.1335483889</text:p>
          </table:table-cell>
        </table:table-row>
        <table:table-row table:style-name="ro1">
          <table:table-cell/>
          <table:table-cell office:value-type="float" office:value="16.8" calcext:value-type="float">
            <text:p>16.8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9.3960066134" calcext:value-type="float">
            <text:p>39.3960066134</text:p>
          </table:table-cell>
          <table:table-cell/>
          <table:table-cell office:value-type="float" office:value="16.8" calcext:value-type="float">
            <text:p>16.8</text:p>
          </table:table-cell>
          <table:table-cell office:value-type="float" office:value="0" calcext:value-type="float">
            <text:p>0</text:p>
          </table:table-cell>
          <table:table-cell office:value-type="float" office:value="-0.180077177291" calcext:value-type="float">
            <text:p>-0.1800771773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40.5390189455" calcext:value-type="float">
            <text:p>40.5390189455</text:p>
          </table:table-cell>
        </table:table-row>
        <table:table-row table:style-name="ro1">
          <table:table-cell/>
          <table:table-cell office:value-type="float" office:value="17.15" calcext:value-type="float">
            <text:p>17.1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9.7504069896" calcext:value-type="float">
            <text:p>39.7504069896</text:p>
          </table:table-cell>
          <table:table-cell/>
          <table:table-cell office:value-type="float" office:value="17.15" calcext:value-type="float">
            <text:p>17.15</text:p>
          </table:table-cell>
          <table:table-cell office:value-type="float" office:value="0" calcext:value-type="float">
            <text:p>0</text:p>
          </table:table-cell>
          <table:table-cell office:value-type="float" office:value="0.351630690978" calcext:value-type="float">
            <text:p>0.351630691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40.748975734" calcext:value-type="float">
            <text:p>40.748975734</text:p>
          </table:table-cell>
        </table:table-row>
        <table:table-row table:style-name="ro1">
          <table:table-cell/>
          <table:table-cell office:value-type="float" office:value="17.5" calcext:value-type="float">
            <text:p>17.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9.9871617582" calcext:value-type="float">
            <text:p>39.9871617582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office:value-type="float" office:value="-0.205499410414" calcext:value-type="float">
            <text:p>-0.2054994104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40.851764621" calcext:value-type="float">
            <text:p>40.851764621</text:p>
          </table:table-cell>
        </table:table-row>
        <table:table-row table:style-name="ro1">
          <table:table-cell/>
          <table:table-cell office:value-type="float" office:value="17.85" calcext:value-type="float">
            <text:p>17.8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40.2238473035" calcext:value-type="float">
            <text:p>40.2238473035</text:p>
          </table:table-cell>
          <table:table-cell/>
          <table:table-cell office:value-type="float" office:value="17.85" calcext:value-type="float">
            <text:p>17.85</text:p>
          </table:table-cell>
          <table:table-cell office:value-type="float" office:value="0" calcext:value-type="float">
            <text:p>0</text:p>
          </table:table-cell>
          <table:table-cell office:value-type="float" office:value="0.623029382731" calcext:value-type="float">
            <text:p>0.6230293827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41.0062074601" calcext:value-type="float">
            <text:p>41.0062074601</text:p>
          </table:table-cell>
        </table:table-row>
        <table:table-row table:style-name="ro1">
          <table:table-cell/>
          <table:table-cell office:value-type="float" office:value="18.2" calcext:value-type="float">
            <text:p>18.2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9.9679373322" calcext:value-type="float">
            <text:p>39.9679373322</text:p>
          </table:table-cell>
          <table:table-cell/>
          <table:table-cell office:value-type="float" office:value="18.2" calcext:value-type="float">
            <text:p>18.2</text:p>
          </table:table-cell>
          <table:table-cell office:value-type="float" office:value="0" calcext:value-type="float">
            <text:p>0</text:p>
          </table:table-cell>
          <table:table-cell office:value-type="float" office:value="-0.252297790856" calcext:value-type="float">
            <text:p>-0.2522977909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41.32558924" calcext:value-type="float">
            <text:p>41.32558924</text:p>
          </table:table-cell>
        </table:table-row>
        <table:table-row table:style-name="ro1">
          <table:table-cell/>
          <table:table-cell office:value-type="float" office:value="18.55" calcext:value-type="float">
            <text:p>18.5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9.8473019558" calcext:value-type="float">
            <text:p>39.8473019558</text:p>
          </table:table-cell>
          <table:table-cell/>
          <table:table-cell office:value-type="float" office:value="18.55" calcext:value-type="float">
            <text:p>18.55</text:p>
          </table:table-cell>
          <table:table-cell office:value-type="float" office:value="0" calcext:value-type="float">
            <text:p>0</text:p>
          </table:table-cell>
          <table:table-cell office:value-type="float" office:value="0.300469834633" calcext:value-type="float">
            <text:p>0.3004698346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41.714614171" calcext:value-type="float">
            <text:p>41.714614171</text:p>
          </table:table-cell>
        </table:table-row>
        <table:table-row table:style-name="ro1">
          <table:table-cell/>
          <table:table-cell office:value-type="float" office:value="18.9" calcext:value-type="float">
            <text:p>18.9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39.7495032677" calcext:value-type="float">
            <text:p>39.7495032677</text:p>
          </table:table-cell>
          <table:table-cell/>
          <table:table-cell office:value-type="float" office:value="18.9" calcext:value-type="float">
            <text:p>18.9</text:p>
          </table:table-cell>
          <table:table-cell office:value-type="float" office:value="0" calcext:value-type="float">
            <text:p>0</text:p>
          </table:table-cell>
          <table:table-cell office:value-type="float" office:value="0.16579228843" calcext:value-type="float">
            <text:p>0.1657922884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41.8517139384" calcext:value-type="float">
            <text:p>41.8517139384</text:p>
          </table:table-cell>
        </table:table-row>
        <table:table-row table:style-name="ro1">
          <table:table-cell/>
          <table:table-cell office:value-type="float" office:value="19.25" calcext:value-type="float">
            <text:p>19.2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40.1987498491" calcext:value-type="float">
            <text:p>40.1987498491</text:p>
          </table:table-cell>
          <table:table-cell/>
          <table:table-cell office:value-type="float" office:value="19.25" calcext:value-type="float">
            <text:p>19.25</text:p>
          </table:table-cell>
          <table:table-cell office:value-type="float" office:value="0" calcext:value-type="float">
            <text:p>0</text:p>
          </table:table-cell>
          <table:table-cell office:value-type="float" office:value="-0.0568244029036" calcext:value-type="float">
            <text:p>-0.0568244029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42.0384876579" calcext:value-type="float">
            <text:p>42.0384876579</text:p>
          </table:table-cell>
        </table:table-row>
        <table:table-row table:style-name="ro1">
          <table:table-cell/>
          <table:table-cell office:value-type="float" office:value="19.6" calcext:value-type="float">
            <text:p>19.6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40.8451138041" calcext:value-type="float">
            <text:p>40.8451138041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0" calcext:value-type="float">
            <text:p>0</text:p>
          </table:table-cell>
          <table:table-cell office:value-type="float" office:value="-0.501411518442" calcext:value-type="float">
            <text:p>-0.5014115184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42.2702346802" calcext:value-type="float">
            <text:p>42.2702346802</text:p>
          </table:table-cell>
        </table:table-row>
        <table:table-row table:style-name="ro1">
          <table:table-cell/>
          <table:table-cell office:value-type="float" office:value="19.95" calcext:value-type="float">
            <text:p>19.9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40.5792300947" calcext:value-type="float">
            <text:p>40.5792300947</text:p>
          </table:table-cell>
          <table:table-cell/>
          <table:table-cell office:value-type="float" office:value="19.95" calcext:value-type="float">
            <text:p>19.95</text:p>
          </table:table-cell>
          <table:table-cell office:value-type="float" office:value="0" calcext:value-type="float">
            <text:p>0</text:p>
          </table:table-cell>
          <table:table-cell office:value-type="float" office:value="0.16514215994" calcext:value-type="float">
            <text:p>0.1651421599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42.3814670886" calcext:value-type="float">
            <text:p>42.3814670886</text:p>
          </table:table-cell>
        </table:table-row>
        <table:table-row table:style-name="ro1">
          <table:table-cell/>
          <table:table-cell office:value-type="float" office:value="20.3" calcext:value-type="float">
            <text:p>20.3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41.1598486751" calcext:value-type="float">
            <text:p>41.1598486751</text:p>
          </table:table-cell>
          <table:table-cell/>
          <table:table-cell office:value-type="float" office:value="20.3" calcext:value-type="float">
            <text:p>20.3</text:p>
          </table:table-cell>
          <table:table-cell office:value-type="float" office:value="0" calcext:value-type="float">
            <text:p>0</text:p>
          </table:table-cell>
          <table:table-cell office:value-type="float" office:value="-0.260167716743" calcext:value-type="float">
            <text:p>-0.2601677167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42.7580552906" calcext:value-type="float">
            <text:p>42.7580552906</text:p>
          </table:table-cell>
        </table:table-row>
        <table:table-row table:style-name="ro1">
          <table:table-cell/>
          <table:table-cell office:value-type="float" office:value="20.65" calcext:value-type="float">
            <text:p>20.6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40.8298231918" calcext:value-type="float">
            <text:p>40.8298231918</text:p>
          </table:table-cell>
          <table:table-cell/>
          <table:table-cell office:value-type="float" office:value="20.65" calcext:value-type="float">
            <text:p>20.65</text:p>
          </table:table-cell>
          <table:table-cell office:value-type="float" office:value="0" calcext:value-type="float">
            <text:p>0</text:p>
          </table:table-cell>
          <table:table-cell office:value-type="float" office:value="1.52665194227" calcext:value-type="float">
            <text:p>1.5266519423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42.9135837797" calcext:value-type="float">
            <text:p>42.913583779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42.4730242323" calcext:value-type="float">
            <text:p>42.473024232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-5.32574131103" calcext:value-type="float">
            <text:p>-5.325741311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42.9150865736" calcext:value-type="float">
            <text:p>42.9150865736</text:p>
          </table:table-cell>
        </table:table-row>
        <table:table-row table:style-name="ro1">
          <table:table-cell/>
          <table:table-cell office:value-type="float" office:value="21.35" calcext:value-type="float">
            <text:p>21.3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40.9413722532" calcext:value-type="float">
            <text:p>40.9413722532</text:p>
          </table:table-cell>
          <table:table-cell/>
          <table:table-cell office:value-type="float" office:value="21.35" calcext:value-type="float">
            <text:p>21.35</text:p>
          </table:table-cell>
          <table:table-cell office:value-type="float" office:value="0" calcext:value-type="float">
            <text:p>0</text:p>
          </table:table-cell>
          <table:table-cell office:value-type="float" office:value="0.331248863814" calcext:value-type="float">
            <text:p>0.3312488638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43.1467657424" calcext:value-type="float">
            <text:p>43.1467657424</text:p>
          </table:table-cell>
        </table:table-row>
        <table:table-row table:style-name="ro1">
          <table:table-cell/>
          <table:table-cell office:value-type="float" office:value="21.7" calcext:value-type="float">
            <text:p>21.7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40.7520436504" calcext:value-type="float">
            <text:p>40.7520436504</text:p>
          </table:table-cell>
          <table:table-cell/>
          <table:table-cell office:value-type="float" office:value="21.7" calcext:value-type="float">
            <text:p>21.7</text:p>
          </table:table-cell>
          <table:table-cell office:value-type="float" office:value="0" calcext:value-type="float">
            <text:p>0</text:p>
          </table:table-cell>
          <table:table-cell office:value-type="float" office:value="-0.524937797527" calcext:value-type="float">
            <text:p>-0.5249377975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43.3718577067" calcext:value-type="float">
            <text:p>43.3718577067</text:p>
          </table:table-cell>
        </table:table-row>
        <table:table-row table:style-name="ro1">
          <table:table-cell/>
          <table:table-cell office:value-type="float" office:value="22.05" calcext:value-type="float">
            <text:p>22.0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40.7253645257" calcext:value-type="float">
            <text:p>40.7253645257</text:p>
          </table:table-cell>
          <table:table-cell/>
          <table:table-cell office:value-type="float" office:value="22.05" calcext:value-type="float">
            <text:p>22.05</text:p>
          </table:table-cell>
          <table:table-cell office:value-type="float" office:value="0" calcext:value-type="float">
            <text:p>0</text:p>
          </table:table-cell>
          <table:table-cell office:value-type="float" office:value="1.02084301824" calcext:value-type="float">
            <text:p>1.0208430182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43.5039406113" calcext:value-type="float">
            <text:p>43.5039406113</text:p>
          </table:table-cell>
        </table:table-row>
        <table:table-row table:style-name="ro1">
          <table:table-cell/>
          <table:table-cell office:value-type="float" office:value="22.4" calcext:value-type="float">
            <text:p>22.4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41.2088189372" calcext:value-type="float">
            <text:p>41.2088189372</text:p>
          </table:table-cell>
          <table:table-cell/>
          <table:table-cell office:value-type="float" office:value="22.4" calcext:value-type="float">
            <text:p>22.4</text:p>
          </table:table-cell>
          <table:table-cell office:value-type="float" office:value="0" calcext:value-type="float">
            <text:p>0</text:p>
          </table:table-cell>
          <table:table-cell office:value-type="float" office:value="0.183743739874" calcext:value-type="float">
            <text:p>0.1837437399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43.6552278618" calcext:value-type="float">
            <text:p>43.6552278618</text:p>
          </table:table-cell>
        </table:table-row>
        <table:table-row table:style-name="ro1">
          <table:table-cell/>
          <table:table-cell office:value-type="float" office:value="22.75" calcext:value-type="float">
            <text:p>22.75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42.1557252003" calcext:value-type="float">
            <text:p>42.1557252003</text:p>
          </table:table-cell>
          <table:table-cell/>
          <table:table-cell office:value-type="float" office:value="22.75" calcext:value-type="float">
            <text:p>22.75</text:p>
          </table:table-cell>
          <table:table-cell office:value-type="float" office:value="0" calcext:value-type="float">
            <text:p>0</text:p>
          </table:table-cell>
          <table:table-cell office:value-type="float" office:value="-0.0830566074411" calcext:value-type="float">
            <text:p>-0.0830566074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43.8537131817" calcext:value-type="float">
            <text:p>43.8537131817</text:p>
          </table:table-cell>
        </table:table-row>
        <table:table-row table:style-name="ro1">
          <table:table-cell/>
          <table:table-cell office:value-type="float" office:value="23.1" calcext:value-type="float">
            <text:p>23.1</text:p>
          </table:table-cell>
          <table:table-cell office:value-type="float" office:value="57.8404833333333" calcext:value-type="float">
            <text:p>57.8404833333</text:p>
          </table:table-cell>
          <table:table-cell office:value-type="float" office:value="41.6602508461" calcext:value-type="float">
            <text:p>41.6602508461</text:p>
          </table:table-cell>
          <table:table-cell/>
          <table:table-cell office:value-type="float" office:value="23.1" calcext:value-type="float">
            <text:p>23.1</text:p>
          </table:table-cell>
          <table:table-cell office:value-type="float" office:value="0" calcext:value-type="float">
            <text:p>0</text:p>
          </table:table-cell>
          <table:table-cell office:value-type="float" office:value="2.01794123019" calcext:value-type="float">
            <text:p>2.0179412302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44.0614542481" calcext:value-type="float">
            <text:p>44.0614542481</text:p>
          </table:table-cell>
        </table:table-row>
        <table:table-row table:style-name="ro1">
          <table:table-cell table:number-columns-repeated="9"/>
          <table:table-cell office:value-type="float" office:value="161" calcext:value-type="float">
            <text:p>161</text:p>
          </table:table-cell>
          <table:table-cell office:value-type="float" office:value="44.1272135749" calcext:value-type="float">
            <text:p>44.1272135749</text:p>
          </table:table-cell>
        </table:table-row>
        <table:table-row table:style-name="ro1">
          <table:table-cell table:number-columns-repeated="9"/>
          <table:table-cell office:value-type="float" office:value="162" calcext:value-type="float">
            <text:p>162</text:p>
          </table:table-cell>
          <table:table-cell office:value-type="float" office:value="44.4002020893" calcext:value-type="float">
            <text:p>44.4002020893</text:p>
          </table:table-cell>
        </table:table-row>
        <table:table-row table:style-name="ro1">
          <table:table-cell table:number-columns-repeated="9"/>
          <table:table-cell office:value-type="float" office:value="163" calcext:value-type="float">
            <text:p>163</text:p>
          </table:table-cell>
          <table:table-cell office:value-type="float" office:value="44.6612403837" calcext:value-type="float">
            <text:p>44.6612403837</text:p>
          </table:table-cell>
        </table:table-row>
        <table:table-row table:style-name="ro1">
          <table:table-cell table:number-columns-repeated="9"/>
          <table:table-cell office:value-type="float" office:value="164" calcext:value-type="float">
            <text:p>164</text:p>
          </table:table-cell>
          <table:table-cell office:value-type="float" office:value="44.9517562903" calcext:value-type="float">
            <text:p>44.9517562903</text:p>
          </table:table-cell>
        </table:table-row>
        <table:table-row table:style-name="ro1">
          <table:table-cell table:number-columns-repeated="9"/>
          <table:table-cell office:value-type="float" office:value="165" calcext:value-type="float">
            <text:p>165</text:p>
          </table:table-cell>
          <table:table-cell office:value-type="float" office:value="45.1548110809" calcext:value-type="float">
            <text:p>45.1548110809</text:p>
          </table:table-cell>
        </table:table-row>
        <table:table-row table:style-name="ro1">
          <table:table-cell table:number-columns-repeated="9"/>
          <table:table-cell office:value-type="float" office:value="166" calcext:value-type="float">
            <text:p>166</text:p>
          </table:table-cell>
          <table:table-cell office:value-type="float" office:value="45.3349798212" calcext:value-type="float">
            <text:p>45.3349798212</text:p>
          </table:table-cell>
        </table:table-row>
        <table:table-row table:style-name="ro1">
          <table:table-cell table:number-columns-repeated="9"/>
          <table:table-cell office:value-type="float" office:value="167" calcext:value-type="float">
            <text:p>167</text:p>
          </table:table-cell>
          <table:table-cell office:value-type="float" office:value="45.4488570931" calcext:value-type="float">
            <text:p>45.4488570931</text:p>
          </table:table-cell>
        </table:table-row>
        <table:table-row table:style-name="ro1">
          <table:table-cell table:number-columns-repeated="9"/>
          <table:table-cell office:value-type="float" office:value="168" calcext:value-type="float">
            <text:p>168</text:p>
          </table:table-cell>
          <table:table-cell office:value-type="float" office:value="45.8018622143" calcext:value-type="float">
            <text:p>45.8018622143</text:p>
          </table:table-cell>
        </table:table-row>
        <table:table-row table:style-name="ro1">
          <table:table-cell table:number-columns-repeated="9"/>
          <table:table-cell office:value-type="float" office:value="169" calcext:value-type="float">
            <text:p>169</text:p>
          </table:table-cell>
          <table:table-cell office:value-type="float" office:value="46.0673742516" calcext:value-type="float">
            <text:p>46.0673742516</text:p>
          </table:table-cell>
        </table:table-row>
        <table:table-row table:style-name="ro1">
          <table:table-cell table:number-columns-repeated="9"/>
          <table:table-cell office:value-type="float" office:value="170" calcext:value-type="float">
            <text:p>170</text:p>
          </table:table-cell>
          <table:table-cell office:value-type="float" office:value="46.2833185338" calcext:value-type="float">
            <text:p>46.2833185338</text:p>
          </table:table-cell>
        </table:table-row>
        <table:table-row table:style-name="ro1">
          <table:table-cell table:number-columns-repeated="9"/>
          <table:table-cell office:value-type="float" office:value="171" calcext:value-type="float">
            <text:p>171</text:p>
          </table:table-cell>
          <table:table-cell office:value-type="float" office:value="46.475665356" calcext:value-type="float">
            <text:p>46.475665356</text:p>
          </table:table-cell>
        </table:table-row>
        <table:table-row table:style-name="ro1">
          <table:table-cell table:number-columns-repeated="9"/>
          <table:table-cell office:value-type="float" office:value="172" calcext:value-type="float">
            <text:p>172</text:p>
          </table:table-cell>
          <table:table-cell office:value-type="float" office:value="46.6600890829" calcext:value-type="float">
            <text:p>46.6600890829</text:p>
          </table:table-cell>
        </table:table-row>
        <table:table-row table:style-name="ro1">
          <table:table-cell table:number-columns-repeated="9"/>
          <table:table-cell office:value-type="float" office:value="173" calcext:value-type="float">
            <text:p>173</text:p>
          </table:table-cell>
          <table:table-cell office:value-type="float" office:value="46.7472772476" calcext:value-type="float">
            <text:p>46.7472772476</text:p>
          </table:table-cell>
        </table:table-row>
        <table:table-row table:style-name="ro1">
          <table:table-cell table:number-columns-repeated="9"/>
          <table:table-cell office:value-type="float" office:value="174" calcext:value-type="float">
            <text:p>174</text:p>
          </table:table-cell>
          <table:table-cell office:value-type="float" office:value="47.0243406395" calcext:value-type="float">
            <text:p>47.0243406395</text:p>
          </table:table-cell>
        </table:table-row>
        <table:table-row table:style-name="ro1">
          <table:table-cell table:number-columns-repeated="9"/>
          <table:table-cell office:value-type="float" office:value="175" calcext:value-type="float">
            <text:p>175</text:p>
          </table:table-cell>
          <table:table-cell office:value-type="float" office:value="47.1852989397" calcext:value-type="float">
            <text:p>47.1852989397</text:p>
          </table:table-cell>
        </table:table-row>
        <table:table-row table:style-name="ro1">
          <table:table-cell table:number-columns-repeated="9"/>
          <table:table-cell office:value-type="float" office:value="176" calcext:value-type="float">
            <text:p>176</text:p>
          </table:table-cell>
          <table:table-cell office:value-type="float" office:value="47.3893503308" calcext:value-type="float">
            <text:p>47.3893503308</text:p>
          </table:table-cell>
        </table:table-row>
        <table:table-row table:style-name="ro1">
          <table:table-cell table:number-columns-repeated="9"/>
          <table:table-cell office:value-type="float" office:value="177" calcext:value-type="float">
            <text:p>177</text:p>
          </table:table-cell>
          <table:table-cell office:value-type="float" office:value="47.6329092015" calcext:value-type="float">
            <text:p>47.6329092015</text:p>
          </table:table-cell>
        </table:table-row>
        <table:table-row table:style-name="ro1">
          <table:table-cell table:number-columns-repeated="9"/>
          <table:table-cell office:value-type="float" office:value="178" calcext:value-type="float">
            <text:p>178</text:p>
          </table:table-cell>
          <table:table-cell office:value-type="float" office:value="47.6858048876" calcext:value-type="float">
            <text:p>47.6858048876</text:p>
          </table:table-cell>
        </table:table-row>
        <table:table-row table:style-name="ro1">
          <table:table-cell table:number-columns-repeated="9"/>
          <table:table-cell office:value-type="float" office:value="179" calcext:value-type="float">
            <text:p>179</text:p>
          </table:table-cell>
          <table:table-cell office:value-type="float" office:value="47.9374056272" calcext:value-type="float">
            <text:p>47.9374056272</text:p>
          </table:table-cell>
        </table:table-row>
        <table:table-row table:style-name="ro1">
          <table:table-cell table:number-columns-repeated="9"/>
          <table:table-cell office:value-type="float" office:value="180" calcext:value-type="float">
            <text:p>180</text:p>
          </table:table-cell>
          <table:table-cell office:value-type="float" office:value="48.124861453" calcext:value-type="float">
            <text:p>48.124861453</text:p>
          </table:table-cell>
        </table:table-row>
        <table:table-row table:style-name="ro1">
          <table:table-cell table:number-columns-repeated="9"/>
          <table:table-cell office:value-type="float" office:value="181" calcext:value-type="float">
            <text:p>181</text:p>
          </table:table-cell>
          <table:table-cell office:value-type="float" office:value="48.4120359576" calcext:value-type="float">
            <text:p>48.4120359576</text:p>
          </table:table-cell>
        </table:table-row>
        <table:table-row table:style-name="ro1">
          <table:table-cell table:number-columns-repeated="9"/>
          <table:table-cell office:value-type="float" office:value="182" calcext:value-type="float">
            <text:p>182</text:p>
          </table:table-cell>
          <table:table-cell office:value-type="float" office:value="48.7132694952" calcext:value-type="float">
            <text:p>48.7132694952</text:p>
          </table:table-cell>
        </table:table-row>
        <table:table-row table:style-name="ro1">
          <table:table-cell table:number-columns-repeated="9"/>
          <table:table-cell office:value-type="float" office:value="183" calcext:value-type="float">
            <text:p>183</text:p>
          </table:table-cell>
          <table:table-cell office:value-type="float" office:value="48.8088480197" calcext:value-type="float">
            <text:p>48.8088480197</text:p>
          </table:table-cell>
        </table:table-row>
        <table:table-row table:style-name="ro1">
          <table:table-cell table:number-columns-repeated="9"/>
          <table:table-cell office:value-type="float" office:value="184" calcext:value-type="float">
            <text:p>184</text:p>
          </table:table-cell>
          <table:table-cell office:value-type="float" office:value="49.0063987831" calcext:value-type="float">
            <text:p>49.0063987831</text:p>
          </table:table-cell>
        </table:table-row>
        <table:table-row table:style-name="ro1">
          <table:table-cell table:number-columns-repeated="9"/>
          <table:table-cell office:value-type="float" office:value="185" calcext:value-type="float">
            <text:p>185</text:p>
          </table:table-cell>
          <table:table-cell office:value-type="float" office:value="49.215225854" calcext:value-type="float">
            <text:p>49.215225854</text:p>
          </table:table-cell>
        </table:table-row>
        <table:table-row table:style-name="ro1">
          <table:table-cell table:number-columns-repeated="9"/>
          <table:table-cell office:value-type="float" office:value="186" calcext:value-type="float">
            <text:p>186</text:p>
          </table:table-cell>
          <table:table-cell office:value-type="float" office:value="49.3440232616" calcext:value-type="float">
            <text:p>49.3440232616</text:p>
          </table:table-cell>
        </table:table-row>
        <table:table-row table:style-name="ro1">
          <table:table-cell table:number-columns-repeated="9"/>
          <table:table-cell office:value-type="float" office:value="187" calcext:value-type="float">
            <text:p>187</text:p>
          </table:table-cell>
          <table:table-cell office:value-type="float" office:value="49.5607695617" calcext:value-type="float">
            <text:p>49.5607695617</text:p>
          </table:table-cell>
        </table:table-row>
        <table:table-row table:style-name="ro1">
          <table:table-cell table:number-columns-repeated="9"/>
          <table:table-cell office:value-type="float" office:value="188" calcext:value-type="float">
            <text:p>188</text:p>
          </table:table-cell>
          <table:table-cell office:value-type="float" office:value="49.7587791642" calcext:value-type="float">
            <text:p>49.7587791642</text:p>
          </table:table-cell>
        </table:table-row>
        <table:table-row table:style-name="ro1">
          <table:table-cell table:number-columns-repeated="9"/>
          <table:table-cell office:value-type="float" office:value="189" calcext:value-type="float">
            <text:p>189</text:p>
          </table:table-cell>
          <table:table-cell office:value-type="float" office:value="49.8891774633" calcext:value-type="float">
            <text:p>49.8891774633</text:p>
          </table:table-cell>
        </table:table-row>
        <table:table-row table:style-name="ro1">
          <table:table-cell table:number-columns-repeated="9"/>
          <table:table-cell office:value-type="float" office:value="190" calcext:value-type="float">
            <text:p>190</text:p>
          </table:table-cell>
          <table:table-cell office:value-type="float" office:value="50.0703645005" calcext:value-type="float">
            <text:p>50.0703645005</text:p>
          </table:table-cell>
        </table:table-row>
        <table:table-row table:style-name="ro1">
          <table:table-cell table:number-columns-repeated="9"/>
          <table:table-cell office:value-type="float" office:value="191" calcext:value-type="float">
            <text:p>191</text:p>
          </table:table-cell>
          <table:table-cell office:value-type="float" office:value="50.2764232851" calcext:value-type="float">
            <text:p>50.2764232851</text:p>
          </table:table-cell>
        </table:table-row>
        <table:table-row table:style-name="ro1">
          <table:table-cell table:number-columns-repeated="9"/>
          <table:table-cell office:value-type="float" office:value="192" calcext:value-type="float">
            <text:p>192</text:p>
          </table:table-cell>
          <table:table-cell office:value-type="float" office:value="50.3894696261" calcext:value-type="float">
            <text:p>50.3894696261</text:p>
          </table:table-cell>
        </table:table-row>
        <table:table-row table:style-name="ro1">
          <table:table-cell table:number-columns-repeated="9"/>
          <table:table-cell office:value-type="float" office:value="193" calcext:value-type="float">
            <text:p>193</text:p>
          </table:table-cell>
          <table:table-cell office:value-type="float" office:value="50.5844971949" calcext:value-type="float">
            <text:p>50.5844971949</text:p>
          </table:table-cell>
        </table:table-row>
        <table:table-row table:style-name="ro1">
          <table:table-cell table:number-columns-repeated="9"/>
          <table:table-cell office:value-type="float" office:value="194" calcext:value-type="float">
            <text:p>194</text:p>
          </table:table-cell>
          <table:table-cell office:value-type="float" office:value="50.7557309473" calcext:value-type="float">
            <text:p>50.7557309473</text:p>
          </table:table-cell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office:value-type="float" office:value="51.0363388232" calcext:value-type="float">
            <text:p>51.0363388232</text:p>
          </table:table-cell>
        </table:table-row>
        <table:table-row table:style-name="ro1">
          <table:table-cell table:number-columns-repeated="9"/>
          <table:table-cell office:value-type="float" office:value="196" calcext:value-type="float">
            <text:p>196</text:p>
          </table:table-cell>
          <table:table-cell office:value-type="float" office:value="51.0419239481" calcext:value-type="float">
            <text:p>51.0419239481</text:p>
          </table:table-cell>
        </table:table-row>
        <table:table-row table:style-name="ro1">
          <table:table-cell table:number-columns-repeated="9"/>
          <table:table-cell office:value-type="float" office:value="197" calcext:value-type="float">
            <text:p>197</text:p>
          </table:table-cell>
          <table:table-cell office:value-type="float" office:value="51.0630931897" calcext:value-type="float">
            <text:p>51.0630931897</text:p>
          </table:table-cell>
        </table:table-row>
        <table:table-row table:style-name="ro1">
          <table:table-cell table:number-columns-repeated="9"/>
          <table:table-cell office:value-type="float" office:value="198" calcext:value-type="float">
            <text:p>198</text:p>
          </table:table-cell>
          <table:table-cell office:value-type="float" office:value="51.2528477388" calcext:value-type="float">
            <text:p>51.2528477388</text:p>
          </table:table-cell>
        </table:table-row>
        <table:table-row table:style-name="ro1">
          <table:table-cell table:number-columns-repeated="9"/>
          <table:table-cell office:value-type="float" office:value="199" calcext:value-type="float">
            <text:p>199</text:p>
          </table:table-cell>
          <table:table-cell office:value-type="float" office:value="51.4053191166" calcext:value-type="float">
            <text:p>51.4053191166</text:p>
          </table:table-cell>
        </table:table-row>
        <table:table-row table:style-name="ro1">
          <table:table-cell table:number-columns-repeated="9"/>
          <table:table-cell office:value-type="float" office:value="200" calcext:value-type="float">
            <text:p>200</text:p>
          </table:table-cell>
          <table:table-cell office:value-type="float" office:value="51.5306236212" calcext:value-type="float">
            <text:p>51.5306236212</text:p>
          </table:table-cell>
        </table:table-row>
        <table:table-row table:style-name="ro1">
          <table:table-cell table:number-columns-repeated="9"/>
          <table:table-cell office:value-type="float" office:value="201" calcext:value-type="float">
            <text:p>201</text:p>
          </table:table-cell>
          <table:table-cell office:value-type="float" office:value="51.8271864289" calcext:value-type="float">
            <text:p>51.8271864289</text:p>
          </table:table-cell>
        </table:table-row>
        <table:table-row table:style-name="ro1">
          <table:table-cell table:number-columns-repeated="9"/>
          <table:table-cell office:value-type="float" office:value="202" calcext:value-type="float">
            <text:p>202</text:p>
          </table:table-cell>
          <table:table-cell office:value-type="float" office:value="51.8666170602" calcext:value-type="float">
            <text:p>51.8666170602</text:p>
          </table:table-cell>
        </table:table-row>
        <table:table-row table:style-name="ro1">
          <table:table-cell table:number-columns-repeated="9"/>
          <table:table-cell office:value-type="float" office:value="203" calcext:value-type="float">
            <text:p>203</text:p>
          </table:table-cell>
          <table:table-cell office:value-type="float" office:value="51.9416637466" calcext:value-type="float">
            <text:p>51.9416637466</text:p>
          </table:table-cell>
        </table:table-row>
        <table:table-row table:style-name="ro1">
          <table:table-cell table:number-columns-repeated="9"/>
          <table:table-cell office:value-type="float" office:value="204" calcext:value-type="float">
            <text:p>204</text:p>
          </table:table-cell>
          <table:table-cell office:value-type="float" office:value="52.0573677047" calcext:value-type="float">
            <text:p>52.0573677047</text:p>
          </table:table-cell>
        </table:table-row>
        <table:table-row table:style-name="ro1">
          <table:table-cell table:number-columns-repeated="9"/>
          <table:table-cell office:value-type="float" office:value="205" calcext:value-type="float">
            <text:p>205</text:p>
          </table:table-cell>
          <table:table-cell office:value-type="float" office:value="52.2241913906" calcext:value-type="float">
            <text:p>52.2241913906</text:p>
          </table:table-cell>
        </table:table-row>
        <table:table-row table:style-name="ro1">
          <table:table-cell table:number-columns-repeated="9"/>
          <table:table-cell office:value-type="float" office:value="206" calcext:value-type="float">
            <text:p>206</text:p>
          </table:table-cell>
          <table:table-cell office:value-type="float" office:value="52.3882984415" calcext:value-type="float">
            <text:p>52.3882984415</text:p>
          </table:table-cell>
        </table:table-row>
        <table:table-row table:style-name="ro1">
          <table:table-cell table:number-columns-repeated="9"/>
          <table:table-cell office:value-type="float" office:value="207" calcext:value-type="float">
            <text:p>207</text:p>
          </table:table-cell>
          <table:table-cell office:value-type="float" office:value="52.7134606253" calcext:value-type="float">
            <text:p>52.7134606253</text:p>
          </table:table-cell>
        </table:table-row>
        <table:table-row table:style-name="ro1">
          <table:table-cell table:number-columns-repeated="9"/>
          <table:table-cell office:value-type="float" office:value="208" calcext:value-type="float">
            <text:p>208</text:p>
          </table:table-cell>
          <table:table-cell office:value-type="float" office:value="52.80687143" calcext:value-type="float">
            <text:p>52.80687143</text:p>
          </table:table-cell>
        </table:table-row>
        <table:table-row table:style-name="ro1">
          <table:table-cell table:number-columns-repeated="9"/>
          <table:table-cell office:value-type="float" office:value="209" calcext:value-type="float">
            <text:p>209</text:p>
          </table:table-cell>
          <table:table-cell office:value-type="float" office:value="52.8423368512" calcext:value-type="float">
            <text:p>52.8423368512</text:p>
          </table:table-cell>
        </table:table-row>
        <table:table-row table:style-name="ro1">
          <table:table-cell table:number-columns-repeated="9"/>
          <table:table-cell office:value-type="float" office:value="210" calcext:value-type="float">
            <text:p>210</text:p>
          </table:table-cell>
          <table:table-cell office:value-type="float" office:value="53.0768530905" calcext:value-type="float">
            <text:p>53.0768530905</text:p>
          </table:table-cell>
        </table:table-row>
        <table:table-row table:style-name="ro1">
          <table:table-cell table:number-columns-repeated="9"/>
          <table:table-cell office:value-type="float" office:value="211" calcext:value-type="float">
            <text:p>211</text:p>
          </table:table-cell>
          <table:table-cell office:value-type="float" office:value="53.2333833495" calcext:value-type="float">
            <text:p>53.2333833495</text:p>
          </table:table-cell>
        </table:table-row>
        <table:table-row table:style-name="ro1">
          <table:table-cell table:number-columns-repeated="9"/>
          <table:table-cell office:value-type="float" office:value="212" calcext:value-type="float">
            <text:p>212</text:p>
          </table:table-cell>
          <table:table-cell office:value-type="float" office:value="53.4149900197" calcext:value-type="float">
            <text:p>53.4149900197</text:p>
          </table:table-cell>
        </table:table-row>
        <table:table-row table:style-name="ro1">
          <table:table-cell table:number-columns-repeated="9"/>
          <table:table-cell office:value-type="float" office:value="213" calcext:value-type="float">
            <text:p>213</text:p>
          </table:table-cell>
          <table:table-cell office:value-type="float" office:value="53.8405004256" calcext:value-type="float">
            <text:p>53.8405004256</text:p>
          </table:table-cell>
        </table:table-row>
        <table:table-row table:style-name="ro1">
          <table:table-cell table:number-columns-repeated="9"/>
          <table:table-cell office:value-type="float" office:value="214" calcext:value-type="float">
            <text:p>214</text:p>
          </table:table-cell>
          <table:table-cell office:value-type="float" office:value="53.8432294502" calcext:value-type="float">
            <text:p>53.8432294502</text:p>
          </table:table-cell>
        </table:table-row>
        <table:table-row table:style-name="ro1">
          <table:table-cell table:number-columns-repeated="9"/>
          <table:table-cell office:value-type="float" office:value="215" calcext:value-type="float">
            <text:p>215</text:p>
          </table:table-cell>
          <table:table-cell office:value-type="float" office:value="53.8635867513" calcext:value-type="float">
            <text:p>53.8635867513</text:p>
          </table:table-cell>
        </table:table-row>
        <table:table-row table:style-name="ro1">
          <table:table-cell table:number-columns-repeated="9"/>
          <table:table-cell office:value-type="float" office:value="216" calcext:value-type="float">
            <text:p>216</text:p>
          </table:table-cell>
          <table:table-cell office:value-type="float" office:value="54.0289160966" calcext:value-type="float">
            <text:p>54.0289160966</text:p>
          </table:table-cell>
        </table:table-row>
        <table:table-row table:style-name="ro1">
          <table:table-cell table:number-columns-repeated="9"/>
          <table:table-cell office:value-type="float" office:value="217" calcext:value-type="float">
            <text:p>217</text:p>
          </table:table-cell>
          <table:table-cell office:value-type="float" office:value="54.3664917073" calcext:value-type="float">
            <text:p>54.3664917073</text:p>
          </table:table-cell>
        </table:table-row>
        <table:table-row table:style-name="ro1">
          <table:table-cell table:number-columns-repeated="9"/>
          <table:table-cell office:value-type="float" office:value="218" calcext:value-type="float">
            <text:p>218</text:p>
          </table:table-cell>
          <table:table-cell office:value-type="float" office:value="54.5406688456" calcext:value-type="float">
            <text:p>54.5406688456</text:p>
          </table:table-cell>
        </table:table-row>
        <table:table-row table:style-name="ro1">
          <table:table-cell table:number-columns-repeated="9"/>
          <table:table-cell office:value-type="float" office:value="219" calcext:value-type="float">
            <text:p>219</text:p>
          </table:table-cell>
          <table:table-cell office:value-type="float" office:value="54.9344174254" calcext:value-type="float">
            <text:p>54.9344174254</text:p>
          </table:table-cell>
        </table:table-row>
        <table:table-row table:style-name="ro1">
          <table:table-cell table:number-columns-repeated="9"/>
          <table:table-cell office:value-type="float" office:value="220" calcext:value-type="float">
            <text:p>220</text:p>
          </table:table-cell>
          <table:table-cell office:value-type="float" office:value="54.9536775873" calcext:value-type="float">
            <text:p>54.9536775873</text:p>
          </table:table-cell>
        </table:table-row>
        <table:table-row table:style-name="ro1">
          <table:table-cell table:number-columns-repeated="9"/>
          <table:table-cell office:value-type="float" office:value="221" calcext:value-type="float">
            <text:p>221</text:p>
          </table:table-cell>
          <table:table-cell office:value-type="float" office:value="55.0994498015" calcext:value-type="float">
            <text:p>55.0994498015</text:p>
          </table:table-cell>
        </table:table-row>
        <table:table-row table:style-name="ro1">
          <table:table-cell table:number-columns-repeated="9"/>
          <table:table-cell office:value-type="float" office:value="222" calcext:value-type="float">
            <text:p>222</text:p>
          </table:table-cell>
          <table:table-cell office:value-type="float" office:value="55.1693380952" calcext:value-type="float">
            <text:p>55.1693380952</text:p>
          </table:table-cell>
        </table:table-row>
        <table:table-row table:style-name="ro1">
          <table:table-cell table:number-columns-repeated="9"/>
          <table:table-cell office:value-type="float" office:value="223" calcext:value-type="float">
            <text:p>223</text:p>
          </table:table-cell>
          <table:table-cell office:value-type="float" office:value="55.4819202942" calcext:value-type="float">
            <text:p>55.4819202942</text:p>
          </table:table-cell>
        </table:table-row>
        <table:table-row table:style-name="ro1">
          <table:table-cell table:number-columns-repeated="9"/>
          <table:table-cell office:value-type="float" office:value="224" calcext:value-type="float">
            <text:p>224</text:p>
          </table:table-cell>
          <table:table-cell office:value-type="float" office:value="55.6471206366" calcext:value-type="float">
            <text:p>55.6471206366</text:p>
          </table:table-cell>
        </table:table-row>
        <table:table-row table:style-name="ro1">
          <table:table-cell table:number-columns-repeated="9"/>
          <table:table-cell office:value-type="float" office:value="225" calcext:value-type="float">
            <text:p>225</text:p>
          </table:table-cell>
          <table:table-cell office:value-type="float" office:value="55.9179801806" calcext:value-type="float">
            <text:p>55.9179801806</text:p>
          </table:table-cell>
        </table:table-row>
        <table:table-row table:style-name="ro1">
          <table:table-cell table:number-columns-repeated="9"/>
          <table:table-cell office:value-type="float" office:value="226" calcext:value-type="float">
            <text:p>226</text:p>
          </table:table-cell>
          <table:table-cell office:value-type="float" office:value="56.1433785198" calcext:value-type="float">
            <text:p>56.1433785198</text:p>
          </table:table-cell>
        </table:table-row>
        <table:table-row table:style-name="ro1">
          <table:table-cell table:number-columns-repeated="9"/>
          <table:table-cell office:value-type="float" office:value="227" calcext:value-type="float">
            <text:p>227</text:p>
          </table:table-cell>
          <table:table-cell office:value-type="float" office:value="56.1804762492" calcext:value-type="float">
            <text:p>56.1804762492</text:p>
          </table:table-cell>
        </table:table-row>
        <table:table-row table:style-name="ro1">
          <table:table-cell table:number-columns-repeated="9"/>
          <table:table-cell office:value-type="float" office:value="228" calcext:value-type="float">
            <text:p>228</text:p>
          </table:table-cell>
          <table:table-cell office:value-type="float" office:value="56.2277973998" calcext:value-type="float">
            <text:p>56.2277973998</text:p>
          </table:table-cell>
        </table:table-row>
        <table:table-row table:style-name="ro1">
          <table:table-cell table:number-columns-repeated="9"/>
          <table:table-cell office:value-type="float" office:value="229" calcext:value-type="float">
            <text:p>229</text:p>
          </table:table-cell>
          <table:table-cell office:value-type="float" office:value="56.4618082846" calcext:value-type="float">
            <text:p>56.4618082846</text:p>
          </table:table-cell>
        </table:table-row>
        <table:table-row table:style-name="ro1">
          <table:table-cell table:number-columns-repeated="9"/>
          <table:table-cell office:value-type="float" office:value="230" calcext:value-type="float">
            <text:p>230</text:p>
          </table:table-cell>
          <table:table-cell office:value-type="float" office:value="56.5441641539" calcext:value-type="float">
            <text:p>56.5441641539</text:p>
          </table:table-cell>
        </table:table-row>
        <table:table-row table:style-name="ro1">
          <table:table-cell table:number-columns-repeated="9"/>
          <table:table-cell office:value-type="float" office:value="231" calcext:value-type="float">
            <text:p>231</text:p>
          </table:table-cell>
          <table:table-cell office:value-type="float" office:value="56.6917540613" calcext:value-type="float">
            <text:p>56.6917540613</text:p>
          </table:table-cell>
        </table:table-row>
        <table:table-row table:style-name="ro1">
          <table:table-cell table:number-columns-repeated="9"/>
          <table:table-cell office:value-type="float" office:value="232" calcext:value-type="float">
            <text:p>232</text:p>
          </table:table-cell>
          <table:table-cell office:value-type="float" office:value="56.7095514234" calcext:value-type="float">
            <text:p>56.7095514234</text:p>
          </table:table-cell>
        </table:table-row>
        <table:table-row table:style-name="ro1">
          <table:table-cell table:number-columns-repeated="9"/>
          <table:table-cell office:value-type="float" office:value="233" calcext:value-type="float">
            <text:p>233</text:p>
          </table:table-cell>
          <table:table-cell office:value-type="float" office:value="56.7471814465" calcext:value-type="float">
            <text:p>56.7471814465</text:p>
          </table:table-cell>
        </table:table-row>
        <table:table-row table:style-name="ro1">
          <table:table-cell table:number-columns-repeated="9"/>
          <table:table-cell office:value-type="float" office:value="234" calcext:value-type="float">
            <text:p>234</text:p>
          </table:table-cell>
          <table:table-cell office:value-type="float" office:value="56.7885732926" calcext:value-type="float">
            <text:p>56.7885732926</text:p>
          </table:table-cell>
        </table:table-row>
        <table:table-row table:style-name="ro1">
          <table:table-cell table:number-columns-repeated="9"/>
          <table:table-cell office:value-type="float" office:value="235" calcext:value-type="float">
            <text:p>235</text:p>
          </table:table-cell>
          <table:table-cell office:value-type="float" office:value="56.9435550369" calcext:value-type="float">
            <text:p>56.9435550369</text:p>
          </table:table-cell>
        </table:table-row>
        <table:table-row table:style-name="ro1">
          <table:table-cell table:number-columns-repeated="9"/>
          <table:table-cell office:value-type="float" office:value="236" calcext:value-type="float">
            <text:p>236</text:p>
          </table:table-cell>
          <table:table-cell office:value-type="float" office:value="57.0030927276" calcext:value-type="float">
            <text:p>57.0030927276</text:p>
          </table:table-cell>
        </table:table-row>
        <table:table-row table:style-name="ro1">
          <table:table-cell table:number-columns-repeated="9"/>
          <table:table-cell office:value-type="float" office:value="237" calcext:value-type="float">
            <text:p>237</text:p>
          </table:table-cell>
          <table:table-cell office:value-type="float" office:value="57.0919314029" calcext:value-type="float">
            <text:p>57.0919314029</text:p>
          </table:table-cell>
        </table:table-row>
        <table:table-row table:style-name="ro1">
          <table:table-cell table:number-columns-repeated="9"/>
          <table:table-cell office:value-type="float" office:value="238" calcext:value-type="float">
            <text:p>238</text:p>
          </table:table-cell>
          <table:table-cell office:value-type="float" office:value="57.2291364152" calcext:value-type="float">
            <text:p>57.2291364152</text:p>
          </table:table-cell>
        </table:table-row>
        <table:table-row table:style-name="ro1">
          <table:table-cell table:number-columns-repeated="9"/>
          <table:table-cell office:value-type="float" office:value="239" calcext:value-type="float">
            <text:p>239</text:p>
          </table:table-cell>
          <table:table-cell office:value-type="float" office:value="57.2922674766" calcext:value-type="float">
            <text:p>57.2922674766</text:p>
          </table:table-cell>
        </table:table-row>
        <table:table-row table:style-name="ro1">
          <table:table-cell table:number-columns-repeated="9"/>
          <table:table-cell office:value-type="float" office:value="240" calcext:value-type="float">
            <text:p>240</text:p>
          </table:table-cell>
          <table:table-cell office:value-type="float" office:value="57.3619043672" calcext:value-type="float">
            <text:p>57.3619043672</text:p>
          </table:table-cell>
        </table:table-row>
        <table:table-row table:style-name="ro1">
          <table:table-cell table:number-columns-repeated="9"/>
          <table:table-cell office:value-type="float" office:value="241" calcext:value-type="float">
            <text:p>241</text:p>
          </table:table-cell>
          <table:table-cell office:value-type="float" office:value="57.5867588946" calcext:value-type="float">
            <text:p>57.5867588946</text:p>
          </table:table-cell>
        </table:table-row>
        <table:table-row table:style-name="ro1">
          <table:table-cell table:number-columns-repeated="9"/>
          <table:table-cell office:value-type="float" office:value="242" calcext:value-type="float">
            <text:p>242</text:p>
          </table:table-cell>
          <table:table-cell office:value-type="float" office:value="57.6149251409" calcext:value-type="float">
            <text:p>57.6149251409</text:p>
          </table:table-cell>
        </table:table-row>
        <table:table-row table:style-name="ro1">
          <table:table-cell table:number-columns-repeated="9"/>
          <table:table-cell office:value-type="float" office:value="243" calcext:value-type="float">
            <text:p>243</text:p>
          </table:table-cell>
          <table:table-cell office:value-type="float" office:value="57.7483600925" calcext:value-type="float">
            <text:p>57.7483600925</text:p>
          </table:table-cell>
        </table:table-row>
        <table:table-row table:style-name="ro1">
          <table:table-cell table:number-columns-repeated="9"/>
          <table:table-cell office:value-type="float" office:value="244" calcext:value-type="float">
            <text:p>244</text:p>
          </table:table-cell>
          <table:table-cell office:value-type="float" office:value="57.7751959569" calcext:value-type="float">
            <text:p>57.7751959569</text:p>
          </table:table-cell>
        </table:table-row>
        <table:table-row table:style-name="ro1">
          <table:table-cell table:number-columns-repeated="9"/>
          <table:table-cell office:value-type="float" office:value="245" calcext:value-type="float">
            <text:p>245</text:p>
          </table:table-cell>
          <table:table-cell office:value-type="float" office:value="57.9396571641" calcext:value-type="float">
            <text:p>57.9396571641</text:p>
          </table:table-cell>
        </table:table-row>
        <table:table-row table:style-name="ro1">
          <table:table-cell table:number-columns-repeated="9"/>
          <table:table-cell office:value-type="float" office:value="246" calcext:value-type="float">
            <text:p>246</text:p>
          </table:table-cell>
          <table:table-cell office:value-type="float" office:value="58.0831468534" calcext:value-type="float">
            <text:p>58.0831468534</text:p>
          </table:table-cell>
        </table:table-row>
        <table:table-row table:style-name="ro1">
          <table:table-cell table:number-columns-repeated="9"/>
          <table:table-cell office:value-type="float" office:value="247" calcext:value-type="float">
            <text:p>247</text:p>
          </table:table-cell>
          <table:table-cell office:value-type="float" office:value="58.2310724953" calcext:value-type="float">
            <text:p>58.2310724953</text:p>
          </table:table-cell>
        </table:table-row>
        <table:table-row table:style-name="ro1">
          <table:table-cell table:number-columns-repeated="9"/>
          <table:table-cell office:value-type="float" office:value="248" calcext:value-type="float">
            <text:p>248</text:p>
          </table:table-cell>
          <table:table-cell office:value-type="float" office:value="58.2736728875" calcext:value-type="float">
            <text:p>58.2736728875</text:p>
          </table:table-cell>
        </table:table-row>
        <table:table-row table:style-name="ro1">
          <table:table-cell table:number-columns-repeated="9"/>
          <table:table-cell office:value-type="float" office:value="249" calcext:value-type="float">
            <text:p>249</text:p>
          </table:table-cell>
          <table:table-cell office:value-type="float" office:value="58.4411060679" calcext:value-type="float">
            <text:p>58.4411060679</text:p>
          </table:table-cell>
        </table:table-row>
        <table:table-row table:style-name="ro1">
          <table:table-cell table:number-columns-repeated="9"/>
          <table:table-cell office:value-type="float" office:value="250" calcext:value-type="float">
            <text:p>250</text:p>
          </table:table-cell>
          <table:table-cell office:value-type="float" office:value="58.5397828686" calcext:value-type="float">
            <text:p>58.5397828686</text:p>
          </table:table-cell>
        </table:table-row>
        <table:table-row table:style-name="ro1">
          <table:table-cell table:number-columns-repeated="9"/>
          <table:table-cell office:value-type="float" office:value="251" calcext:value-type="float">
            <text:p>251</text:p>
          </table:table-cell>
          <table:table-cell office:value-type="float" office:value="58.6910536192" calcext:value-type="float">
            <text:p>58.6910536192</text:p>
          </table:table-cell>
        </table:table-row>
        <table:table-row table:style-name="ro1">
          <table:table-cell table:number-columns-repeated="9"/>
          <table:table-cell office:value-type="float" office:value="252" calcext:value-type="float">
            <text:p>252</text:p>
          </table:table-cell>
          <table:table-cell office:value-type="float" office:value="58.9001852851" calcext:value-type="float">
            <text:p>58.9001852851</text:p>
          </table:table-cell>
        </table:table-row>
        <table:table-row table:style-name="ro1">
          <table:table-cell table:number-columns-repeated="9"/>
          <table:table-cell office:value-type="float" office:value="253" calcext:value-type="float">
            <text:p>253</text:p>
          </table:table-cell>
          <table:table-cell office:value-type="float" office:value="59.1042884851" calcext:value-type="float">
            <text:p>59.1042884851</text:p>
          </table:table-cell>
        </table:table-row>
        <table:table-row table:style-name="ro1">
          <table:table-cell table:number-columns-repeated="9"/>
          <table:table-cell office:value-type="float" office:value="254" calcext:value-type="float">
            <text:p>254</text:p>
          </table:table-cell>
          <table:table-cell office:value-type="float" office:value="59.2119002043" calcext:value-type="float">
            <text:p>59.2119002043</text:p>
          </table:table-cell>
        </table:table-row>
        <table:table-row table:style-name="ro1">
          <table:table-cell table:number-columns-repeated="9"/>
          <table:table-cell office:value-type="float" office:value="255" calcext:value-type="float">
            <text:p>255</text:p>
          </table:table-cell>
          <table:table-cell office:value-type="float" office:value="59.2504650451" calcext:value-type="float">
            <text:p>59.2504650451</text:p>
          </table:table-cell>
        </table:table-row>
        <table:table-row table:style-name="ro1">
          <table:table-cell table:number-columns-repeated="9"/>
          <table:table-cell office:value-type="float" office:value="256" calcext:value-type="float">
            <text:p>256</text:p>
          </table:table-cell>
          <table:table-cell office:value-type="float" office:value="59.3226798076" calcext:value-type="float">
            <text:p>59.3226798076</text:p>
          </table:table-cell>
        </table:table-row>
        <table:table-row table:style-name="ro1">
          <table:table-cell table:number-columns-repeated="9"/>
          <table:table-cell office:value-type="float" office:value="257" calcext:value-type="float">
            <text:p>257</text:p>
          </table:table-cell>
          <table:table-cell office:value-type="float" office:value="59.4108600657" calcext:value-type="float">
            <text:p>59.4108600657</text:p>
          </table:table-cell>
        </table:table-row>
        <table:table-row table:style-name="ro1">
          <table:table-cell table:number-columns-repeated="9"/>
          <table:table-cell office:value-type="float" office:value="258" calcext:value-type="float">
            <text:p>258</text:p>
          </table:table-cell>
          <table:table-cell office:value-type="float" office:value="59.6888480425" calcext:value-type="float">
            <text:p>59.6888480425</text:p>
          </table:table-cell>
        </table:table-row>
        <table:table-row table:style-name="ro1">
          <table:table-cell table:number-columns-repeated="9"/>
          <table:table-cell office:value-type="float" office:value="259" calcext:value-type="float">
            <text:p>259</text:p>
          </table:table-cell>
          <table:table-cell office:value-type="float" office:value="59.9211484278" calcext:value-type="float">
            <text:p>59.9211484278</text:p>
          </table:table-cell>
        </table:table-row>
        <table:table-row table:style-name="ro1">
          <table:table-cell table:number-columns-repeated="9"/>
          <table:table-cell office:value-type="float" office:value="260" calcext:value-type="float">
            <text:p>260</text:p>
          </table:table-cell>
          <table:table-cell office:value-type="float" office:value="60.1214636821" calcext:value-type="float">
            <text:p>60.1214636821</text:p>
          </table:table-cell>
        </table:table-row>
        <table:table-row table:style-name="ro1">
          <table:table-cell table:number-columns-repeated="9"/>
          <table:table-cell office:value-type="float" office:value="261" calcext:value-type="float">
            <text:p>261</text:p>
          </table:table-cell>
          <table:table-cell office:value-type="float" office:value="60.1741504451" calcext:value-type="float">
            <text:p>60.1741504451</text:p>
          </table:table-cell>
        </table:table-row>
        <table:table-row table:style-name="ro1">
          <table:table-cell table:number-columns-repeated="9"/>
          <table:table-cell office:value-type="float" office:value="262" calcext:value-type="float">
            <text:p>262</text:p>
          </table:table-cell>
          <table:table-cell office:value-type="float" office:value="60.2046392481" calcext:value-type="float">
            <text:p>60.2046392481</text:p>
          </table:table-cell>
        </table:table-row>
        <table:table-row table:style-name="ro1">
          <table:table-cell table:number-columns-repeated="9"/>
          <table:table-cell office:value-type="float" office:value="263" calcext:value-type="float">
            <text:p>263</text:p>
          </table:table-cell>
          <table:table-cell office:value-type="float" office:value="60.2690741728" calcext:value-type="float">
            <text:p>60.2690741728</text:p>
          </table:table-cell>
        </table:table-row>
        <table:table-row table:style-name="ro1">
          <table:table-cell table:number-columns-repeated="9"/>
          <table:table-cell office:value-type="float" office:value="264" calcext:value-type="float">
            <text:p>264</text:p>
          </table:table-cell>
          <table:table-cell office:value-type="float" office:value="60.3482521124" calcext:value-type="float">
            <text:p>60.3482521124</text:p>
          </table:table-cell>
        </table:table-row>
        <table:table-row table:style-name="ro1">
          <table:table-cell table:number-columns-repeated="9"/>
          <table:table-cell office:value-type="float" office:value="265" calcext:value-type="float">
            <text:p>265</text:p>
          </table:table-cell>
          <table:table-cell office:value-type="float" office:value="60.4812382514" calcext:value-type="float">
            <text:p>60.4812382514</text:p>
          </table:table-cell>
        </table:table-row>
        <table:table-row table:style-name="ro1">
          <table:table-cell table:number-columns-repeated="9"/>
          <table:table-cell office:value-type="float" office:value="266" calcext:value-type="float">
            <text:p>266</text:p>
          </table:table-cell>
          <table:table-cell office:value-type="float" office:value="60.5397984761" calcext:value-type="float">
            <text:p>60.5397984761</text:p>
          </table:table-cell>
        </table:table-row>
        <table:table-row table:style-name="ro1">
          <table:table-cell table:number-columns-repeated="9"/>
          <table:table-cell office:value-type="float" office:value="267" calcext:value-type="float">
            <text:p>267</text:p>
          </table:table-cell>
          <table:table-cell office:value-type="float" office:value="60.6107005314" calcext:value-type="float">
            <text:p>60.6107005314</text:p>
          </table:table-cell>
        </table:table-row>
        <table:table-row table:style-name="ro1">
          <table:table-cell table:number-columns-repeated="9"/>
          <table:table-cell office:value-type="float" office:value="268" calcext:value-type="float">
            <text:p>268</text:p>
          </table:table-cell>
          <table:table-cell office:value-type="float" office:value="60.6381232561" calcext:value-type="float">
            <text:p>60.6381232561</text:p>
          </table:table-cell>
        </table:table-row>
        <table:table-row table:style-name="ro1">
          <table:table-cell table:number-columns-repeated="9"/>
          <table:table-cell office:value-type="float" office:value="269" calcext:value-type="float">
            <text:p>269</text:p>
          </table:table-cell>
          <table:table-cell office:value-type="float" office:value="60.6544749989" calcext:value-type="float">
            <text:p>60.6544749989</text:p>
          </table:table-cell>
        </table:table-row>
        <table:table-row table:style-name="ro1">
          <table:table-cell table:number-columns-repeated="9"/>
          <table:table-cell office:value-type="float" office:value="270" calcext:value-type="float">
            <text:p>270</text:p>
          </table:table-cell>
          <table:table-cell office:value-type="float" office:value="60.7396076585" calcext:value-type="float">
            <text:p>60.7396076585</text:p>
          </table:table-cell>
        </table:table-row>
        <table:table-row table:style-name="ro1">
          <table:table-cell table:number-columns-repeated="9"/>
          <table:table-cell office:value-type="float" office:value="271" calcext:value-type="float">
            <text:p>271</text:p>
          </table:table-cell>
          <table:table-cell office:value-type="float" office:value="60.8645831453" calcext:value-type="float">
            <text:p>60.8645831453</text:p>
          </table:table-cell>
        </table:table-row>
        <table:table-row table:style-name="ro1">
          <table:table-cell table:number-columns-repeated="9"/>
          <table:table-cell office:value-type="float" office:value="272" calcext:value-type="float">
            <text:p>272</text:p>
          </table:table-cell>
          <table:table-cell office:value-type="float" office:value="60.9699903853" calcext:value-type="float">
            <text:p>60.9699903853</text:p>
          </table:table-cell>
        </table:table-row>
        <table:table-row table:style-name="ro1">
          <table:table-cell table:number-columns-repeated="9"/>
          <table:table-cell office:value-type="float" office:value="273" calcext:value-type="float">
            <text:p>273</text:p>
          </table:table-cell>
          <table:table-cell office:value-type="float" office:value="60.9968208791" calcext:value-type="float">
            <text:p>60.9968208791</text:p>
          </table:table-cell>
        </table:table-row>
        <table:table-row table:style-name="ro1">
          <table:table-cell table:number-columns-repeated="9"/>
          <table:table-cell office:value-type="float" office:value="274" calcext:value-type="float">
            <text:p>274</text:p>
          </table:table-cell>
          <table:table-cell office:value-type="float" office:value="61.1405925868" calcext:value-type="float">
            <text:p>61.1405925868</text:p>
          </table:table-cell>
        </table:table-row>
        <table:table-row table:style-name="ro1">
          <table:table-cell table:number-columns-repeated="9"/>
          <table:table-cell office:value-type="float" office:value="275" calcext:value-type="float">
            <text:p>275</text:p>
          </table:table-cell>
          <table:table-cell office:value-type="float" office:value="61.347879008" calcext:value-type="float">
            <text:p>61.347879008</text:p>
          </table:table-cell>
        </table:table-row>
        <table:table-row table:style-name="ro1">
          <table:table-cell table:number-columns-repeated="9"/>
          <table:table-cell office:value-type="float" office:value="276" calcext:value-type="float">
            <text:p>276</text:p>
          </table:table-cell>
          <table:table-cell office:value-type="float" office:value="61.5453890656" calcext:value-type="float">
            <text:p>61.5453890656</text:p>
          </table:table-cell>
        </table:table-row>
        <table:table-row table:style-name="ro1">
          <table:table-cell table:number-columns-repeated="9"/>
          <table:table-cell office:value-type="float" office:value="277" calcext:value-type="float">
            <text:p>277</text:p>
          </table:table-cell>
          <table:table-cell office:value-type="float" office:value="61.6173849988" calcext:value-type="float">
            <text:p>61.6173849988</text:p>
          </table:table-cell>
        </table:table-row>
        <table:table-row table:style-name="ro1">
          <table:table-cell table:number-columns-repeated="9"/>
          <table:table-cell office:value-type="float" office:value="278" calcext:value-type="float">
            <text:p>278</text:p>
          </table:table-cell>
          <table:table-cell office:value-type="float" office:value="61.712217564" calcext:value-type="float">
            <text:p>61.712217564</text:p>
          </table:table-cell>
        </table:table-row>
        <table:table-row table:style-name="ro1">
          <table:table-cell table:number-columns-repeated="9"/>
          <table:table-cell office:value-type="float" office:value="279" calcext:value-type="float">
            <text:p>279</text:p>
          </table:table-cell>
          <table:table-cell office:value-type="float" office:value="61.7573628012" calcext:value-type="float">
            <text:p>61.7573628012</text:p>
          </table:table-cell>
        </table:table-row>
        <table:table-row table:style-name="ro1">
          <table:table-cell table:number-columns-repeated="9"/>
          <table:table-cell office:value-type="float" office:value="280" calcext:value-type="float">
            <text:p>280</text:p>
          </table:table-cell>
          <table:table-cell office:value-type="float" office:value="61.8977729459" calcext:value-type="float">
            <text:p>61.8977729459</text:p>
          </table:table-cell>
        </table:table-row>
        <table:table-row table:style-name="ro1">
          <table:table-cell table:number-columns-repeated="9"/>
          <table:table-cell office:value-type="float" office:value="281" calcext:value-type="float">
            <text:p>281</text:p>
          </table:table-cell>
          <table:table-cell office:value-type="float" office:value="61.9232192528" calcext:value-type="float">
            <text:p>61.9232192528</text:p>
          </table:table-cell>
        </table:table-row>
        <table:table-row table:style-name="ro1">
          <table:table-cell table:number-columns-repeated="9"/>
          <table:table-cell office:value-type="float" office:value="282" calcext:value-type="float">
            <text:p>282</text:p>
          </table:table-cell>
          <table:table-cell office:value-type="float" office:value="61.9924154491" calcext:value-type="float">
            <text:p>61.9924154491</text:p>
          </table:table-cell>
        </table:table-row>
        <table:table-row table:style-name="ro1">
          <table:table-cell table:number-columns-repeated="9"/>
          <table:table-cell office:value-type="float" office:value="283" calcext:value-type="float">
            <text:p>283</text:p>
          </table:table-cell>
          <table:table-cell office:value-type="float" office:value="62.0054071833" calcext:value-type="float">
            <text:p>62.0054071833</text:p>
          </table:table-cell>
        </table:table-row>
        <table:table-row table:style-name="ro1">
          <table:table-cell table:number-columns-repeated="9"/>
          <table:table-cell office:value-type="float" office:value="284" calcext:value-type="float">
            <text:p>284</text:p>
          </table:table-cell>
          <table:table-cell office:value-type="float" office:value="62.1587743159" calcext:value-type="float">
            <text:p>62.1587743159</text:p>
          </table:table-cell>
        </table:table-row>
        <table:table-row table:style-name="ro1">
          <table:table-cell table:number-columns-repeated="9"/>
          <table:table-cell office:value-type="float" office:value="285" calcext:value-type="float">
            <text:p>285</text:p>
          </table:table-cell>
          <table:table-cell office:value-type="float" office:value="62.2756449195" calcext:value-type="float">
            <text:p>62.2756449195</text:p>
          </table:table-cell>
        </table:table-row>
        <table:table-row table:style-name="ro1">
          <table:table-cell table:number-columns-repeated="9"/>
          <table:table-cell office:value-type="float" office:value="286" calcext:value-type="float">
            <text:p>286</text:p>
          </table:table-cell>
          <table:table-cell office:value-type="float" office:value="62.3474655475" calcext:value-type="float">
            <text:p>62.3474655475</text:p>
          </table:table-cell>
        </table:table-row>
        <table:table-row table:style-name="ro1">
          <table:table-cell table:number-columns-repeated="9"/>
          <table:table-cell office:value-type="float" office:value="287" calcext:value-type="float">
            <text:p>287</text:p>
          </table:table-cell>
          <table:table-cell office:value-type="float" office:value="62.448357822" calcext:value-type="float">
            <text:p>62.448357822</text:p>
          </table:table-cell>
        </table:table-row>
        <table:table-row table:style-name="ro1">
          <table:table-cell table:number-columns-repeated="9"/>
          <table:table-cell office:value-type="float" office:value="288" calcext:value-type="float">
            <text:p>288</text:p>
          </table:table-cell>
          <table:table-cell office:value-type="float" office:value="62.5163990674" calcext:value-type="float">
            <text:p>62.5163990674</text:p>
          </table:table-cell>
        </table:table-row>
        <table:table-row table:style-name="ro1">
          <table:table-cell table:number-columns-repeated="9"/>
          <table:table-cell office:value-type="float" office:value="289" calcext:value-type="float">
            <text:p>289</text:p>
          </table:table-cell>
          <table:table-cell office:value-type="float" office:value="62.5993104723" calcext:value-type="float">
            <text:p>62.5993104723</text:p>
          </table:table-cell>
        </table:table-row>
        <table:table-row table:style-name="ro1">
          <table:table-cell table:number-columns-repeated="9"/>
          <table:table-cell office:value-type="float" office:value="290" calcext:value-type="float">
            <text:p>290</text:p>
          </table:table-cell>
          <table:table-cell office:value-type="float" office:value="62.7424634616" calcext:value-type="float">
            <text:p>62.7424634616</text:p>
          </table:table-cell>
        </table:table-row>
        <table:table-row table:style-name="ro1">
          <table:table-cell table:number-columns-repeated="9"/>
          <table:table-cell office:value-type="float" office:value="291" calcext:value-type="float">
            <text:p>291</text:p>
          </table:table-cell>
          <table:table-cell office:value-type="float" office:value="62.8266351421" calcext:value-type="float">
            <text:p>62.8266351421</text:p>
          </table:table-cell>
        </table:table-row>
        <table:table-row table:style-name="ro1">
          <table:table-cell table:number-columns-repeated="9"/>
          <table:table-cell office:value-type="float" office:value="292" calcext:value-type="float">
            <text:p>292</text:p>
          </table:table-cell>
          <table:table-cell office:value-type="float" office:value="62.872181385" calcext:value-type="float">
            <text:p>62.872181385</text:p>
          </table:table-cell>
        </table:table-row>
        <table:table-row table:style-name="ro1">
          <table:table-cell table:number-columns-repeated="9"/>
          <table:table-cell office:value-type="float" office:value="293" calcext:value-type="float">
            <text:p>293</text:p>
          </table:table-cell>
          <table:table-cell office:value-type="float" office:value="62.9130831458" calcext:value-type="float">
            <text:p>62.9130831458</text:p>
          </table:table-cell>
        </table:table-row>
        <table:table-row table:style-name="ro1">
          <table:table-cell table:number-columns-repeated="9"/>
          <table:table-cell office:value-type="float" office:value="294" calcext:value-type="float">
            <text:p>294</text:p>
          </table:table-cell>
          <table:table-cell office:value-type="float" office:value="62.9545852403" calcext:value-type="float">
            <text:p>62.9545852403</text:p>
          </table:table-cell>
        </table:table-row>
        <table:table-row table:style-name="ro1">
          <table:table-cell table:number-columns-repeated="9"/>
          <table:table-cell office:value-type="float" office:value="295" calcext:value-type="float">
            <text:p>295</text:p>
          </table:table-cell>
          <table:table-cell office:value-type="float" office:value="63.0607386151" calcext:value-type="float">
            <text:p>63.0607386151</text:p>
          </table:table-cell>
        </table:table-row>
        <table:table-row table:style-name="ro1">
          <table:table-cell table:number-columns-repeated="9"/>
          <table:table-cell office:value-type="float" office:value="296" calcext:value-type="float">
            <text:p>296</text:p>
          </table:table-cell>
          <table:table-cell office:value-type="float" office:value="63.1093918922" calcext:value-type="float">
            <text:p>63.1093918922</text:p>
          </table:table-cell>
        </table:table-row>
        <table:table-row table:style-name="ro1">
          <table:table-cell table:number-columns-repeated="9"/>
          <table:table-cell office:value-type="float" office:value="297" calcext:value-type="float">
            <text:p>297</text:p>
          </table:table-cell>
          <table:table-cell office:value-type="float" office:value="63.2115339013" calcext:value-type="float">
            <text:p>63.2115339013</text:p>
          </table:table-cell>
        </table:table-row>
        <table:table-row table:style-name="ro1">
          <table:table-cell table:number-columns-repeated="9"/>
          <table:table-cell office:value-type="float" office:value="298" calcext:value-type="float">
            <text:p>298</text:p>
          </table:table-cell>
          <table:table-cell office:value-type="float" office:value="63.2910190626" calcext:value-type="float">
            <text:p>63.2910190626</text:p>
          </table:table-cell>
        </table:table-row>
        <table:table-row table:style-name="ro1">
          <table:table-cell table:number-columns-repeated="9"/>
          <table:table-cell office:value-type="float" office:value="299" calcext:value-type="float">
            <text:p>299</text:p>
          </table:table-cell>
          <table:table-cell office:value-type="float" office:value="63.4019621495" calcext:value-type="float">
            <text:p>63.4019621495</text:p>
          </table:table-cell>
        </table:table-row>
        <table:table-row table:style-name="ro1">
          <table:table-cell table:number-columns-repeated="9"/>
          <table:table-cell office:value-type="float" office:value="300" calcext:value-type="float">
            <text:p>300</text:p>
          </table:table-cell>
          <table:table-cell office:value-type="float" office:value="63.43951959" calcext:value-type="float">
            <text:p>63.43951959</text:p>
          </table:table-cell>
        </table:table-row>
        <table:table-row table:style-name="ro1">
          <table:table-cell table:number-columns-repeated="9"/>
          <table:table-cell office:value-type="float" office:value="301" calcext:value-type="float">
            <text:p>301</text:p>
          </table:table-cell>
          <table:table-cell office:value-type="float" office:value="63.5573277445" calcext:value-type="float">
            <text:p>63.5573277445</text:p>
          </table:table-cell>
        </table:table-row>
        <table:table-row table:style-name="ro1">
          <table:table-cell table:number-columns-repeated="9"/>
          <table:table-cell office:value-type="float" office:value="302" calcext:value-type="float">
            <text:p>302</text:p>
          </table:table-cell>
          <table:table-cell office:value-type="float" office:value="63.7557549502" calcext:value-type="float">
            <text:p>63.7557549502</text:p>
          </table:table-cell>
        </table:table-row>
        <table:table-row table:style-name="ro1">
          <table:table-cell table:number-columns-repeated="9"/>
          <table:table-cell office:value-type="float" office:value="303" calcext:value-type="float">
            <text:p>303</text:p>
          </table:table-cell>
          <table:table-cell office:value-type="float" office:value="63.7588863825" calcext:value-type="float">
            <text:p>63.7588863825</text:p>
          </table:table-cell>
        </table:table-row>
        <table:table-row table:style-name="ro1">
          <table:table-cell table:number-columns-repeated="9"/>
          <table:table-cell office:value-type="float" office:value="304" calcext:value-type="float">
            <text:p>304</text:p>
          </table:table-cell>
          <table:table-cell office:value-type="float" office:value="63.9583668981" calcext:value-type="float">
            <text:p>63.9583668981</text:p>
          </table:table-cell>
        </table:table-row>
        <table:table-row table:style-name="ro1">
          <table:table-cell table:number-columns-repeated="9"/>
          <table:table-cell office:value-type="float" office:value="305" calcext:value-type="float">
            <text:p>305</text:p>
          </table:table-cell>
          <table:table-cell office:value-type="float" office:value="64.1211206623" calcext:value-type="float">
            <text:p>64.1211206623</text:p>
          </table:table-cell>
        </table:table-row>
        <table:table-row table:style-name="ro1">
          <table:table-cell table:number-columns-repeated="9"/>
          <table:table-cell office:value-type="float" office:value="306" calcext:value-type="float">
            <text:p>306</text:p>
          </table:table-cell>
          <table:table-cell office:value-type="float" office:value="64.3174966804" calcext:value-type="float">
            <text:p>64.3174966804</text:p>
          </table:table-cell>
        </table:table-row>
        <table:table-row table:style-name="ro1">
          <table:table-cell table:number-columns-repeated="9"/>
          <table:table-cell office:value-type="float" office:value="307" calcext:value-type="float">
            <text:p>307</text:p>
          </table:table-cell>
          <table:table-cell office:value-type="float" office:value="64.5064674487" calcext:value-type="float">
            <text:p>64.5064674487</text:p>
          </table:table-cell>
        </table:table-row>
        <table:table-row table:style-name="ro1">
          <table:table-cell table:number-columns-repeated="9"/>
          <table:table-cell office:value-type="float" office:value="308" calcext:value-type="float">
            <text:p>308</text:p>
          </table:table-cell>
          <table:table-cell office:value-type="float" office:value="64.7000541376" calcext:value-type="float">
            <text:p>64.7000541376</text:p>
          </table:table-cell>
        </table:table-row>
        <table:table-row table:style-name="ro1">
          <table:table-cell table:number-columns-repeated="9"/>
          <table:table-cell office:value-type="float" office:value="309" calcext:value-type="float">
            <text:p>309</text:p>
          </table:table-cell>
          <table:table-cell office:value-type="float" office:value="64.9794652765" calcext:value-type="float">
            <text:p>64.9794652765</text:p>
          </table:table-cell>
        </table:table-row>
        <table:table-row table:style-name="ro1">
          <table:table-cell table:number-columns-repeated="9"/>
          <table:table-cell office:value-type="float" office:value="310" calcext:value-type="float">
            <text:p>310</text:p>
          </table:table-cell>
          <table:table-cell office:value-type="float" office:value="65.1444939848" calcext:value-type="float">
            <text:p>65.1444939848</text:p>
          </table:table-cell>
        </table:table-row>
        <table:table-row table:style-name="ro1">
          <table:table-cell table:number-columns-repeated="9"/>
          <table:table-cell office:value-type="float" office:value="311" calcext:value-type="float">
            <text:p>311</text:p>
          </table:table-cell>
          <table:table-cell office:value-type="float" office:value="65.3177083691" calcext:value-type="float">
            <text:p>65.3177083691</text:p>
          </table:table-cell>
        </table:table-row>
        <table:table-row table:style-name="ro1">
          <table:table-cell table:number-columns-repeated="9"/>
          <table:table-cell office:value-type="float" office:value="312" calcext:value-type="float">
            <text:p>312</text:p>
          </table:table-cell>
          <table:table-cell office:value-type="float" office:value="65.5332262758" calcext:value-type="float">
            <text:p>65.5332262758</text:p>
          </table:table-cell>
        </table:table-row>
        <table:table-row table:style-name="ro1">
          <table:table-cell table:number-columns-repeated="9"/>
          <table:table-cell office:value-type="float" office:value="313" calcext:value-type="float">
            <text:p>313</text:p>
          </table:table-cell>
          <table:table-cell office:value-type="float" office:value="65.6494559124" calcext:value-type="float">
            <text:p>65.6494559124</text:p>
          </table:table-cell>
        </table:table-row>
        <table:table-row table:style-name="ro1">
          <table:table-cell table:number-columns-repeated="9"/>
          <table:table-cell office:value-type="float" office:value="314" calcext:value-type="float">
            <text:p>314</text:p>
          </table:table-cell>
          <table:table-cell office:value-type="float" office:value="65.8652464007" calcext:value-type="float">
            <text:p>65.8652464007</text:p>
          </table:table-cell>
        </table:table-row>
        <table:table-row table:style-name="ro1">
          <table:table-cell table:number-columns-repeated="9"/>
          <table:table-cell office:value-type="float" office:value="315" calcext:value-type="float">
            <text:p>315</text:p>
          </table:table-cell>
          <table:table-cell office:value-type="float" office:value="66.0524220283" calcext:value-type="float">
            <text:p>66.0524220283</text:p>
          </table:table-cell>
        </table:table-row>
        <table:table-row table:style-name="ro1">
          <table:table-cell table:number-columns-repeated="9"/>
          <table:table-cell office:value-type="float" office:value="316" calcext:value-type="float">
            <text:p>316</text:p>
          </table:table-cell>
          <table:table-cell office:value-type="float" office:value="66.3295159947" calcext:value-type="float">
            <text:p>66.3295159947</text:p>
          </table:table-cell>
        </table:table-row>
        <table:table-row table:style-name="ro1">
          <table:table-cell table:number-columns-repeated="9"/>
          <table:table-cell office:value-type="float" office:value="317" calcext:value-type="float">
            <text:p>317</text:p>
          </table:table-cell>
          <table:table-cell office:value-type="float" office:value="66.5076981355" calcext:value-type="float">
            <text:p>66.5076981355</text:p>
          </table:table-cell>
        </table:table-row>
        <table:table-row table:style-name="ro1">
          <table:table-cell table:number-columns-repeated="9"/>
          <table:table-cell office:value-type="float" office:value="318" calcext:value-type="float">
            <text:p>318</text:p>
          </table:table-cell>
          <table:table-cell office:value-type="float" office:value="66.622111685" calcext:value-type="float">
            <text:p>66.622111685</text:p>
          </table:table-cell>
        </table:table-row>
        <table:table-row table:style-name="ro1">
          <table:table-cell table:number-columns-repeated="9"/>
          <table:table-cell office:value-type="float" office:value="319" calcext:value-type="float">
            <text:p>319</text:p>
          </table:table-cell>
          <table:table-cell office:value-type="float" office:value="66.7010081731" calcext:value-type="float">
            <text:p>66.7010081731</text:p>
          </table:table-cell>
        </table:table-row>
        <table:table-row table:style-name="ro1">
          <table:table-cell table:number-columns-repeated="9"/>
          <table:table-cell office:value-type="float" office:value="320" calcext:value-type="float">
            <text:p>320</text:p>
          </table:table-cell>
          <table:table-cell office:value-type="float" office:value="66.8435768478" calcext:value-type="float">
            <text:p>66.8435768478</text:p>
          </table:table-cell>
        </table:table-row>
        <table:table-row table:style-name="ro1">
          <table:table-cell table:number-columns-repeated="9"/>
          <table:table-cell office:value-type="float" office:value="321" calcext:value-type="float">
            <text:p>321</text:p>
          </table:table-cell>
          <table:table-cell office:value-type="float" office:value="67.0468354514" calcext:value-type="float">
            <text:p>67.0468354514</text:p>
          </table:table-cell>
        </table:table-row>
        <table:table-row table:style-name="ro1">
          <table:table-cell table:number-columns-repeated="9"/>
          <table:table-cell office:value-type="float" office:value="322" calcext:value-type="float">
            <text:p>322</text:p>
          </table:table-cell>
          <table:table-cell office:value-type="float" office:value="67.3068702669" calcext:value-type="float">
            <text:p>67.3068702669</text:p>
          </table:table-cell>
        </table:table-row>
        <table:table-row table:style-name="ro1">
          <table:table-cell table:number-columns-repeated="9"/>
          <table:table-cell office:value-type="float" office:value="323" calcext:value-type="float">
            <text:p>323</text:p>
          </table:table-cell>
          <table:table-cell office:value-type="float" office:value="67.3650771427" calcext:value-type="float">
            <text:p>67.3650771427</text:p>
          </table:table-cell>
        </table:table-row>
        <table:table-row table:style-name="ro1">
          <table:table-cell table:number-columns-repeated="9"/>
          <table:table-cell office:value-type="float" office:value="324" calcext:value-type="float">
            <text:p>324</text:p>
          </table:table-cell>
          <table:table-cell office:value-type="float" office:value="67.3812071417" calcext:value-type="float">
            <text:p>67.3812071417</text:p>
          </table:table-cell>
        </table:table-row>
        <table:table-row table:style-name="ro1">
          <table:table-cell table:number-columns-repeated="9"/>
          <table:table-cell office:value-type="float" office:value="325" calcext:value-type="float">
            <text:p>325</text:p>
          </table:table-cell>
          <table:table-cell office:value-type="float" office:value="67.4738321231" calcext:value-type="float">
            <text:p>67.4738321231</text:p>
          </table:table-cell>
        </table:table-row>
        <table:table-row table:style-name="ro1">
          <table:table-cell table:number-columns-repeated="9"/>
          <table:table-cell office:value-type="float" office:value="326" calcext:value-type="float">
            <text:p>326</text:p>
          </table:table-cell>
          <table:table-cell office:value-type="float" office:value="67.5428488146" calcext:value-type="float">
            <text:p>67.5428488146</text:p>
          </table:table-cell>
        </table:table-row>
        <table:table-row table:style-name="ro1">
          <table:table-cell table:number-columns-repeated="9"/>
          <table:table-cell office:value-type="float" office:value="327" calcext:value-type="float">
            <text:p>327</text:p>
          </table:table-cell>
          <table:table-cell office:value-type="float" office:value="67.736928595" calcext:value-type="float">
            <text:p>67.736928595</text:p>
          </table:table-cell>
        </table:table-row>
        <table:table-row table:style-name="ro1">
          <table:table-cell table:number-columns-repeated="9"/>
          <table:table-cell office:value-type="float" office:value="328" calcext:value-type="float">
            <text:p>328</text:p>
          </table:table-cell>
          <table:table-cell office:value-type="float" office:value="68.049304776" calcext:value-type="float">
            <text:p>68.049304776</text:p>
          </table:table-cell>
        </table:table-row>
        <table:table-row table:style-name="ro1">
          <table:table-cell table:number-columns-repeated="9"/>
          <table:table-cell office:value-type="float" office:value="329" calcext:value-type="float">
            <text:p>329</text:p>
          </table:table-cell>
          <table:table-cell office:value-type="float" office:value="68.0545625538" calcext:value-type="float">
            <text:p>68.0545625538</text:p>
          </table:table-cell>
        </table:table-row>
        <table:table-row table:style-name="ro1">
          <table:table-cell table:number-columns-repeated="9"/>
          <table:table-cell office:value-type="float" office:value="330" calcext:value-type="float">
            <text:p>330</text:p>
          </table:table-cell>
          <table:table-cell office:value-type="float" office:value="68.2370845848" calcext:value-type="float">
            <text:p>68.2370845848</text:p>
          </table:table-cell>
        </table:table-row>
        <table:table-row table:style-name="ro1">
          <table:table-cell table:number-columns-repeated="9"/>
          <table:table-cell office:value-type="float" office:value="331" calcext:value-type="float">
            <text:p>331</text:p>
          </table:table-cell>
          <table:table-cell office:value-type="float" office:value="68.3859467425" calcext:value-type="float">
            <text:p>68.3859467425</text:p>
          </table:table-cell>
        </table:table-row>
        <table:table-row table:style-name="ro1">
          <table:table-cell table:number-columns-repeated="9"/>
          <table:table-cell office:value-type="float" office:value="332" calcext:value-type="float">
            <text:p>332</text:p>
          </table:table-cell>
          <table:table-cell office:value-type="float" office:value="68.5015180614" calcext:value-type="float">
            <text:p>68.5015180614</text:p>
          </table:table-cell>
        </table:table-row>
        <table:table-row table:style-name="ro1">
          <table:table-cell table:number-columns-repeated="9"/>
          <table:table-cell office:value-type="float" office:value="333" calcext:value-type="float">
            <text:p>333</text:p>
          </table:table-cell>
          <table:table-cell office:value-type="float" office:value="68.5964662168" calcext:value-type="float">
            <text:p>68.5964662168</text:p>
          </table:table-cell>
        </table:table-row>
        <table:table-row table:style-name="ro1">
          <table:table-cell table:number-columns-repeated="9"/>
          <table:table-cell office:value-type="float" office:value="334" calcext:value-type="float">
            <text:p>334</text:p>
          </table:table-cell>
          <table:table-cell office:value-type="float" office:value="68.7970671409" calcext:value-type="float">
            <text:p>68.7970671409</text:p>
          </table:table-cell>
        </table:table-row>
        <table:table-row table:style-name="ro1">
          <table:table-cell table:number-columns-repeated="9"/>
          <table:table-cell office:value-type="float" office:value="335" calcext:value-type="float">
            <text:p>335</text:p>
          </table:table-cell>
          <table:table-cell office:value-type="float" office:value="68.8290000011" calcext:value-type="float">
            <text:p>68.8290000011</text:p>
          </table:table-cell>
        </table:table-row>
        <table:table-row table:style-name="ro1">
          <table:table-cell table:number-columns-repeated="9"/>
          <table:table-cell office:value-type="float" office:value="336" calcext:value-type="float">
            <text:p>336</text:p>
          </table:table-cell>
          <table:table-cell office:value-type="float" office:value="68.9383512849" calcext:value-type="float">
            <text:p>68.9383512849</text:p>
          </table:table-cell>
        </table:table-row>
        <table:table-row table:style-name="ro1">
          <table:table-cell table:number-columns-repeated="9"/>
          <table:table-cell office:value-type="float" office:value="337" calcext:value-type="float">
            <text:p>337</text:p>
          </table:table-cell>
          <table:table-cell office:value-type="float" office:value="69.0911287795" calcext:value-type="float">
            <text:p>69.0911287795</text:p>
          </table:table-cell>
        </table:table-row>
        <table:table-row table:style-name="ro1">
          <table:table-cell table:number-columns-repeated="9"/>
          <table:table-cell office:value-type="float" office:value="338" calcext:value-type="float">
            <text:p>338</text:p>
          </table:table-cell>
          <table:table-cell office:value-type="float" office:value="69.1750361703" calcext:value-type="float">
            <text:p>69.1750361703</text:p>
          </table:table-cell>
        </table:table-row>
        <table:table-row table:style-name="ro1">
          <table:table-cell table:number-columns-repeated="9"/>
          <table:table-cell office:value-type="float" office:value="339" calcext:value-type="float">
            <text:p>339</text:p>
          </table:table-cell>
          <table:table-cell office:value-type="float" office:value="69.2589693404" calcext:value-type="float">
            <text:p>69.2589693404</text:p>
          </table:table-cell>
        </table:table-row>
        <table:table-row table:style-name="ro1">
          <table:table-cell table:number-columns-repeated="9"/>
          <table:table-cell office:value-type="float" office:value="340" calcext:value-type="float">
            <text:p>340</text:p>
          </table:table-cell>
          <table:table-cell office:value-type="float" office:value="69.4506265175" calcext:value-type="float">
            <text:p>69.4506265175</text:p>
          </table:table-cell>
        </table:table-row>
        <table:table-row table:style-name="ro1">
          <table:table-cell table:number-columns-repeated="9"/>
          <table:table-cell office:value-type="float" office:value="341" calcext:value-type="float">
            <text:p>341</text:p>
          </table:table-cell>
          <table:table-cell office:value-type="float" office:value="69.5343885355" calcext:value-type="float">
            <text:p>69.5343885355</text:p>
          </table:table-cell>
        </table:table-row>
        <table:table-row table:style-name="ro1">
          <table:table-cell table:number-columns-repeated="9"/>
          <table:table-cell office:value-type="float" office:value="342" calcext:value-type="float">
            <text:p>342</text:p>
          </table:table-cell>
          <table:table-cell office:value-type="float" office:value="69.6529574271" calcext:value-type="float">
            <text:p>69.6529574271</text:p>
          </table:table-cell>
        </table:table-row>
        <table:table-row table:style-name="ro1">
          <table:table-cell table:number-columns-repeated="9"/>
          <table:table-cell office:value-type="float" office:value="343" calcext:value-type="float">
            <text:p>343</text:p>
          </table:table-cell>
          <table:table-cell office:value-type="float" office:value="69.8434261942" calcext:value-type="float">
            <text:p>69.8434261942</text:p>
          </table:table-cell>
        </table:table-row>
        <table:table-row table:style-name="ro1">
          <table:table-cell table:number-columns-repeated="9"/>
          <table:table-cell office:value-type="float" office:value="344" calcext:value-type="float">
            <text:p>344</text:p>
          </table:table-cell>
          <table:table-cell office:value-type="float" office:value="69.9450540023" calcext:value-type="float">
            <text:p>69.9450540023</text:p>
          </table:table-cell>
        </table:table-row>
        <table:table-row table:style-name="ro1">
          <table:table-cell table:number-columns-repeated="9"/>
          <table:table-cell office:value-type="float" office:value="345" calcext:value-type="float">
            <text:p>345</text:p>
          </table:table-cell>
          <table:table-cell office:value-type="float" office:value="70.0601951782" calcext:value-type="float">
            <text:p>70.0601951782</text:p>
          </table:table-cell>
        </table:table-row>
        <table:table-row table:style-name="ro1">
          <table:table-cell table:number-columns-repeated="9"/>
          <table:table-cell office:value-type="float" office:value="346" calcext:value-type="float">
            <text:p>346</text:p>
          </table:table-cell>
          <table:table-cell office:value-type="float" office:value="70.168846971" calcext:value-type="float">
            <text:p>70.168846971</text:p>
          </table:table-cell>
        </table:table-row>
        <table:table-row table:style-name="ro1">
          <table:table-cell table:number-columns-repeated="9"/>
          <table:table-cell office:value-type="float" office:value="347" calcext:value-type="float">
            <text:p>347</text:p>
          </table:table-cell>
          <table:table-cell office:value-type="float" office:value="70.4363415599" calcext:value-type="float">
            <text:p>70.4363415599</text:p>
          </table:table-cell>
        </table:table-row>
        <table:table-row table:style-name="ro1">
          <table:table-cell table:number-columns-repeated="9"/>
          <table:table-cell office:value-type="float" office:value="348" calcext:value-type="float">
            <text:p>348</text:p>
          </table:table-cell>
          <table:table-cell office:value-type="float" office:value="70.4440713874" calcext:value-type="float">
            <text:p>70.4440713874</text:p>
          </table:table-cell>
        </table:table-row>
        <table:table-row table:style-name="ro1">
          <table:table-cell table:number-columns-repeated="9"/>
          <table:table-cell office:value-type="float" office:value="349" calcext:value-type="float">
            <text:p>349</text:p>
          </table:table-cell>
          <table:table-cell office:value-type="float" office:value="70.5181066759" calcext:value-type="float">
            <text:p>70.5181066759</text:p>
          </table:table-cell>
        </table:table-row>
        <table:table-row table:style-name="ro1">
          <table:table-cell table:number-columns-repeated="9"/>
          <table:table-cell office:value-type="float" office:value="350" calcext:value-type="float">
            <text:p>350</text:p>
          </table:table-cell>
          <table:table-cell office:value-type="float" office:value="70.711853458" calcext:value-type="float">
            <text:p>70.711853458</text:p>
          </table:table-cell>
        </table:table-row>
        <table:table-row table:style-name="ro1">
          <table:table-cell table:number-columns-repeated="9"/>
          <table:table-cell office:value-type="float" office:value="351" calcext:value-type="float">
            <text:p>351</text:p>
          </table:table-cell>
          <table:table-cell office:value-type="float" office:value="70.7973414312" calcext:value-type="float">
            <text:p>70.7973414312</text:p>
          </table:table-cell>
        </table:table-row>
        <table:table-row table:style-name="ro1">
          <table:table-cell table:number-columns-repeated="9"/>
          <table:table-cell office:value-type="float" office:value="352" calcext:value-type="float">
            <text:p>352</text:p>
          </table:table-cell>
          <table:table-cell office:value-type="float" office:value="70.8695299173" calcext:value-type="float">
            <text:p>70.8695299173</text:p>
          </table:table-cell>
        </table:table-row>
        <table:table-row table:style-name="ro1">
          <table:table-cell table:number-columns-repeated="9"/>
          <table:table-cell office:value-type="float" office:value="353" calcext:value-type="float">
            <text:p>353</text:p>
          </table:table-cell>
          <table:table-cell office:value-type="float" office:value="70.9029650306" calcext:value-type="float">
            <text:p>70.9029650306</text:p>
          </table:table-cell>
        </table:table-row>
        <table:table-row table:style-name="ro1">
          <table:table-cell table:number-columns-repeated="9"/>
          <table:table-cell office:value-type="float" office:value="354" calcext:value-type="float">
            <text:p>354</text:p>
          </table:table-cell>
          <table:table-cell office:value-type="float" office:value="71.1462424075" calcext:value-type="float">
            <text:p>71.1462424075</text:p>
          </table:table-cell>
        </table:table-row>
        <table:table-row table:style-name="ro1">
          <table:table-cell table:number-columns-repeated="9"/>
          <table:table-cell office:value-type="float" office:value="355" calcext:value-type="float">
            <text:p>355</text:p>
          </table:table-cell>
          <table:table-cell office:value-type="float" office:value="71.165260515" calcext:value-type="float">
            <text:p>71.165260515</text:p>
          </table:table-cell>
        </table:table-row>
        <table:table-row table:style-name="ro1">
          <table:table-cell table:number-columns-repeated="9"/>
          <table:table-cell office:value-type="float" office:value="356" calcext:value-type="float">
            <text:p>356</text:p>
          </table:table-cell>
          <table:table-cell office:value-type="float" office:value="71.2217955698" calcext:value-type="float">
            <text:p>71.2217955698</text:p>
          </table:table-cell>
        </table:table-row>
        <table:table-row table:style-name="ro1">
          <table:table-cell table:number-columns-repeated="9"/>
          <table:table-cell office:value-type="float" office:value="357" calcext:value-type="float">
            <text:p>357</text:p>
          </table:table-cell>
          <table:table-cell office:value-type="float" office:value="71.2309668476" calcext:value-type="float">
            <text:p>71.2309668476</text:p>
          </table:table-cell>
        </table:table-row>
        <table:table-row table:style-name="ro1">
          <table:table-cell table:number-columns-repeated="9"/>
          <table:table-cell office:value-type="float" office:value="358" calcext:value-type="float">
            <text:p>358</text:p>
          </table:table-cell>
          <table:table-cell office:value-type="float" office:value="71.3229450315" calcext:value-type="float">
            <text:p>71.3229450315</text:p>
          </table:table-cell>
        </table:table-row>
        <table:table-row table:style-name="ro1">
          <table:table-cell table:number-columns-repeated="9"/>
          <table:table-cell office:value-type="float" office:value="359" calcext:value-type="float">
            <text:p>359</text:p>
          </table:table-cell>
          <table:table-cell office:value-type="float" office:value="71.3796170325" calcext:value-type="float">
            <text:p>71.3796170325</text:p>
          </table:table-cell>
        </table:table-row>
        <table:table-row table:style-name="ro1">
          <table:table-cell table:number-columns-repeated="9"/>
          <table:table-cell office:value-type="float" office:value="360" calcext:value-type="float">
            <text:p>360</text:p>
          </table:table-cell>
          <table:table-cell office:value-type="float" office:value="71.380066864" calcext:value-type="float">
            <text:p>71.380066864</text:p>
          </table:table-cell>
        </table:table-row>
        <table:table-row table:style-name="ro1">
          <table:table-cell table:number-columns-repeated="9"/>
          <table:table-cell office:value-type="float" office:value="361" calcext:value-type="float">
            <text:p>361</text:p>
          </table:table-cell>
          <table:table-cell office:value-type="float" office:value="71.390112534" calcext:value-type="float">
            <text:p>71.390112534</text:p>
          </table:table-cell>
        </table:table-row>
        <table:table-row table:style-name="ro1">
          <table:table-cell table:number-columns-repeated="9"/>
          <table:table-cell office:value-type="float" office:value="362" calcext:value-type="float">
            <text:p>362</text:p>
          </table:table-cell>
          <table:table-cell office:value-type="float" office:value="71.4519032248" calcext:value-type="float">
            <text:p>71.4519032248</text:p>
          </table:table-cell>
        </table:table-row>
        <table:table-row table:style-name="ro1">
          <table:table-cell table:number-columns-repeated="9"/>
          <table:table-cell office:value-type="float" office:value="363" calcext:value-type="float">
            <text:p>363</text:p>
          </table:table-cell>
          <table:table-cell office:value-type="float" office:value="71.5137612379" calcext:value-type="float">
            <text:p>71.5137612379</text:p>
          </table:table-cell>
        </table:table-row>
        <table:table-row table:style-name="ro1">
          <table:table-cell table:number-columns-repeated="9"/>
          <table:table-cell office:value-type="float" office:value="364" calcext:value-type="float">
            <text:p>364</text:p>
          </table:table-cell>
          <table:table-cell office:value-type="float" office:value="71.5349564273" calcext:value-type="float">
            <text:p>71.5349564273</text:p>
          </table:table-cell>
        </table:table-row>
        <table:table-row table:style-name="ro1">
          <table:table-cell table:number-columns-repeated="9"/>
          <table:table-cell office:value-type="float" office:value="365" calcext:value-type="float">
            <text:p>365</text:p>
          </table:table-cell>
          <table:table-cell office:value-type="float" office:value="71.5961723481" calcext:value-type="float">
            <text:p>71.5961723481</text:p>
          </table:table-cell>
        </table:table-row>
        <table:table-row table:style-name="ro1">
          <table:table-cell table:number-columns-repeated="9"/>
          <table:table-cell office:value-type="float" office:value="366" calcext:value-type="float">
            <text:p>366</text:p>
          </table:table-cell>
          <table:table-cell office:value-type="float" office:value="71.6516158349" calcext:value-type="float">
            <text:p>71.6516158349</text:p>
          </table:table-cell>
        </table:table-row>
        <table:table-row table:style-name="ro1">
          <table:table-cell table:number-columns-repeated="9"/>
          <table:table-cell office:value-type="float" office:value="367" calcext:value-type="float">
            <text:p>367</text:p>
          </table:table-cell>
          <table:table-cell office:value-type="float" office:value="71.6910720298" calcext:value-type="float">
            <text:p>71.6910720298</text:p>
          </table:table-cell>
        </table:table-row>
        <table:table-row table:style-name="ro1">
          <table:table-cell table:number-columns-repeated="9"/>
          <table:table-cell office:value-type="float" office:value="368" calcext:value-type="float">
            <text:p>368</text:p>
          </table:table-cell>
          <table:table-cell office:value-type="float" office:value="71.7531175632" calcext:value-type="float">
            <text:p>71.7531175632</text:p>
          </table:table-cell>
        </table:table-row>
        <table:table-row table:style-name="ro1">
          <table:table-cell table:number-columns-repeated="9"/>
          <table:table-cell office:value-type="float" office:value="369" calcext:value-type="float">
            <text:p>369</text:p>
          </table:table-cell>
          <table:table-cell office:value-type="float" office:value="71.8439789379" calcext:value-type="float">
            <text:p>71.8439789379</text:p>
          </table:table-cell>
        </table:table-row>
        <table:table-row table:style-name="ro1">
          <table:table-cell table:number-columns-repeated="9"/>
          <table:table-cell office:value-type="float" office:value="370" calcext:value-type="float">
            <text:p>370</text:p>
          </table:table-cell>
          <table:table-cell office:value-type="float" office:value="71.9068267366" calcext:value-type="float">
            <text:p>71.9068267366</text:p>
          </table:table-cell>
        </table:table-row>
        <table:table-row table:style-name="ro1">
          <table:table-cell table:number-columns-repeated="9"/>
          <table:table-cell office:value-type="float" office:value="371" calcext:value-type="float">
            <text:p>371</text:p>
          </table:table-cell>
          <table:table-cell office:value-type="float" office:value="72.0077300842" calcext:value-type="float">
            <text:p>72.0077300842</text:p>
          </table:table-cell>
        </table:table-row>
        <table:table-row table:style-name="ro1">
          <table:table-cell table:number-columns-repeated="9"/>
          <table:table-cell office:value-type="float" office:value="372" calcext:value-type="float">
            <text:p>372</text:p>
          </table:table-cell>
          <table:table-cell office:value-type="float" office:value="72.0243196641" calcext:value-type="float">
            <text:p>72.0243196641</text:p>
          </table:table-cell>
        </table:table-row>
        <table:table-row table:style-name="ro1">
          <table:table-cell table:number-columns-repeated="9"/>
          <table:table-cell office:value-type="float" office:value="373" calcext:value-type="float">
            <text:p>373</text:p>
          </table:table-cell>
          <table:table-cell office:value-type="float" office:value="72.1002707892" calcext:value-type="float">
            <text:p>72.1002707892</text:p>
          </table:table-cell>
        </table:table-row>
        <table:table-row table:style-name="ro1">
          <table:table-cell table:number-columns-repeated="9"/>
          <table:table-cell office:value-type="float" office:value="374" calcext:value-type="float">
            <text:p>374</text:p>
          </table:table-cell>
          <table:table-cell office:value-type="float" office:value="72.1092451792" calcext:value-type="float">
            <text:p>72.1092451792</text:p>
          </table:table-cell>
        </table:table-row>
      </table:table>
      <table:table table:name="subpx_data" table:style-name="ta1">
        <table:shapes>
          <draw:frame draw:z-index="0" draw:style-name="gr1" draw:text-style-name="P1" svg:width="17.264cm" svg:height="10.439cm" svg:x="11.949cm" svg:y="1.541cm">
            <draw:object draw:notify-on-update-of-ranges="subpx_data.B3:subpx_data.B69 subpx_data.C3:subpx_data.C6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7.118cm" svg:height="9.153cm" svg:x="11.958cm" svg:y="12.416cm">
            <draw:object draw:notify-on-update-of-ranges="subpx_data.B3:subpx_data.B69 subpx_data.D3:subpx_data.D6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時間</text:p>
          </table:table-cell>
          <table:table-cell office:value-type="string" calcext:value-type="string">
            <text:p>ぶれ幅</text:p>
          </table:table-cell>
          <table:table-cell office:value-type="string" calcext:value-type="string">
            <text:p>角度</text:p>
          </table:table-cell>
          <table:table-cell office:value-type="string" calcext:value-type="string">
            <text:p>速度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4.4973788113" calcext:value-type="float">
            <text:p>34.4973788113</text:p>
          </table:table-cell>
          <table:table-cell office:value-type="float" office:value="-0.325327276882" calcext:value-type="float">
            <text:p>-0.3253272769</text:p>
          </table:table-cell>
          <table:table-cell table:formula="of:=[.C3]*0.01052/0.1" office:value-type="float" office:value="3.62912425094876" calcext:value-type="float">
            <text:p>3.629124250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32.7108707327" calcext:value-type="float">
            <text:p>32.7108707327</text:p>
          </table:table-cell>
          <table:table-cell office:value-type="float" office:value="-2.14897739359" calcext:value-type="float">
            <text:p>-2.1489773936</text:p>
          </table:table-cell>
          <table:table-cell table:formula="of:=[.C4]*0.01052/0.1" office:value-type="float" office:value="3.44118360108004" calcext:value-type="float">
            <text:p>3.441183601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4.8477342276" calcext:value-type="float">
            <text:p>34.8477342276</text:p>
          </table:table-cell>
          <table:table-cell office:value-type="float" office:value="-0.972234615665" calcext:value-type="float">
            <text:p>-0.9722346157</text:p>
          </table:table-cell>
          <table:table-cell table:formula="of:=[.C5]*0.01052/0.1" office:value-type="float" office:value="3.66598164074352" calcext:value-type="float">
            <text:p>3.665981640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3.1878466305" calcext:value-type="float">
            <text:p>33.1878466305</text:p>
          </table:table-cell>
          <table:table-cell office:value-type="float" office:value="-0.0280438722267" calcext:value-type="float">
            <text:p>-0.0280438722</text:p>
          </table:table-cell>
          <table:table-cell table:formula="of:=[.C6]*0.01052/0.1" office:value-type="float" office:value="3.4913614655286" calcext:value-type="float">
            <text:p>3.491361465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35.1620323056" calcext:value-type="float">
            <text:p>35.1620323056</text:p>
          </table:table-cell>
          <table:table-cell office:value-type="float" office:value="-1.42085562381" calcext:value-type="float">
            <text:p>-1.4208556238</text:p>
          </table:table-cell>
          <table:table-cell table:formula="of:=[.C7]*0.01052/0.1" office:value-type="float" office:value="3.69904579854912" calcext:value-type="float">
            <text:p>3.699045798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34.0657285331" calcext:value-type="float">
            <text:p>34.0657285331</text:p>
          </table:table-cell>
          <table:table-cell office:value-type="float" office:value="-3.08404307764" calcext:value-type="float">
            <text:p>-3.0840430776</text:p>
          </table:table-cell>
          <table:table-cell table:formula="of:=[.C8]*0.01052/0.1" office:value-type="float" office:value="3.58371464168212" calcext:value-type="float">
            <text:p>3.583714641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5.3389039873" calcext:value-type="float">
            <text:p>35.3389039873</text:p>
          </table:table-cell>
          <table:table-cell office:value-type="float" office:value="3.55516181937" calcext:value-type="float">
            <text:p>3.5551618194</text:p>
          </table:table-cell>
          <table:table-cell table:formula="of:=[.C9]*0.01052/0.1" office:value-type="float" office:value="3.71765269946396" calcext:value-type="float">
            <text:p>3.717652699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34.9906144258" calcext:value-type="float">
            <text:p>34.9906144258</text:p>
          </table:table-cell>
          <table:table-cell office:value-type="float" office:value="-4.02037120257" calcext:value-type="float">
            <text:p>-4.0203712026</text:p>
          </table:table-cell>
          <table:table-cell table:formula="of:=[.C10]*0.01052/0.1" office:value-type="float" office:value="3.68101263759416" calcext:value-type="float">
            <text:p>3.681012637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35.5320202501" calcext:value-type="float">
            <text:p>35.5320202501</text:p>
          </table:table-cell>
          <table:table-cell office:value-type="float" office:value="5.51592842265" calcext:value-type="float">
            <text:p>5.5159284227</text:p>
          </table:table-cell>
          <table:table-cell table:formula="of:=[.C11]*0.01052/0.1" office:value-type="float" office:value="3.73796853031052" calcext:value-type="float">
            <text:p>3.7379685303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35.2270793251" calcext:value-type="float">
            <text:p>35.2270793251</text:p>
          </table:table-cell>
          <table:table-cell office:value-type="float" office:value="-4.74764700505" calcext:value-type="float">
            <text:p>-4.7476470051</text:p>
          </table:table-cell>
          <table:table-cell table:formula="of:=[.C12]*0.01052/0.1" office:value-type="float" office:value="3.70588874500052" calcext:value-type="float">
            <text:p>3.70588874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36.2048857508" calcext:value-type="float">
            <text:p>36.2048857508</text:p>
          </table:table-cell>
          <table:table-cell office:value-type="float" office:value="-0.485145957986" calcext:value-type="float">
            <text:p>-0.485145958</text:p>
          </table:table-cell>
          <table:table-cell table:formula="of:=[.C13]*0.01052/0.1" office:value-type="float" office:value="3.80875398098416" calcext:value-type="float">
            <text:p>3.80875398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4.7901238252" calcext:value-type="float">
            <text:p>34.7901238252</text:p>
          </table:table-cell>
          <table:table-cell office:value-type="float" office:value="1.1783803737" calcext:value-type="float">
            <text:p>1.1783803737</text:p>
          </table:table-cell>
          <table:table-cell table:formula="of:=[.C14]*0.01052/0.1" office:value-type="float" office:value="3.65992102641104" calcext:value-type="float">
            <text:p>3.6599210264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36.3695655821" calcext:value-type="float">
            <text:p>36.3695655821</text:p>
          </table:table-cell>
          <table:table-cell office:value-type="float" office:value="-1.17091980726" calcext:value-type="float">
            <text:p>-1.1709198073</text:p>
          </table:table-cell>
          <table:table-cell table:formula="of:=[.C15]*0.01052/0.1" office:value-type="float" office:value="3.82607829923692" calcext:value-type="float">
            <text:p>3.826078299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35.4873312021" calcext:value-type="float">
            <text:p>35.4873312021</text:p>
          </table:table-cell>
          <table:table-cell office:value-type="float" office:value="1.14420353541" calcext:value-type="float">
            <text:p>1.1442035354</text:p>
          </table:table-cell>
          <table:table-cell table:formula="of:=[.C16]*0.01052/0.1" office:value-type="float" office:value="3.73326724246092" calcext:value-type="float">
            <text:p>3.73326724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36.7736948819" calcext:value-type="float">
            <text:p>36.7736948819</text:p>
          </table:table-cell>
          <table:table-cell office:value-type="float" office:value="-1.98272198495" calcext:value-type="float">
            <text:p>-1.982721985</text:p>
          </table:table-cell>
          <table:table-cell table:formula="of:=[.C17]*0.01052/0.1" office:value-type="float" office:value="3.86859270157588" calcext:value-type="float">
            <text:p>3.868592701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6.0561956544" calcext:value-type="float">
            <text:p>36.0561956544</text:p>
          </table:table-cell>
          <table:table-cell office:value-type="float" office:value="-0.0636789271689" calcext:value-type="float">
            <text:p>-0.0636789272</text:p>
          </table:table-cell>
          <table:table-cell table:formula="of:=[.C18]*0.01052/0.1" office:value-type="float" office:value="3.79311178284288" calcext:value-type="float">
            <text:p>3.7931117828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6.8498611928" calcext:value-type="float">
            <text:p>36.8498611928</text:p>
          </table:table-cell>
          <table:table-cell office:value-type="float" office:value="-0.181650254769" calcext:value-type="float">
            <text:p>-0.1816502548</text:p>
          </table:table-cell>
          <table:table-cell table:formula="of:=[.C19]*0.01052/0.1" office:value-type="float" office:value="3.87660539748256" calcext:value-type="float">
            <text:p>3.8766053975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6.3037963645" calcext:value-type="float">
            <text:p>36.3037963645</text:p>
          </table:table-cell>
          <table:table-cell office:value-type="float" office:value="-1.04068823291" calcext:value-type="float">
            <text:p>-1.0406882329</text:p>
          </table:table-cell>
          <table:table-cell table:formula="of:=[.C20]*0.01052/0.1" office:value-type="float" office:value="3.8191593775454" calcext:value-type="float">
            <text:p>3.8191593775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7.3599485188" calcext:value-type="float">
            <text:p>37.3599485188</text:p>
          </table:table-cell>
          <table:table-cell office:value-type="float" office:value="-0.413825531558" calcext:value-type="float">
            <text:p>-0.4138255316</text:p>
          </table:table-cell>
          <table:table-cell table:formula="of:=[.C21]*0.01052/0.1" office:value-type="float" office:value="3.93026658417776" calcext:value-type="float">
            <text:p>3.9302665842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6.8165401018" calcext:value-type="float">
            <text:p>36.8165401018</text:p>
          </table:table-cell>
          <table:table-cell office:value-type="float" office:value="-0.457421799706" calcext:value-type="float">
            <text:p>-0.4574217997</text:p>
          </table:table-cell>
          <table:table-cell table:formula="of:=[.C22]*0.01052/0.1" office:value-type="float" office:value="3.87310001870936" calcext:value-type="float">
            <text:p>3.873100018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7.5007411884" calcext:value-type="float">
            <text:p>37.5007411884</text:p>
          </table:table-cell>
          <table:table-cell office:value-type="float" office:value="-0.537410798248" calcext:value-type="float">
            <text:p>-0.5374107982</text:p>
          </table:table-cell>
          <table:table-cell table:formula="of:=[.C23]*0.01052/0.1" office:value-type="float" office:value="3.94507797301968" calcext:value-type="float">
            <text:p>3.945077973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7.6312793861" calcext:value-type="float">
            <text:p>37.6312793861</text:p>
          </table:table-cell>
          <table:table-cell office:value-type="float" office:value="-0.494088515772" calcext:value-type="float">
            <text:p>-0.4940885158</text:p>
          </table:table-cell>
          <table:table-cell table:formula="of:=[.C24]*0.01052/0.1" office:value-type="float" office:value="3.95881059141772" calcext:value-type="float">
            <text:p>3.9588105914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7.9676145879" calcext:value-type="float">
            <text:p>37.9676145879</text:p>
          </table:table-cell>
          <table:table-cell office:value-type="float" office:value="0.322661619668" calcext:value-type="float">
            <text:p>0.3226616197</text:p>
          </table:table-cell>
          <table:table-cell table:formula="of:=[.C25]*0.01052/0.1" office:value-type="float" office:value="3.99419305464708" calcext:value-type="float">
            <text:p>3.9941930546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8.9349212456" calcext:value-type="float">
            <text:p>38.9349212456</text:p>
          </table:table-cell>
          <table:table-cell office:value-type="float" office:value="-3.04031168876" calcext:value-type="float">
            <text:p>-3.0403116888</text:p>
          </table:table-cell>
          <table:table-cell table:formula="of:=[.C26]*0.01052/0.1" office:value-type="float" office:value="4.09595371503712" calcext:value-type="float">
            <text:p>4.095953715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38.6763863461" calcext:value-type="float">
            <text:p>38.6763863461</text:p>
          </table:table-cell>
          <table:table-cell office:value-type="float" office:value="0.692435096032" calcext:value-type="float">
            <text:p>0.692435096</text:p>
          </table:table-cell>
          <table:table-cell table:formula="of:=[.C27]*0.01052/0.1" office:value-type="float" office:value="4.06875584360972" calcext:value-type="float">
            <text:p>4.068755843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39.2186331013" calcext:value-type="float">
            <text:p>39.2186331013</text:p>
          </table:table-cell>
          <table:table-cell office:value-type="float" office:value="-1.78463180913" calcext:value-type="float">
            <text:p>-1.7846318091</text:p>
          </table:table-cell>
          <table:table-cell table:formula="of:=[.C28]*0.01052/0.1" office:value-type="float" office:value="4.12580020225676" calcext:value-type="float">
            <text:p>4.1258002023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38.4587359465" calcext:value-type="float">
            <text:p>38.4587359465</text:p>
          </table:table-cell>
          <table:table-cell office:value-type="float" office:value="-0.477109462793" calcext:value-type="float">
            <text:p>-0.4771094628</text:p>
          </table:table-cell>
          <table:table-cell table:formula="of:=[.C29]*0.01052/0.1" office:value-type="float" office:value="4.0458590215718" calcext:value-type="float">
            <text:p>4.0458590216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9.8891598167" calcext:value-type="float">
            <text:p>39.8891598167</text:p>
          </table:table-cell>
          <table:table-cell office:value-type="float" office:value="-0.269273397909" calcext:value-type="float">
            <text:p>-0.2692733979</text:p>
          </table:table-cell>
          <table:table-cell table:formula="of:=[.C30]*0.01052/0.1" office:value-type="float" office:value="4.19633961271684" calcext:value-type="float">
            <text:p>4.1963396127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39.7157517971" calcext:value-type="float">
            <text:p>39.7157517971</text:p>
          </table:table-cell>
          <table:table-cell office:value-type="float" office:value="0.690017285666" calcext:value-type="float">
            <text:p>0.6900172857</text:p>
          </table:table-cell>
          <table:table-cell table:formula="of:=[.C31]*0.01052/0.1" office:value-type="float" office:value="4.17809708905492" calcext:value-type="float">
            <text:p>4.178097089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40.8283409426" calcext:value-type="float">
            <text:p>40.8283409426</text:p>
          </table:table-cell>
          <table:table-cell office:value-type="float" office:value="-0.023217368945" calcext:value-type="float">
            <text:p>-0.0232173689</text:p>
          </table:table-cell>
          <table:table-cell table:formula="of:=[.C32]*0.01052/0.1" office:value-type="float" office:value="4.29514146716152" calcext:value-type="float">
            <text:p>4.2951414672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1.2245771315" calcext:value-type="float">
            <text:p>41.2245771315</text:p>
          </table:table-cell>
          <table:table-cell office:value-type="float" office:value="0.172831976153" calcext:value-type="float">
            <text:p>0.1728319762</text:p>
          </table:table-cell>
          <table:table-cell table:formula="of:=[.C33]*0.01052/0.1" office:value-type="float" office:value="4.3368255142338" calcext:value-type="float">
            <text:p>4.336825514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1.6717234233" calcext:value-type="float">
            <text:p>41.6717234233</text:p>
          </table:table-cell>
          <table:table-cell office:value-type="float" office:value="0.536239676073" calcext:value-type="float">
            <text:p>0.5362396761</text:p>
          </table:table-cell>
          <table:table-cell table:formula="of:=[.C34]*0.01052/0.1" office:value-type="float" office:value="4.38386530413116" calcext:value-type="float">
            <text:p>4.383865304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1.7857398134" calcext:value-type="float">
            <text:p>41.7857398134</text:p>
          </table:table-cell>
          <table:table-cell office:value-type="float" office:value="0.246946985491" calcext:value-type="float">
            <text:p>0.2469469855</text:p>
          </table:table-cell>
          <table:table-cell table:formula="of:=[.C35]*0.01052/0.1" office:value-type="float" office:value="4.39585982836968" calcext:value-type="float">
            <text:p>4.3958598284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1.8830069311" calcext:value-type="float">
            <text:p>41.8830069311</text:p>
          </table:table-cell>
          <table:table-cell office:value-type="float" office:value="0.798567387591" calcext:value-type="float">
            <text:p>0.7985673876</text:p>
          </table:table-cell>
          <table:table-cell table:formula="of:=[.C36]*0.01052/0.1" office:value-type="float" office:value="4.40609232915172" calcext:value-type="float">
            <text:p>4.4060923292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1.8066472251" calcext:value-type="float">
            <text:p>41.8066472251</text:p>
          </table:table-cell>
          <table:table-cell office:value-type="float" office:value="-0.0766081797963" calcext:value-type="float">
            <text:p>-0.0766081798</text:p>
          </table:table-cell>
          <table:table-cell table:formula="of:=[.C37]*0.01052/0.1" office:value-type="float" office:value="4.39805928808052" calcext:value-type="float">
            <text:p>4.398059288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2.0923130613" calcext:value-type="float">
            <text:p>42.0923130613</text:p>
          </table:table-cell>
          <table:table-cell office:value-type="float" office:value="0.684886556033" calcext:value-type="float">
            <text:p>0.684886556</text:p>
          </table:table-cell>
          <table:table-cell table:formula="of:=[.C38]*0.01052/0.1" office:value-type="float" office:value="4.42811133404876" calcext:value-type="float">
            <text:p>4.428111334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2.615122866" calcext:value-type="float">
            <text:p>42.615122866</text:p>
          </table:table-cell>
          <table:table-cell office:value-type="float" office:value="-0.185170466712" calcext:value-type="float">
            <text:p>-0.1851704667</text:p>
          </table:table-cell>
          <table:table-cell table:formula="of:=[.C39]*0.01052/0.1" office:value-type="float" office:value="4.4831109255032" calcext:value-type="float">
            <text:p>4.4831109255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42.4702521439" calcext:value-type="float">
            <text:p>42.4702521439</text:p>
          </table:table-cell>
          <table:table-cell office:value-type="float" office:value="0.422467140262" calcext:value-type="float">
            <text:p>0.4224671403</text:p>
          </table:table-cell>
          <table:table-cell table:formula="of:=[.C40]*0.01052/0.1" office:value-type="float" office:value="4.46787052553828" calcext:value-type="float">
            <text:p>4.4678705255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43.4231607807" calcext:value-type="float">
            <text:p>43.4231607807</text:p>
          </table:table-cell>
          <table:table-cell office:value-type="float" office:value="-0.39708139305" calcext:value-type="float">
            <text:p>-0.3970813931</text:p>
          </table:table-cell>
          <table:table-cell table:formula="of:=[.C41]*0.01052/0.1" office:value-type="float" office:value="4.56811651412964" calcext:value-type="float">
            <text:p>4.568116514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43.3250535313" calcext:value-type="float">
            <text:p>43.3250535313</text:p>
          </table:table-cell>
          <table:table-cell office:value-type="float" office:value="-0.0652463003435" calcext:value-type="float">
            <text:p>-0.0652463003</text:p>
          </table:table-cell>
          <table:table-cell table:formula="of:=[.C42]*0.01052/0.1" office:value-type="float" office:value="4.55779563149276" calcext:value-type="float">
            <text:p>4.557795631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42.8049763822" calcext:value-type="float">
            <text:p>42.8049763822</text:p>
          </table:table-cell>
          <table:table-cell office:value-type="float" office:value="0.0468931532691" calcext:value-type="float">
            <text:p>0.0468931533</text:p>
          </table:table-cell>
          <table:table-cell table:formula="of:=[.C43]*0.01052/0.1" office:value-type="float" office:value="4.50308351540744" calcext:value-type="float">
            <text:p>4.5030835154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43.4893388242" calcext:value-type="float">
            <text:p>43.4893388242</text:p>
          </table:table-cell>
          <table:table-cell office:value-type="float" office:value="-0.464613756871" calcext:value-type="float">
            <text:p>-0.4646137569</text:p>
          </table:table-cell>
          <table:table-cell table:formula="of:=[.C44]*0.01052/0.1" office:value-type="float" office:value="4.57507844430584" calcext:value-type="float">
            <text:p>4.5750784443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43.3103916442" calcext:value-type="float">
            <text:p>43.3103916442</text:p>
          </table:table-cell>
          <table:table-cell office:value-type="float" office:value="0.58042811657" calcext:value-type="float">
            <text:p>0.5804281166</text:p>
          </table:table-cell>
          <table:table-cell table:formula="of:=[.C45]*0.01052/0.1" office:value-type="float" office:value="4.55625320096984" calcext:value-type="float">
            <text:p>4.556253201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43.2135321161" calcext:value-type="float">
            <text:p>43.2135321161</text:p>
          </table:table-cell>
          <table:table-cell office:value-type="float" office:value="-0.314546006984" calcext:value-type="float">
            <text:p>-0.314546007</text:p>
          </table:table-cell>
          <table:table-cell table:formula="of:=[.C46]*0.01052/0.1" office:value-type="float" office:value="4.54606357861372" calcext:value-type="float">
            <text:p>4.5460635786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42.9517392434" calcext:value-type="float">
            <text:p>42.9517392434</text:p>
          </table:table-cell>
          <table:table-cell office:value-type="float" office:value="0.980414008811" calcext:value-type="float">
            <text:p>0.9804140088</text:p>
          </table:table-cell>
          <table:table-cell table:formula="of:=[.C47]*0.01052/0.1" office:value-type="float" office:value="4.51852296840568" calcext:value-type="float">
            <text:p>4.5185229684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43.8328309474" calcext:value-type="float">
            <text:p>43.8328309474</text:p>
          </table:table-cell>
          <table:table-cell office:value-type="float" office:value="-0.389797777311" calcext:value-type="float">
            <text:p>-0.3897977773</text:p>
          </table:table-cell>
          <table:table-cell table:formula="of:=[.C48]*0.01052/0.1" office:value-type="float" office:value="4.61121381566648" calcext:value-type="float">
            <text:p>4.6112138157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43.1257817285" calcext:value-type="float">
            <text:p>43.1257817285</text:p>
          </table:table-cell>
          <table:table-cell office:value-type="float" office:value="0.476214612618" calcext:value-type="float">
            <text:p>0.4762146126</text:p>
          </table:table-cell>
          <table:table-cell table:formula="of:=[.C49]*0.01052/0.1" office:value-type="float" office:value="4.5368322378382" calcext:value-type="float">
            <text:p>4.5368322378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43.3752307718" calcext:value-type="float">
            <text:p>43.3752307718</text:p>
          </table:table-cell>
          <table:table-cell office:value-type="float" office:value="-0.0789955628017" calcext:value-type="float">
            <text:p>-0.0789955628</text:p>
          </table:table-cell>
          <table:table-cell table:formula="of:=[.C50]*0.01052/0.1" office:value-type="float" office:value="4.56307427719336" calcext:value-type="float">
            <text:p>4.5630742772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43.1349373041" calcext:value-type="float">
            <text:p>43.1349373041</text:p>
          </table:table-cell>
          <table:table-cell office:value-type="float" office:value="0.133906086769" calcext:value-type="float">
            <text:p>0.1339060868</text:p>
          </table:table-cell>
          <table:table-cell table:formula="of:=[.C51]*0.01052/0.1" office:value-type="float" office:value="4.53779540439132" calcext:value-type="float">
            <text:p>4.5377954044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43.7464706953" calcext:value-type="float">
            <text:p>43.7464706953</text:p>
          </table:table-cell>
          <table:table-cell office:value-type="float" office:value="0.198883619131" calcext:value-type="float">
            <text:p>0.1988836191</text:p>
          </table:table-cell>
          <table:table-cell table:formula="of:=[.C52]*0.01052/0.1" office:value-type="float" office:value="4.60212871714556" calcext:value-type="float">
            <text:p>4.602128717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43.8140884761" calcext:value-type="float">
            <text:p>43.8140884761</text:p>
          </table:table-cell>
          <table:table-cell office:value-type="float" office:value="-0.0409469759691" calcext:value-type="float">
            <text:p>-0.040946976</text:p>
          </table:table-cell>
          <table:table-cell table:formula="of:=[.C53]*0.01052/0.1" office:value-type="float" office:value="4.60924210768572" calcext:value-type="float">
            <text:p>4.6092421077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44.1359854091" calcext:value-type="float">
            <text:p>44.1359854091</text:p>
          </table:table-cell>
          <table:table-cell office:value-type="float" office:value="0.305786543964" calcext:value-type="float">
            <text:p>0.305786544</text:p>
          </table:table-cell>
          <table:table-cell table:formula="of:=[.C54]*0.01052/0.1" office:value-type="float" office:value="4.64310566503732" calcext:value-type="float">
            <text:p>4.643105665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44.0320478888" calcext:value-type="float">
            <text:p>44.0320478888</text:p>
          </table:table-cell>
          <table:table-cell office:value-type="float" office:value="-0.405893561771" calcext:value-type="float">
            <text:p>-0.4058935618</text:p>
          </table:table-cell>
          <table:table-cell table:formula="of:=[.C55]*0.01052/0.1" office:value-type="float" office:value="4.63217143790176" calcext:value-type="float">
            <text:p>4.6321714379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43.5858103593" calcext:value-type="float">
            <text:p>43.5858103593</text:p>
          </table:table-cell>
          <table:table-cell office:value-type="float" office:value="0.2140180907" calcext:value-type="float">
            <text:p>0.2140180907</text:p>
          </table:table-cell>
          <table:table-cell table:formula="of:=[.C56]*0.01052/0.1" office:value-type="float" office:value="4.58522724979836" calcext:value-type="float">
            <text:p>4.5852272498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43.2520611857" calcext:value-type="float">
            <text:p>43.2520611857</text:p>
          </table:table-cell>
          <table:table-cell office:value-type="float" office:value="-0.103445542844" calcext:value-type="float">
            <text:p>-0.1034455428</text:p>
          </table:table-cell>
          <table:table-cell table:formula="of:=[.C57]*0.01052/0.1" office:value-type="float" office:value="4.55011683673564" calcext:value-type="float">
            <text:p>4.5501168367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43.9368892367" calcext:value-type="float">
            <text:p>43.9368892367</text:p>
          </table:table-cell>
          <table:table-cell office:value-type="float" office:value="0.217891161604" calcext:value-type="float">
            <text:p>0.2178911616</text:p>
          </table:table-cell>
          <table:table-cell table:formula="of:=[.C58]*0.01052/0.1" office:value-type="float" office:value="4.62216074770084" calcext:value-type="float">
            <text:p>4.6221607477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45.2504311578" calcext:value-type="float">
            <text:p>45.2504311578</text:p>
          </table:table-cell>
          <table:table-cell office:value-type="float" office:value="-1.49049134769" calcext:value-type="float">
            <text:p>-1.4904913477</text:p>
          </table:table-cell>
          <table:table-cell table:formula="of:=[.C59]*0.01052/0.1" office:value-type="float" office:value="4.76034535780056" calcext:value-type="float">
            <text:p>4.7603453578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44.7967739417" calcext:value-type="float">
            <text:p>44.7967739417</text:p>
          </table:table-cell>
          <table:table-cell office:value-type="float" office:value="0.261157573119" calcext:value-type="float">
            <text:p>0.2611575731</text:p>
          </table:table-cell>
          <table:table-cell table:formula="of:=[.C60]*0.01052/0.1" office:value-type="float" office:value="4.71262061866684" calcext:value-type="float">
            <text:p>4.7126206187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45.207454002" calcext:value-type="float">
            <text:p>45.207454002</text:p>
          </table:table-cell>
          <table:table-cell office:value-type="float" office:value="-0.106682199474" calcext:value-type="float">
            <text:p>-0.1066821995</text:p>
          </table:table-cell>
          <table:table-cell table:formula="of:=[.C61]*0.01052/0.1" office:value-type="float" office:value="4.7558241610104" calcext:value-type="float">
            <text:p>4.755824161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44.6636799564" calcext:value-type="float">
            <text:p>44.6636799564</text:p>
          </table:table-cell>
          <table:table-cell office:value-type="float" office:value="1.77430075615" calcext:value-type="float">
            <text:p>1.7743007562</text:p>
          </table:table-cell>
          <table:table-cell table:formula="of:=[.C62]*0.01052/0.1" office:value-type="float" office:value="4.69861913141328" calcext:value-type="float">
            <text:p>4.6986191314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46.3648864147" calcext:value-type="float">
            <text:p>46.3648864147</text:p>
          </table:table-cell>
          <table:table-cell office:value-type="float" office:value="-3.18252022295" calcext:value-type="float">
            <text:p>-3.182520223</text:p>
          </table:table-cell>
          <table:table-cell table:formula="of:=[.C63]*0.01052/0.1" office:value-type="float" office:value="4.87758605082644" calcext:value-type="float">
            <text:p>4.8775860508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44.9949096809" calcext:value-type="float">
            <text:p>44.9949096809</text:p>
          </table:table-cell>
          <table:table-cell office:value-type="float" office:value="0.477135536747" calcext:value-type="float">
            <text:p>0.4771355367</text:p>
          </table:table-cell>
          <table:table-cell table:formula="of:=[.C64]*0.01052/0.1" office:value-type="float" office:value="4.73346449843068" calcext:value-type="float">
            <text:p>4.7334644984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44.3722503937" calcext:value-type="float">
            <text:p>44.3722503937</text:p>
          </table:table-cell>
          <table:table-cell office:value-type="float" office:value="-0.591698358917" calcext:value-type="float">
            <text:p>-0.5916983589</text:p>
          </table:table-cell>
          <table:table-cell table:formula="of:=[.C65]*0.01052/0.1" office:value-type="float" office:value="4.66796074141724" calcext:value-type="float">
            <text:p>4.6679607414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43.9114674227" calcext:value-type="float">
            <text:p>43.9114674227</text:p>
          </table:table-cell>
          <table:table-cell office:value-type="float" office:value="4.17152613717" calcext:value-type="float">
            <text:p>4.1715261372</text:p>
          </table:table-cell>
          <table:table-cell table:formula="of:=[.C66]*0.01052/0.1" office:value-type="float" office:value="4.61948637286804" calcext:value-type="float">
            <text:p>4.6194863729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44.9821596185" calcext:value-type="float">
            <text:p>44.9821596185</text:p>
          </table:table-cell>
          <table:table-cell office:value-type="float" office:value="0.470955433866" calcext:value-type="float">
            <text:p>0.4709554339</text:p>
          </table:table-cell>
          <table:table-cell table:formula="of:=[.C67]*0.01052/0.1" office:value-type="float" office:value="4.7321231918662" calcext:value-type="float">
            <text:p>4.7321231919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45.7915914195" calcext:value-type="float">
            <text:p>45.7915914195</text:p>
          </table:table-cell>
          <table:table-cell office:value-type="float" office:value="0.107824463251" calcext:value-type="float">
            <text:p>0.1078244633</text:p>
          </table:table-cell>
          <table:table-cell table:formula="of:=[.C68]*0.01052/0.1" office:value-type="float" office:value="4.8172754173314" calcext:value-type="float">
            <text:p>4.8172754173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45.5233862874" calcext:value-type="float">
            <text:p>45.5233862874</text:p>
          </table:table-cell>
          <table:table-cell office:value-type="float" office:value="9.58854003593" calcext:value-type="float">
            <text:p>9.5885400359</text:p>
          </table:table-cell>
          <table:table-cell table:formula="of:=[.C69]*0.01052/0.1" office:value-type="float" office:value="4.78906023743448" calcext:value-type="float">
            <text:p>4.7890602374</text:p>
          </table:table-cell>
        </table:table-row>
      </table:table>
      <table:table table:name="result" table:style-name="ta1">
        <table:shapes>
          <draw:frame draw:z-index="0" draw:style-name="gr1" draw:text-style-name="P1" svg:width="15.999cm" svg:height="8.999cm" svg:x="15.042cm" svg:y="6.503cm">
            <draw:object draw:notify-on-update-of-ranges="result.H50:result.H76 result.B50:result.B7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5.703cm" svg:y="12.453cm">
            <draw:object draw:notify-on-update-of-ranges="result.H50:result.H76 result.E50:result.E7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シャクルトンクレータのサイズ</text:p>
          </table:table-cell>
          <table:table-cell table:number-columns-repeated="4"/>
          <table:table-cell office:value-type="string" calcext:value-type="string">
            <text:p>模型サイズ</text:p>
          </table:table-cell>
          <table:table-cell/>
          <table:table-cell office:value-type="string" calcext:value-type="string">
            <text:p>200枚撮影</text:p>
          </table:table-cell>
          <table:table-cell/>
        </table:table-row>
        <table:table-row table:style-name="ro1">
          <table:table-cell office:value-type="string" calcext:value-type="string">
            <text:p>調布画像</text:p>
          </table:table-cell>
          <table:table-cell office:value-type="string" calcext:value-type="string">
            <text:p>475-480px</text:p>
          </table:table-cell>
          <table:table-cell office:value-type="string" calcext:value-type="string">
            <text:p>462とかもあり，測り方が難しい</text:p>
          </table:table-cell>
          <table:table-cell table:number-columns-repeated="2"/>
          <table:table-cell office:value-type="string" calcext:value-type="string">
            <text:p>ジオラマ</text:p>
          </table:table-cell>
          <table:table-cell office:value-type="string" calcext:value-type="string">
            <text:p>150x50cm</text:p>
          </table:table-cell>
          <table:table-cell/>
          <table:table-cell office:value-type="string" calcext:value-type="string">
            <text:p>開始時刻</text:p>
          </table:table-cell>
          <table:table-cell table:style-name="ce3" office:value-type="string" calcext:value-type="string">
            <text:p>16:14:12s</text:p>
          </table:table-cell>
        </table:table-row>
        <table:table-row table:style-name="ro1">
          <table:table-cell office:value-type="string" calcext:value-type="string">
            <text:p>DEM</text:p>
          </table:table-cell>
          <table:table-cell office:value-type="string" calcext:value-type="string">
            <text:p>160px</text:p>
          </table:table-cell>
          <table:table-cell office:value-type="string" calcext:value-type="string">
            <text:p>ほぼ円形で直径は一定だった</text:p>
          </table:table-cell>
          <table:table-cell table:number-columns-repeated="2"/>
          <table:table-cell office:value-type="string" calcext:value-type="string">
            <text:p>DEM</text:p>
          </table:table-cell>
          <table:table-cell office:value-type="string" calcext:value-type="string">
            <text:p>4800x1600px</text:p>
          </table:table-cell>
          <table:table-cell/>
          <table:table-cell office:value-type="string" calcext:value-type="string">
            <text:p>終了時刻</text:p>
          </table:table-cell>
          <table:table-cell table:style-name="ce3" office:value-type="string" calcext:value-type="string">
            <text:p>16:15:22s</text:p>
          </table:table-cell>
        </table:table-row>
        <table:table-row table:style-name="ro1">
          <table:table-cell office:value-type="string" calcext:value-type="string">
            <text:p>ジオラマ</text:p>
          </table:table-cell>
          <table:table-cell office:value-type="string" calcext:value-type="string">
            <text:p>5cm</text:p>
          </table:table-cell>
          <table:table-cell office:value-type="string" calcext:value-type="string">
            <text:p>160/32</text:p>
          </table:table-cell>
          <table:table-cell table:number-columns-repeated="3"/>
          <table:table-cell office:value-type="string" calcext:value-type="string">
            <text:p>32px/cm</text:p>
          </table:table-cell>
          <table:table-cell/>
          <table:table-cell office:value-type="string" calcext:value-type="string">
            <text:p>撮影時間</text:p>
          </table:table-cell>
          <table:table-cell office:value-type="string" calcext:value-type="string">
            <text:p>70s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計測周期</text:p>
          </table:table-cell>
          <table:table-cell office:value-type="string" calcext:value-type="string">
            <text:p>70/200=0.35s</text:p>
          </table:table-cell>
        </table:table-row>
        <table:table-row table:style-name="ro1">
          <table:table-cell office:value-type="string" calcext:value-type="string">
            <text:p>調布画像のスケールファクタ：95px/cm</text:p>
          </table:table-cell>
          <table:table-cell table:number-columns-repeated="3"/>
          <table:table-cell table:formula="of:=1/95" office:value-type="float" office:value="0.0105263157894737" calcext:value-type="float">
            <text:p>0.0105263158</text:p>
          </table:table-cell>
          <table:table-cell office:value-type="string" calcext:value-type="string">
            <text:p>cm/p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ぶれの理論値：5cm/s x 0.1s x 95px/cm = 47.5p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画像番号</text:p>
          </table:table-cell>
          <table:table-cell office:value-type="string" calcext:value-type="string">
            <text:p>ぶれ</text:p>
          </table:table-cell>
          <table:table-cell office:value-type="string" calcext:value-type="string">
            <text:p>ぶれ２</text:p>
          </table:table-cell>
          <table:table-cell office:value-type="string" calcext:value-type="string">
            <text:p>時間</text:p>
          </table:table-cell>
          <table:table-cell office:value-type="string" calcext:value-type="string">
            <text:p>速度cm/s</text:p>
          </table:table-cell>
          <table:table-cell office:value-type="string" calcext:value-type="string">
            <text:p>誤差％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.05" calcext:value-type="float">
            <text:p>1.05</text:p>
          </table:table-cell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.4" calcext:value-type="float">
            <text:p>1.4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.75" calcext:value-type="float">
            <text:p>1.75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.1" calcext:value-type="float">
            <text:p>2.1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.45" calcext:value-type="float">
            <text:p>2.45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3.15" calcext:value-type="float">
            <text:p>3.15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3.85" calcext:value-type="float">
            <text:p>3.85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4.2" calcext:value-type="float">
            <text:p>4.2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4.55" calcext:value-type="float">
            <text:p>4.55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.9" calcext:value-type="float">
            <text:p>4.9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.25" calcext:value-type="float">
            <text:p>5.25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5.6" calcext:value-type="float">
            <text:p>5.6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5.95" calcext:value-type="float">
            <text:p>5.95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6.3" calcext:value-type="float">
            <text:p>6.3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.65" calcext:value-type="float">
            <text:p>6.65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7.35" calcext:value-type="float">
            <text:p>7.35</text:p>
          </table:table-cell>
          <table:table-cell table:number-columns-repeated="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7.7" calcext:value-type="float">
            <text:p>7.7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8.05" calcext:value-type="float">
            <text:p>8.05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8.4" calcext:value-type="float">
            <text:p>8.4</text:p>
          </table:table-cell>
          <table:table-cell table:number-columns-repeated="6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8.75" calcext:value-type="float">
            <text:p>8.75</text:p>
          </table:table-cell>
          <table:table-cell table:number-columns-repeated="6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9.1" calcext:value-type="float">
            <text:p>9.1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9.45" calcext:value-type="float">
            <text:p>9.45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9.8" calcext:value-type="float">
            <text:p>9.8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0.15" calcext:value-type="float">
            <text:p>10.15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10.5" calcext:value-type="float">
            <text:p>10.5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0.85" calcext:value-type="float">
            <text:p>10.85</text:p>
          </table:table-cell>
          <table:table-cell table:number-columns-repeated="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11.2" calcext:value-type="float">
            <text:p>11.2</text:p>
          </table:table-cell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1.55" calcext:value-type="float">
            <text:p>11.55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1.9" calcext:value-type="float">
            <text:p>11.9</text:p>
          </table:table-cell>
          <table:table-cell table:number-columns-repeated="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2.25" calcext:value-type="float">
            <text:p>12.25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2.6" calcext:value-type="float">
            <text:p>12.6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12.95" calcext:value-type="float">
            <text:p>12.95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3.3" calcext:value-type="float">
            <text:p>13.3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13.65" calcext:value-type="float">
            <text:p>13.6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float" office:value="43.5" calcext:value-type="float">
            <text:p>43.5</text:p>
          </table:table-cell>
          <table:table-cell office:value-type="float" office:value="14" calcext:value-type="float">
            <text:p>14</text:p>
          </table:table-cell>
          <table:table-cell table:style-name="ce2" table:formula="of:=[.B50]*0.01052/0.1" office:value-type="float" office:value="4.6288" calcext:value-type="float">
            <text:p>4.6288</text:p>
          </table:table-cell>
          <table:table-cell table:formula="of:=(5-[.E50])" office:value-type="float" office:value="0.3712" calcext:value-type="float">
            <text:p>0.3712</text:p>
          </table:table-cell>
          <table:table-cell/>
          <table:table-cell table:formula="of:=[.D50]-1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5.5" calcext:value-type="float">
            <text:p>45.5</text:p>
          </table:table-cell>
          <table:table-cell office:value-type="float" office:value="14.35" calcext:value-type="float">
            <text:p>14.35</text:p>
          </table:table-cell>
          <table:table-cell table:formula="of:=[.B51]*0.01052/0.1" office:value-type="float" office:value="4.734" calcext:value-type="float">
            <text:p>4.734</text:p>
          </table:table-cell>
          <table:table-cell table:formula="of:=(5-[.E51])" office:value-type="float" office:value="0.266" calcext:value-type="float">
            <text:p>0.266</text:p>
          </table:table-cell>
          <table:table-cell/>
          <table:table-cell table:formula="of:=[.D51]-14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43.5" calcext:value-type="float">
            <text:p>43.5</text:p>
          </table:table-cell>
          <table:table-cell office:value-type="float" office:value="14.7" calcext:value-type="float">
            <text:p>14.7</text:p>
          </table:table-cell>
          <table:table-cell table:formula="of:=[.B52]*0.01052/0.1" office:value-type="float" office:value="4.6288" calcext:value-type="float">
            <text:p>4.6288</text:p>
          </table:table-cell>
          <table:table-cell table:formula="of:=(5-[.E52])" office:value-type="float" office:value="0.3712" calcext:value-type="float">
            <text:p>0.3712</text:p>
          </table:table-cell>
          <table:table-cell/>
          <table:table-cell table:formula="of:=[.D52]-14" office:value-type="float" office:value="0.699999999999999" calcext:value-type="float">
            <text:p>0.7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43.5" calcext:value-type="float">
            <text:p>43.5</text:p>
          </table:table-cell>
          <table:table-cell office:value-type="float" office:value="15.05" calcext:value-type="float">
            <text:p>15.05</text:p>
          </table:table-cell>
          <table:table-cell table:formula="of:=[.B53]*0.01052/0.1" office:value-type="float" office:value="4.5236" calcext:value-type="float">
            <text:p>4.5236</text:p>
          </table:table-cell>
          <table:table-cell table:formula="of:=(5-[.E53])" office:value-type="float" office:value="0.476399999999999" calcext:value-type="float">
            <text:p>0.4764</text:p>
          </table:table-cell>
          <table:table-cell/>
          <table:table-cell table:formula="of:=[.D53]-14" office:value-type="float" office:value="1.05" calcext:value-type="float">
            <text:p>1.05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44.5" calcext:value-type="float">
            <text:p>44.5</text:p>
          </table:table-cell>
          <table:table-cell office:value-type="float" office:value="15.4" calcext:value-type="float">
            <text:p>15.4</text:p>
          </table:table-cell>
          <table:table-cell table:formula="of:=[.B54]*0.01052/0.1" office:value-type="float" office:value="4.6288" calcext:value-type="float">
            <text:p>4.6288</text:p>
          </table:table-cell>
          <table:table-cell table:formula="of:=(5-[.E54])" office:value-type="float" office:value="0.3712" calcext:value-type="float">
            <text:p>0.3712</text:p>
          </table:table-cell>
          <table:table-cell/>
          <table:table-cell table:formula="of:=[.D54]-14" office:value-type="float" office:value="1.4" calcext:value-type="float">
            <text:p>1.4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44.5" calcext:value-type="float">
            <text:p>44.5</text:p>
          </table:table-cell>
          <table:table-cell office:value-type="float" office:value="15.75" calcext:value-type="float">
            <text:p>15.75</text:p>
          </table:table-cell>
          <table:table-cell table:formula="of:=[.B55]*0.01052/0.1" office:value-type="float" office:value="4.734" calcext:value-type="float">
            <text:p>4.734</text:p>
          </table:table-cell>
          <table:table-cell table:formula="of:=(5-[.E55])" office:value-type="float" office:value="0.266" calcext:value-type="float">
            <text:p>0.266</text:p>
          </table:table-cell>
          <table:table-cell/>
          <table:table-cell table:formula="of:=[.D55]-14" office:value-type="float" office:value="1.75" calcext:value-type="float">
            <text:p>1.75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43.5" calcext:value-type="float">
            <text:p>43.5</text:p>
          </table:table-cell>
          <table:table-cell office:value-type="float" office:value="16.1" calcext:value-type="float">
            <text:p>16.1</text:p>
          </table:table-cell>
          <table:table-cell table:formula="of:=[.B56]*0.01052/0.1" office:value-type="float" office:value="4.6288" calcext:value-type="float">
            <text:p>4.6288</text:p>
          </table:table-cell>
          <table:table-cell table:formula="of:=(5-[.E56])" office:value-type="float" office:value="0.3712" calcext:value-type="float">
            <text:p>0.3712</text:p>
          </table:table-cell>
          <table:table-cell/>
          <table:table-cell table:formula="of:=[.D56]-14" office:value-type="float" office:value="2.1" calcext:value-type="float">
            <text:p>2.1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4" calcext:value-type="float">
            <text:p>44</text:p>
          </table:table-cell>
          <table:table-cell office:value-type="float" office:value="43.5" calcext:value-type="float">
            <text:p>43.5</text:p>
          </table:table-cell>
          <table:table-cell office:value-type="float" office:value="16.45" calcext:value-type="float">
            <text:p>16.45</text:p>
          </table:table-cell>
          <table:table-cell table:formula="of:=[.B57]*0.01052/0.1" office:value-type="float" office:value="4.6288" calcext:value-type="float">
            <text:p>4.6288</text:p>
          </table:table-cell>
          <table:table-cell table:formula="of:=(5-[.E57])" office:value-type="float" office:value="0.3712" calcext:value-type="float">
            <text:p>0.3712</text:p>
          </table:table-cell>
          <table:table-cell/>
          <table:table-cell table:formula="of:=[.D57]-14" office:value-type="float" office:value="2.45" calcext:value-type="float">
            <text:p>2.45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float" office:value="44.5" calcext:value-type="float">
            <text:p>44.5</text:p>
          </table:table-cell>
          <table:table-cell office:value-type="float" office:value="16.8" calcext:value-type="float">
            <text:p>16.8</text:p>
          </table:table-cell>
          <table:table-cell table:formula="of:=[.B58]*0.01052/0.1" office:value-type="float" office:value="4.6288" calcext:value-type="float">
            <text:p>4.6288</text:p>
          </table:table-cell>
          <table:table-cell table:formula="of:=(5-[.E58])" office:value-type="float" office:value="0.3712" calcext:value-type="float">
            <text:p>0.3712</text:p>
          </table:table-cell>
          <table:table-cell/>
          <table:table-cell table:formula="of:=[.D58]-14" office:value-type="float" office:value="2.8" calcext:value-type="float">
            <text:p>2.8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44.5" calcext:value-type="float">
            <text:p>44.5</text:p>
          </table:table-cell>
          <table:table-cell office:value-type="float" office:value="17.15" calcext:value-type="float">
            <text:p>17.15</text:p>
          </table:table-cell>
          <table:table-cell table:formula="of:=[.B59]*0.01052/0.1" office:value-type="float" office:value="4.734" calcext:value-type="float">
            <text:p>4.734</text:p>
          </table:table-cell>
          <table:table-cell table:formula="of:=(5-[.E59])" office:value-type="float" office:value="0.266" calcext:value-type="float">
            <text:p>0.266</text:p>
          </table:table-cell>
          <table:table-cell/>
          <table:table-cell table:formula="of:=[.D59]-14" office:value-type="float" office:value="3.15" calcext:value-type="float">
            <text:p>3.15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44.5" calcext:value-type="float">
            <text:p>44.5</text:p>
          </table:table-cell>
          <table:table-cell office:value-type="float" office:value="17.5" calcext:value-type="float">
            <text:p>17.5</text:p>
          </table:table-cell>
          <table:table-cell table:formula="of:=[.B60]*0.01052/0.1" office:value-type="float" office:value="4.734" calcext:value-type="float">
            <text:p>4.734</text:p>
          </table:table-cell>
          <table:table-cell table:formula="of:=(5-[.E60])" office:value-type="float" office:value="0.266" calcext:value-type="float">
            <text:p>0.266</text:p>
          </table:table-cell>
          <table:table-cell/>
          <table:table-cell table:formula="of:=[.D60]-14"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44.5" calcext:value-type="float">
            <text:p>44.5</text:p>
          </table:table-cell>
          <table:table-cell office:value-type="float" office:value="17.85" calcext:value-type="float">
            <text:p>17.85</text:p>
          </table:table-cell>
          <table:table-cell table:formula="of:=[.B61]*0.01052/0.1" office:value-type="float" office:value="4.734" calcext:value-type="float">
            <text:p>4.734</text:p>
          </table:table-cell>
          <table:table-cell table:formula="of:=(5-[.E61])" office:value-type="float" office:value="0.266" calcext:value-type="float">
            <text:p>0.266</text:p>
          </table:table-cell>
          <table:table-cell/>
          <table:table-cell table:formula="of:=[.D61]-14" office:value-type="float" office:value="3.85" calcext:value-type="float">
            <text:p>3.85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45.5" calcext:value-type="float">
            <text:p>45.5</text:p>
          </table:table-cell>
          <table:table-cell office:value-type="float" office:value="18.2" calcext:value-type="float">
            <text:p>18.2</text:p>
          </table:table-cell>
          <table:table-cell table:formula="of:=[.B62]*0.01052/0.1" office:value-type="float" office:value="4.734" calcext:value-type="float">
            <text:p>4.734</text:p>
          </table:table-cell>
          <table:table-cell table:formula="of:=(5-[.E62])" office:value-type="float" office:value="0.266" calcext:value-type="float">
            <text:p>0.266</text:p>
          </table:table-cell>
          <table:table-cell/>
          <table:table-cell table:formula="of:=[.D62]-14" office:value-type="float" office:value="4.2" calcext:value-type="float">
            <text:p>4.2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44.5" calcext:value-type="float">
            <text:p>44.5</text:p>
          </table:table-cell>
          <table:table-cell office:value-type="float" office:value="18.55" calcext:value-type="float">
            <text:p>18.55</text:p>
          </table:table-cell>
          <table:table-cell table:formula="of:=[.B63]*0.01052/0.1" office:value-type="float" office:value="4.734" calcext:value-type="float">
            <text:p>4.734</text:p>
          </table:table-cell>
          <table:table-cell table:formula="of:=(5-[.E63])" office:value-type="float" office:value="0.266" calcext:value-type="float">
            <text:p>0.266</text:p>
          </table:table-cell>
          <table:table-cell/>
          <table:table-cell table:formula="of:=[.D63]-14" office:value-type="float" office:value="4.55" calcext:value-type="float">
            <text:p>4.55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43.5" calcext:value-type="float">
            <text:p>43.5</text:p>
          </table:table-cell>
          <table:table-cell office:value-type="float" office:value="18.9" calcext:value-type="float">
            <text:p>18.9</text:p>
          </table:table-cell>
          <table:table-cell table:formula="of:=[.B64]*0.01052/0.1" office:value-type="float" office:value="4.5236" calcext:value-type="float">
            <text:p>4.5236</text:p>
          </table:table-cell>
          <table:table-cell table:formula="of:=(5-[.E64])" office:value-type="float" office:value="0.476399999999999" calcext:value-type="float">
            <text:p>0.4764</text:p>
          </table:table-cell>
          <table:table-cell/>
          <table:table-cell table:formula="of:=[.D64]-14" office:value-type="float" office:value="4.9" calcext:value-type="float">
            <text:p>4.9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office:value-type="float" office:value="44.5" calcext:value-type="float">
            <text:p>44.5</text:p>
          </table:table-cell>
          <table:table-cell office:value-type="float" office:value="19.25" calcext:value-type="float">
            <text:p>19.25</text:p>
          </table:table-cell>
          <table:table-cell table:formula="of:=[.B65]*0.01052/0.1" office:value-type="float" office:value="4.6288" calcext:value-type="float">
            <text:p>4.6288</text:p>
          </table:table-cell>
          <table:table-cell table:formula="of:=(5-[.E65])" office:value-type="float" office:value="0.3712" calcext:value-type="float">
            <text:p>0.3712</text:p>
          </table:table-cell>
          <table:table-cell/>
          <table:table-cell table:formula="of:=[.D65]-14" office:value-type="float" office:value="5.25" calcext:value-type="float">
            <text:p>5.25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45.5" calcext:value-type="float">
            <text:p>45.5</text:p>
          </table:table-cell>
          <table:table-cell office:value-type="float" office:value="19.6" calcext:value-type="float">
            <text:p>19.6</text:p>
          </table:table-cell>
          <table:table-cell table:formula="of:=[.B66]*0.01052/0.1" office:value-type="float" office:value="4.734" calcext:value-type="float">
            <text:p>4.734</text:p>
          </table:table-cell>
          <table:table-cell table:formula="of:=(5-[.E66])" office:value-type="float" office:value="0.266" calcext:value-type="float">
            <text:p>0.266</text:p>
          </table:table-cell>
          <table:table-cell/>
          <table:table-cell table:formula="of:=[.D66]-14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5" calcext:value-type="float">
            <text:p>45</text:p>
          </table:table-cell>
          <table:table-cell office:value-type="float" office:value="45.5" calcext:value-type="float">
            <text:p>45.5</text:p>
          </table:table-cell>
          <table:table-cell office:value-type="float" office:value="19.95" calcext:value-type="float">
            <text:p>19.95</text:p>
          </table:table-cell>
          <table:table-cell table:formula="of:=[.B67]*0.01052/0.1" office:value-type="float" office:value="4.734" calcext:value-type="float">
            <text:p>4.734</text:p>
          </table:table-cell>
          <table:table-cell table:formula="of:=(5-[.E67])" office:value-type="float" office:value="0.266" calcext:value-type="float">
            <text:p>0.266</text:p>
          </table:table-cell>
          <table:table-cell/>
          <table:table-cell table:formula="of:=[.D67]-14" office:value-type="float" office:value="5.95" calcext:value-type="float">
            <text:p>5.95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6" calcext:value-type="float">
            <text:p>46</text:p>
          </table:table-cell>
          <table:table-cell office:value-type="float" office:value="45.5" calcext:value-type="float">
            <text:p>45.5</text:p>
          </table:table-cell>
          <table:table-cell office:value-type="float" office:value="20.3" calcext:value-type="float">
            <text:p>20.3</text:p>
          </table:table-cell>
          <table:table-cell table:formula="of:=[.B68]*0.01052/0.1" office:value-type="float" office:value="4.8392" calcext:value-type="float">
            <text:p>4.8392</text:p>
          </table:table-cell>
          <table:table-cell table:formula="of:=(5-[.E68])" office:value-type="float" office:value="0.160799999999999" calcext:value-type="float">
            <text:p>0.1608</text:p>
          </table:table-cell>
          <table:table-cell/>
          <table:table-cell table:formula="of:=[.D68]-14" office:value-type="float" office:value="6.3" calcext:value-type="float">
            <text:p>6.3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45.5" calcext:value-type="float">
            <text:p>45.5</text:p>
          </table:table-cell>
          <table:table-cell office:value-type="float" office:value="20.65" calcext:value-type="float">
            <text:p>20.65</text:p>
          </table:table-cell>
          <table:table-cell table:formula="of:=[.B69]*0.01052/0.1" office:value-type="float" office:value="4.734" calcext:value-type="float">
            <text:p>4.734</text:p>
          </table:table-cell>
          <table:table-cell table:formula="of:=(5-[.E69])" office:value-type="float" office:value="0.266" calcext:value-type="float">
            <text:p>0.266</text:p>
          </table:table-cell>
          <table:table-cell/>
          <table:table-cell table:formula="of:=[.D69]-14" office:value-type="float" office:value="6.65" calcext:value-type="float">
            <text:p>6.65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7" calcext:value-type="float">
            <text:p>47</text:p>
          </table:table-cell>
          <table:table-cell office:value-type="float" office:value="46.5" calcext:value-type="float">
            <text:p>46.5</text:p>
          </table:table-cell>
          <table:table-cell office:value-type="float" office:value="21" calcext:value-type="float">
            <text:p>21</text:p>
          </table:table-cell>
          <table:table-cell table:formula="of:=[.B70]*0.01052/0.1" office:value-type="float" office:value="4.9444" calcext:value-type="float">
            <text:p>4.9444</text:p>
          </table:table-cell>
          <table:table-cell table:formula="of:=(5-[.E70])" office:value-type="float" office:value="0.0555999999999992" calcext:value-type="float">
            <text:p>0.0556</text:p>
          </table:table-cell>
          <table:table-cell/>
          <table:table-cell table:formula="of:=[.D70]-14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5" calcext:value-type="float">
            <text:p>45</text:p>
          </table:table-cell>
          <table:table-cell office:value-type="float" office:value="45.5" calcext:value-type="float">
            <text:p>45.5</text:p>
          </table:table-cell>
          <table:table-cell office:value-type="float" office:value="21.35" calcext:value-type="float">
            <text:p>21.35</text:p>
          </table:table-cell>
          <table:table-cell table:formula="of:=[.B71]*0.01052/0.1" office:value-type="float" office:value="4.734" calcext:value-type="float">
            <text:p>4.734</text:p>
          </table:table-cell>
          <table:table-cell table:formula="of:=(5-[.E71])" office:value-type="float" office:value="0.266" calcext:value-type="float">
            <text:p>0.266</text:p>
          </table:table-cell>
          <table:table-cell/>
          <table:table-cell table:formula="of:=[.D71]-14" office:value-type="float" office:value="7.35" calcext:value-type="float">
            <text:p>7.35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45.5" calcext:value-type="float">
            <text:p>45.5</text:p>
          </table:table-cell>
          <table:table-cell office:value-type="float" office:value="21.7" calcext:value-type="float">
            <text:p>21.7</text:p>
          </table:table-cell>
          <table:table-cell table:formula="of:=[.B72]*0.01052/0.1" office:value-type="float" office:value="4.734" calcext:value-type="float">
            <text:p>4.734</text:p>
          </table:table-cell>
          <table:table-cell table:formula="of:=(5-[.E72])" office:value-type="float" office:value="0.266" calcext:value-type="float">
            <text:p>0.266</text:p>
          </table:table-cell>
          <table:table-cell/>
          <table:table-cell table:formula="of:=[.D72]-14"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45.5" calcext:value-type="float">
            <text:p>45.5</text:p>
          </table:table-cell>
          <table:table-cell office:value-type="float" office:value="22.05" calcext:value-type="float">
            <text:p>22.05</text:p>
          </table:table-cell>
          <table:table-cell table:formula="of:=[.B73]*0.01052/0.1" office:value-type="float" office:value="4.734" calcext:value-type="float">
            <text:p>4.734</text:p>
          </table:table-cell>
          <table:table-cell table:formula="of:=(5-[.E73])" office:value-type="float" office:value="0.266" calcext:value-type="float">
            <text:p>0.266</text:p>
          </table:table-cell>
          <table:table-cell/>
          <table:table-cell table:formula="of:=[.D73]-14" office:value-type="float" office:value="8.05" calcext:value-type="float">
            <text:p>8.05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6" calcext:value-type="float">
            <text:p>46</text:p>
          </table:table-cell>
          <table:table-cell office:value-type="float" office:value="45.5" calcext:value-type="float">
            <text:p>45.5</text:p>
          </table:table-cell>
          <table:table-cell office:value-type="float" office:value="22.4" calcext:value-type="float">
            <text:p>22.4</text:p>
          </table:table-cell>
          <table:table-cell table:formula="of:=[.B74]*0.01052/0.1" office:value-type="float" office:value="4.8392" calcext:value-type="float">
            <text:p>4.8392</text:p>
          </table:table-cell>
          <table:table-cell table:formula="of:=(5-[.E74])" office:value-type="float" office:value="0.160799999999999" calcext:value-type="float">
            <text:p>0.1608</text:p>
          </table:table-cell>
          <table:table-cell/>
          <table:table-cell table:formula="of:=[.D74]-14" office:value-type="float" office:value="8.4" calcext:value-type="float">
            <text:p>8.4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float" office:value="46.5" calcext:value-type="float">
            <text:p>46.5</text:p>
          </table:table-cell>
          <table:table-cell office:value-type="float" office:value="22.75" calcext:value-type="float">
            <text:p>22.75</text:p>
          </table:table-cell>
          <table:table-cell table:formula="of:=[.B75]*0.01052/0.1" office:value-type="float" office:value="4.8392" calcext:value-type="float">
            <text:p>4.8392</text:p>
          </table:table-cell>
          <table:table-cell table:formula="of:=(5-[.E75])" office:value-type="float" office:value="0.160799999999999" calcext:value-type="float">
            <text:p>0.1608</text:p>
          </table:table-cell>
          <table:table-cell/>
          <table:table-cell table:formula="of:=[.D75]-14" office:value-type="float" office:value="8.75" calcext:value-type="float">
            <text:p>8.75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7" calcext:value-type="float">
            <text:p>47</text:p>
          </table:table-cell>
          <table:table-cell office:value-type="float" office:value="46.5" calcext:value-type="float">
            <text:p>46.5</text:p>
          </table:table-cell>
          <table:table-cell office:value-type="float" office:value="23.1" calcext:value-type="float">
            <text:p>23.1</text:p>
          </table:table-cell>
          <table:table-cell table:formula="of:=[.B76]*0.01052/0.1" office:value-type="float" office:value="4.9444" calcext:value-type="float">
            <text:p>4.9444</text:p>
          </table:table-cell>
          <table:table-cell table:formula="of:=(5-[.E76])" office:value-type="float" office:value="0.0555999999999992" calcext:value-type="float">
            <text:p>0.0556</text:p>
          </table:table-cell>
          <table:table-cell/>
          <table:table-cell table:formula="of:=[.D76]-14" office:value-type="float" office:value="9.1" calcext:value-type="float">
            <text:p>9.1</text:p>
          </table:table-cell>
          <table:table-cell table:number-columns-repeated="2"/>
        </table:table-row>
      </table:table>
      <table:table table:name="For_gnuplot（宇科連）" table:style-name="ta1">
        <table:table-column table:style-name="co3" table:number-columns-repeated="1024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e(s)</text:p>
          </table:table-cell>
          <table:table-cell office:value-type="string" calcext:value-type="string">
            <text:p>truth(px)</text:p>
          </table:table-cell>
          <table:table-cell office:value-type="string" calcext:value-type="string">
            <text:p>blur(px)</text:p>
          </table:table-cell>
          <table:table-cell office:value-type="string" calcext:value-type="string">
            <text:p>error(px)</text:p>
          </table:table-cell>
          <table:table-cell/>
          <table:table-cell office:value-type="string" calcext:value-type="string">
            <text:p>time(s)</text:p>
          </table:table-cell>
          <table:table-cell office:value-type="string" calcext:value-type="string">
            <text:p>truth(cm/s)</text:p>
          </table:table-cell>
          <table:table-cell office:value-type="string" calcext:value-type="string">
            <text:p>velocity(cm/s)</text:p>
          </table:table-cell>
          <table:table-cell office:value-type="string" calcext:value-type="string">
            <text:p>error(cm/s)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47.5" calcext:value-type="float">
            <text:p>47.5</text:p>
          </table:table-cell>
          <table:table-cell office:value-type="float" office:value="44" calcext:value-type="float">
            <text:p>44</text:p>
          </table:table-cell>
          <table:table-cell table:formula="of:=[.D7]-[.C7]" office:value-type="float" office:value="-3.5" calcext:value-type="float">
            <text:p>-3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62" calcext:value-type="float">
            <text:p>4.62</text:p>
          </table:table-cell>
          <table:table-cell office:value-type="float" office:value="0.38" calcext:value-type="float">
            <text:p>0.3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35" calcext:value-type="float">
            <text:p>0.35</text:p>
          </table:table-cell>
          <table:table-cell office:value-type="float" office:value="47.5" calcext:value-type="float">
            <text:p>47.5</text:p>
          </table:table-cell>
          <table:table-cell office:value-type="float" office:value="45" calcext:value-type="float">
            <text:p>45</text:p>
          </table:table-cell>
          <table:table-cell table:formula="of:=[.D8]-[.C8]" office:value-type="float" office:value="-2.5" calcext:value-type="float">
            <text:p>-2.5</text:p>
          </table:table-cell>
          <table:table-cell/>
          <table:table-cell office:value-type="float" office:value="0.35" calcext:value-type="float">
            <text:p>0.35</text:p>
          </table:table-cell>
          <table:table-cell office:value-type="float" office:value="5" calcext:value-type="float">
            <text:p>5</text:p>
          </table:table-cell>
          <table:table-cell office:value-type="float" office:value="4.725" calcext:value-type="float">
            <text:p>4.725</text:p>
          </table:table-cell>
          <table:table-cell office:value-type="float" office:value="0.275" calcext:value-type="float">
            <text:p>0.2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0.699999999999999" calcext:value-type="float">
            <text:p>0.7</text:p>
          </table:table-cell>
          <table:table-cell office:value-type="float" office:value="47.5" calcext:value-type="float">
            <text:p>47.5</text:p>
          </table:table-cell>
          <table:table-cell office:value-type="float" office:value="44" calcext:value-type="float">
            <text:p>44</text:p>
          </table:table-cell>
          <table:table-cell table:formula="of:=[.D9]-[.C9]" office:value-type="float" office:value="-3.5" calcext:value-type="float">
            <text:p>-3.5</text:p>
          </table:table-cell>
          <table:table-cell/>
          <table:table-cell office:value-type="float" office:value="0.699999999999999" calcext:value-type="float">
            <text:p>0.7</text:p>
          </table:table-cell>
          <table:table-cell office:value-type="float" office:value="5" calcext:value-type="float">
            <text:p>5</text:p>
          </table:table-cell>
          <table:table-cell office:value-type="float" office:value="4.62" calcext:value-type="float">
            <text:p>4.62</text:p>
          </table:table-cell>
          <table:table-cell office:value-type="float" office:value="0.38" calcext:value-type="float">
            <text:p>0.3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.05" calcext:value-type="float">
            <text:p>1.05</text:p>
          </table:table-cell>
          <table:table-cell office:value-type="float" office:value="47.5" calcext:value-type="float">
            <text:p>47.5</text:p>
          </table:table-cell>
          <table:table-cell office:value-type="float" office:value="43" calcext:value-type="float">
            <text:p>43</text:p>
          </table:table-cell>
          <table:table-cell table:formula="of:=[.D10]-[.C10]" office:value-type="float" office:value="-4.5" calcext:value-type="float">
            <text:p>-4.5</text:p>
          </table:table-cell>
          <table:table-cell/>
          <table:table-cell office:value-type="float" office:value="1.05" calcext:value-type="float">
            <text:p>1.05</text:p>
          </table:table-cell>
          <table:table-cell office:value-type="float" office:value="5" calcext:value-type="float">
            <text:p>5</text:p>
          </table:table-cell>
          <table:table-cell office:value-type="float" office:value="4.515" calcext:value-type="float">
            <text:p>4.515</text:p>
          </table:table-cell>
          <table:table-cell office:value-type="float" office:value="0.485" calcext:value-type="float">
            <text:p>0.48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office:value-type="float" office:value="47.5" calcext:value-type="float">
            <text:p>47.5</text:p>
          </table:table-cell>
          <table:table-cell office:value-type="float" office:value="44" calcext:value-type="float">
            <text:p>44</text:p>
          </table:table-cell>
          <table:table-cell table:formula="of:=[.D11]-[.C11]" office:value-type="float" office:value="-3.5" calcext:value-type="float">
            <text:p>-3.5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5" calcext:value-type="float">
            <text:p>5</text:p>
          </table:table-cell>
          <table:table-cell office:value-type="float" office:value="4.62" calcext:value-type="float">
            <text:p>4.62</text:p>
          </table:table-cell>
          <table:table-cell office:value-type="float" office:value="0.38" calcext:value-type="float">
            <text:p>0.3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.75" calcext:value-type="float">
            <text:p>1.75</text:p>
          </table:table-cell>
          <table:table-cell office:value-type="float" office:value="47.5" calcext:value-type="float">
            <text:p>47.5</text:p>
          </table:table-cell>
          <table:table-cell office:value-type="float" office:value="45" calcext:value-type="float">
            <text:p>45</text:p>
          </table:table-cell>
          <table:table-cell table:formula="of:=[.D12]-[.C12]" office:value-type="float" office:value="-2.5" calcext:value-type="float">
            <text:p>-2.5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5" calcext:value-type="float">
            <text:p>5</text:p>
          </table:table-cell>
          <table:table-cell office:value-type="float" office:value="4.725" calcext:value-type="float">
            <text:p>4.725</text:p>
          </table:table-cell>
          <table:table-cell office:value-type="float" office:value="0.275" calcext:value-type="float">
            <text:p>0.2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.1" calcext:value-type="float">
            <text:p>2.1</text:p>
          </table:table-cell>
          <table:table-cell office:value-type="float" office:value="47.5" calcext:value-type="float">
            <text:p>47.5</text:p>
          </table:table-cell>
          <table:table-cell office:value-type="float" office:value="44" calcext:value-type="float">
            <text:p>44</text:p>
          </table:table-cell>
          <table:table-cell table:formula="of:=[.D13]-[.C13]" office:value-type="float" office:value="-3.5" calcext:value-type="float">
            <text:p>-3.5</text:p>
          </table:table-cell>
          <table:table-cell/>
          <table:table-cell office:value-type="float" office:value="2.1" calcext:value-type="float">
            <text:p>2.1</text:p>
          </table:table-cell>
          <table:table-cell office:value-type="float" office:value="5" calcext:value-type="float">
            <text:p>5</text:p>
          </table:table-cell>
          <table:table-cell office:value-type="float" office:value="4.62" calcext:value-type="float">
            <text:p>4.62</text:p>
          </table:table-cell>
          <table:table-cell office:value-type="float" office:value="0.38" calcext:value-type="float">
            <text:p>0.3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.45" calcext:value-type="float">
            <text:p>2.45</text:p>
          </table:table-cell>
          <table:table-cell office:value-type="float" office:value="47.5" calcext:value-type="float">
            <text:p>47.5</text:p>
          </table:table-cell>
          <table:table-cell office:value-type="float" office:value="44" calcext:value-type="float">
            <text:p>44</text:p>
          </table:table-cell>
          <table:table-cell table:formula="of:=[.D14]-[.C14]" office:value-type="float" office:value="-3.5" calcext:value-type="float">
            <text:p>-3.5</text:p>
          </table:table-cell>
          <table:table-cell/>
          <table:table-cell office:value-type="float" office:value="2.45" calcext:value-type="float">
            <text:p>2.45</text:p>
          </table:table-cell>
          <table:table-cell office:value-type="float" office:value="5" calcext:value-type="float">
            <text:p>5</text:p>
          </table:table-cell>
          <table:table-cell office:value-type="float" office:value="4.62" calcext:value-type="float">
            <text:p>4.62</text:p>
          </table:table-cell>
          <table:table-cell office:value-type="float" office:value="0.38" calcext:value-type="float">
            <text:p>0.3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.8" calcext:value-type="float">
            <text:p>2.8</text:p>
          </table:table-cell>
          <table:table-cell office:value-type="float" office:value="47.5" calcext:value-type="float">
            <text:p>47.5</text:p>
          </table:table-cell>
          <table:table-cell office:value-type="float" office:value="44" calcext:value-type="float">
            <text:p>44</text:p>
          </table:table-cell>
          <table:table-cell table:formula="of:=[.D15]-[.C15]" office:value-type="float" office:value="-3.5" calcext:value-type="float">
            <text:p>-3.5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float" office:value="5" calcext:value-type="float">
            <text:p>5</text:p>
          </table:table-cell>
          <table:table-cell office:value-type="float" office:value="4.62" calcext:value-type="float">
            <text:p>4.62</text:p>
          </table:table-cell>
          <table:table-cell office:value-type="float" office:value="0.38" calcext:value-type="float">
            <text:p>0.3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.15" calcext:value-type="float">
            <text:p>3.15</text:p>
          </table:table-cell>
          <table:table-cell office:value-type="float" office:value="47.5" calcext:value-type="float">
            <text:p>47.5</text:p>
          </table:table-cell>
          <table:table-cell office:value-type="float" office:value="45" calcext:value-type="float">
            <text:p>45</text:p>
          </table:table-cell>
          <table:table-cell table:formula="of:=[.D16]-[.C16]" office:value-type="float" office:value="-2.5" calcext:value-type="float">
            <text:p>-2.5</text:p>
          </table:table-cell>
          <table:table-cell/>
          <table:table-cell office:value-type="float" office:value="3.15" calcext:value-type="float">
            <text:p>3.15</text:p>
          </table:table-cell>
          <table:table-cell office:value-type="float" office:value="5" calcext:value-type="float">
            <text:p>5</text:p>
          </table:table-cell>
          <table:table-cell office:value-type="float" office:value="4.725" calcext:value-type="float">
            <text:p>4.725</text:p>
          </table:table-cell>
          <table:table-cell office:value-type="float" office:value="0.275" calcext:value-type="float">
            <text:p>0.2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47.5" calcext:value-type="float">
            <text:p>47.5</text:p>
          </table:table-cell>
          <table:table-cell office:value-type="float" office:value="45" calcext:value-type="float">
            <text:p>45</text:p>
          </table:table-cell>
          <table:table-cell table:formula="of:=[.D17]-[.C17]" office:value-type="float" office:value="-2.5" calcext:value-type="float">
            <text:p>-2.5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5" calcext:value-type="float">
            <text:p>5</text:p>
          </table:table-cell>
          <table:table-cell office:value-type="float" office:value="4.725" calcext:value-type="float">
            <text:p>4.725</text:p>
          </table:table-cell>
          <table:table-cell office:value-type="float" office:value="0.275" calcext:value-type="float">
            <text:p>0.2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.85" calcext:value-type="float">
            <text:p>3.85</text:p>
          </table:table-cell>
          <table:table-cell office:value-type="float" office:value="47.5" calcext:value-type="float">
            <text:p>47.5</text:p>
          </table:table-cell>
          <table:table-cell office:value-type="float" office:value="45" calcext:value-type="float">
            <text:p>45</text:p>
          </table:table-cell>
          <table:table-cell table:formula="of:=[.D18]-[.C18]" office:value-type="float" office:value="-2.5" calcext:value-type="float">
            <text:p>-2.5</text:p>
          </table:table-cell>
          <table:table-cell/>
          <table:table-cell office:value-type="float" office:value="3.85" calcext:value-type="float">
            <text:p>3.85</text:p>
          </table:table-cell>
          <table:table-cell office:value-type="float" office:value="5" calcext:value-type="float">
            <text:p>5</text:p>
          </table:table-cell>
          <table:table-cell office:value-type="float" office:value="4.725" calcext:value-type="float">
            <text:p>4.725</text:p>
          </table:table-cell>
          <table:table-cell office:value-type="float" office:value="0.275" calcext:value-type="float">
            <text:p>0.2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.2" calcext:value-type="float">
            <text:p>4.2</text:p>
          </table:table-cell>
          <table:table-cell office:value-type="float" office:value="47.5" calcext:value-type="float">
            <text:p>47.5</text:p>
          </table:table-cell>
          <table:table-cell office:value-type="float" office:value="45" calcext:value-type="float">
            <text:p>45</text:p>
          </table:table-cell>
          <table:table-cell table:formula="of:=[.D19]-[.C19]" office:value-type="float" office:value="-2.5" calcext:value-type="float">
            <text:p>-2.5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5" calcext:value-type="float">
            <text:p>5</text:p>
          </table:table-cell>
          <table:table-cell office:value-type="float" office:value="4.725" calcext:value-type="float">
            <text:p>4.725</text:p>
          </table:table-cell>
          <table:table-cell office:value-type="float" office:value="0.275" calcext:value-type="float">
            <text:p>0.2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.55" calcext:value-type="float">
            <text:p>4.55</text:p>
          </table:table-cell>
          <table:table-cell office:value-type="float" office:value="47.5" calcext:value-type="float">
            <text:p>47.5</text:p>
          </table:table-cell>
          <table:table-cell office:value-type="float" office:value="45" calcext:value-type="float">
            <text:p>45</text:p>
          </table:table-cell>
          <table:table-cell table:formula="of:=[.D20]-[.C20]" office:value-type="float" office:value="-2.5" calcext:value-type="float">
            <text:p>-2.5</text:p>
          </table:table-cell>
          <table:table-cell/>
          <table:table-cell office:value-type="float" office:value="4.55" calcext:value-type="float">
            <text:p>4.55</text:p>
          </table:table-cell>
          <table:table-cell office:value-type="float" office:value="5" calcext:value-type="float">
            <text:p>5</text:p>
          </table:table-cell>
          <table:table-cell office:value-type="float" office:value="4.725" calcext:value-type="float">
            <text:p>4.725</text:p>
          </table:table-cell>
          <table:table-cell office:value-type="float" office:value="0.275" calcext:value-type="float">
            <text:p>0.2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.9" calcext:value-type="float">
            <text:p>4.9</text:p>
          </table:table-cell>
          <table:table-cell office:value-type="float" office:value="47.5" calcext:value-type="float">
            <text:p>47.5</text:p>
          </table:table-cell>
          <table:table-cell office:value-type="float" office:value="43" calcext:value-type="float">
            <text:p>43</text:p>
          </table:table-cell>
          <table:table-cell table:formula="of:=[.D21]-[.C21]" office:value-type="float" office:value="-4.5" calcext:value-type="float">
            <text:p>-4.5</text:p>
          </table:table-cell>
          <table:table-cell/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office:value-type="float" office:value="4.515" calcext:value-type="float">
            <text:p>4.515</text:p>
          </table:table-cell>
          <table:table-cell office:value-type="float" office:value="0.485" calcext:value-type="float">
            <text:p>0.48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.25" calcext:value-type="float">
            <text:p>5.25</text:p>
          </table:table-cell>
          <table:table-cell office:value-type="float" office:value="47.5" calcext:value-type="float">
            <text:p>47.5</text:p>
          </table:table-cell>
          <table:table-cell office:value-type="float" office:value="44" calcext:value-type="float">
            <text:p>44</text:p>
          </table:table-cell>
          <table:table-cell table:formula="of:=[.D22]-[.C22]" office:value-type="float" office:value="-3.5" calcext:value-type="float">
            <text:p>-3.5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5" calcext:value-type="float">
            <text:p>5</text:p>
          </table:table-cell>
          <table:table-cell office:value-type="float" office:value="4.62" calcext:value-type="float">
            <text:p>4.62</text:p>
          </table:table-cell>
          <table:table-cell office:value-type="float" office:value="0.38" calcext:value-type="float">
            <text:p>0.3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.6" calcext:value-type="float">
            <text:p>5.6</text:p>
          </table:table-cell>
          <table:table-cell office:value-type="float" office:value="47.5" calcext:value-type="float">
            <text:p>47.5</text:p>
          </table:table-cell>
          <table:table-cell office:value-type="float" office:value="45" calcext:value-type="float">
            <text:p>45</text:p>
          </table:table-cell>
          <table:table-cell table:formula="of:=[.D23]-[.C23]" office:value-type="float" office:value="-2.5" calcext:value-type="float">
            <text:p>-2.5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5" calcext:value-type="float">
            <text:p>5</text:p>
          </table:table-cell>
          <table:table-cell office:value-type="float" office:value="4.725" calcext:value-type="float">
            <text:p>4.725</text:p>
          </table:table-cell>
          <table:table-cell office:value-type="float" office:value="0.275" calcext:value-type="float">
            <text:p>0.2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.95" calcext:value-type="float">
            <text:p>5.95</text:p>
          </table:table-cell>
          <table:table-cell office:value-type="float" office:value="47.5" calcext:value-type="float">
            <text:p>47.5</text:p>
          </table:table-cell>
          <table:table-cell office:value-type="float" office:value="45" calcext:value-type="float">
            <text:p>45</text:p>
          </table:table-cell>
          <table:table-cell table:formula="of:=[.D24]-[.C24]" office:value-type="float" office:value="-2.5" calcext:value-type="float">
            <text:p>-2.5</text:p>
          </table:table-cell>
          <table:table-cell/>
          <table:table-cell office:value-type="float" office:value="5.95" calcext:value-type="float">
            <text:p>5.95</text:p>
          </table:table-cell>
          <table:table-cell office:value-type="float" office:value="5" calcext:value-type="float">
            <text:p>5</text:p>
          </table:table-cell>
          <table:table-cell office:value-type="float" office:value="4.725" calcext:value-type="float">
            <text:p>4.725</text:p>
          </table:table-cell>
          <table:table-cell office:value-type="float" office:value="0.275" calcext:value-type="float">
            <text:p>0.2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.3" calcext:value-type="float">
            <text:p>6.3</text:p>
          </table:table-cell>
          <table:table-cell office:value-type="float" office:value="47.5" calcext:value-type="float">
            <text:p>47.5</text:p>
          </table:table-cell>
          <table:table-cell office:value-type="float" office:value="46" calcext:value-type="float">
            <text:p>46</text:p>
          </table:table-cell>
          <table:table-cell table:formula="of:=[.D25]-[.C25]" office:value-type="float" office:value="-1.5" calcext:value-type="float">
            <text:p>-1.5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5" calcext:value-type="float">
            <text:p>5</text:p>
          </table:table-cell>
          <table:table-cell office:value-type="float" office:value="4.83" calcext:value-type="float">
            <text:p>4.83</text:p>
          </table:table-cell>
          <table:table-cell office:value-type="float" office:value="0.17" calcext:value-type="float">
            <text:p>0.1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.65" calcext:value-type="float">
            <text:p>6.65</text:p>
          </table:table-cell>
          <table:table-cell office:value-type="float" office:value="47.5" calcext:value-type="float">
            <text:p>47.5</text:p>
          </table:table-cell>
          <table:table-cell office:value-type="float" office:value="45" calcext:value-type="float">
            <text:p>45</text:p>
          </table:table-cell>
          <table:table-cell table:formula="of:=[.D26]-[.C26]" office:value-type="float" office:value="-2.5" calcext:value-type="float">
            <text:p>-2.5</text:p>
          </table:table-cell>
          <table:table-cell/>
          <table:table-cell office:value-type="float" office:value="6.65" calcext:value-type="float">
            <text:p>6.65</text:p>
          </table:table-cell>
          <table:table-cell office:value-type="float" office:value="5" calcext:value-type="float">
            <text:p>5</text:p>
          </table:table-cell>
          <table:table-cell office:value-type="float" office:value="4.725" calcext:value-type="float">
            <text:p>4.725</text:p>
          </table:table-cell>
          <table:table-cell office:value-type="float" office:value="0.275" calcext:value-type="float">
            <text:p>0.2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7.5" calcext:value-type="float">
            <text:p>47.5</text:p>
          </table:table-cell>
          <table:table-cell office:value-type="float" office:value="47" calcext:value-type="float">
            <text:p>47</text:p>
          </table:table-cell>
          <table:table-cell table:formula="of:=[.D27]-[.C27]" office:value-type="float" office:value="-0.5" calcext:value-type="float">
            <text:p>-0.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.935" calcext:value-type="float">
            <text:p>4.935</text:p>
          </table:table-cell>
          <table:table-cell office:value-type="float" office:value="0.0649999999999995" calcext:value-type="float">
            <text:p>0.06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.35" calcext:value-type="float">
            <text:p>7.35</text:p>
          </table:table-cell>
          <table:table-cell office:value-type="float" office:value="47.5" calcext:value-type="float">
            <text:p>47.5</text:p>
          </table:table-cell>
          <table:table-cell office:value-type="float" office:value="45" calcext:value-type="float">
            <text:p>45</text:p>
          </table:table-cell>
          <table:table-cell table:formula="of:=[.D28]-[.C28]" office:value-type="float" office:value="-2.5" calcext:value-type="float">
            <text:p>-2.5</text:p>
          </table:table-cell>
          <table:table-cell/>
          <table:table-cell office:value-type="float" office:value="7.35" calcext:value-type="float">
            <text:p>7.35</text:p>
          </table:table-cell>
          <table:table-cell office:value-type="float" office:value="5" calcext:value-type="float">
            <text:p>5</text:p>
          </table:table-cell>
          <table:table-cell office:value-type="float" office:value="4.725" calcext:value-type="float">
            <text:p>4.725</text:p>
          </table:table-cell>
          <table:table-cell office:value-type="float" office:value="0.275" calcext:value-type="float">
            <text:p>0.2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.7" calcext:value-type="float">
            <text:p>7.7</text:p>
          </table:table-cell>
          <table:table-cell office:value-type="float" office:value="47.5" calcext:value-type="float">
            <text:p>47.5</text:p>
          </table:table-cell>
          <table:table-cell office:value-type="float" office:value="45" calcext:value-type="float">
            <text:p>45</text:p>
          </table:table-cell>
          <table:table-cell table:formula="of:=[.D29]-[.C29]" office:value-type="float" office:value="-2.5" calcext:value-type="float">
            <text:p>-2.5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5" calcext:value-type="float">
            <text:p>5</text:p>
          </table:table-cell>
          <table:table-cell office:value-type="float" office:value="4.725" calcext:value-type="float">
            <text:p>4.725</text:p>
          </table:table-cell>
          <table:table-cell office:value-type="float" office:value="0.275" calcext:value-type="float">
            <text:p>0.2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.05" calcext:value-type="float">
            <text:p>8.05</text:p>
          </table:table-cell>
          <table:table-cell office:value-type="float" office:value="47.5" calcext:value-type="float">
            <text:p>47.5</text:p>
          </table:table-cell>
          <table:table-cell office:value-type="float" office:value="45" calcext:value-type="float">
            <text:p>45</text:p>
          </table:table-cell>
          <table:table-cell table:formula="of:=[.D30]-[.C30]" office:value-type="float" office:value="-2.5" calcext:value-type="float">
            <text:p>-2.5</text:p>
          </table:table-cell>
          <table:table-cell/>
          <table:table-cell office:value-type="float" office:value="8.05" calcext:value-type="float">
            <text:p>8.05</text:p>
          </table:table-cell>
          <table:table-cell office:value-type="float" office:value="5" calcext:value-type="float">
            <text:p>5</text:p>
          </table:table-cell>
          <table:table-cell office:value-type="float" office:value="4.725" calcext:value-type="float">
            <text:p>4.725</text:p>
          </table:table-cell>
          <table:table-cell office:value-type="float" office:value="0.275" calcext:value-type="float">
            <text:p>0.27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.4" calcext:value-type="float">
            <text:p>8.4</text:p>
          </table:table-cell>
          <table:table-cell office:value-type="float" office:value="47.5" calcext:value-type="float">
            <text:p>47.5</text:p>
          </table:table-cell>
          <table:table-cell office:value-type="float" office:value="46" calcext:value-type="float">
            <text:p>46</text:p>
          </table:table-cell>
          <table:table-cell table:formula="of:=[.D31]-[.C31]" office:value-type="float" office:value="-1.5" calcext:value-type="float">
            <text:p>-1.5</text:p>
          </table:table-cell>
          <table:table-cell/>
          <table:table-cell office:value-type="float" office:value="8.4" calcext:value-type="float">
            <text:p>8.4</text:p>
          </table:table-cell>
          <table:table-cell office:value-type="float" office:value="5" calcext:value-type="float">
            <text:p>5</text:p>
          </table:table-cell>
          <table:table-cell office:value-type="float" office:value="4.83" calcext:value-type="float">
            <text:p>4.83</text:p>
          </table:table-cell>
          <table:table-cell office:value-type="float" office:value="0.17" calcext:value-type="float">
            <text:p>0.1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.75" calcext:value-type="float">
            <text:p>8.75</text:p>
          </table:table-cell>
          <table:table-cell office:value-type="float" office:value="47.5" calcext:value-type="float">
            <text:p>47.5</text:p>
          </table:table-cell>
          <table:table-cell office:value-type="float" office:value="46" calcext:value-type="float">
            <text:p>46</text:p>
          </table:table-cell>
          <table:table-cell table:formula="of:=[.D32]-[.C32]" office:value-type="float" office:value="-1.5" calcext:value-type="float">
            <text:p>-1.5</text:p>
          </table:table-cell>
          <table:table-cell/>
          <table:table-cell office:value-type="float" office:value="8.75" calcext:value-type="float">
            <text:p>8.75</text:p>
          </table:table-cell>
          <table:table-cell office:value-type="float" office:value="5" calcext:value-type="float">
            <text:p>5</text:p>
          </table:table-cell>
          <table:table-cell office:value-type="float" office:value="4.83" calcext:value-type="float">
            <text:p>4.83</text:p>
          </table:table-cell>
          <table:table-cell office:value-type="float" office:value="0.17" calcext:value-type="float">
            <text:p>0.1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.1" calcext:value-type="float">
            <text:p>9.1</text:p>
          </table:table-cell>
          <table:table-cell office:value-type="float" office:value="47.5" calcext:value-type="float">
            <text:p>47.5</text:p>
          </table:table-cell>
          <table:table-cell office:value-type="float" office:value="47" calcext:value-type="float">
            <text:p>47</text:p>
          </table:table-cell>
          <table:table-cell table:formula="of:=[.D33]-[.C33]" office:value-type="float" office:value="-0.5" calcext:value-type="float">
            <text:p>-0.5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5" calcext:value-type="float">
            <text:p>5</text:p>
          </table:table-cell>
          <table:table-cell office:value-type="float" office:value="4.935" calcext:value-type="float">
            <text:p>4.935</text:p>
          </table:table-cell>
          <table:table-cell office:value-type="float" office:value="0.0649999999999995" calcext:value-type="float">
            <text:p>0.065</text:p>
          </table:table-cell>
          <table:table-cell table:number-columns-repeated="1014"/>
        </table:table-row>
      </table:table>
      <table:named-expressions/>
      <table:database-ranges>
        <table:database-range table:name="__Anonymous_Sheet_DB__1" table:target-range-address="inclination.C1:inclination.C1048576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result.A10:result.D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2">0000/00/00</text:date>, <text:time style:data-style-name="N2" text:time-value="09:17:33.706076744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2T09:03:32.440084808</meta:creation-date>
    <dc:date>2016-07-22T11:14:21.611927363</dc:date>
    <meta:editing-duration>PT3H54M21S</meta:editing-duration>
    <meta:editing-cycles>31</meta:editing-cycles>
    <meta:generator>LibreOffice/4.2.8.2$Linux_X86_64 LibreOffice_project/420m0$Build-2</meta:generator>
    <meta:document-statistic meta:table-count="6" meta:cell-count="3411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4.483cm" svg:y="4.201cm" style:legend-expansion="high" chart:style-name="ch2"/>
        <chart:plot-area chart:style-name="ch3" table:cell-range-address="result.H50:result.H76 result.B50:result.B76" svg:x="0.32cm" svg:y="0.18cm" svg:width="13.843cm" svg:height="8.64cm">
          <chartooo:coordinate-region svg:x="0.941cm" svg:y="0.38cm" svg:width="13.035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.B50:result.B76" chart:class="chart:scatter">
            <chart:domain table:cell-range-address="result.H50:result.H76"/>
            <chart:data-point chart:repeated="2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H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.H50:result.H76</svg:desc>
                </draw:g>
              </table:table-cell>
              <table:table-cell office:value-type="float" office:value="44">
                <text:p>44</text:p>
                <draw:g>
                  <svg:desc>result.B50:result.B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">
                <text:p>0.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99999999999999">
                <text:p>0.699999999999999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5">
                <text:p>1.0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">
                <text:p>1.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5">
                <text:p>1.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">
                <text:p>2.1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5">
                <text:p>2.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">
                <text:p>2.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5">
                <text:p>3.1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">
                <text:p>3.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85">
                <text:p>3.8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">
                <text:p>4.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55">
                <text:p>4.5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9">
                <text:p>4.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25">
                <text:p>5.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6">
                <text:p>5.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95">
                <text:p>5.9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">
                <text:p>6.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65">
                <text:p>6.6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35">
                <text:p>7.3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">
                <text:p>7.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5">
                <text:p>8.0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">
                <text:p>8.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">
                <text:p>8.7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1">
                <text:p>9.1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svg:x="-0.001cm" svg:y="0cm" style:legend-expansion="custom" chartooo:width="16cm" chartooo:height="9cm" style:legend-expansion-aspect-ratio="1.77777777777778" chart:style-name="ch2"/>
        <chart:plot-area chart:style-name="ch3" table:cell-range-address="result.H50:result.H76 result.E50:result.E76" svg:x="0.32cm" svg:y="0.18cm" svg:width="15.36cm" svg:height="8.64cm">
          <chartooo:coordinate-region svg:x="1.047cm" svg:y="0.379cm" svg:width="14.44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sult.E50:result.E76" chart:class="chart:scatter">
            <chart:domain table:cell-range-address="result.H50:result.H76"/>
            <chart:data-point chart:repeated="2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H</text:p>
              </table:table-cell>
              <table:table-cell office:value-type="string">
                <text:p>列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.H50:result.H76</svg:desc>
                </draw:g>
              </table:table-cell>
              <table:table-cell office:value-type="float" office:value="4.6288">
                <text:p>4.6288</text:p>
                <draw:g>
                  <svg:desc>result.E50:result.E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">
                <text:p>0.35</text:p>
              </table:table-cell>
              <table:table-cell office:value-type="float" office:value="4.734">
                <text:p>4.7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99999999999999">
                <text:p>0.699999999999999</text:p>
              </table:table-cell>
              <table:table-cell office:value-type="float" office:value="4.6288">
                <text:p>4.62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5">
                <text:p>1.05</text:p>
              </table:table-cell>
              <table:table-cell office:value-type="float" office:value="4.5236">
                <text:p>4.52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">
                <text:p>1.4</text:p>
              </table:table-cell>
              <table:table-cell office:value-type="float" office:value="4.6288">
                <text:p>4.62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5">
                <text:p>1.75</text:p>
              </table:table-cell>
              <table:table-cell office:value-type="float" office:value="4.734">
                <text:p>4.7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">
                <text:p>2.1</text:p>
              </table:table-cell>
              <table:table-cell office:value-type="float" office:value="4.6288">
                <text:p>4.62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5">
                <text:p>2.45</text:p>
              </table:table-cell>
              <table:table-cell office:value-type="float" office:value="4.6288">
                <text:p>4.62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">
                <text:p>2.8</text:p>
              </table:table-cell>
              <table:table-cell office:value-type="float" office:value="4.6288">
                <text:p>4.62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5">
                <text:p>3.15</text:p>
              </table:table-cell>
              <table:table-cell office:value-type="float" office:value="4.734">
                <text:p>4.73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">
                <text:p>3.5</text:p>
              </table:table-cell>
              <table:table-cell office:value-type="float" office:value="4.734">
                <text:p>4.7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85">
                <text:p>3.85</text:p>
              </table:table-cell>
              <table:table-cell office:value-type="float" office:value="4.734">
                <text:p>4.7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">
                <text:p>4.2</text:p>
              </table:table-cell>
              <table:table-cell office:value-type="float" office:value="4.734">
                <text:p>4.7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55">
                <text:p>4.55</text:p>
              </table:table-cell>
              <table:table-cell office:value-type="float" office:value="4.734">
                <text:p>4.7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9">
                <text:p>4.9</text:p>
              </table:table-cell>
              <table:table-cell office:value-type="float" office:value="4.5236">
                <text:p>4.5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25">
                <text:p>5.25</text:p>
              </table:table-cell>
              <table:table-cell office:value-type="float" office:value="4.6288">
                <text:p>4.62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6">
                <text:p>5.6</text:p>
              </table:table-cell>
              <table:table-cell office:value-type="float" office:value="4.734">
                <text:p>4.7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95">
                <text:p>5.95</text:p>
              </table:table-cell>
              <table:table-cell office:value-type="float" office:value="4.734">
                <text:p>4.7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">
                <text:p>6.3</text:p>
              </table:table-cell>
              <table:table-cell office:value-type="float" office:value="4.8392">
                <text:p>4.83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65">
                <text:p>6.65</text:p>
              </table:table-cell>
              <table:table-cell office:value-type="float" office:value="4.734">
                <text:p>4.7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4.9444">
                <text:p>4.94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35">
                <text:p>7.35</text:p>
              </table:table-cell>
              <table:table-cell office:value-type="float" office:value="4.734">
                <text:p>4.7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">
                <text:p>7.7</text:p>
              </table:table-cell>
              <table:table-cell office:value-type="float" office:value="4.734">
                <text:p>4.7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5">
                <text:p>8.05</text:p>
              </table:table-cell>
              <table:table-cell office:value-type="float" office:value="4.734">
                <text:p>4.7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">
                <text:p>8.4</text:p>
              </table:table-cell>
              <table:table-cell office:value-type="float" office:value="4.8392">
                <text:p>4.83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">
                <text:p>8.75</text:p>
              </table:table-cell>
              <table:table-cell office:value-type="float" office:value="4.8392">
                <text:p>4.83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1">
                <text:p>9.1</text:p>
              </table:table-cell>
              <table:table-cell office:value-type="float" office:value="4.9444">
                <text:p>4.94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5" chart:maximum="8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265cm" svg:height="10.44cm" xlink:href=".." xlink:type="simple" chart:class="chart:scatter" chart:style-name="ch1">
        <chart:legend chart:legend-position="end" svg:x="15.748cm" svg:y="4.921cm" style:legend-expansion="high" chart:style-name="ch2"/>
        <chart:plot-area chart:style-name="ch3" table:cell-range-address="subpx_data.B3:subpx_data.C69" svg:x="0.73cm" svg:y="0.26cm" svg:width="15.056cm" svg:height="10.023cm">
          <chartooo:coordinate-region svg:x="1.351cm" svg:y="0.459cm" svg:width="14.435cm" svg:height="9.17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ubpx_data.C3:subpx_data.C69" chart:class="chart:scatter">
            <chart:domain table:cell-range-address="subpx_data.B3:subpx_data.B69"/>
            <chart:data-point chart:repeated="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bpx_data.B3:subpx_data.B69</svg:desc>
                </draw:g>
              </table:table-cell>
              <table:table-cell office:value-type="float" office:value="34.4973788113">
                <text:p>34.4973788113</text:p>
                <draw:g>
                  <svg:desc>subpx_data.C3:subpx_data.C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32.7108707327">
                <text:p>32.71087073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34.8477342276">
                <text:p>34.84773422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33.1878466305">
                <text:p>33.18784663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35.1620323056">
                <text:p>35.16203230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4.0657285331">
                <text:p>34.06572853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35.3389039873">
                <text:p>35.33890398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34.9906144258">
                <text:p>34.99061442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35.5320202501">
                <text:p>35.53202025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35.2270793251">
                <text:p>35.22707932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36.2048857508">
                <text:p>36.20488575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34.7901238252">
                <text:p>34.79012382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36.3695655821">
                <text:p>36.36956558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35.4873312021">
                <text:p>35.48733120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6.7736948819">
                <text:p>36.77369488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36.0561956544">
                <text:p>36.05619565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36.8498611928">
                <text:p>36.84986119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36.3037963645">
                <text:p>36.30379636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37.3599485188">
                <text:p>37.35994851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36.8165401018">
                <text:p>36.81654010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37.5007411884">
                <text:p>37.50074118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37.6312793861">
                <text:p>37.63127938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37.9676145879">
                <text:p>37.96761458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38.9349212456">
                <text:p>38.93492124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38.6763863461">
                <text:p>38.67638634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39.2186331013">
                <text:p>39.21863310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38.4587359465">
                <text:p>38.45873594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">
                <text:p>37</text:p>
              </table:table-cell>
              <table:table-cell office:value-type="float" office:value="39.8891598167">
                <text:p>39.88915981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">
                <text:p>38</text:p>
              </table:table-cell>
              <table:table-cell office:value-type="float" office:value="39.7157517971">
                <text:p>39.71575179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40.8283409426">
                <text:p>40.82834094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41.2245771315">
                <text:p>41.22457713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41.6717234233">
                <text:p>41.67172342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">
                <text:p>42</text:p>
              </table:table-cell>
              <table:table-cell office:value-type="float" office:value="41.7857398134">
                <text:p>41.785739813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">
                <text:p>43</text:p>
              </table:table-cell>
              <table:table-cell office:value-type="float" office:value="41.8830069311">
                <text:p>41.88300693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">
                <text:p>44</text:p>
              </table:table-cell>
              <table:table-cell office:value-type="float" office:value="41.8066472251">
                <text:p>41.80664722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42.0923130613">
                <text:p>42.09231306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">
                <text:p>46</text:p>
              </table:table-cell>
              <table:table-cell office:value-type="float" office:value="42.615122866">
                <text:p>42.6151228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">
                <text:p>47</text:p>
              </table:table-cell>
              <table:table-cell office:value-type="float" office:value="42.4702521439">
                <text:p>42.47025214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">
                <text:p>48</text:p>
              </table:table-cell>
              <table:table-cell office:value-type="float" office:value="43.4231607807">
                <text:p>43.42316078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43.3250535313">
                <text:p>43.32505353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42.8049763822">
                <text:p>42.80497638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">
                <text:p>51</text:p>
              </table:table-cell>
              <table:table-cell office:value-type="float" office:value="43.4893388242">
                <text:p>43.48933882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">
                <text:p>52</text:p>
              </table:table-cell>
              <table:table-cell office:value-type="float" office:value="43.3103916442">
                <text:p>43.310391644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">
                <text:p>53</text:p>
              </table:table-cell>
              <table:table-cell office:value-type="float" office:value="43.2135321161">
                <text:p>43.21353211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">
                <text:p>54</text:p>
              </table:table-cell>
              <table:table-cell office:value-type="float" office:value="42.9517392434">
                <text:p>42.95173924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">
                <text:p>55</text:p>
              </table:table-cell>
              <table:table-cell office:value-type="float" office:value="43.8328309474">
                <text:p>43.832830947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">
                <text:p>56</text:p>
              </table:table-cell>
              <table:table-cell office:value-type="float" office:value="43.1257817285">
                <text:p>43.12578172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43.3752307718">
                <text:p>43.37523077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">
                <text:p>58</text:p>
              </table:table-cell>
              <table:table-cell office:value-type="float" office:value="43.1349373041">
                <text:p>43.13493730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">
                <text:p>59</text:p>
              </table:table-cell>
              <table:table-cell office:value-type="float" office:value="43.7464706953">
                <text:p>43.74647069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43.8140884761">
                <text:p>43.814088476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">
                <text:p>61</text:p>
              </table:table-cell>
              <table:table-cell office:value-type="float" office:value="44.1359854091">
                <text:p>44.135985409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">
                <text:p>62</text:p>
              </table:table-cell>
              <table:table-cell office:value-type="float" office:value="44.0320478888">
                <text:p>44.03204788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">
                <text:p>63</text:p>
              </table:table-cell>
              <table:table-cell office:value-type="float" office:value="43.5858103593">
                <text:p>43.58581035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">
                <text:p>64</text:p>
              </table:table-cell>
              <table:table-cell office:value-type="float" office:value="43.2520611857">
                <text:p>43.25206118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43.9368892367">
                <text:p>43.93688923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">
                <text:p>66</text:p>
              </table:table-cell>
              <table:table-cell office:value-type="float" office:value="45.2504311578">
                <text:p>45.25043115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">
                <text:p>67</text:p>
              </table:table-cell>
              <table:table-cell office:value-type="float" office:value="44.7967739417">
                <text:p>44.79677394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">
                <text:p>68</text:p>
              </table:table-cell>
              <table:table-cell office:value-type="float" office:value="45.207454002">
                <text:p>45.20745400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">
                <text:p>69</text:p>
              </table:table-cell>
              <table:table-cell office:value-type="float" office:value="44.6636799564">
                <text:p>44.66367995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">
                <text:p>70</text:p>
              </table:table-cell>
              <table:table-cell office:value-type="float" office:value="46.3648864147">
                <text:p>46.36488641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">
                <text:p>71</text:p>
              </table:table-cell>
              <table:table-cell office:value-type="float" office:value="44.9949096809">
                <text:p>44.994909680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">
                <text:p>72</text:p>
              </table:table-cell>
              <table:table-cell office:value-type="float" office:value="44.3722503937">
                <text:p>44.372250393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">
                <text:p>73</text:p>
              </table:table-cell>
              <table:table-cell office:value-type="float" office:value="43.9114674227">
                <text:p>43.91146742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">
                <text:p>74</text:p>
              </table:table-cell>
              <table:table-cell office:value-type="float" office:value="44.9821596185">
                <text:p>44.98215961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">
                <text:p>75</text:p>
              </table:table-cell>
              <table:table-cell office:value-type="float" office:value="45.7915914195">
                <text:p>45.79159141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45.5233862874">
                <text:p>45.523386287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5" chart:maximum="78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119cm" svg:height="9.154cm" xlink:href=".." xlink:type="simple" chart:class="chart:scatter" chart:style-name="ch1">
        <chart:title svg:x="7.986cm" svg:y="0.319cm" chart:style-name="ch2">
          <text:p>theta</text:p>
        </chart:title>
        <chart:legend chart:legend-position="end" svg:x="15.602cm" svg:y="4.278cm" style:legend-expansion="high" chart:style-name="ch3"/>
        <chart:plot-area chart:style-name="ch4" table:cell-range-address="subpx_data.B3:subpx_data.B69 subpx_data.D3:subpx_data.D69" svg:x="0.619cm" svg:y="1.01cm" svg:width="15.207cm" svg:height="7.638cm">
          <chartooo:coordinate-region svg:x="1.24cm" svg:y="1.209cm" svg:width="14.586cm" svg:height="7.2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ubpx_data.D3:subpx_data.D69" chart:class="chart:scatter">
            <chart:domain table:cell-range-address="subpx_data.B3:subpx_data.B69"/>
            <chart:data-point chart:repeated="6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ubpx_data.B3:subpx_data.B69</svg:desc>
                </draw:g>
              </table:table-cell>
              <table:table-cell office:value-type="float" office:value="-0.325327276882">
                <text:p>-0.325327276882</text:p>
                <draw:g>
                  <svg:desc>subpx_data.D3:subpx_data.D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-2.14897739359">
                <text:p>-2.148977393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-0.972234615665">
                <text:p>-0.972234615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-0.0280438722267">
                <text:p>-0.02804387222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-1.42085562381">
                <text:p>-1.420855623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-3.08404307764">
                <text:p>-3.08404307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3.55516181937">
                <text:p>3.555161819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-4.02037120257">
                <text:p>-4.020371202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">
                <text:p>18</text:p>
              </table:table-cell>
              <table:table-cell office:value-type="float" office:value="5.51592842265">
                <text:p>5.515928422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-4.74764700505">
                <text:p>-4.747647005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-0.485145957986">
                <text:p>-0.4851459579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1.1783803737">
                <text:p>1.17838037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">
                <text:p>22</text:p>
              </table:table-cell>
              <table:table-cell office:value-type="float" office:value="-1.17091980726">
                <text:p>-1.170919807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">
                <text:p>23</text:p>
              </table:table-cell>
              <table:table-cell office:value-type="float" office:value="1.14420353541">
                <text:p>1.144203535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-1.98272198495">
                <text:p>-1.982721984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-0.0636789271689">
                <text:p>-0.06367892716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">
                <text:p>26</text:p>
              </table:table-cell>
              <table:table-cell office:value-type="float" office:value="-0.181650254769">
                <text:p>-0.1816502547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">
                <text:p>27</text:p>
              </table:table-cell>
              <table:table-cell office:value-type="float" office:value="-1.04068823291">
                <text:p>-1.040688232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">
                <text:p>28</text:p>
              </table:table-cell>
              <table:table-cell office:value-type="float" office:value="-0.413825531558">
                <text:p>-0.4138255315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-0.457421799706">
                <text:p>-0.4574217997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-0.537410798248">
                <text:p>-0.53741079824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-0.494088515772">
                <text:p>-0.4940885157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">
                <text:p>32</text:p>
              </table:table-cell>
              <table:table-cell office:value-type="float" office:value="0.322661619668">
                <text:p>0.3226616196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3">
                <text:p>33</text:p>
              </table:table-cell>
              <table:table-cell office:value-type="float" office:value="-3.04031168876">
                <text:p>-3.040311688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">
                <text:p>34</text:p>
              </table:table-cell>
              <table:table-cell office:value-type="float" office:value="0.692435096032">
                <text:p>0.6924350960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5">
                <text:p>35</text:p>
              </table:table-cell>
              <table:table-cell office:value-type="float" office:value="-1.78463180913">
                <text:p>-1.784631809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">
                <text:p>36</text:p>
              </table:table-cell>
              <table:table-cell office:value-type="float" office:value="-0.477109462793">
                <text:p>-0.4771094627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7">
                <text:p>37</text:p>
              </table:table-cell>
              <table:table-cell office:value-type="float" office:value="-0.269273397909">
                <text:p>-0.2692733979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">
                <text:p>38</text:p>
              </table:table-cell>
              <table:table-cell office:value-type="float" office:value="0.690017285666">
                <text:p>0.6900172856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">
                <text:p>39</text:p>
              </table:table-cell>
              <table:table-cell office:value-type="float" office:value="-0.023217368945">
                <text:p>-0.0232173689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">
                <text:p>40</text:p>
              </table:table-cell>
              <table:table-cell office:value-type="float" office:value="0.172831976153">
                <text:p>0.1728319761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">
                <text:p>41</text:p>
              </table:table-cell>
              <table:table-cell office:value-type="float" office:value="0.536239676073">
                <text:p>0.5362396760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2">
                <text:p>42</text:p>
              </table:table-cell>
              <table:table-cell office:value-type="float" office:value="0.246946985491">
                <text:p>0.2469469854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">
                <text:p>43</text:p>
              </table:table-cell>
              <table:table-cell office:value-type="float" office:value="0.798567387591">
                <text:p>0.7985673875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">
                <text:p>44</text:p>
              </table:table-cell>
              <table:table-cell office:value-type="float" office:value="-0.0766081797963">
                <text:p>-0.07660817979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0.684886556033">
                <text:p>0.6848865560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6">
                <text:p>46</text:p>
              </table:table-cell>
              <table:table-cell office:value-type="float" office:value="-0.185170466712">
                <text:p>-0.1851704667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">
                <text:p>47</text:p>
              </table:table-cell>
              <table:table-cell office:value-type="float" office:value="0.422467140262">
                <text:p>0.4224671402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8">
                <text:p>48</text:p>
              </table:table-cell>
              <table:table-cell office:value-type="float" office:value="-0.39708139305">
                <text:p>-0.397081393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-0.0652463003435">
                <text:p>-0.06524630034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0.0468931532691">
                <text:p>0.04689315326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1">
                <text:p>51</text:p>
              </table:table-cell>
              <table:table-cell office:value-type="float" office:value="-0.464613756871">
                <text:p>-0.46461375687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">
                <text:p>52</text:p>
              </table:table-cell>
              <table:table-cell office:value-type="float" office:value="0.58042811657">
                <text:p>0.580428116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3">
                <text:p>53</text:p>
              </table:table-cell>
              <table:table-cell office:value-type="float" office:value="-0.314546006984">
                <text:p>-0.3145460069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4">
                <text:p>54</text:p>
              </table:table-cell>
              <table:table-cell office:value-type="float" office:value="0.980414008811">
                <text:p>0.9804140088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">
                <text:p>55</text:p>
              </table:table-cell>
              <table:table-cell office:value-type="float" office:value="-0.389797777311">
                <text:p>-0.38979777731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">
                <text:p>56</text:p>
              </table:table-cell>
              <table:table-cell office:value-type="float" office:value="0.476214612618">
                <text:p>0.4762146126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-0.0789955628017">
                <text:p>-0.07899556280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">
                <text:p>58</text:p>
              </table:table-cell>
              <table:table-cell office:value-type="float" office:value="0.133906086769">
                <text:p>0.1339060867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9">
                <text:p>59</text:p>
              </table:table-cell>
              <table:table-cell office:value-type="float" office:value="0.198883619131">
                <text:p>0.1988836191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0">
                <text:p>60</text:p>
              </table:table-cell>
              <table:table-cell office:value-type="float" office:value="-0.0409469759691">
                <text:p>-0.04094697596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1">
                <text:p>61</text:p>
              </table:table-cell>
              <table:table-cell office:value-type="float" office:value="0.305786543964">
                <text:p>0.3057865439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">
                <text:p>62</text:p>
              </table:table-cell>
              <table:table-cell office:value-type="float" office:value="-0.405893561771">
                <text:p>-0.4058935617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">
                <text:p>63</text:p>
              </table:table-cell>
              <table:table-cell office:value-type="float" office:value="0.2140180907">
                <text:p>0.21401809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4">
                <text:p>64</text:p>
              </table:table-cell>
              <table:table-cell office:value-type="float" office:value="-0.103445542844">
                <text:p>-0.1034455428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0.217891161604">
                <text:p>0.2178911616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">
                <text:p>66</text:p>
              </table:table-cell>
              <table:table-cell office:value-type="float" office:value="-1.49049134769">
                <text:p>-1.490491347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7">
                <text:p>67</text:p>
              </table:table-cell>
              <table:table-cell office:value-type="float" office:value="0.261157573119">
                <text:p>0.26115757311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8">
                <text:p>68</text:p>
              </table:table-cell>
              <table:table-cell office:value-type="float" office:value="-0.106682199474">
                <text:p>-0.10668219947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9">
                <text:p>69</text:p>
              </table:table-cell>
              <table:table-cell office:value-type="float" office:value="1.77430075615">
                <text:p>1.774300756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">
                <text:p>70</text:p>
              </table:table-cell>
              <table:table-cell office:value-type="float" office:value="-3.18252022295">
                <text:p>-3.182520222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1">
                <text:p>71</text:p>
              </table:table-cell>
              <table:table-cell office:value-type="float" office:value="0.477135536747">
                <text:p>0.4771355367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2">
                <text:p>72</text:p>
              </table:table-cell>
              <table:table-cell office:value-type="float" office:value="-0.591698358917">
                <text:p>-0.5916983589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3">
                <text:p>73</text:p>
              </table:table-cell>
              <table:table-cell office:value-type="float" office:value="4.17152613717">
                <text:p>4.171526137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4">
                <text:p>74</text:p>
              </table:table-cell>
              <table:table-cell office:value-type="float" office:value="0.470955433866">
                <text:p>0.4709554338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5">
                <text:p>75</text:p>
              </table:table-cell>
              <table:table-cell office:value-type="float" office:value="0.107824463251">
                <text:p>0.1078244632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6">
                <text:p>76</text:p>
              </table:table-cell>
              <table:table-cell office:value-type="float" office:value="9.58854003593">
                <text:p>9.5885400359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title svg:x="6.977cm" svg:y="0.315cm" chart:style-name="ch2">
          <text:p>全プロット</text:p>
        </chart:title>
        <chart:legend chart:legend-position="end" svg:x="14.483cm" svg:y="4.201cm" style:legend-expansion="high" chart:style-name="ch3"/>
        <chart:plot-area chart:style-name="ch4" chart:data-source-has-labels="both" svg:x="0.32cm" svg:y="1.248cm" svg:width="13.843cm" svg:height="7.572cm">
          <chartooo:coordinate-region svg:x="0.941cm" svg:y="1.448cm" svg:width="12.942cm" svg:height="6.725cm"/>
          <chart:axis chart:dimension="x" chart:name="primary-x" chart:style-name="ch5" chartooo:axis-type="auto">
            <chart:categories table:cell-range-address="local-table.$A$2:.$A$60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600" chart:label-cell-address="local-table.$C$1" chart:class="chart:scatter">
            <chart:domain table:cell-range-address="local-table.$B$2:.$B$600"/>
            <chart:data-point chart:repeated="5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.75655896764">
                <text:p>4.7565589676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.06097636311">
                <text:p>5.060976363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.33326995132">
                <text:p>5.33326995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.62307568233">
                <text:p>5.623075682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.91985465389">
                <text:p>5.919854653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.24939370951">
                <text:p>6.249393709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47480468254">
                <text:p>6.474804682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.82691865088">
                <text:p>6.826918650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20997906904">
                <text:p>7.209979069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.49314758333">
                <text:p>7.49314758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.81020231263">
                <text:p>7.810202312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8.142765625">
                <text:p>8.142765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8.53796499508">
                <text:p>8.537964995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8.76041846154">
                <text:p>8.760418461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.00669383784">
                <text:p>9.006693837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9.31558086589">
                <text:p>9.315580865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9.52073740628">
                <text:p>9.520737406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9.75284834416">
                <text:p>9.752848344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9.97595225137">
                <text:p>9.975952251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0.1475638261">
                <text:p>10.14756382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0.3460250707">
                <text:p>10.34602507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0.5157590781">
                <text:p>10.515759078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0.7280440247">
                <text:p>10.72804402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0.9124047293">
                <text:p>10.91240472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1.1634820635">
                <text:p>11.16348206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1.3366321849">
                <text:p>11.33663218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1.5501774547">
                <text:p>11.55017745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1.7418371554">
                <text:p>11.74183715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1.9562690615">
                <text:p>11.956269061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2.1371028698">
                <text:p>12.13710286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2.3740678703">
                <text:p>12.37406787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12.6563063492">
                <text:p>12.65630634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12.9452256959">
                <text:p>12.94522569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13.1089472441">
                <text:p>13.10894724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13.3369378142">
                <text:p>13.33693781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13.576932643">
                <text:p>13.5769326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13.7441369149">
                <text:p>13.74413691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14.1315784135">
                <text:p>14.13157841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14.4602031698">
                <text:p>14.46020316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14.7047212364">
                <text:p>14.70472123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14.9581434663">
                <text:p>14.95814346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15.2111720291">
                <text:p>15.211172029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15.6121671509">
                <text:p>15.61216715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15.9265312805">
                <text:p>15.92653128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16.170030857">
                <text:p>16.1700308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16.3372638769">
                <text:p>16.33726387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16.5770243656">
                <text:p>16.57702436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16.9325595747">
                <text:p>16.93255957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17.2800398673">
                <text:p>17.28003986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17.4714317646">
                <text:p>17.47143176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17.5008818485">
                <text:p>17.50088184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17.9724133507">
                <text:p>17.97241335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18.2113993519">
                <text:p>18.21139935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18.4158371923">
                <text:p>18.41583719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18.6509314053">
                <text:p>18.65093140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18.846619376">
                <text:p>18.8466193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19.2656823174">
                <text:p>19.26568231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19.5705555653">
                <text:p>19.57055556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19.8486905205">
                <text:p>19.84869052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20.0596520807">
                <text:p>20.05965208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20.274038252">
                <text:p>20.2740382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0.7345654659">
                <text:p>20.73456546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21.0296755385">
                <text:p>21.02967553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21.3068839978">
                <text:p>21.30688399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21.4625809928">
                <text:p>21.46258099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21.7153434384">
                <text:p>21.71534343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2.1593614851">
                <text:p>22.15936148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22.364278673">
                <text:p>22.36427867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22.6028363427">
                <text:p>22.60283634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2.7710654656">
                <text:p>22.77106546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23.1962212088">
                <text:p>23.19622120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23.6321714695">
                <text:p>23.63217146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23.7384553505">
                <text:p>23.73845535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4.1151368004">
                <text:p>24.11513680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4.3661638684">
                <text:p>24.36616386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4.7107724869">
                <text:p>24.71077248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5.0157759897">
                <text:p>25.01577598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25.2438416132">
                <text:p>25.24384161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25.5818446533">
                <text:p>25.58184465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5.8181118095">
                <text:p>25.81811180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6.0651619372">
                <text:p>26.06516193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6.2880568405">
                <text:p>26.288056840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26.492045394">
                <text:p>26.4920453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26.793092848">
                <text:p>26.7930928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27.0966036554">
                <text:p>27.09660365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27.3640008206">
                <text:p>27.36400082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27.5975764252">
                <text:p>27.59757642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27.9228880118">
                <text:p>27.92288801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28.237861947">
                <text:p>28.2378619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28.5268894604">
                <text:p>28.526889460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28.8720079655">
                <text:p>28.87200796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29.2510701292">
                <text:p>29.25107012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29.5794756731">
                <text:p>29.57947567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29.8578699395">
                <text:p>29.85786993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30.1273332305">
                <text:p>30.12733323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30.435946125">
                <text:p>30.435946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30.6956709122">
                <text:p>30.695670912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30.9425784369">
                <text:p>30.94257843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31.1259393935">
                <text:p>31.125939393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31.3526030055">
                <text:p>31.35260300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31.5947168635">
                <text:p>31.59471686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31.8478154197">
                <text:p>31.84781541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32.0598907765">
                <text:p>32.05989077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32.2341499322">
                <text:p>32.234149932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32.4449698661">
                <text:p>32.44496986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32.6789433396">
                <text:p>32.67894333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32.8415042444">
                <text:p>32.841504244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32.9960887716">
                <text:p>32.99608877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33.324862255">
                <text:p>33.32486225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33.5643546408">
                <text:p>33.564354640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33.7551143267">
                <text:p>33.755114326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34.0537044672">
                <text:p>34.05370446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34.2418355207">
                <text:p>34.24183552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34.4971307206">
                <text:p>34.497130720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34.6327174524">
                <text:p>34.63271745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34.7605686229">
                <text:p>34.760568622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34.8804185479">
                <text:p>34.88041854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35.0188331356">
                <text:p>35.018833135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35.3262906687">
                <text:p>35.326290668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35.5209855804">
                <text:p>35.52098558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35.6958083904">
                <text:p>35.695808390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35.9197050829">
                <text:p>35.91970508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36.1390051424">
                <text:p>36.139005142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36.3744061745">
                <text:p>36.37440617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36.7190662819">
                <text:p>36.71906628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36.8874344056">
                <text:p>36.88743440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37.2264577335">
                <text:p>37.22645773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37.4117757248">
                <text:p>37.411775724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37.6352218889">
                <text:p>37.635221888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37.7563368999">
                <text:p>37.75633689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38.0625301414">
                <text:p>38.062530141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38.3604171414">
                <text:p>38.36041714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38.5176708701">
                <text:p>38.517670870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38.7945081624">
                <text:p>38.794508162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38.9561046622">
                <text:p>38.956104662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39.058797763">
                <text:p>39.05879776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39.341786575">
                <text:p>39.3417865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39.6762966569">
                <text:p>39.67629665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39.7093507956">
                <text:p>39.70935079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39.8649750951">
                <text:p>39.86497509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40.0500230617">
                <text:p>40.05002306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40.1335483889">
                <text:p>40.13354838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40.5390189455">
                <text:p>40.53901894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40.748975734">
                <text:p>40.7489757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40.851764621">
                <text:p>40.8517646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41.0062074601">
                <text:p>41.006207460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41.32558924">
                <text:p>41.325589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41.714614171">
                <text:p>41.71461417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41.8517139384">
                <text:p>41.851713938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42.0384876579">
                <text:p>42.038487657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42.2702346802">
                <text:p>42.27023468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42.3814670886">
                <text:p>42.381467088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42.7580552906">
                <text:p>42.758055290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42.9135837797">
                <text:p>42.913583779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42.9150865736">
                <text:p>42.91508657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43.1467657424">
                <text:p>43.14676574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43.3718577067">
                <text:p>43.37185770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43.5039406113">
                <text:p>43.50394061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43.6552278618">
                <text:p>43.655227861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43.8537131817">
                <text:p>43.85371318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44.0614542481">
                <text:p>44.061454248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44.1272135749">
                <text:p>44.127213574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44.4002020893">
                <text:p>44.40020208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44.6612403837">
                <text:p>44.66124038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44.9517562903">
                <text:p>44.95175629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45.1548110809">
                <text:p>45.154811080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45.3349798212">
                <text:p>45.33497982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45.4488570931">
                <text:p>45.44885709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45.8018622143">
                <text:p>45.80186221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46.0673742516">
                <text:p>46.06737425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46.2833185338">
                <text:p>46.283318533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46.475665356">
                <text:p>46.4756653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46.6600890829">
                <text:p>46.66008908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46.7472772476">
                <text:p>46.747277247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47.0243406395">
                <text:p>47.02434063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47.1852989397">
                <text:p>47.185298939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47.3893503308">
                <text:p>47.38935033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47.6329092015">
                <text:p>47.632909201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47.6858048876">
                <text:p>47.68580488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47.9374056272">
                <text:p>47.937405627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48.124861453">
                <text:p>48.1248614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48.4120359576">
                <text:p>48.412035957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48.7132694952">
                <text:p>48.71326949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48.8088480197">
                <text:p>48.80884801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49.0063987831">
                <text:p>49.006398783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49.215225854">
                <text:p>49.2152258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49.3440232616">
                <text:p>49.34402326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49.5607695617">
                <text:p>49.56076956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49.7587791642">
                <text:p>49.758779164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49.8891774633">
                <text:p>49.88917746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50.0703645005">
                <text:p>50.07036450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50.2764232851">
                <text:p>50.276423285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50.3894696261">
                <text:p>50.389469626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50.5844971949">
                <text:p>50.584497194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50.7557309473">
                <text:p>50.75573094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51.0363388232">
                <text:p>51.036338823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51.0419239481">
                <text:p>51.04192394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51.0630931897">
                <text:p>51.06309318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51.2528477388">
                <text:p>51.25284773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51.4053191166">
                <text:p>51.405319116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51.5306236212">
                <text:p>51.53062362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51.8271864289">
                <text:p>51.827186428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51.8666170602">
                <text:p>51.86661706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51.9416637466">
                <text:p>51.94166374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52.0573677047">
                <text:p>52.057367704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52.2241913906">
                <text:p>52.22419139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52.3882984415">
                <text:p>52.388298441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52.7134606253">
                <text:p>52.713460625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52.80687143">
                <text:p>52.8068714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52.8423368512">
                <text:p>52.842336851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53.0768530905">
                <text:p>53.076853090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53.2333833495">
                <text:p>53.233383349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53.4149900197">
                <text:p>53.414990019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53.8405004256">
                <text:p>53.840500425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53.8432294502">
                <text:p>53.843229450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53.8635867513">
                <text:p>53.86358675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54.0289160966">
                <text:p>54.028916096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54.3664917073">
                <text:p>54.366491707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54.5406688456">
                <text:p>54.54066884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54.9344174254">
                <text:p>54.934417425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54.9536775873">
                <text:p>54.95367758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55.0994498015">
                <text:p>55.09944980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55.1693380952">
                <text:p>55.16933809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55.4819202942">
                <text:p>55.48192029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55.6471206366">
                <text:p>55.647120636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55.9179801806">
                <text:p>55.917980180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56.1433785198">
                <text:p>56.143378519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56.1804762492">
                <text:p>56.180476249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56.2277973998">
                <text:p>56.227797399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56.4618082846">
                <text:p>56.461808284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56.5441641539">
                <text:p>56.544164153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56.6917540613">
                <text:p>56.691754061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56.7095514234">
                <text:p>56.709551423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56.7471814465">
                <text:p>56.747181446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56.7885732926">
                <text:p>56.788573292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56.9435550369">
                <text:p>56.943555036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57.0030927276">
                <text:p>57.003092727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57.0919314029">
                <text:p>57.091931402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57.2291364152">
                <text:p>57.229136415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57.2922674766">
                <text:p>57.292267476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57.3619043672">
                <text:p>57.361904367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57.5867588946">
                <text:p>57.58675889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57.6149251409">
                <text:p>57.614925140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57.7483600925">
                <text:p>57.74836009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57.7751959569">
                <text:p>57.775195956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57.9396571641">
                <text:p>57.93965716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58.0831468534">
                <text:p>58.083146853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58.2310724953">
                <text:p>58.23107249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58.2736728875">
                <text:p>58.27367288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58.4411060679">
                <text:p>58.441106067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58.5397828686">
                <text:p>58.539782868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58.6910536192">
                <text:p>58.691053619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58.9001852851">
                <text:p>58.900185285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59.1042884851">
                <text:p>59.104288485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59.2119002043">
                <text:p>59.211900204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59.2504650451">
                <text:p>59.250465045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59.3226798076">
                <text:p>59.32267980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59.4108600657">
                <text:p>59.410860065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59.6888480425">
                <text:p>59.68884804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59.9211484278">
                <text:p>59.921148427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60.1214636821">
                <text:p>60.12146368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60.1741504451">
                <text:p>60.174150445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60.2046392481">
                <text:p>60.204639248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60.2690741728">
                <text:p>60.269074172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60.3482521124">
                <text:p>60.348252112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60.4812382514">
                <text:p>60.481238251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60.5397984761">
                <text:p>60.539798476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60.6107005314">
                <text:p>60.610700531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60.6381232561">
                <text:p>60.638123256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60.6544749989">
                <text:p>60.654474998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60.7396076585">
                <text:p>60.739607658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60.8645831453">
                <text:p>60.864583145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60.9699903853">
                <text:p>60.969990385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60.9968208791">
                <text:p>60.996820879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61.1405925868">
                <text:p>61.140592586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61.347879008">
                <text:p>61.34787900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61.5453890656">
                <text:p>61.545389065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61.6173849988">
                <text:p>61.617384998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61.712217564">
                <text:p>61.71221756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61.7573628012">
                <text:p>61.757362801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61.8977729459">
                <text:p>61.897772945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61.9232192528">
                <text:p>61.923219252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61.9924154491">
                <text:p>61.992415449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62.0054071833">
                <text:p>62.005407183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62.1587743159">
                <text:p>62.158774315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62.2756449195">
                <text:p>62.275644919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62.3474655475">
                <text:p>62.347465547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62.448357822">
                <text:p>62.44835782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62.5163990674">
                <text:p>62.516399067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62.5993104723">
                <text:p>62.599310472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62.7424634616">
                <text:p>62.742463461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62.8266351421">
                <text:p>62.826635142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62.872181385">
                <text:p>62.87218138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62.9130831458">
                <text:p>62.913083145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62.9545852403">
                <text:p>62.954585240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63.0607386151">
                <text:p>63.060738615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63.1093918922">
                <text:p>63.109391892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63.2115339013">
                <text:p>63.211533901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63.2910190626">
                <text:p>63.291019062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63.4019621495">
                <text:p>63.401962149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63.43951959">
                <text:p>63.4395195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63.5573277445">
                <text:p>63.557327744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63.7557549502">
                <text:p>63.755754950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63.7588863825">
                <text:p>63.75888638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63.9583668981">
                <text:p>63.958366898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64.1211206623">
                <text:p>64.121120662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64.3174966804">
                <text:p>64.317496680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64.5064674487">
                <text:p>64.506467448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64.7000541376">
                <text:p>64.700054137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64.9794652765">
                <text:p>64.979465276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65.1444939848">
                <text:p>65.144493984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65.3177083691">
                <text:p>65.317708369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65.5332262758">
                <text:p>65.53322627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65.6494559124">
                <text:p>65.649455912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65.8652464007">
                <text:p>65.865246400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66.0524220283">
                <text:p>66.052422028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66.3295159947">
                <text:p>66.329515994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66.5076981355">
                <text:p>66.507698135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66.622111685">
                <text:p>66.62211168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66.7010081731">
                <text:p>66.701008173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66.8435768478">
                <text:p>66.843576847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67.0468354514">
                <text:p>67.046835451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67.3068702669">
                <text:p>67.306870266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67.3650771427">
                <text:p>67.365077142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67.3812071417">
                <text:p>67.381207141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67.4738321231">
                <text:p>67.473832123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67.5428488146">
                <text:p>67.542848814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67.736928595">
                <text:p>67.73692859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68.049304776">
                <text:p>68.04930477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68.0545625538">
                <text:p>68.054562553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68.2370845848">
                <text:p>68.237084584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68.3859467425">
                <text:p>68.38594674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68.5015180614">
                <text:p>68.501518061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68.5964662168">
                <text:p>68.596466216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68.7970671409">
                <text:p>68.797067140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68.8290000011">
                <text:p>68.829000001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68.9383512849">
                <text:p>68.938351284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69.0911287795">
                <text:p>69.091128779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69.1750361703">
                <text:p>69.175036170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69.2589693404">
                <text:p>69.258969340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69.4506265175">
                <text:p>69.45062651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69.5343885355">
                <text:p>69.53438853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69.6529574271">
                <text:p>69.652957427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69.8434261942">
                <text:p>69.843426194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69.9450540023">
                <text:p>69.945054002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70.0601951782">
                <text:p>70.060195178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70.168846971">
                <text:p>70.16884697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70.4363415599">
                <text:p>70.436341559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70.4440713874">
                <text:p>70.444071387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70.5181066759">
                <text:p>70.518106675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70.711853458">
                <text:p>70.71185345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70.7973414312">
                <text:p>70.797341431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70.8695299173">
                <text:p>70.869529917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70.9029650306">
                <text:p>70.902965030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71.1462424075">
                <text:p>71.146242407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71.165260515">
                <text:p>71.16526051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71.2217955698">
                <text:p>71.221795569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71.2309668476">
                <text:p>71.230966847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71.3229450315">
                <text:p>71.322945031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71.3796170325">
                <text:p>71.379617032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71.380066864">
                <text:p>71.38006686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71.390112534">
                <text:p>71.39011253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71.4519032248">
                <text:p>71.451903224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71.5137612379">
                <text:p>71.513761237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71.5349564273">
                <text:p>71.534956427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71.5961723481">
                <text:p>71.596172348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71.6516158349">
                <text:p>71.651615834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71.6910720298">
                <text:p>71.691072029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71.7531175632">
                <text:p>71.753117563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71.8439789379">
                <text:p>71.843978937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71.9068267366">
                <text:p>71.906826736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72.0077300842">
                <text:p>72.007730084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72.0243196641">
                <text:p>72.024319664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72.1002707892">
                <text:p>72.100270789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72.1092451792">
                <text:p>72.109245179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72.1198466054">
                <text:p>72.119846605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72.2355302931">
                <text:p>72.235530293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72.2573295132">
                <text:p>72.257329513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72.3821569473">
                <text:p>72.382156947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72.4236128791">
                <text:p>72.423612879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72.4662714157">
                <text:p>72.466271415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72.4805660658">
                <text:p>72.480566065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72.5480824637">
                <text:p>72.548082463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72.580783041">
                <text:p>72.58078304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72.6468664592">
                <text:p>72.646866459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72.7701027615">
                <text:p>72.77010276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72.8172324289">
                <text:p>72.817232428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72.8323246377">
                <text:p>72.832324637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72.8953461716">
                <text:p>72.895346171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72.9423605351">
                <text:p>72.942360535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72.9476734663">
                <text:p>72.947673466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72.9647114492">
                <text:p>72.964711449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73.0017825855">
                <text:p>73.001782585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73.0192126649">
                <text:p>73.019212664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73.0413213252">
                <text:p>73.041321325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73.0626651393">
                <text:p>73.062665139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73.076137935">
                <text:p>73.07613793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73.0793973225">
                <text:p>73.079397322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73.1458282443">
                <text:p>73.145828244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73.1801337022">
                <text:p>73.180133702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73.2115528347">
                <text:p>73.211552834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73.2122551475">
                <text:p>73.212255147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73.2242223944">
                <text:p>73.224222394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73.2510345559">
                <text:p>73.251034555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73.2712791538">
                <text:p>73.271279153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73.2966768402">
                <text:p>73.296676840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73.3058232424">
                <text:p>73.305823242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73.3065132944">
                <text:p>73.306513294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73.3265569805">
                <text:p>73.326556980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73.3448125">
                <text:p>73.344812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73.3461275">
                <text:p>73.34612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73.3466218865">
                <text:p>73.346621886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73.3555792333">
                <text:p>73.355579233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73.3576593449">
                <text:p>73.357659344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73.3623499472">
                <text:p>73.362349947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73.3677603781">
                <text:p>73.367760378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73.3797559179">
                <text:p>73.379755917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73.3907951674">
                <text:p>73.390795167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73.3931155202">
                <text:p>73.393115520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73.4189011032">
                <text:p>73.418901103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73.4222359519">
                <text:p>73.422235951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73.4273884688">
                <text:p>73.427388468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73.4290382364">
                <text:p>73.429038236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73.4327810838">
                <text:p>73.432781083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73.4475665843">
                <text:p>73.447566584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73.4549801106">
                <text:p>73.454980110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73.4858078068">
                <text:p>73.485807806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73.5000364697">
                <text:p>73.500036469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73.5103160492">
                <text:p>73.510316049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73.5282477503">
                <text:p>73.528247750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73.5285563469">
                <text:p>73.528556346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73.5566592171">
                <text:p>73.5566592171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73.5579098823">
                <text:p>73.557909882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73.5719721066">
                <text:p>73.571972106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73.6231381819">
                <text:p>73.623138181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73.6404297272">
                <text:p>73.640429727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73.6547627554">
                <text:p>73.654762755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73.6745271466">
                <text:p>73.674527146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73.681287381">
                <text:p>73.68128738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73.6904482136">
                <text:p>73.690448213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73.6929987821">
                <text:p>73.692998782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73.6942711565">
                <text:p>73.694271156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73.7205823255">
                <text:p>73.720582325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73.7228828855">
                <text:p>73.722882885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73.7262234884">
                <text:p>73.726223488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73.7618571605">
                <text:p>73.761857160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73.8187861363">
                <text:p>73.818786136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73.8231706603">
                <text:p>73.823170660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73.8276189054">
                <text:p>73.827618905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73.8522446074">
                <text:p>73.852244607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73.8596432975">
                <text:p>73.859643297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73.8621649391">
                <text:p>73.862164939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73.8678824817">
                <text:p>73.867882481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73.892307235">
                <text:p>73.89230723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73.9126464029">
                <text:p>73.912646402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73.9403110457">
                <text:p>73.940311045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73.9466627369">
                <text:p>73.946662736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73.9477723946">
                <text:p>73.947772394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73.9517394248">
                <text:p>73.951739424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73.9621935425">
                <text:p>73.96219354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73.9692952048">
                <text:p>73.969295204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73.9939587947">
                <text:p>73.993958794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74.0066198228">
                <text:p>74.006619822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74.0173830597">
                <text:p>74.017383059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74.0204261993">
                <text:p>74.020426199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74.0236763211">
                <text:p>74.023676321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74.0396604401">
                <text:p>74.039660440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74.0514087617">
                <text:p>74.051408761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74.0518169285">
                <text:p>74.051816928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74.0765581104">
                <text:p>74.076558110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74.0852502946">
                <text:p>74.085250294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74.09074526">
                <text:p>74.0907452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74.0937249446">
                <text:p>74.093724944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74.1037652193">
                <text:p>74.103765219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74.1103877159">
                <text:p>74.110387715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74.1104212687">
                <text:p>74.110421268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74.1158128075">
                <text:p>74.115812807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74.1273754547">
                <text:p>74.127375454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74.1412168286">
                <text:p>74.141216828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74.1448528239">
                <text:p>74.144852823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74.1477191444">
                <text:p>74.147719144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74.1510254977">
                <text:p>74.151025497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74.1555068697">
                <text:p>74.155506869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74.1589797148">
                <text:p>74.158979714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74.1741411377">
                <text:p>74.174141137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74.1743589247">
                <text:p>74.174358924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74.1764997074">
                <text:p>74.176499707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74.1792466585">
                <text:p>74.179246658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74.1794950518">
                <text:p>74.179495051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74.1870950594">
                <text:p>74.187095059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74.2046988478">
                <text:p>74.204698847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74.2067659267">
                <text:p>74.2067659267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74.2105774687">
                <text:p>74.210577468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74.2169271761">
                <text:p>74.216927176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74.2215754894">
                <text:p>74.221575489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74.2527734183">
                <text:p>74.252773418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74.2609295669">
                <text:p>74.260929566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74.2845670145">
                <text:p>74.284567014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74.3190041965">
                <text:p>74.319004196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74.3499550552">
                <text:p>74.349955055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74.350637419">
                <text:p>74.35063741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74.3546612441">
                <text:p>74.354661244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74.3553984448">
                <text:p>74.355398444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74.3581056268">
                <text:p>74.358105626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74.3910895738">
                <text:p>74.391089573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74.4287269777">
                <text:p>74.428726977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74.4346674719">
                <text:p>74.434667471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74.4455384815">
                <text:p>74.445538481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74.4485058743">
                <text:p>74.448505874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74.4562635469">
                <text:p>74.456263546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74.4564934853">
                <text:p>74.45649348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74.4665058958">
                <text:p>74.466505895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74.4698777763">
                <text:p>74.469877776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74.4786764262">
                <text:p>74.4786764262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74.4791342951">
                <text:p>74.479134295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74.4871284965">
                <text:p>74.487128496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74.4934653009">
                <text:p>74.493465300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7">
                <text:p>517</text:p>
              </table:table-cell>
              <table:table-cell office:value-type="float" office:value="74.495344582">
                <text:p>74.49534458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8">
                <text:p>518</text:p>
              </table:table-cell>
              <table:table-cell office:value-type="float" office:value="74.4986148946">
                <text:p>74.498614894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9">
                <text:p>519</text:p>
              </table:table-cell>
              <table:table-cell office:value-type="float" office:value="74.5027119895">
                <text:p>74.502711989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0">
                <text:p>520</text:p>
              </table:table-cell>
              <table:table-cell office:value-type="float" office:value="74.5097223501">
                <text:p>74.509722350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1">
                <text:p>521</text:p>
              </table:table-cell>
              <table:table-cell office:value-type="float" office:value="74.5104266686">
                <text:p>74.510426668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2">
                <text:p>522</text:p>
              </table:table-cell>
              <table:table-cell office:value-type="float" office:value="74.5115966967">
                <text:p>74.511596696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3">
                <text:p>523</text:p>
              </table:table-cell>
              <table:table-cell office:value-type="float" office:value="74.5159427248">
                <text:p>74.515942724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4">
                <text:p>524</text:p>
              </table:table-cell>
              <table:table-cell office:value-type="float" office:value="74.5196130445">
                <text:p>74.519613044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5">
                <text:p>525</text:p>
              </table:table-cell>
              <table:table-cell office:value-type="float" office:value="74.5248093279">
                <text:p>74.524809327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6">
                <text:p>526</text:p>
              </table:table-cell>
              <table:table-cell office:value-type="float" office:value="74.5279880857">
                <text:p>74.527988085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7">
                <text:p>527</text:p>
              </table:table-cell>
              <table:table-cell office:value-type="float" office:value="74.5290011792">
                <text:p>74.529001179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8">
                <text:p>528</text:p>
              </table:table-cell>
              <table:table-cell office:value-type="float" office:value="74.5386730562">
                <text:p>74.538673056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29">
                <text:p>529</text:p>
              </table:table-cell>
              <table:table-cell office:value-type="float" office:value="74.5431797482">
                <text:p>74.543179748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0">
                <text:p>530</text:p>
              </table:table-cell>
              <table:table-cell office:value-type="float" office:value="74.5634954284">
                <text:p>74.563495428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1">
                <text:p>531</text:p>
              </table:table-cell>
              <table:table-cell office:value-type="float" office:value="74.5645010266">
                <text:p>74.564501026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2">
                <text:p>532</text:p>
              </table:table-cell>
              <table:table-cell office:value-type="float" office:value="74.5828693796">
                <text:p>74.582869379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3">
                <text:p>533</text:p>
              </table:table-cell>
              <table:table-cell office:value-type="float" office:value="74.5945327946">
                <text:p>74.594532794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4">
                <text:p>534</text:p>
              </table:table-cell>
              <table:table-cell office:value-type="float" office:value="74.5965074811">
                <text:p>74.596507481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5">
                <text:p>535</text:p>
              </table:table-cell>
              <table:table-cell office:value-type="float" office:value="74.6024049953">
                <text:p>74.602404995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6">
                <text:p>536</text:p>
              </table:table-cell>
              <table:table-cell office:value-type="float" office:value="74.6394146438">
                <text:p>74.639414643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7">
                <text:p>537</text:p>
              </table:table-cell>
              <table:table-cell office:value-type="float" office:value="74.6608140522">
                <text:p>74.660814052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8">
                <text:p>538</text:p>
              </table:table-cell>
              <table:table-cell office:value-type="float" office:value="74.6703661158">
                <text:p>74.670366115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39">
                <text:p>539</text:p>
              </table:table-cell>
              <table:table-cell office:value-type="float" office:value="74.6997498545">
                <text:p>74.699749854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0">
                <text:p>540</text:p>
              </table:table-cell>
              <table:table-cell office:value-type="float" office:value="74.7012723345">
                <text:p>74.701272334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1">
                <text:p>541</text:p>
              </table:table-cell>
              <table:table-cell office:value-type="float" office:value="74.7295311901">
                <text:p>74.729531190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2">
                <text:p>542</text:p>
              </table:table-cell>
              <table:table-cell office:value-type="float" office:value="74.745826274">
                <text:p>74.74582627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3">
                <text:p>543</text:p>
              </table:table-cell>
              <table:table-cell office:value-type="float" office:value="74.7547288888">
                <text:p>74.754728888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4">
                <text:p>544</text:p>
              </table:table-cell>
              <table:table-cell office:value-type="float" office:value="74.7646591937">
                <text:p>74.764659193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5">
                <text:p>545</text:p>
              </table:table-cell>
              <table:table-cell office:value-type="float" office:value="74.8076650352">
                <text:p>74.807665035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6">
                <text:p>546</text:p>
              </table:table-cell>
              <table:table-cell office:value-type="float" office:value="74.8472376206">
                <text:p>74.847237620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7">
                <text:p>547</text:p>
              </table:table-cell>
              <table:table-cell office:value-type="float" office:value="74.847543966">
                <text:p>74.84754396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8">
                <text:p>548</text:p>
              </table:table-cell>
              <table:table-cell office:value-type="float" office:value="74.8951138244">
                <text:p>74.895113824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49">
                <text:p>549</text:p>
              </table:table-cell>
              <table:table-cell office:value-type="float" office:value="74.9035514331">
                <text:p>74.903551433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0">
                <text:p>550</text:p>
              </table:table-cell>
              <table:table-cell office:value-type="float" office:value="74.9243167963">
                <text:p>74.924316796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1">
                <text:p>551</text:p>
              </table:table-cell>
              <table:table-cell office:value-type="float" office:value="74.9433664169">
                <text:p>74.943366416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2">
                <text:p>552</text:p>
              </table:table-cell>
              <table:table-cell office:value-type="float" office:value="74.9774759215">
                <text:p>74.977475921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3">
                <text:p>553</text:p>
              </table:table-cell>
              <table:table-cell office:value-type="float" office:value="75.0350736315">
                <text:p>75.035073631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4">
                <text:p>554</text:p>
              </table:table-cell>
              <table:table-cell office:value-type="float" office:value="75.0430036911">
                <text:p>75.043003691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5">
                <text:p>555</text:p>
              </table:table-cell>
              <table:table-cell office:value-type="float" office:value="75.1017575434">
                <text:p>75.101757543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6">
                <text:p>556</text:p>
              </table:table-cell>
              <table:table-cell office:value-type="float" office:value="75.1054749158">
                <text:p>75.105474915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7">
                <text:p>557</text:p>
              </table:table-cell>
              <table:table-cell office:value-type="float" office:value="75.1068706373">
                <text:p>75.106870637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8">
                <text:p>558</text:p>
              </table:table-cell>
              <table:table-cell office:value-type="float" office:value="75.1705629683">
                <text:p>75.170562968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9">
                <text:p>559</text:p>
              </table:table-cell>
              <table:table-cell office:value-type="float" office:value="75.186205911">
                <text:p>75.18620591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0">
                <text:p>560</text:p>
              </table:table-cell>
              <table:table-cell office:value-type="float" office:value="75.1863995235">
                <text:p>75.186399523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1">
                <text:p>561</text:p>
              </table:table-cell>
              <table:table-cell office:value-type="float" office:value="75.1935911068">
                <text:p>75.193591106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2">
                <text:p>562</text:p>
              </table:table-cell>
              <table:table-cell office:value-type="float" office:value="75.1993487054">
                <text:p>75.199348705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3">
                <text:p>563</text:p>
              </table:table-cell>
              <table:table-cell office:value-type="float" office:value="75.2050632993">
                <text:p>75.205063299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4">
                <text:p>564</text:p>
              </table:table-cell>
              <table:table-cell office:value-type="float" office:value="75.2084804026">
                <text:p>75.208480402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5">
                <text:p>565</text:p>
              </table:table-cell>
              <table:table-cell office:value-type="float" office:value="75.2128639319">
                <text:p>75.212863931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6">
                <text:p>566</text:p>
              </table:table-cell>
              <table:table-cell office:value-type="float" office:value="75.2144318204">
                <text:p>75.214431820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7">
                <text:p>567</text:p>
              </table:table-cell>
              <table:table-cell office:value-type="float" office:value="75.2176284156">
                <text:p>75.217628415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8">
                <text:p>568</text:p>
              </table:table-cell>
              <table:table-cell office:value-type="float" office:value="75.2296734472">
                <text:p>75.229673447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75.2540805624">
                <text:p>75.254080562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0">
                <text:p>570</text:p>
              </table:table-cell>
              <table:table-cell office:value-type="float" office:value="75.2717204672">
                <text:p>75.271720467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1">
                <text:p>571</text:p>
              </table:table-cell>
              <table:table-cell office:value-type="float" office:value="75.2723176009">
                <text:p>75.272317600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2">
                <text:p>572</text:p>
              </table:table-cell>
              <table:table-cell office:value-type="float" office:value="75.3409331362">
                <text:p>75.340933136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3">
                <text:p>573</text:p>
              </table:table-cell>
              <table:table-cell office:value-type="float" office:value="75.3610655667">
                <text:p>75.361065566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4">
                <text:p>574</text:p>
              </table:table-cell>
              <table:table-cell office:value-type="float" office:value="75.3874546514">
                <text:p>75.3874546514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5">
                <text:p>575</text:p>
              </table:table-cell>
              <table:table-cell office:value-type="float" office:value="75.4115898427">
                <text:p>75.411589842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6">
                <text:p>576</text:p>
              </table:table-cell>
              <table:table-cell office:value-type="float" office:value="75.426872858">
                <text:p>75.42687285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7">
                <text:p>577</text:p>
              </table:table-cell>
              <table:table-cell office:value-type="float" office:value="75.4456320352">
                <text:p>75.445632035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8">
                <text:p>578</text:p>
              </table:table-cell>
              <table:table-cell office:value-type="float" office:value="75.4488763232">
                <text:p>75.448876323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79">
                <text:p>579</text:p>
              </table:table-cell>
              <table:table-cell office:value-type="float" office:value="75.4795644589">
                <text:p>75.479564458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0">
                <text:p>580</text:p>
              </table:table-cell>
              <table:table-cell office:value-type="float" office:value="75.5186836487">
                <text:p>75.518683648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1">
                <text:p>581</text:p>
              </table:table-cell>
              <table:table-cell office:value-type="float" office:value="75.5367941546">
                <text:p>75.536794154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2">
                <text:p>582</text:p>
              </table:table-cell>
              <table:table-cell office:value-type="float" office:value="75.5671504793">
                <text:p>75.567150479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3">
                <text:p>583</text:p>
              </table:table-cell>
              <table:table-cell office:value-type="float" office:value="75.6345301066">
                <text:p>75.634530106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4">
                <text:p>584</text:p>
              </table:table-cell>
              <table:table-cell office:value-type="float" office:value="75.6374190972">
                <text:p>75.637419097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5">
                <text:p>585</text:p>
              </table:table-cell>
              <table:table-cell office:value-type="float" office:value="75.6918438466">
                <text:p>75.6918438466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6">
                <text:p>586</text:p>
              </table:table-cell>
              <table:table-cell office:value-type="float" office:value="75.747306589">
                <text:p>75.74730658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7">
                <text:p>587</text:p>
              </table:table-cell>
              <table:table-cell office:value-type="float" office:value="75.7767382933">
                <text:p>75.776738293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8">
                <text:p>588</text:p>
              </table:table-cell>
              <table:table-cell office:value-type="float" office:value="75.798745966">
                <text:p>75.79874596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89">
                <text:p>589</text:p>
              </table:table-cell>
              <table:table-cell office:value-type="float" office:value="75.8396351183">
                <text:p>75.839635118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0">
                <text:p>590</text:p>
              </table:table-cell>
              <table:table-cell office:value-type="float" office:value="75.8589414924">
                <text:p>75.858941492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1">
                <text:p>591</text:p>
              </table:table-cell>
              <table:table-cell office:value-type="float" office:value="75.8866151885">
                <text:p>75.886615188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2">
                <text:p>592</text:p>
              </table:table-cell>
              <table:table-cell office:value-type="float" office:value="75.9533382818">
                <text:p>75.953338281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3">
                <text:p>593</text:p>
              </table:table-cell>
              <table:table-cell office:value-type="float" office:value="76.0022303314">
                <text:p>76.002230331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4">
                <text:p>594</text:p>
              </table:table-cell>
              <table:table-cell office:value-type="float" office:value="76.0211641253">
                <text:p>76.0211641253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5">
                <text:p>595</text:p>
              </table:table-cell>
              <table:table-cell office:value-type="float" office:value="76.0626352354">
                <text:p>76.062635235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6">
                <text:p>596</text:p>
              </table:table-cell>
              <table:table-cell office:value-type="float" office:value="76.0648986124">
                <text:p>76.064898612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7">
                <text:p>597</text:p>
              </table:table-cell>
              <table:table-cell office:value-type="float" office:value="76.0814376393">
                <text:p>76.081437639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8">
                <text:p>598</text:p>
              </table:table-cell>
              <table:table-cell office:value-type="float" office:value="76.083880904">
                <text:p>76.0838809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80" chart:maximum="4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41cm" svg:y="0.315cm" chart:style-name="ch2">
          <text:p>移動区間のみのプロット</text:p>
        </chart:title>
        <chart:legend chart:legend-position="end" svg:x="14.483cm" svg:y="4.201cm" style:legend-expansion="high" chart:style-name="ch3"/>
        <chart:plot-area chart:style-name="ch4" table:cell-range-address="inclination.B95:inclination.C375" svg:x="0.32cm" svg:y="1.248cm" svg:width="13.843cm" svg:height="7.572cm">
          <chartooo:coordinate-region svg:x="0.941cm" svg:y="1.448cm" svg:width="13.222cm" svg:height="6.72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inclination.C95:inclination.C375" chart:class="chart:scatter">
            <chart:domain table:cell-range-address="inclination.B95:inclination.B375"/>
            <chart:data-point chart:repeated="2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4">
                <text:p>94</text:p>
                <draw:g>
                  <svg:desc>inclination.B95:inclination.B375</svg:desc>
                </draw:g>
              </table:table-cell>
              <table:table-cell office:value-type="float" office:value="30.1273332305">
                <text:p>30.1273332305</text:p>
                <draw:g>
                  <svg:desc>inclination.C95:inclination.C3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30.435946125">
                <text:p>30.435946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">
                <text:p>96</text:p>
              </table:table-cell>
              <table:table-cell office:value-type="float" office:value="30.6956709122">
                <text:p>30.69567091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30.9425784369">
                <text:p>30.94257843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">
                <text:p>98</text:p>
              </table:table-cell>
              <table:table-cell office:value-type="float" office:value="31.1259393935">
                <text:p>31.12593939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31.3526030055">
                <text:p>31.35260300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31.5947168635">
                <text:p>31.59471686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1">
                <text:p>101</text:p>
              </table:table-cell>
              <table:table-cell office:value-type="float" office:value="31.8478154197">
                <text:p>31.84781541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">
                <text:p>102</text:p>
              </table:table-cell>
              <table:table-cell office:value-type="float" office:value="32.0598907765">
                <text:p>32.05989077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3">
                <text:p>103</text:p>
              </table:table-cell>
              <table:table-cell office:value-type="float" office:value="32.2341499322">
                <text:p>32.23414993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4">
                <text:p>104</text:p>
              </table:table-cell>
              <table:table-cell office:value-type="float" office:value="32.4449698661">
                <text:p>32.44496986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5">
                <text:p>105</text:p>
              </table:table-cell>
              <table:table-cell office:value-type="float" office:value="32.6789433396">
                <text:p>32.67894333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6">
                <text:p>106</text:p>
              </table:table-cell>
              <table:table-cell office:value-type="float" office:value="32.8415042444">
                <text:p>32.84150424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7">
                <text:p>107</text:p>
              </table:table-cell>
              <table:table-cell office:value-type="float" office:value="32.9960887716">
                <text:p>32.99608877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8">
                <text:p>108</text:p>
              </table:table-cell>
              <table:table-cell office:value-type="float" office:value="33.324862255">
                <text:p>33.3248622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9">
                <text:p>109</text:p>
              </table:table-cell>
              <table:table-cell office:value-type="float" office:value="33.5643546408">
                <text:p>33.56435464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0">
                <text:p>110</text:p>
              </table:table-cell>
              <table:table-cell office:value-type="float" office:value="33.7551143267">
                <text:p>33.75511432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">
                <text:p>111</text:p>
              </table:table-cell>
              <table:table-cell office:value-type="float" office:value="34.0537044672">
                <text:p>34.05370446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2">
                <text:p>112</text:p>
              </table:table-cell>
              <table:table-cell office:value-type="float" office:value="34.2418355207">
                <text:p>34.24183552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3">
                <text:p>113</text:p>
              </table:table-cell>
              <table:table-cell office:value-type="float" office:value="34.4971307206">
                <text:p>34.49713072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4">
                <text:p>114</text:p>
              </table:table-cell>
              <table:table-cell office:value-type="float" office:value="34.6327174524">
                <text:p>34.63271745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5">
                <text:p>115</text:p>
              </table:table-cell>
              <table:table-cell office:value-type="float" office:value="34.7605686229">
                <text:p>34.76056862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6">
                <text:p>116</text:p>
              </table:table-cell>
              <table:table-cell office:value-type="float" office:value="34.8804185479">
                <text:p>34.88041854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7">
                <text:p>117</text:p>
              </table:table-cell>
              <table:table-cell office:value-type="float" office:value="35.0188331356">
                <text:p>35.01883313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8">
                <text:p>118</text:p>
              </table:table-cell>
              <table:table-cell office:value-type="float" office:value="35.3262906687">
                <text:p>35.32629066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9">
                <text:p>119</text:p>
              </table:table-cell>
              <table:table-cell office:value-type="float" office:value="35.5209855804">
                <text:p>35.52098558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0">
                <text:p>120</text:p>
              </table:table-cell>
              <table:table-cell office:value-type="float" office:value="35.6958083904">
                <text:p>35.69580839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1">
                <text:p>121</text:p>
              </table:table-cell>
              <table:table-cell office:value-type="float" office:value="35.9197050829">
                <text:p>35.91970508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2">
                <text:p>122</text:p>
              </table:table-cell>
              <table:table-cell office:value-type="float" office:value="36.1390051424">
                <text:p>36.13900514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">
                <text:p>123</text:p>
              </table:table-cell>
              <table:table-cell office:value-type="float" office:value="36.3744061745">
                <text:p>36.37440617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4">
                <text:p>124</text:p>
              </table:table-cell>
              <table:table-cell office:value-type="float" office:value="36.7190662819">
                <text:p>36.71906628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">
                <text:p>125</text:p>
              </table:table-cell>
              <table:table-cell office:value-type="float" office:value="36.8874344056">
                <text:p>36.88743440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6">
                <text:p>126</text:p>
              </table:table-cell>
              <table:table-cell office:value-type="float" office:value="37.2264577335">
                <text:p>37.22645773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7">
                <text:p>127</text:p>
              </table:table-cell>
              <table:table-cell office:value-type="float" office:value="37.4117757248">
                <text:p>37.41177572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8">
                <text:p>128</text:p>
              </table:table-cell>
              <table:table-cell office:value-type="float" office:value="37.6352218889">
                <text:p>37.63522188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9">
                <text:p>129</text:p>
              </table:table-cell>
              <table:table-cell office:value-type="float" office:value="37.7563368999">
                <text:p>37.7563368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0">
                <text:p>130</text:p>
              </table:table-cell>
              <table:table-cell office:value-type="float" office:value="38.0625301414">
                <text:p>38.06253014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1">
                <text:p>131</text:p>
              </table:table-cell>
              <table:table-cell office:value-type="float" office:value="38.3604171414">
                <text:p>38.36041714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2">
                <text:p>132</text:p>
              </table:table-cell>
              <table:table-cell office:value-type="float" office:value="38.5176708701">
                <text:p>38.51767087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3">
                <text:p>133</text:p>
              </table:table-cell>
              <table:table-cell office:value-type="float" office:value="38.7945081624">
                <text:p>38.79450816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4">
                <text:p>134</text:p>
              </table:table-cell>
              <table:table-cell office:value-type="float" office:value="38.9561046622">
                <text:p>38.95610466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5">
                <text:p>135</text:p>
              </table:table-cell>
              <table:table-cell office:value-type="float" office:value="39.058797763">
                <text:p>39.0587977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6">
                <text:p>136</text:p>
              </table:table-cell>
              <table:table-cell office:value-type="float" office:value="39.341786575">
                <text:p>39.3417865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7">
                <text:p>137</text:p>
              </table:table-cell>
              <table:table-cell office:value-type="float" office:value="39.6762966569">
                <text:p>39.67629665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8">
                <text:p>138</text:p>
              </table:table-cell>
              <table:table-cell office:value-type="float" office:value="39.7093507956">
                <text:p>39.70935079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9">
                <text:p>139</text:p>
              </table:table-cell>
              <table:table-cell office:value-type="float" office:value="39.8649750951">
                <text:p>39.86497509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0">
                <text:p>140</text:p>
              </table:table-cell>
              <table:table-cell office:value-type="float" office:value="40.0500230617">
                <text:p>40.05002306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1">
                <text:p>141</text:p>
              </table:table-cell>
              <table:table-cell office:value-type="float" office:value="40.1335483889">
                <text:p>40.1335483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2">
                <text:p>142</text:p>
              </table:table-cell>
              <table:table-cell office:value-type="float" office:value="40.5390189455">
                <text:p>40.53901894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3">
                <text:p>143</text:p>
              </table:table-cell>
              <table:table-cell office:value-type="float" office:value="40.748975734">
                <text:p>40.7489757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4">
                <text:p>144</text:p>
              </table:table-cell>
              <table:table-cell office:value-type="float" office:value="40.851764621">
                <text:p>40.8517646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5">
                <text:p>145</text:p>
              </table:table-cell>
              <table:table-cell office:value-type="float" office:value="41.0062074601">
                <text:p>41.00620746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6">
                <text:p>146</text:p>
              </table:table-cell>
              <table:table-cell office:value-type="float" office:value="41.32558924">
                <text:p>41.325589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7">
                <text:p>147</text:p>
              </table:table-cell>
              <table:table-cell office:value-type="float" office:value="41.714614171">
                <text:p>41.7146141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8">
                <text:p>148</text:p>
              </table:table-cell>
              <table:table-cell office:value-type="float" office:value="41.8517139384">
                <text:p>41.85171393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9">
                <text:p>149</text:p>
              </table:table-cell>
              <table:table-cell office:value-type="float" office:value="42.0384876579">
                <text:p>42.03848765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0">
                <text:p>150</text:p>
              </table:table-cell>
              <table:table-cell office:value-type="float" office:value="42.2702346802">
                <text:p>42.27023468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1">
                <text:p>151</text:p>
              </table:table-cell>
              <table:table-cell office:value-type="float" office:value="42.3814670886">
                <text:p>42.38146708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2">
                <text:p>152</text:p>
              </table:table-cell>
              <table:table-cell office:value-type="float" office:value="42.7580552906">
                <text:p>42.75805529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3">
                <text:p>153</text:p>
              </table:table-cell>
              <table:table-cell office:value-type="float" office:value="42.9135837797">
                <text:p>42.91358377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4">
                <text:p>154</text:p>
              </table:table-cell>
              <table:table-cell office:value-type="float" office:value="42.9150865736">
                <text:p>42.91508657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5">
                <text:p>155</text:p>
              </table:table-cell>
              <table:table-cell office:value-type="float" office:value="43.1467657424">
                <text:p>43.14676574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6">
                <text:p>156</text:p>
              </table:table-cell>
              <table:table-cell office:value-type="float" office:value="43.3718577067">
                <text:p>43.37185770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7">
                <text:p>157</text:p>
              </table:table-cell>
              <table:table-cell office:value-type="float" office:value="43.5039406113">
                <text:p>43.50394061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8">
                <text:p>158</text:p>
              </table:table-cell>
              <table:table-cell office:value-type="float" office:value="43.6552278618">
                <text:p>43.65522786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9">
                <text:p>159</text:p>
              </table:table-cell>
              <table:table-cell office:value-type="float" office:value="43.8537131817">
                <text:p>43.85371318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0">
                <text:p>160</text:p>
              </table:table-cell>
              <table:table-cell office:value-type="float" office:value="44.0614542481">
                <text:p>44.06145424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1">
                <text:p>161</text:p>
              </table:table-cell>
              <table:table-cell office:value-type="float" office:value="44.1272135749">
                <text:p>44.12721357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2">
                <text:p>162</text:p>
              </table:table-cell>
              <table:table-cell office:value-type="float" office:value="44.4002020893">
                <text:p>44.40020208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3">
                <text:p>163</text:p>
              </table:table-cell>
              <table:table-cell office:value-type="float" office:value="44.6612403837">
                <text:p>44.66124038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4">
                <text:p>164</text:p>
              </table:table-cell>
              <table:table-cell office:value-type="float" office:value="44.9517562903">
                <text:p>44.95175629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5">
                <text:p>165</text:p>
              </table:table-cell>
              <table:table-cell office:value-type="float" office:value="45.1548110809">
                <text:p>45.15481108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6">
                <text:p>166</text:p>
              </table:table-cell>
              <table:table-cell office:value-type="float" office:value="45.3349798212">
                <text:p>45.33497982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7">
                <text:p>167</text:p>
              </table:table-cell>
              <table:table-cell office:value-type="float" office:value="45.4488570931">
                <text:p>45.44885709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8">
                <text:p>168</text:p>
              </table:table-cell>
              <table:table-cell office:value-type="float" office:value="45.8018622143">
                <text:p>45.80186221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9">
                <text:p>169</text:p>
              </table:table-cell>
              <table:table-cell office:value-type="float" office:value="46.0673742516">
                <text:p>46.06737425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0">
                <text:p>170</text:p>
              </table:table-cell>
              <table:table-cell office:value-type="float" office:value="46.2833185338">
                <text:p>46.28331853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1">
                <text:p>171</text:p>
              </table:table-cell>
              <table:table-cell office:value-type="float" office:value="46.475665356">
                <text:p>46.4756653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2">
                <text:p>172</text:p>
              </table:table-cell>
              <table:table-cell office:value-type="float" office:value="46.6600890829">
                <text:p>46.66008908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3">
                <text:p>173</text:p>
              </table:table-cell>
              <table:table-cell office:value-type="float" office:value="46.7472772476">
                <text:p>46.74727724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4">
                <text:p>174</text:p>
              </table:table-cell>
              <table:table-cell office:value-type="float" office:value="47.0243406395">
                <text:p>47.02434063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5">
                <text:p>175</text:p>
              </table:table-cell>
              <table:table-cell office:value-type="float" office:value="47.1852989397">
                <text:p>47.18529893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6">
                <text:p>176</text:p>
              </table:table-cell>
              <table:table-cell office:value-type="float" office:value="47.3893503308">
                <text:p>47.38935033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7">
                <text:p>177</text:p>
              </table:table-cell>
              <table:table-cell office:value-type="float" office:value="47.6329092015">
                <text:p>47.63290920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8">
                <text:p>178</text:p>
              </table:table-cell>
              <table:table-cell office:value-type="float" office:value="47.6858048876">
                <text:p>47.68580488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9">
                <text:p>179</text:p>
              </table:table-cell>
              <table:table-cell office:value-type="float" office:value="47.9374056272">
                <text:p>47.93740562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0">
                <text:p>180</text:p>
              </table:table-cell>
              <table:table-cell office:value-type="float" office:value="48.124861453">
                <text:p>48.1248614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1">
                <text:p>181</text:p>
              </table:table-cell>
              <table:table-cell office:value-type="float" office:value="48.4120359576">
                <text:p>48.41203595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2">
                <text:p>182</text:p>
              </table:table-cell>
              <table:table-cell office:value-type="float" office:value="48.7132694952">
                <text:p>48.71326949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3">
                <text:p>183</text:p>
              </table:table-cell>
              <table:table-cell office:value-type="float" office:value="48.8088480197">
                <text:p>48.80884801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4">
                <text:p>184</text:p>
              </table:table-cell>
              <table:table-cell office:value-type="float" office:value="49.0063987831">
                <text:p>49.00639878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5">
                <text:p>185</text:p>
              </table:table-cell>
              <table:table-cell office:value-type="float" office:value="49.215225854">
                <text:p>49.2152258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">
                <text:p>186</text:p>
              </table:table-cell>
              <table:table-cell office:value-type="float" office:value="49.3440232616">
                <text:p>49.34402326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">
                <text:p>187</text:p>
              </table:table-cell>
              <table:table-cell office:value-type="float" office:value="49.5607695617">
                <text:p>49.56076956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8">
                <text:p>188</text:p>
              </table:table-cell>
              <table:table-cell office:value-type="float" office:value="49.7587791642">
                <text:p>49.75877916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9">
                <text:p>189</text:p>
              </table:table-cell>
              <table:table-cell office:value-type="float" office:value="49.8891774633">
                <text:p>49.88917746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0">
                <text:p>190</text:p>
              </table:table-cell>
              <table:table-cell office:value-type="float" office:value="50.0703645005">
                <text:p>50.07036450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1">
                <text:p>191</text:p>
              </table:table-cell>
              <table:table-cell office:value-type="float" office:value="50.2764232851">
                <text:p>50.27642328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2">
                <text:p>192</text:p>
              </table:table-cell>
              <table:table-cell office:value-type="float" office:value="50.3894696261">
                <text:p>50.38946962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3">
                <text:p>193</text:p>
              </table:table-cell>
              <table:table-cell office:value-type="float" office:value="50.5844971949">
                <text:p>50.58449719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4">
                <text:p>194</text:p>
              </table:table-cell>
              <table:table-cell office:value-type="float" office:value="50.7557309473">
                <text:p>50.75573094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5">
                <text:p>195</text:p>
              </table:table-cell>
              <table:table-cell office:value-type="float" office:value="51.0363388232">
                <text:p>51.03633882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6">
                <text:p>196</text:p>
              </table:table-cell>
              <table:table-cell office:value-type="float" office:value="51.0419239481">
                <text:p>51.04192394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7">
                <text:p>197</text:p>
              </table:table-cell>
              <table:table-cell office:value-type="float" office:value="51.0630931897">
                <text:p>51.06309318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8">
                <text:p>198</text:p>
              </table:table-cell>
              <table:table-cell office:value-type="float" office:value="51.2528477388">
                <text:p>51.25284773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9">
                <text:p>199</text:p>
              </table:table-cell>
              <table:table-cell office:value-type="float" office:value="51.4053191166">
                <text:p>51.40531911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0">
                <text:p>200</text:p>
              </table:table-cell>
              <table:table-cell office:value-type="float" office:value="51.5306236212">
                <text:p>51.53062362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1">
                <text:p>201</text:p>
              </table:table-cell>
              <table:table-cell office:value-type="float" office:value="51.8271864289">
                <text:p>51.82718642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2">
                <text:p>202</text:p>
              </table:table-cell>
              <table:table-cell office:value-type="float" office:value="51.8666170602">
                <text:p>51.86661706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3">
                <text:p>203</text:p>
              </table:table-cell>
              <table:table-cell office:value-type="float" office:value="51.9416637466">
                <text:p>51.94166374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4">
                <text:p>204</text:p>
              </table:table-cell>
              <table:table-cell office:value-type="float" office:value="52.0573677047">
                <text:p>52.05736770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5">
                <text:p>205</text:p>
              </table:table-cell>
              <table:table-cell office:value-type="float" office:value="52.2241913906">
                <text:p>52.22419139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6">
                <text:p>206</text:p>
              </table:table-cell>
              <table:table-cell office:value-type="float" office:value="52.3882984415">
                <text:p>52.38829844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7">
                <text:p>207</text:p>
              </table:table-cell>
              <table:table-cell office:value-type="float" office:value="52.7134606253">
                <text:p>52.71346062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8">
                <text:p>208</text:p>
              </table:table-cell>
              <table:table-cell office:value-type="float" office:value="52.80687143">
                <text:p>52.806871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9">
                <text:p>209</text:p>
              </table:table-cell>
              <table:table-cell office:value-type="float" office:value="52.8423368512">
                <text:p>52.84233685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0">
                <text:p>210</text:p>
              </table:table-cell>
              <table:table-cell office:value-type="float" office:value="53.0768530905">
                <text:p>53.07685309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1">
                <text:p>211</text:p>
              </table:table-cell>
              <table:table-cell office:value-type="float" office:value="53.2333833495">
                <text:p>53.23338334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2">
                <text:p>212</text:p>
              </table:table-cell>
              <table:table-cell office:value-type="float" office:value="53.4149900197">
                <text:p>53.41499001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3">
                <text:p>213</text:p>
              </table:table-cell>
              <table:table-cell office:value-type="float" office:value="53.8405004256">
                <text:p>53.84050042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4">
                <text:p>214</text:p>
              </table:table-cell>
              <table:table-cell office:value-type="float" office:value="53.8432294502">
                <text:p>53.84322945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5">
                <text:p>215</text:p>
              </table:table-cell>
              <table:table-cell office:value-type="float" office:value="53.8635867513">
                <text:p>53.86358675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6">
                <text:p>216</text:p>
              </table:table-cell>
              <table:table-cell office:value-type="float" office:value="54.0289160966">
                <text:p>54.02891609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7">
                <text:p>217</text:p>
              </table:table-cell>
              <table:table-cell office:value-type="float" office:value="54.3664917073">
                <text:p>54.36649170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8">
                <text:p>218</text:p>
              </table:table-cell>
              <table:table-cell office:value-type="float" office:value="54.5406688456">
                <text:p>54.54066884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9">
                <text:p>219</text:p>
              </table:table-cell>
              <table:table-cell office:value-type="float" office:value="54.9344174254">
                <text:p>54.93441742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0">
                <text:p>220</text:p>
              </table:table-cell>
              <table:table-cell office:value-type="float" office:value="54.9536775873">
                <text:p>54.95367758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1">
                <text:p>221</text:p>
              </table:table-cell>
              <table:table-cell office:value-type="float" office:value="55.0994498015">
                <text:p>55.09944980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2">
                <text:p>222</text:p>
              </table:table-cell>
              <table:table-cell office:value-type="float" office:value="55.1693380952">
                <text:p>55.16933809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3">
                <text:p>223</text:p>
              </table:table-cell>
              <table:table-cell office:value-type="float" office:value="55.4819202942">
                <text:p>55.48192029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4">
                <text:p>224</text:p>
              </table:table-cell>
              <table:table-cell office:value-type="float" office:value="55.6471206366">
                <text:p>55.64712063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25">
                <text:p>225</text:p>
              </table:table-cell>
              <table:table-cell office:value-type="float" office:value="55.9179801806">
                <text:p>55.91798018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26">
                <text:p>226</text:p>
              </table:table-cell>
              <table:table-cell office:value-type="float" office:value="56.1433785198">
                <text:p>56.14337851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27">
                <text:p>227</text:p>
              </table:table-cell>
              <table:table-cell office:value-type="float" office:value="56.1804762492">
                <text:p>56.18047624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8">
                <text:p>228</text:p>
              </table:table-cell>
              <table:table-cell office:value-type="float" office:value="56.2277973998">
                <text:p>56.22779739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9">
                <text:p>229</text:p>
              </table:table-cell>
              <table:table-cell office:value-type="float" office:value="56.4618082846">
                <text:p>56.46180828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30">
                <text:p>230</text:p>
              </table:table-cell>
              <table:table-cell office:value-type="float" office:value="56.5441641539">
                <text:p>56.54416415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31">
                <text:p>231</text:p>
              </table:table-cell>
              <table:table-cell office:value-type="float" office:value="56.6917540613">
                <text:p>56.69175406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2">
                <text:p>232</text:p>
              </table:table-cell>
              <table:table-cell office:value-type="float" office:value="56.7095514234">
                <text:p>56.70955142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33">
                <text:p>233</text:p>
              </table:table-cell>
              <table:table-cell office:value-type="float" office:value="56.7471814465">
                <text:p>56.74718144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34">
                <text:p>234</text:p>
              </table:table-cell>
              <table:table-cell office:value-type="float" office:value="56.7885732926">
                <text:p>56.78857329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5">
                <text:p>235</text:p>
              </table:table-cell>
              <table:table-cell office:value-type="float" office:value="56.9435550369">
                <text:p>56.94355503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36">
                <text:p>236</text:p>
              </table:table-cell>
              <table:table-cell office:value-type="float" office:value="57.0030927276">
                <text:p>57.00309272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7">
                <text:p>237</text:p>
              </table:table-cell>
              <table:table-cell office:value-type="float" office:value="57.0919314029">
                <text:p>57.09193140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8">
                <text:p>238</text:p>
              </table:table-cell>
              <table:table-cell office:value-type="float" office:value="57.2291364152">
                <text:p>57.22913641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9">
                <text:p>239</text:p>
              </table:table-cell>
              <table:table-cell office:value-type="float" office:value="57.2922674766">
                <text:p>57.29226747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0">
                <text:p>240</text:p>
              </table:table-cell>
              <table:table-cell office:value-type="float" office:value="57.3619043672">
                <text:p>57.36190436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1">
                <text:p>241</text:p>
              </table:table-cell>
              <table:table-cell office:value-type="float" office:value="57.5867588946">
                <text:p>57.58675889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2">
                <text:p>242</text:p>
              </table:table-cell>
              <table:table-cell office:value-type="float" office:value="57.6149251409">
                <text:p>57.61492514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3">
                <text:p>243</text:p>
              </table:table-cell>
              <table:table-cell office:value-type="float" office:value="57.7483600925">
                <text:p>57.74836009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4">
                <text:p>244</text:p>
              </table:table-cell>
              <table:table-cell office:value-type="float" office:value="57.7751959569">
                <text:p>57.77519595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5">
                <text:p>245</text:p>
              </table:table-cell>
              <table:table-cell office:value-type="float" office:value="57.9396571641">
                <text:p>57.93965716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6">
                <text:p>246</text:p>
              </table:table-cell>
              <table:table-cell office:value-type="float" office:value="58.0831468534">
                <text:p>58.08314685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7">
                <text:p>247</text:p>
              </table:table-cell>
              <table:table-cell office:value-type="float" office:value="58.2310724953">
                <text:p>58.23107249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8">
                <text:p>248</text:p>
              </table:table-cell>
              <table:table-cell office:value-type="float" office:value="58.2736728875">
                <text:p>58.27367288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9">
                <text:p>249</text:p>
              </table:table-cell>
              <table:table-cell office:value-type="float" office:value="58.4411060679">
                <text:p>58.44110606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0">
                <text:p>250</text:p>
              </table:table-cell>
              <table:table-cell office:value-type="float" office:value="58.5397828686">
                <text:p>58.53978286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1">
                <text:p>251</text:p>
              </table:table-cell>
              <table:table-cell office:value-type="float" office:value="58.6910536192">
                <text:p>58.69105361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2">
                <text:p>252</text:p>
              </table:table-cell>
              <table:table-cell office:value-type="float" office:value="58.9001852851">
                <text:p>58.90018528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3">
                <text:p>253</text:p>
              </table:table-cell>
              <table:table-cell office:value-type="float" office:value="59.1042884851">
                <text:p>59.104288485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4">
                <text:p>254</text:p>
              </table:table-cell>
              <table:table-cell office:value-type="float" office:value="59.2119002043">
                <text:p>59.21190020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5">
                <text:p>255</text:p>
              </table:table-cell>
              <table:table-cell office:value-type="float" office:value="59.2504650451">
                <text:p>59.25046504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56">
                <text:p>256</text:p>
              </table:table-cell>
              <table:table-cell office:value-type="float" office:value="59.3226798076">
                <text:p>59.32267980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7">
                <text:p>257</text:p>
              </table:table-cell>
              <table:table-cell office:value-type="float" office:value="59.4108600657">
                <text:p>59.41086006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58">
                <text:p>258</text:p>
              </table:table-cell>
              <table:table-cell office:value-type="float" office:value="59.6888480425">
                <text:p>59.68884804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59">
                <text:p>259</text:p>
              </table:table-cell>
              <table:table-cell office:value-type="float" office:value="59.9211484278">
                <text:p>59.92114842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0">
                <text:p>260</text:p>
              </table:table-cell>
              <table:table-cell office:value-type="float" office:value="60.1214636821">
                <text:p>60.12146368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1">
                <text:p>261</text:p>
              </table:table-cell>
              <table:table-cell office:value-type="float" office:value="60.1741504451">
                <text:p>60.17415044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62">
                <text:p>262</text:p>
              </table:table-cell>
              <table:table-cell office:value-type="float" office:value="60.2046392481">
                <text:p>60.20463924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63">
                <text:p>263</text:p>
              </table:table-cell>
              <table:table-cell office:value-type="float" office:value="60.2690741728">
                <text:p>60.26907417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64">
                <text:p>264</text:p>
              </table:table-cell>
              <table:table-cell office:value-type="float" office:value="60.3482521124">
                <text:p>60.34825211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65">
                <text:p>265</text:p>
              </table:table-cell>
              <table:table-cell office:value-type="float" office:value="60.4812382514">
                <text:p>60.48123825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66">
                <text:p>266</text:p>
              </table:table-cell>
              <table:table-cell office:value-type="float" office:value="60.5397984761">
                <text:p>60.53979847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67">
                <text:p>267</text:p>
              </table:table-cell>
              <table:table-cell office:value-type="float" office:value="60.6107005314">
                <text:p>60.61070053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8">
                <text:p>268</text:p>
              </table:table-cell>
              <table:table-cell office:value-type="float" office:value="60.6381232561">
                <text:p>60.63812325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9">
                <text:p>269</text:p>
              </table:table-cell>
              <table:table-cell office:value-type="float" office:value="60.6544749989">
                <text:p>60.65447499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70">
                <text:p>270</text:p>
              </table:table-cell>
              <table:table-cell office:value-type="float" office:value="60.7396076585">
                <text:p>60.73960765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71">
                <text:p>271</text:p>
              </table:table-cell>
              <table:table-cell office:value-type="float" office:value="60.8645831453">
                <text:p>60.86458314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72">
                <text:p>272</text:p>
              </table:table-cell>
              <table:table-cell office:value-type="float" office:value="60.9699903853">
                <text:p>60.96999038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73">
                <text:p>273</text:p>
              </table:table-cell>
              <table:table-cell office:value-type="float" office:value="60.9968208791">
                <text:p>60.99682087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74">
                <text:p>274</text:p>
              </table:table-cell>
              <table:table-cell office:value-type="float" office:value="61.1405925868">
                <text:p>61.14059258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75">
                <text:p>275</text:p>
              </table:table-cell>
              <table:table-cell office:value-type="float" office:value="61.347879008">
                <text:p>61.3478790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6">
                <text:p>276</text:p>
              </table:table-cell>
              <table:table-cell office:value-type="float" office:value="61.5453890656">
                <text:p>61.54538906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77">
                <text:p>277</text:p>
              </table:table-cell>
              <table:table-cell office:value-type="float" office:value="61.6173849988">
                <text:p>61.61738499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78">
                <text:p>278</text:p>
              </table:table-cell>
              <table:table-cell office:value-type="float" office:value="61.712217564">
                <text:p>61.7122175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9">
                <text:p>279</text:p>
              </table:table-cell>
              <table:table-cell office:value-type="float" office:value="61.7573628012">
                <text:p>61.75736280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80">
                <text:p>280</text:p>
              </table:table-cell>
              <table:table-cell office:value-type="float" office:value="61.8977729459">
                <text:p>61.897772945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81">
                <text:p>281</text:p>
              </table:table-cell>
              <table:table-cell office:value-type="float" office:value="61.9232192528">
                <text:p>61.92321925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82">
                <text:p>282</text:p>
              </table:table-cell>
              <table:table-cell office:value-type="float" office:value="61.9924154491">
                <text:p>61.99241544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3">
                <text:p>283</text:p>
              </table:table-cell>
              <table:table-cell office:value-type="float" office:value="62.0054071833">
                <text:p>62.00540718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84">
                <text:p>284</text:p>
              </table:table-cell>
              <table:table-cell office:value-type="float" office:value="62.1587743159">
                <text:p>62.15877431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85">
                <text:p>285</text:p>
              </table:table-cell>
              <table:table-cell office:value-type="float" office:value="62.2756449195">
                <text:p>62.27564491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6">
                <text:p>286</text:p>
              </table:table-cell>
              <table:table-cell office:value-type="float" office:value="62.3474655475">
                <text:p>62.34746554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7">
                <text:p>287</text:p>
              </table:table-cell>
              <table:table-cell office:value-type="float" office:value="62.448357822">
                <text:p>62.4483578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88">
                <text:p>288</text:p>
              </table:table-cell>
              <table:table-cell office:value-type="float" office:value="62.5163990674">
                <text:p>62.51639906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89">
                <text:p>289</text:p>
              </table:table-cell>
              <table:table-cell office:value-type="float" office:value="62.5993104723">
                <text:p>62.59931047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0">
                <text:p>290</text:p>
              </table:table-cell>
              <table:table-cell office:value-type="float" office:value="62.7424634616">
                <text:p>62.74246346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1">
                <text:p>291</text:p>
              </table:table-cell>
              <table:table-cell office:value-type="float" office:value="62.8266351421">
                <text:p>62.82663514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92">
                <text:p>292</text:p>
              </table:table-cell>
              <table:table-cell office:value-type="float" office:value="62.872181385">
                <text:p>62.8721813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3">
                <text:p>293</text:p>
              </table:table-cell>
              <table:table-cell office:value-type="float" office:value="62.9130831458">
                <text:p>62.91308314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94">
                <text:p>294</text:p>
              </table:table-cell>
              <table:table-cell office:value-type="float" office:value="62.9545852403">
                <text:p>62.95458524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95">
                <text:p>295</text:p>
              </table:table-cell>
              <table:table-cell office:value-type="float" office:value="63.0607386151">
                <text:p>63.06073861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96">
                <text:p>296</text:p>
              </table:table-cell>
              <table:table-cell office:value-type="float" office:value="63.1093918922">
                <text:p>63.10939189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97">
                <text:p>297</text:p>
              </table:table-cell>
              <table:table-cell office:value-type="float" office:value="63.2115339013">
                <text:p>63.21153390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8">
                <text:p>298</text:p>
              </table:table-cell>
              <table:table-cell office:value-type="float" office:value="63.2910190626">
                <text:p>63.29101906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99">
                <text:p>299</text:p>
              </table:table-cell>
              <table:table-cell office:value-type="float" office:value="63.4019621495">
                <text:p>63.40196214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00">
                <text:p>300</text:p>
              </table:table-cell>
              <table:table-cell office:value-type="float" office:value="63.43951959">
                <text:p>63.439519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01">
                <text:p>301</text:p>
              </table:table-cell>
              <table:table-cell office:value-type="float" office:value="63.5573277445">
                <text:p>63.557327744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02">
                <text:p>302</text:p>
              </table:table-cell>
              <table:table-cell office:value-type="float" office:value="63.7557549502">
                <text:p>63.75575495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03">
                <text:p>303</text:p>
              </table:table-cell>
              <table:table-cell office:value-type="float" office:value="63.7588863825">
                <text:p>63.75888638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4">
                <text:p>304</text:p>
              </table:table-cell>
              <table:table-cell office:value-type="float" office:value="63.9583668981">
                <text:p>63.958366898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05">
                <text:p>305</text:p>
              </table:table-cell>
              <table:table-cell office:value-type="float" office:value="64.1211206623">
                <text:p>64.121120662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06">
                <text:p>306</text:p>
              </table:table-cell>
              <table:table-cell office:value-type="float" office:value="64.3174966804">
                <text:p>64.31749668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07">
                <text:p>307</text:p>
              </table:table-cell>
              <table:table-cell office:value-type="float" office:value="64.5064674487">
                <text:p>64.50646744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08">
                <text:p>308</text:p>
              </table:table-cell>
              <table:table-cell office:value-type="float" office:value="64.7000541376">
                <text:p>64.70005413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09">
                <text:p>309</text:p>
              </table:table-cell>
              <table:table-cell office:value-type="float" office:value="64.9794652765">
                <text:p>64.97946527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10">
                <text:p>310</text:p>
              </table:table-cell>
              <table:table-cell office:value-type="float" office:value="65.1444939848">
                <text:p>65.14449398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11">
                <text:p>311</text:p>
              </table:table-cell>
              <table:table-cell office:value-type="float" office:value="65.3177083691">
                <text:p>65.31770836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12">
                <text:p>312</text:p>
              </table:table-cell>
              <table:table-cell office:value-type="float" office:value="65.5332262758">
                <text:p>65.53322627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13">
                <text:p>313</text:p>
              </table:table-cell>
              <table:table-cell office:value-type="float" office:value="65.6494559124">
                <text:p>65.649455912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14">
                <text:p>314</text:p>
              </table:table-cell>
              <table:table-cell office:value-type="float" office:value="65.8652464007">
                <text:p>65.865246400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15">
                <text:p>315</text:p>
              </table:table-cell>
              <table:table-cell office:value-type="float" office:value="66.0524220283">
                <text:p>66.052422028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16">
                <text:p>316</text:p>
              </table:table-cell>
              <table:table-cell office:value-type="float" office:value="66.3295159947">
                <text:p>66.329515994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17">
                <text:p>317</text:p>
              </table:table-cell>
              <table:table-cell office:value-type="float" office:value="66.5076981355">
                <text:p>66.50769813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18">
                <text:p>318</text:p>
              </table:table-cell>
              <table:table-cell office:value-type="float" office:value="66.622111685">
                <text:p>66.62211168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19">
                <text:p>319</text:p>
              </table:table-cell>
              <table:table-cell office:value-type="float" office:value="66.7010081731">
                <text:p>66.70100817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20">
                <text:p>320</text:p>
              </table:table-cell>
              <table:table-cell office:value-type="float" office:value="66.8435768478">
                <text:p>66.843576847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21">
                <text:p>321</text:p>
              </table:table-cell>
              <table:table-cell office:value-type="float" office:value="67.0468354514">
                <text:p>67.04683545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22">
                <text:p>322</text:p>
              </table:table-cell>
              <table:table-cell office:value-type="float" office:value="67.3068702669">
                <text:p>67.306870266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23">
                <text:p>323</text:p>
              </table:table-cell>
              <table:table-cell office:value-type="float" office:value="67.3650771427">
                <text:p>67.36507714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24">
                <text:p>324</text:p>
              </table:table-cell>
              <table:table-cell office:value-type="float" office:value="67.3812071417">
                <text:p>67.38120714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25">
                <text:p>325</text:p>
              </table:table-cell>
              <table:table-cell office:value-type="float" office:value="67.4738321231">
                <text:p>67.47383212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26">
                <text:p>326</text:p>
              </table:table-cell>
              <table:table-cell office:value-type="float" office:value="67.5428488146">
                <text:p>67.542848814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27">
                <text:p>327</text:p>
              </table:table-cell>
              <table:table-cell office:value-type="float" office:value="67.736928595">
                <text:p>67.7369285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28">
                <text:p>328</text:p>
              </table:table-cell>
              <table:table-cell office:value-type="float" office:value="68.049304776">
                <text:p>68.04930477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29">
                <text:p>329</text:p>
              </table:table-cell>
              <table:table-cell office:value-type="float" office:value="68.0545625538">
                <text:p>68.05456255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30">
                <text:p>330</text:p>
              </table:table-cell>
              <table:table-cell office:value-type="float" office:value="68.2370845848">
                <text:p>68.237084584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31">
                <text:p>331</text:p>
              </table:table-cell>
              <table:table-cell office:value-type="float" office:value="68.3859467425">
                <text:p>68.38594674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32">
                <text:p>332</text:p>
              </table:table-cell>
              <table:table-cell office:value-type="float" office:value="68.5015180614">
                <text:p>68.50151806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33">
                <text:p>333</text:p>
              </table:table-cell>
              <table:table-cell office:value-type="float" office:value="68.5964662168">
                <text:p>68.59646621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34">
                <text:p>334</text:p>
              </table:table-cell>
              <table:table-cell office:value-type="float" office:value="68.7970671409">
                <text:p>68.79706714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35">
                <text:p>335</text:p>
              </table:table-cell>
              <table:table-cell office:value-type="float" office:value="68.8290000011">
                <text:p>68.829000001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36">
                <text:p>336</text:p>
              </table:table-cell>
              <table:table-cell office:value-type="float" office:value="68.9383512849">
                <text:p>68.93835128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37">
                <text:p>337</text:p>
              </table:table-cell>
              <table:table-cell office:value-type="float" office:value="69.0911287795">
                <text:p>69.09112877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38">
                <text:p>338</text:p>
              </table:table-cell>
              <table:table-cell office:value-type="float" office:value="69.1750361703">
                <text:p>69.175036170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39">
                <text:p>339</text:p>
              </table:table-cell>
              <table:table-cell office:value-type="float" office:value="69.2589693404">
                <text:p>69.258969340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0">
                <text:p>340</text:p>
              </table:table-cell>
              <table:table-cell office:value-type="float" office:value="69.4506265175">
                <text:p>69.45062651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1">
                <text:p>341</text:p>
              </table:table-cell>
              <table:table-cell office:value-type="float" office:value="69.5343885355">
                <text:p>69.53438853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2">
                <text:p>342</text:p>
              </table:table-cell>
              <table:table-cell office:value-type="float" office:value="69.6529574271">
                <text:p>69.65295742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43">
                <text:p>343</text:p>
              </table:table-cell>
              <table:table-cell office:value-type="float" office:value="69.8434261942">
                <text:p>69.843426194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44">
                <text:p>344</text:p>
              </table:table-cell>
              <table:table-cell office:value-type="float" office:value="69.9450540023">
                <text:p>69.945054002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45">
                <text:p>345</text:p>
              </table:table-cell>
              <table:table-cell office:value-type="float" office:value="70.0601951782">
                <text:p>70.060195178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46">
                <text:p>346</text:p>
              </table:table-cell>
              <table:table-cell office:value-type="float" office:value="70.168846971">
                <text:p>70.16884697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47">
                <text:p>347</text:p>
              </table:table-cell>
              <table:table-cell office:value-type="float" office:value="70.4363415599">
                <text:p>70.436341559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48">
                <text:p>348</text:p>
              </table:table-cell>
              <table:table-cell office:value-type="float" office:value="70.4440713874">
                <text:p>70.444071387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49">
                <text:p>349</text:p>
              </table:table-cell>
              <table:table-cell office:value-type="float" office:value="70.5181066759">
                <text:p>70.51810667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50">
                <text:p>350</text:p>
              </table:table-cell>
              <table:table-cell office:value-type="float" office:value="70.711853458">
                <text:p>70.71185345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51">
                <text:p>351</text:p>
              </table:table-cell>
              <table:table-cell office:value-type="float" office:value="70.7973414312">
                <text:p>70.79734143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52">
                <text:p>352</text:p>
              </table:table-cell>
              <table:table-cell office:value-type="float" office:value="70.8695299173">
                <text:p>70.869529917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53">
                <text:p>353</text:p>
              </table:table-cell>
              <table:table-cell office:value-type="float" office:value="70.9029650306">
                <text:p>70.902965030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54">
                <text:p>354</text:p>
              </table:table-cell>
              <table:table-cell office:value-type="float" office:value="71.1462424075">
                <text:p>71.14624240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55">
                <text:p>355</text:p>
              </table:table-cell>
              <table:table-cell office:value-type="float" office:value="71.165260515">
                <text:p>71.1652605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56">
                <text:p>356</text:p>
              </table:table-cell>
              <table:table-cell office:value-type="float" office:value="71.2217955698">
                <text:p>71.221795569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57">
                <text:p>357</text:p>
              </table:table-cell>
              <table:table-cell office:value-type="float" office:value="71.2309668476">
                <text:p>71.23096684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58">
                <text:p>358</text:p>
              </table:table-cell>
              <table:table-cell office:value-type="float" office:value="71.3229450315">
                <text:p>71.32294503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59">
                <text:p>359</text:p>
              </table:table-cell>
              <table:table-cell office:value-type="float" office:value="71.3796170325">
                <text:p>71.37961703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60">
                <text:p>360</text:p>
              </table:table-cell>
              <table:table-cell office:value-type="float" office:value="71.380066864">
                <text:p>71.3800668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61">
                <text:p>361</text:p>
              </table:table-cell>
              <table:table-cell office:value-type="float" office:value="71.390112534">
                <text:p>71.39011253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62">
                <text:p>362</text:p>
              </table:table-cell>
              <table:table-cell office:value-type="float" office:value="71.4519032248">
                <text:p>71.451903224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63">
                <text:p>363</text:p>
              </table:table-cell>
              <table:table-cell office:value-type="float" office:value="71.5137612379">
                <text:p>71.513761237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64">
                <text:p>364</text:p>
              </table:table-cell>
              <table:table-cell office:value-type="float" office:value="71.5349564273">
                <text:p>71.534956427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65">
                <text:p>365</text:p>
              </table:table-cell>
              <table:table-cell office:value-type="float" office:value="71.5961723481">
                <text:p>71.596172348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66">
                <text:p>366</text:p>
              </table:table-cell>
              <table:table-cell office:value-type="float" office:value="71.6516158349">
                <text:p>71.651615834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67">
                <text:p>367</text:p>
              </table:table-cell>
              <table:table-cell office:value-type="float" office:value="71.6910720298">
                <text:p>71.691072029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68">
                <text:p>368</text:p>
              </table:table-cell>
              <table:table-cell office:value-type="float" office:value="71.7531175632">
                <text:p>71.753117563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69">
                <text:p>369</text:p>
              </table:table-cell>
              <table:table-cell office:value-type="float" office:value="71.8439789379">
                <text:p>71.843978937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70">
                <text:p>370</text:p>
              </table:table-cell>
              <table:table-cell office:value-type="float" office:value="71.9068267366">
                <text:p>71.906826736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71">
                <text:p>371</text:p>
              </table:table-cell>
              <table:table-cell office:value-type="float" office:value="72.0077300842">
                <text:p>72.00773008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72">
                <text:p>372</text:p>
              </table:table-cell>
              <table:table-cell office:value-type="float" office:value="72.0243196641">
                <text:p>72.024319664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73">
                <text:p>373</text:p>
              </table:table-cell>
              <table:table-cell office:value-type="float" office:value="72.1002707892">
                <text:p>72.100270789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74">
                <text:p>374</text:p>
              </table:table-cell>
              <table:table-cell office:value-type="float" office:value="72.1092451792">
                <text:p>72.109245179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80" chart:maximum="4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01cm" svg:height="10.001cm" xlink:href=".." xlink:type="simple" chart:class="chart:scatter" chart:style-name="ch1">
        <chart:legend svg:x="9.72cm" svg:y="4.701cm" style:legend-expansion="custom" chartooo:width="1.307cm" chartooo:height="0.598cm" style:legend-expansion-aspect-ratio="2.18561872909699" chart:style-name="ch2"/>
        <chart:plot-area chart:style-name="ch3" table:cell-range-address="inclination.B95:inclination.C375 calib_data.J6:calib_data.J6" chart:data-source-has-labels="row" svg:x="1.379cm" svg:y="0.301cm" svg:width="12.619cm" svg:height="8.844cm">
          <chartooo:coordinate-region svg:x="2cm" svg:y="0.5cm" svg:width="11.998cm" svg:height="7.998cm"/>
          <chart:axis chart:dimension="x" chart:name="primary-x" chart:style-name="ch4">
            <chart:title svg:x="6.691cm" svg:y="9.345cm" chart:style-name="ch5">
              <text:p>Position (km)</text:p>
            </chart:title>
          </chart:axis>
          <chart:axis chart:dimension="y" chart:name="primary-y" chart:style-name="ch6">
            <chart:title svg:x="0.519cm" svg:y="5.614cm" chart:style-name="ch7">
              <text:p>Height (km)</text:p>
            </chart:title>
            <chart:grid chart:style-name="ch8" chart:class="major"/>
          </chart:axis>
          <chart:series chart:style-name="ch9" chart:values-cell-range-address="inclination.C95:inclination.C375" chart:label-cell-address="calib_data.J6:calib_data.J6" chart:class="chart:scatter">
            <chart:domain table:cell-range-address="inclination.B95:inclination.B375"/>
            <chart:data-point chart:repeated="28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Geometry Data</text:p>
                <draw:g>
                  <svg:desc>calib_data.J6:calib_data.J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4">
                <text:p>94</text:p>
                <draw:g>
                  <svg:desc>inclination.B95:inclination.B375</svg:desc>
                </draw:g>
              </table:table-cell>
              <table:table-cell office:value-type="float" office:value="30.1273332305">
                <text:p>30.1273332305</text:p>
                <draw:g>
                  <svg:desc>inclination.C95:inclination.C3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30.435946125">
                <text:p>30.435946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">
                <text:p>96</text:p>
              </table:table-cell>
              <table:table-cell office:value-type="float" office:value="30.6956709122">
                <text:p>30.69567091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30.9425784369">
                <text:p>30.94257843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">
                <text:p>98</text:p>
              </table:table-cell>
              <table:table-cell office:value-type="float" office:value="31.1259393935">
                <text:p>31.12593939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31.3526030055">
                <text:p>31.35260300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31.5947168635">
                <text:p>31.59471686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1">
                <text:p>101</text:p>
              </table:table-cell>
              <table:table-cell office:value-type="float" office:value="31.8478154197">
                <text:p>31.84781541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">
                <text:p>102</text:p>
              </table:table-cell>
              <table:table-cell office:value-type="float" office:value="32.0598907765">
                <text:p>32.05989077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3">
                <text:p>103</text:p>
              </table:table-cell>
              <table:table-cell office:value-type="float" office:value="32.2341499322">
                <text:p>32.23414993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4">
                <text:p>104</text:p>
              </table:table-cell>
              <table:table-cell office:value-type="float" office:value="32.4449698661">
                <text:p>32.44496986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5">
                <text:p>105</text:p>
              </table:table-cell>
              <table:table-cell office:value-type="float" office:value="32.6789433396">
                <text:p>32.67894333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6">
                <text:p>106</text:p>
              </table:table-cell>
              <table:table-cell office:value-type="float" office:value="32.8415042444">
                <text:p>32.84150424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7">
                <text:p>107</text:p>
              </table:table-cell>
              <table:table-cell office:value-type="float" office:value="32.9960887716">
                <text:p>32.99608877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8">
                <text:p>108</text:p>
              </table:table-cell>
              <table:table-cell office:value-type="float" office:value="33.324862255">
                <text:p>33.3248622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9">
                <text:p>109</text:p>
              </table:table-cell>
              <table:table-cell office:value-type="float" office:value="33.5643546408">
                <text:p>33.564354640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0">
                <text:p>110</text:p>
              </table:table-cell>
              <table:table-cell office:value-type="float" office:value="33.7551143267">
                <text:p>33.75511432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">
                <text:p>111</text:p>
              </table:table-cell>
              <table:table-cell office:value-type="float" office:value="34.0537044672">
                <text:p>34.05370446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2">
                <text:p>112</text:p>
              </table:table-cell>
              <table:table-cell office:value-type="float" office:value="34.2418355207">
                <text:p>34.24183552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3">
                <text:p>113</text:p>
              </table:table-cell>
              <table:table-cell office:value-type="float" office:value="34.4971307206">
                <text:p>34.49713072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4">
                <text:p>114</text:p>
              </table:table-cell>
              <table:table-cell office:value-type="float" office:value="34.6327174524">
                <text:p>34.63271745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5">
                <text:p>115</text:p>
              </table:table-cell>
              <table:table-cell office:value-type="float" office:value="34.7605686229">
                <text:p>34.76056862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6">
                <text:p>116</text:p>
              </table:table-cell>
              <table:table-cell office:value-type="float" office:value="34.8804185479">
                <text:p>34.88041854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7">
                <text:p>117</text:p>
              </table:table-cell>
              <table:table-cell office:value-type="float" office:value="35.0188331356">
                <text:p>35.01883313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8">
                <text:p>118</text:p>
              </table:table-cell>
              <table:table-cell office:value-type="float" office:value="35.3262906687">
                <text:p>35.32629066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9">
                <text:p>119</text:p>
              </table:table-cell>
              <table:table-cell office:value-type="float" office:value="35.5209855804">
                <text:p>35.52098558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0">
                <text:p>120</text:p>
              </table:table-cell>
              <table:table-cell office:value-type="float" office:value="35.6958083904">
                <text:p>35.695808390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1">
                <text:p>121</text:p>
              </table:table-cell>
              <table:table-cell office:value-type="float" office:value="35.9197050829">
                <text:p>35.91970508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2">
                <text:p>122</text:p>
              </table:table-cell>
              <table:table-cell office:value-type="float" office:value="36.1390051424">
                <text:p>36.13900514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3">
                <text:p>123</text:p>
              </table:table-cell>
              <table:table-cell office:value-type="float" office:value="36.3744061745">
                <text:p>36.37440617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4">
                <text:p>124</text:p>
              </table:table-cell>
              <table:table-cell office:value-type="float" office:value="36.7190662819">
                <text:p>36.71906628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">
                <text:p>125</text:p>
              </table:table-cell>
              <table:table-cell office:value-type="float" office:value="36.8874344056">
                <text:p>36.88743440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6">
                <text:p>126</text:p>
              </table:table-cell>
              <table:table-cell office:value-type="float" office:value="37.2264577335">
                <text:p>37.226457733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7">
                <text:p>127</text:p>
              </table:table-cell>
              <table:table-cell office:value-type="float" office:value="37.4117757248">
                <text:p>37.41177572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8">
                <text:p>128</text:p>
              </table:table-cell>
              <table:table-cell office:value-type="float" office:value="37.6352218889">
                <text:p>37.63522188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9">
                <text:p>129</text:p>
              </table:table-cell>
              <table:table-cell office:value-type="float" office:value="37.7563368999">
                <text:p>37.75633689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0">
                <text:p>130</text:p>
              </table:table-cell>
              <table:table-cell office:value-type="float" office:value="38.0625301414">
                <text:p>38.06253014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1">
                <text:p>131</text:p>
              </table:table-cell>
              <table:table-cell office:value-type="float" office:value="38.3604171414">
                <text:p>38.36041714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2">
                <text:p>132</text:p>
              </table:table-cell>
              <table:table-cell office:value-type="float" office:value="38.5176708701">
                <text:p>38.51767087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3">
                <text:p>133</text:p>
              </table:table-cell>
              <table:table-cell office:value-type="float" office:value="38.7945081624">
                <text:p>38.79450816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4">
                <text:p>134</text:p>
              </table:table-cell>
              <table:table-cell office:value-type="float" office:value="38.9561046622">
                <text:p>38.95610466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5">
                <text:p>135</text:p>
              </table:table-cell>
              <table:table-cell office:value-type="float" office:value="39.058797763">
                <text:p>39.0587977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6">
                <text:p>136</text:p>
              </table:table-cell>
              <table:table-cell office:value-type="float" office:value="39.341786575">
                <text:p>39.3417865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7">
                <text:p>137</text:p>
              </table:table-cell>
              <table:table-cell office:value-type="float" office:value="39.6762966569">
                <text:p>39.676296656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8">
                <text:p>138</text:p>
              </table:table-cell>
              <table:table-cell office:value-type="float" office:value="39.7093507956">
                <text:p>39.70935079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9">
                <text:p>139</text:p>
              </table:table-cell>
              <table:table-cell office:value-type="float" office:value="39.8649750951">
                <text:p>39.86497509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0">
                <text:p>140</text:p>
              </table:table-cell>
              <table:table-cell office:value-type="float" office:value="40.0500230617">
                <text:p>40.05002306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1">
                <text:p>141</text:p>
              </table:table-cell>
              <table:table-cell office:value-type="float" office:value="40.1335483889">
                <text:p>40.133548388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2">
                <text:p>142</text:p>
              </table:table-cell>
              <table:table-cell office:value-type="float" office:value="40.5390189455">
                <text:p>40.539018945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3">
                <text:p>143</text:p>
              </table:table-cell>
              <table:table-cell office:value-type="float" office:value="40.748975734">
                <text:p>40.74897573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4">
                <text:p>144</text:p>
              </table:table-cell>
              <table:table-cell office:value-type="float" office:value="40.851764621">
                <text:p>40.8517646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5">
                <text:p>145</text:p>
              </table:table-cell>
              <table:table-cell office:value-type="float" office:value="41.0062074601">
                <text:p>41.00620746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6">
                <text:p>146</text:p>
              </table:table-cell>
              <table:table-cell office:value-type="float" office:value="41.32558924">
                <text:p>41.325589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7">
                <text:p>147</text:p>
              </table:table-cell>
              <table:table-cell office:value-type="float" office:value="41.714614171">
                <text:p>41.7146141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8">
                <text:p>148</text:p>
              </table:table-cell>
              <table:table-cell office:value-type="float" office:value="41.8517139384">
                <text:p>41.851713938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9">
                <text:p>149</text:p>
              </table:table-cell>
              <table:table-cell office:value-type="float" office:value="42.0384876579">
                <text:p>42.03848765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0">
                <text:p>150</text:p>
              </table:table-cell>
              <table:table-cell office:value-type="float" office:value="42.2702346802">
                <text:p>42.27023468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1">
                <text:p>151</text:p>
              </table:table-cell>
              <table:table-cell office:value-type="float" office:value="42.3814670886">
                <text:p>42.38146708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2">
                <text:p>152</text:p>
              </table:table-cell>
              <table:table-cell office:value-type="float" office:value="42.7580552906">
                <text:p>42.758055290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3">
                <text:p>153</text:p>
              </table:table-cell>
              <table:table-cell office:value-type="float" office:value="42.9135837797">
                <text:p>42.91358377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4">
                <text:p>154</text:p>
              </table:table-cell>
              <table:table-cell office:value-type="float" office:value="42.9150865736">
                <text:p>42.915086573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5">
                <text:p>155</text:p>
              </table:table-cell>
              <table:table-cell office:value-type="float" office:value="43.1467657424">
                <text:p>43.14676574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6">
                <text:p>156</text:p>
              </table:table-cell>
              <table:table-cell office:value-type="float" office:value="43.3718577067">
                <text:p>43.37185770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7">
                <text:p>157</text:p>
              </table:table-cell>
              <table:table-cell office:value-type="float" office:value="43.5039406113">
                <text:p>43.50394061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8">
                <text:p>158</text:p>
              </table:table-cell>
              <table:table-cell office:value-type="float" office:value="43.6552278618">
                <text:p>43.65522786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9">
                <text:p>159</text:p>
              </table:table-cell>
              <table:table-cell office:value-type="float" office:value="43.8537131817">
                <text:p>43.85371318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0">
                <text:p>160</text:p>
              </table:table-cell>
              <table:table-cell office:value-type="float" office:value="44.0614542481">
                <text:p>44.06145424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1">
                <text:p>161</text:p>
              </table:table-cell>
              <table:table-cell office:value-type="float" office:value="44.1272135749">
                <text:p>44.12721357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2">
                <text:p>162</text:p>
              </table:table-cell>
              <table:table-cell office:value-type="float" office:value="44.4002020893">
                <text:p>44.40020208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3">
                <text:p>163</text:p>
              </table:table-cell>
              <table:table-cell office:value-type="float" office:value="44.6612403837">
                <text:p>44.66124038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64">
                <text:p>164</text:p>
              </table:table-cell>
              <table:table-cell office:value-type="float" office:value="44.9517562903">
                <text:p>44.95175629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5">
                <text:p>165</text:p>
              </table:table-cell>
              <table:table-cell office:value-type="float" office:value="45.1548110809">
                <text:p>45.15481108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6">
                <text:p>166</text:p>
              </table:table-cell>
              <table:table-cell office:value-type="float" office:value="45.3349798212">
                <text:p>45.33497982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7">
                <text:p>167</text:p>
              </table:table-cell>
              <table:table-cell office:value-type="float" office:value="45.4488570931">
                <text:p>45.448857093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8">
                <text:p>168</text:p>
              </table:table-cell>
              <table:table-cell office:value-type="float" office:value="45.8018622143">
                <text:p>45.80186221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9">
                <text:p>169</text:p>
              </table:table-cell>
              <table:table-cell office:value-type="float" office:value="46.0673742516">
                <text:p>46.06737425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0">
                <text:p>170</text:p>
              </table:table-cell>
              <table:table-cell office:value-type="float" office:value="46.2833185338">
                <text:p>46.28331853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1">
                <text:p>171</text:p>
              </table:table-cell>
              <table:table-cell office:value-type="float" office:value="46.475665356">
                <text:p>46.47566535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72">
                <text:p>172</text:p>
              </table:table-cell>
              <table:table-cell office:value-type="float" office:value="46.6600890829">
                <text:p>46.66008908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73">
                <text:p>173</text:p>
              </table:table-cell>
              <table:table-cell office:value-type="float" office:value="46.7472772476">
                <text:p>46.74727724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74">
                <text:p>174</text:p>
              </table:table-cell>
              <table:table-cell office:value-type="float" office:value="47.0243406395">
                <text:p>47.02434063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5">
                <text:p>175</text:p>
              </table:table-cell>
              <table:table-cell office:value-type="float" office:value="47.1852989397">
                <text:p>47.18529893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6">
                <text:p>176</text:p>
              </table:table-cell>
              <table:table-cell office:value-type="float" office:value="47.3893503308">
                <text:p>47.389350330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7">
                <text:p>177</text:p>
              </table:table-cell>
              <table:table-cell office:value-type="float" office:value="47.6329092015">
                <text:p>47.63290920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8">
                <text:p>178</text:p>
              </table:table-cell>
              <table:table-cell office:value-type="float" office:value="47.6858048876">
                <text:p>47.68580488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9">
                <text:p>179</text:p>
              </table:table-cell>
              <table:table-cell office:value-type="float" office:value="47.9374056272">
                <text:p>47.93740562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0">
                <text:p>180</text:p>
              </table:table-cell>
              <table:table-cell office:value-type="float" office:value="48.124861453">
                <text:p>48.1248614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81">
                <text:p>181</text:p>
              </table:table-cell>
              <table:table-cell office:value-type="float" office:value="48.4120359576">
                <text:p>48.412035957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2">
                <text:p>182</text:p>
              </table:table-cell>
              <table:table-cell office:value-type="float" office:value="48.7132694952">
                <text:p>48.71326949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3">
                <text:p>183</text:p>
              </table:table-cell>
              <table:table-cell office:value-type="float" office:value="48.8088480197">
                <text:p>48.80884801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4">
                <text:p>184</text:p>
              </table:table-cell>
              <table:table-cell office:value-type="float" office:value="49.0063987831">
                <text:p>49.00639878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5">
                <text:p>185</text:p>
              </table:table-cell>
              <table:table-cell office:value-type="float" office:value="49.215225854">
                <text:p>49.2152258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6">
                <text:p>186</text:p>
              </table:table-cell>
              <table:table-cell office:value-type="float" office:value="49.3440232616">
                <text:p>49.34402326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">
                <text:p>187</text:p>
              </table:table-cell>
              <table:table-cell office:value-type="float" office:value="49.5607695617">
                <text:p>49.56076956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8">
                <text:p>188</text:p>
              </table:table-cell>
              <table:table-cell office:value-type="float" office:value="49.7587791642">
                <text:p>49.75877916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9">
                <text:p>189</text:p>
              </table:table-cell>
              <table:table-cell office:value-type="float" office:value="49.8891774633">
                <text:p>49.88917746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0">
                <text:p>190</text:p>
              </table:table-cell>
              <table:table-cell office:value-type="float" office:value="50.0703645005">
                <text:p>50.07036450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1">
                <text:p>191</text:p>
              </table:table-cell>
              <table:table-cell office:value-type="float" office:value="50.2764232851">
                <text:p>50.27642328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2">
                <text:p>192</text:p>
              </table:table-cell>
              <table:table-cell office:value-type="float" office:value="50.3894696261">
                <text:p>50.38946962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3">
                <text:p>193</text:p>
              </table:table-cell>
              <table:table-cell office:value-type="float" office:value="50.5844971949">
                <text:p>50.58449719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4">
                <text:p>194</text:p>
              </table:table-cell>
              <table:table-cell office:value-type="float" office:value="50.7557309473">
                <text:p>50.75573094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5">
                <text:p>195</text:p>
              </table:table-cell>
              <table:table-cell office:value-type="float" office:value="51.0363388232">
                <text:p>51.03633882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6">
                <text:p>196</text:p>
              </table:table-cell>
              <table:table-cell office:value-type="float" office:value="51.0419239481">
                <text:p>51.04192394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7">
                <text:p>197</text:p>
              </table:table-cell>
              <table:table-cell office:value-type="float" office:value="51.0630931897">
                <text:p>51.06309318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8">
                <text:p>198</text:p>
              </table:table-cell>
              <table:table-cell office:value-type="float" office:value="51.2528477388">
                <text:p>51.25284773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99">
                <text:p>199</text:p>
              </table:table-cell>
              <table:table-cell office:value-type="float" office:value="51.4053191166">
                <text:p>51.405319116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0">
                <text:p>200</text:p>
              </table:table-cell>
              <table:table-cell office:value-type="float" office:value="51.5306236212">
                <text:p>51.53062362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1">
                <text:p>201</text:p>
              </table:table-cell>
              <table:table-cell office:value-type="float" office:value="51.8271864289">
                <text:p>51.827186428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2">
                <text:p>202</text:p>
              </table:table-cell>
              <table:table-cell office:value-type="float" office:value="51.8666170602">
                <text:p>51.86661706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3">
                <text:p>203</text:p>
              </table:table-cell>
              <table:table-cell office:value-type="float" office:value="51.9416637466">
                <text:p>51.94166374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4">
                <text:p>204</text:p>
              </table:table-cell>
              <table:table-cell office:value-type="float" office:value="52.0573677047">
                <text:p>52.057367704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5">
                <text:p>205</text:p>
              </table:table-cell>
              <table:table-cell office:value-type="float" office:value="52.2241913906">
                <text:p>52.224191390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6">
                <text:p>206</text:p>
              </table:table-cell>
              <table:table-cell office:value-type="float" office:value="52.3882984415">
                <text:p>52.388298441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7">
                <text:p>207</text:p>
              </table:table-cell>
              <table:table-cell office:value-type="float" office:value="52.7134606253">
                <text:p>52.71346062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8">
                <text:p>208</text:p>
              </table:table-cell>
              <table:table-cell office:value-type="float" office:value="52.80687143">
                <text:p>52.8068714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9">
                <text:p>209</text:p>
              </table:table-cell>
              <table:table-cell office:value-type="float" office:value="52.8423368512">
                <text:p>52.842336851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0">
                <text:p>210</text:p>
              </table:table-cell>
              <table:table-cell office:value-type="float" office:value="53.0768530905">
                <text:p>53.07685309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1">
                <text:p>211</text:p>
              </table:table-cell>
              <table:table-cell office:value-type="float" office:value="53.2333833495">
                <text:p>53.23338334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2">
                <text:p>212</text:p>
              </table:table-cell>
              <table:table-cell office:value-type="float" office:value="53.4149900197">
                <text:p>53.41499001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3">
                <text:p>213</text:p>
              </table:table-cell>
              <table:table-cell office:value-type="float" office:value="53.8405004256">
                <text:p>53.84050042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14">
                <text:p>214</text:p>
              </table:table-cell>
              <table:table-cell office:value-type="float" office:value="53.8432294502">
                <text:p>53.843229450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15">
                <text:p>215</text:p>
              </table:table-cell>
              <table:table-cell office:value-type="float" office:value="53.8635867513">
                <text:p>53.86358675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6">
                <text:p>216</text:p>
              </table:table-cell>
              <table:table-cell office:value-type="float" office:value="54.0289160966">
                <text:p>54.02891609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7">
                <text:p>217</text:p>
              </table:table-cell>
              <table:table-cell office:value-type="float" office:value="54.3664917073">
                <text:p>54.366491707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18">
                <text:p>218</text:p>
              </table:table-cell>
              <table:table-cell office:value-type="float" office:value="54.5406688456">
                <text:p>54.54066884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19">
                <text:p>219</text:p>
              </table:table-cell>
              <table:table-cell office:value-type="float" office:value="54.9344174254">
                <text:p>54.93441742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0">
                <text:p>220</text:p>
              </table:table-cell>
              <table:table-cell office:value-type="float" office:value="54.9536775873">
                <text:p>54.953677587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1">
                <text:p>221</text:p>
              </table:table-cell>
              <table:table-cell office:value-type="float" office:value="55.0994498015">
                <text:p>55.09944980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2">
                <text:p>222</text:p>
              </table:table-cell>
              <table:table-cell office:value-type="float" office:value="55.1693380952">
                <text:p>55.169338095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3">
                <text:p>223</text:p>
              </table:table-cell>
              <table:table-cell office:value-type="float" office:value="55.4819202942">
                <text:p>55.48192029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4">
                <text:p>224</text:p>
              </table:table-cell>
              <table:table-cell office:value-type="float" office:value="55.6471206366">
                <text:p>55.64712063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25">
                <text:p>225</text:p>
              </table:table-cell>
              <table:table-cell office:value-type="float" office:value="55.9179801806">
                <text:p>55.91798018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26">
                <text:p>226</text:p>
              </table:table-cell>
              <table:table-cell office:value-type="float" office:value="56.1433785198">
                <text:p>56.14337851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27">
                <text:p>227</text:p>
              </table:table-cell>
              <table:table-cell office:value-type="float" office:value="56.1804762492">
                <text:p>56.180476249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8">
                <text:p>228</text:p>
              </table:table-cell>
              <table:table-cell office:value-type="float" office:value="56.2277973998">
                <text:p>56.22779739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9">
                <text:p>229</text:p>
              </table:table-cell>
              <table:table-cell office:value-type="float" office:value="56.4618082846">
                <text:p>56.461808284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30">
                <text:p>230</text:p>
              </table:table-cell>
              <table:table-cell office:value-type="float" office:value="56.5441641539">
                <text:p>56.544164153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31">
                <text:p>231</text:p>
              </table:table-cell>
              <table:table-cell office:value-type="float" office:value="56.6917540613">
                <text:p>56.691754061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32">
                <text:p>232</text:p>
              </table:table-cell>
              <table:table-cell office:value-type="float" office:value="56.7095514234">
                <text:p>56.709551423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33">
                <text:p>233</text:p>
              </table:table-cell>
              <table:table-cell office:value-type="float" office:value="56.7471814465">
                <text:p>56.74718144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34">
                <text:p>234</text:p>
              </table:table-cell>
              <table:table-cell office:value-type="float" office:value="56.7885732926">
                <text:p>56.788573292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35">
                <text:p>235</text:p>
              </table:table-cell>
              <table:table-cell office:value-type="float" office:value="56.9435550369">
                <text:p>56.94355503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36">
                <text:p>236</text:p>
              </table:table-cell>
              <table:table-cell office:value-type="float" office:value="57.0030927276">
                <text:p>57.003092727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7">
                <text:p>237</text:p>
              </table:table-cell>
              <table:table-cell office:value-type="float" office:value="57.0919314029">
                <text:p>57.091931402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38">
                <text:p>238</text:p>
              </table:table-cell>
              <table:table-cell office:value-type="float" office:value="57.2291364152">
                <text:p>57.229136415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39">
                <text:p>239</text:p>
              </table:table-cell>
              <table:table-cell office:value-type="float" office:value="57.2922674766">
                <text:p>57.292267476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40">
                <text:p>240</text:p>
              </table:table-cell>
              <table:table-cell office:value-type="float" office:value="57.3619043672">
                <text:p>57.361904367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1">
                <text:p>241</text:p>
              </table:table-cell>
              <table:table-cell office:value-type="float" office:value="57.5867588946">
                <text:p>57.58675889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42">
                <text:p>242</text:p>
              </table:table-cell>
              <table:table-cell office:value-type="float" office:value="57.6149251409">
                <text:p>57.614925140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43">
                <text:p>243</text:p>
              </table:table-cell>
              <table:table-cell office:value-type="float" office:value="57.7483600925">
                <text:p>57.74836009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44">
                <text:p>244</text:p>
              </table:table-cell>
              <table:table-cell office:value-type="float" office:value="57.7751959569">
                <text:p>57.77519595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45">
                <text:p>245</text:p>
              </table:table-cell>
              <table:table-cell office:value-type="float" office:value="57.9396571641">
                <text:p>57.93965716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46">
                <text:p>246</text:p>
              </table:table-cell>
              <table:table-cell office:value-type="float" office:value="58.0831468534">
                <text:p>58.08314685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47">
                <text:p>247</text:p>
              </table:table-cell>
              <table:table-cell office:value-type="float" office:value="58.2310724953">
                <text:p>58.23107249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48">
                <text:p>248</text:p>
              </table:table-cell>
              <table:table-cell office:value-type="float" office:value="58.2736728875">
                <text:p>58.27367288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49">
                <text:p>249</text:p>
              </table:table-cell>
              <table:table-cell office:value-type="float" office:value="58.4411060679">
                <text:p>58.441106067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50">
                <text:p>250</text:p>
              </table:table-cell>
              <table:table-cell office:value-type="float" office:value="58.5397828686">
                <text:p>58.53978286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51">
                <text:p>251</text:p>
              </table:table-cell>
              <table:table-cell office:value-type="float" office:value="58.6910536192">
                <text:p>58.69105361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52">
                <text:p>252</text:p>
              </table:table-cell>
              <table:table-cell office:value-type="float" office:value="58.9001852851">
                <text:p>58.90018528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53">
                <text:p>253</text:p>
              </table:table-cell>
              <table:table-cell office:value-type="float" office:value="59.1042884851">
                <text:p>59.104288485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54">
                <text:p>254</text:p>
              </table:table-cell>
              <table:table-cell office:value-type="float" office:value="59.2119002043">
                <text:p>59.21190020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55">
                <text:p>255</text:p>
              </table:table-cell>
              <table:table-cell office:value-type="float" office:value="59.2504650451">
                <text:p>59.250465045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56">
                <text:p>256</text:p>
              </table:table-cell>
              <table:table-cell office:value-type="float" office:value="59.3226798076">
                <text:p>59.322679807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57">
                <text:p>257</text:p>
              </table:table-cell>
              <table:table-cell office:value-type="float" office:value="59.4108600657">
                <text:p>59.41086006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58">
                <text:p>258</text:p>
              </table:table-cell>
              <table:table-cell office:value-type="float" office:value="59.6888480425">
                <text:p>59.68884804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59">
                <text:p>259</text:p>
              </table:table-cell>
              <table:table-cell office:value-type="float" office:value="59.9211484278">
                <text:p>59.92114842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60">
                <text:p>260</text:p>
              </table:table-cell>
              <table:table-cell office:value-type="float" office:value="60.1214636821">
                <text:p>60.121463682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61">
                <text:p>261</text:p>
              </table:table-cell>
              <table:table-cell office:value-type="float" office:value="60.1741504451">
                <text:p>60.17415044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62">
                <text:p>262</text:p>
              </table:table-cell>
              <table:table-cell office:value-type="float" office:value="60.2046392481">
                <text:p>60.20463924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63">
                <text:p>263</text:p>
              </table:table-cell>
              <table:table-cell office:value-type="float" office:value="60.2690741728">
                <text:p>60.26907417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64">
                <text:p>264</text:p>
              </table:table-cell>
              <table:table-cell office:value-type="float" office:value="60.3482521124">
                <text:p>60.348252112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65">
                <text:p>265</text:p>
              </table:table-cell>
              <table:table-cell office:value-type="float" office:value="60.4812382514">
                <text:p>60.48123825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66">
                <text:p>266</text:p>
              </table:table-cell>
              <table:table-cell office:value-type="float" office:value="60.5397984761">
                <text:p>60.539798476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67">
                <text:p>267</text:p>
              </table:table-cell>
              <table:table-cell office:value-type="float" office:value="60.6107005314">
                <text:p>60.61070053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8">
                <text:p>268</text:p>
              </table:table-cell>
              <table:table-cell office:value-type="float" office:value="60.6381232561">
                <text:p>60.63812325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69">
                <text:p>269</text:p>
              </table:table-cell>
              <table:table-cell office:value-type="float" office:value="60.6544749989">
                <text:p>60.654474998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70">
                <text:p>270</text:p>
              </table:table-cell>
              <table:table-cell office:value-type="float" office:value="60.7396076585">
                <text:p>60.73960765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71">
                <text:p>271</text:p>
              </table:table-cell>
              <table:table-cell office:value-type="float" office:value="60.8645831453">
                <text:p>60.86458314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72">
                <text:p>272</text:p>
              </table:table-cell>
              <table:table-cell office:value-type="float" office:value="60.9699903853">
                <text:p>60.96999038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73">
                <text:p>273</text:p>
              </table:table-cell>
              <table:table-cell office:value-type="float" office:value="60.9968208791">
                <text:p>60.99682087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74">
                <text:p>274</text:p>
              </table:table-cell>
              <table:table-cell office:value-type="float" office:value="61.1405925868">
                <text:p>61.140592586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75">
                <text:p>275</text:p>
              </table:table-cell>
              <table:table-cell office:value-type="float" office:value="61.347879008">
                <text:p>61.34787900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76">
                <text:p>276</text:p>
              </table:table-cell>
              <table:table-cell office:value-type="float" office:value="61.5453890656">
                <text:p>61.545389065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77">
                <text:p>277</text:p>
              </table:table-cell>
              <table:table-cell office:value-type="float" office:value="61.6173849988">
                <text:p>61.617384998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78">
                <text:p>278</text:p>
              </table:table-cell>
              <table:table-cell office:value-type="float" office:value="61.712217564">
                <text:p>61.7122175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79">
                <text:p>279</text:p>
              </table:table-cell>
              <table:table-cell office:value-type="float" office:value="61.7573628012">
                <text:p>61.75736280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80">
                <text:p>280</text:p>
              </table:table-cell>
              <table:table-cell office:value-type="float" office:value="61.8977729459">
                <text:p>61.897772945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81">
                <text:p>281</text:p>
              </table:table-cell>
              <table:table-cell office:value-type="float" office:value="61.9232192528">
                <text:p>61.923219252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82">
                <text:p>282</text:p>
              </table:table-cell>
              <table:table-cell office:value-type="float" office:value="61.9924154491">
                <text:p>61.99241544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83">
                <text:p>283</text:p>
              </table:table-cell>
              <table:table-cell office:value-type="float" office:value="62.0054071833">
                <text:p>62.00540718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84">
                <text:p>284</text:p>
              </table:table-cell>
              <table:table-cell office:value-type="float" office:value="62.1587743159">
                <text:p>62.15877431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85">
                <text:p>285</text:p>
              </table:table-cell>
              <table:table-cell office:value-type="float" office:value="62.2756449195">
                <text:p>62.27564491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86">
                <text:p>286</text:p>
              </table:table-cell>
              <table:table-cell office:value-type="float" office:value="62.3474655475">
                <text:p>62.34746554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87">
                <text:p>287</text:p>
              </table:table-cell>
              <table:table-cell office:value-type="float" office:value="62.448357822">
                <text:p>62.4483578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88">
                <text:p>288</text:p>
              </table:table-cell>
              <table:table-cell office:value-type="float" office:value="62.5163990674">
                <text:p>62.516399067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89">
                <text:p>289</text:p>
              </table:table-cell>
              <table:table-cell office:value-type="float" office:value="62.5993104723">
                <text:p>62.59931047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90">
                <text:p>290</text:p>
              </table:table-cell>
              <table:table-cell office:value-type="float" office:value="62.7424634616">
                <text:p>62.74246346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91">
                <text:p>291</text:p>
              </table:table-cell>
              <table:table-cell office:value-type="float" office:value="62.8266351421">
                <text:p>62.82663514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92">
                <text:p>292</text:p>
              </table:table-cell>
              <table:table-cell office:value-type="float" office:value="62.872181385">
                <text:p>62.87218138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93">
                <text:p>293</text:p>
              </table:table-cell>
              <table:table-cell office:value-type="float" office:value="62.9130831458">
                <text:p>62.913083145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94">
                <text:p>294</text:p>
              </table:table-cell>
              <table:table-cell office:value-type="float" office:value="62.9545852403">
                <text:p>62.95458524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95">
                <text:p>295</text:p>
              </table:table-cell>
              <table:table-cell office:value-type="float" office:value="63.0607386151">
                <text:p>63.060738615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96">
                <text:p>296</text:p>
              </table:table-cell>
              <table:table-cell office:value-type="float" office:value="63.1093918922">
                <text:p>63.109391892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97">
                <text:p>297</text:p>
              </table:table-cell>
              <table:table-cell office:value-type="float" office:value="63.2115339013">
                <text:p>63.21153390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8">
                <text:p>298</text:p>
              </table:table-cell>
              <table:table-cell office:value-type="float" office:value="63.2910190626">
                <text:p>63.291019062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99">
                <text:p>299</text:p>
              </table:table-cell>
              <table:table-cell office:value-type="float" office:value="63.4019621495">
                <text:p>63.401962149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00">
                <text:p>300</text:p>
              </table:table-cell>
              <table:table-cell office:value-type="float" office:value="63.43951959">
                <text:p>63.4395195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01">
                <text:p>301</text:p>
              </table:table-cell>
              <table:table-cell office:value-type="float" office:value="63.5573277445">
                <text:p>63.557327744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02">
                <text:p>302</text:p>
              </table:table-cell>
              <table:table-cell office:value-type="float" office:value="63.7557549502">
                <text:p>63.75575495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03">
                <text:p>303</text:p>
              </table:table-cell>
              <table:table-cell office:value-type="float" office:value="63.7588863825">
                <text:p>63.75888638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04">
                <text:p>304</text:p>
              </table:table-cell>
              <table:table-cell office:value-type="float" office:value="63.9583668981">
                <text:p>63.958366898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05">
                <text:p>305</text:p>
              </table:table-cell>
              <table:table-cell office:value-type="float" office:value="64.1211206623">
                <text:p>64.121120662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06">
                <text:p>306</text:p>
              </table:table-cell>
              <table:table-cell office:value-type="float" office:value="64.3174966804">
                <text:p>64.317496680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07">
                <text:p>307</text:p>
              </table:table-cell>
              <table:table-cell office:value-type="float" office:value="64.5064674487">
                <text:p>64.506467448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08">
                <text:p>308</text:p>
              </table:table-cell>
              <table:table-cell office:value-type="float" office:value="64.7000541376">
                <text:p>64.700054137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09">
                <text:p>309</text:p>
              </table:table-cell>
              <table:table-cell office:value-type="float" office:value="64.9794652765">
                <text:p>64.979465276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10">
                <text:p>310</text:p>
              </table:table-cell>
              <table:table-cell office:value-type="float" office:value="65.1444939848">
                <text:p>65.144493984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11">
                <text:p>311</text:p>
              </table:table-cell>
              <table:table-cell office:value-type="float" office:value="65.3177083691">
                <text:p>65.317708369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12">
                <text:p>312</text:p>
              </table:table-cell>
              <table:table-cell office:value-type="float" office:value="65.5332262758">
                <text:p>65.53322627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13">
                <text:p>313</text:p>
              </table:table-cell>
              <table:table-cell office:value-type="float" office:value="65.6494559124">
                <text:p>65.649455912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14">
                <text:p>314</text:p>
              </table:table-cell>
              <table:table-cell office:value-type="float" office:value="65.8652464007">
                <text:p>65.865246400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15">
                <text:p>315</text:p>
              </table:table-cell>
              <table:table-cell office:value-type="float" office:value="66.0524220283">
                <text:p>66.052422028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16">
                <text:p>316</text:p>
              </table:table-cell>
              <table:table-cell office:value-type="float" office:value="66.3295159947">
                <text:p>66.329515994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17">
                <text:p>317</text:p>
              </table:table-cell>
              <table:table-cell office:value-type="float" office:value="66.5076981355">
                <text:p>66.507698135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18">
                <text:p>318</text:p>
              </table:table-cell>
              <table:table-cell office:value-type="float" office:value="66.622111685">
                <text:p>66.62211168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19">
                <text:p>319</text:p>
              </table:table-cell>
              <table:table-cell office:value-type="float" office:value="66.7010081731">
                <text:p>66.70100817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20">
                <text:p>320</text:p>
              </table:table-cell>
              <table:table-cell office:value-type="float" office:value="66.8435768478">
                <text:p>66.843576847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21">
                <text:p>321</text:p>
              </table:table-cell>
              <table:table-cell office:value-type="float" office:value="67.0468354514">
                <text:p>67.046835451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22">
                <text:p>322</text:p>
              </table:table-cell>
              <table:table-cell office:value-type="float" office:value="67.3068702669">
                <text:p>67.306870266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23">
                <text:p>323</text:p>
              </table:table-cell>
              <table:table-cell office:value-type="float" office:value="67.3650771427">
                <text:p>67.36507714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24">
                <text:p>324</text:p>
              </table:table-cell>
              <table:table-cell office:value-type="float" office:value="67.3812071417">
                <text:p>67.38120714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25">
                <text:p>325</text:p>
              </table:table-cell>
              <table:table-cell office:value-type="float" office:value="67.4738321231">
                <text:p>67.47383212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26">
                <text:p>326</text:p>
              </table:table-cell>
              <table:table-cell office:value-type="float" office:value="67.5428488146">
                <text:p>67.542848814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27">
                <text:p>327</text:p>
              </table:table-cell>
              <table:table-cell office:value-type="float" office:value="67.736928595">
                <text:p>67.73692859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28">
                <text:p>328</text:p>
              </table:table-cell>
              <table:table-cell office:value-type="float" office:value="68.049304776">
                <text:p>68.04930477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29">
                <text:p>329</text:p>
              </table:table-cell>
              <table:table-cell office:value-type="float" office:value="68.0545625538">
                <text:p>68.054562553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30">
                <text:p>330</text:p>
              </table:table-cell>
              <table:table-cell office:value-type="float" office:value="68.2370845848">
                <text:p>68.237084584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31">
                <text:p>331</text:p>
              </table:table-cell>
              <table:table-cell office:value-type="float" office:value="68.3859467425">
                <text:p>68.38594674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32">
                <text:p>332</text:p>
              </table:table-cell>
              <table:table-cell office:value-type="float" office:value="68.5015180614">
                <text:p>68.50151806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33">
                <text:p>333</text:p>
              </table:table-cell>
              <table:table-cell office:value-type="float" office:value="68.5964662168">
                <text:p>68.59646621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34">
                <text:p>334</text:p>
              </table:table-cell>
              <table:table-cell office:value-type="float" office:value="68.7970671409">
                <text:p>68.797067140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35">
                <text:p>335</text:p>
              </table:table-cell>
              <table:table-cell office:value-type="float" office:value="68.8290000011">
                <text:p>68.829000001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36">
                <text:p>336</text:p>
              </table:table-cell>
              <table:table-cell office:value-type="float" office:value="68.9383512849">
                <text:p>68.93835128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37">
                <text:p>337</text:p>
              </table:table-cell>
              <table:table-cell office:value-type="float" office:value="69.0911287795">
                <text:p>69.09112877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38">
                <text:p>338</text:p>
              </table:table-cell>
              <table:table-cell office:value-type="float" office:value="69.1750361703">
                <text:p>69.175036170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39">
                <text:p>339</text:p>
              </table:table-cell>
              <table:table-cell office:value-type="float" office:value="69.2589693404">
                <text:p>69.258969340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0">
                <text:p>340</text:p>
              </table:table-cell>
              <table:table-cell office:value-type="float" office:value="69.4506265175">
                <text:p>69.45062651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1">
                <text:p>341</text:p>
              </table:table-cell>
              <table:table-cell office:value-type="float" office:value="69.5343885355">
                <text:p>69.53438853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2">
                <text:p>342</text:p>
              </table:table-cell>
              <table:table-cell office:value-type="float" office:value="69.6529574271">
                <text:p>69.65295742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43">
                <text:p>343</text:p>
              </table:table-cell>
              <table:table-cell office:value-type="float" office:value="69.8434261942">
                <text:p>69.843426194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44">
                <text:p>344</text:p>
              </table:table-cell>
              <table:table-cell office:value-type="float" office:value="69.9450540023">
                <text:p>69.945054002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45">
                <text:p>345</text:p>
              </table:table-cell>
              <table:table-cell office:value-type="float" office:value="70.0601951782">
                <text:p>70.060195178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46">
                <text:p>346</text:p>
              </table:table-cell>
              <table:table-cell office:value-type="float" office:value="70.168846971">
                <text:p>70.16884697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47">
                <text:p>347</text:p>
              </table:table-cell>
              <table:table-cell office:value-type="float" office:value="70.4363415599">
                <text:p>70.436341559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48">
                <text:p>348</text:p>
              </table:table-cell>
              <table:table-cell office:value-type="float" office:value="70.4440713874">
                <text:p>70.444071387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49">
                <text:p>349</text:p>
              </table:table-cell>
              <table:table-cell office:value-type="float" office:value="70.5181066759">
                <text:p>70.51810667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50">
                <text:p>350</text:p>
              </table:table-cell>
              <table:table-cell office:value-type="float" office:value="70.711853458">
                <text:p>70.71185345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51">
                <text:p>351</text:p>
              </table:table-cell>
              <table:table-cell office:value-type="float" office:value="70.7973414312">
                <text:p>70.79734143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52">
                <text:p>352</text:p>
              </table:table-cell>
              <table:table-cell office:value-type="float" office:value="70.8695299173">
                <text:p>70.869529917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53">
                <text:p>353</text:p>
              </table:table-cell>
              <table:table-cell office:value-type="float" office:value="70.9029650306">
                <text:p>70.902965030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54">
                <text:p>354</text:p>
              </table:table-cell>
              <table:table-cell office:value-type="float" office:value="71.1462424075">
                <text:p>71.14624240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55">
                <text:p>355</text:p>
              </table:table-cell>
              <table:table-cell office:value-type="float" office:value="71.165260515">
                <text:p>71.1652605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56">
                <text:p>356</text:p>
              </table:table-cell>
              <table:table-cell office:value-type="float" office:value="71.2217955698">
                <text:p>71.221795569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57">
                <text:p>357</text:p>
              </table:table-cell>
              <table:table-cell office:value-type="float" office:value="71.2309668476">
                <text:p>71.230966847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58">
                <text:p>358</text:p>
              </table:table-cell>
              <table:table-cell office:value-type="float" office:value="71.3229450315">
                <text:p>71.32294503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59">
                <text:p>359</text:p>
              </table:table-cell>
              <table:table-cell office:value-type="float" office:value="71.3796170325">
                <text:p>71.37961703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60">
                <text:p>360</text:p>
              </table:table-cell>
              <table:table-cell office:value-type="float" office:value="71.380066864">
                <text:p>71.38006686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61">
                <text:p>361</text:p>
              </table:table-cell>
              <table:table-cell office:value-type="float" office:value="71.390112534">
                <text:p>71.39011253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62">
                <text:p>362</text:p>
              </table:table-cell>
              <table:table-cell office:value-type="float" office:value="71.4519032248">
                <text:p>71.451903224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63">
                <text:p>363</text:p>
              </table:table-cell>
              <table:table-cell office:value-type="float" office:value="71.5137612379">
                <text:p>71.513761237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64">
                <text:p>364</text:p>
              </table:table-cell>
              <table:table-cell office:value-type="float" office:value="71.5349564273">
                <text:p>71.534956427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65">
                <text:p>365</text:p>
              </table:table-cell>
              <table:table-cell office:value-type="float" office:value="71.5961723481">
                <text:p>71.596172348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66">
                <text:p>366</text:p>
              </table:table-cell>
              <table:table-cell office:value-type="float" office:value="71.6516158349">
                <text:p>71.651615834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67">
                <text:p>367</text:p>
              </table:table-cell>
              <table:table-cell office:value-type="float" office:value="71.6910720298">
                <text:p>71.691072029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68">
                <text:p>368</text:p>
              </table:table-cell>
              <table:table-cell office:value-type="float" office:value="71.7531175632">
                <text:p>71.753117563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69">
                <text:p>369</text:p>
              </table:table-cell>
              <table:table-cell office:value-type="float" office:value="71.8439789379">
                <text:p>71.843978937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70">
                <text:p>370</text:p>
              </table:table-cell>
              <table:table-cell office:value-type="float" office:value="71.9068267366">
                <text:p>71.906826736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71">
                <text:p>371</text:p>
              </table:table-cell>
              <table:table-cell office:value-type="float" office:value="72.0077300842">
                <text:p>72.007730084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72">
                <text:p>372</text:p>
              </table:table-cell>
              <table:table-cell office:value-type="float" office:value="72.0243196641">
                <text:p>72.024319664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73">
                <text:p>373</text:p>
              </table:table-cell>
              <table:table-cell office:value-type="float" office:value="72.1002707892">
                <text:p>72.100270789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74">
                <text:p>374</text:p>
              </table:table-cell>
              <table:table-cell office:value-type="float" office:value="72.1092451792">
                <text:p>72.109245179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01cm" svg:height="10.001cm" xlink:href=".." xlink:type="simple" chart:class="chart:scatter" chart:style-name="ch1">
        <chart:legend svg:x="7.729cm" svg:y="3.86cm" style:legend-expansion="custom" chartooo:width="5.973cm" chartooo:height="1.217cm" style:legend-expansion-aspect-ratio="4.90797041906327" chart:style-name="ch2"/>
        <chart:plot-area chart:style-name="ch3" table:cell-range-address="calib_data.B11:calib_data.C77 calib_data.J3:calib_data.J4 calib_data.E11:calib_data.E77" chart:data-source-has-labels="row" svg:x="1.379cm" svg:y="0.301cm" svg:width="12.806cm" svg:height="8.844cm">
          <chartooo:coordinate-region svg:x="2cm" svg:y="0.5cm" svg:width="11.998cm" svg:height="7.998cm"/>
          <chart:axis chart:dimension="x" chart:name="primary-x" chart:style-name="ch4">
            <chart:title svg:x="7.159cm" svg:y="9.145cm" chart:style-name="ch5">
              <text:p>Time (s)</text:p>
            </chart:title>
          </chart:axis>
          <chart:axis chart:dimension="y" chart:name="primary-y" chart:style-name="ch4">
            <chart:title svg:x="0.519cm" svg:y="6.857cm" chart:style-name="ch6">
              <text:p>Estimated Blur Length (pixel)</text:p>
            </chart:title>
            <chart:grid chart:style-name="ch7" chart:class="major"/>
          </chart:axis>
          <chart:series chart:style-name="ch8" chart:values-cell-range-address="calib_data.C11:calib_data.C77" chart:label-cell-address="calib_data.J3:calib_data.J3" chart:class="chart:scatter">
            <chart:domain table:cell-range-address="calib_data.B11:calib_data.B77"/>
            <chart:data-point chart:repeated="67"/>
          </chart:series>
          <chart:series chart:style-name="ch9" chart:values-cell-range-address="calib_data.E11:calib_data.E77" chart:label-cell-address="calib_data.J4:calib_data.J4" chart:class="chart:scatter">
            <chart:data-point chart:repeated="6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Blur Length Estimation</text:p>
                <draw:g>
                  <svg:desc>calib_data.J3:calib_data.J3</svg:desc>
                </draw:g>
              </table:table-cell>
              <table:table-cell office:value-type="string">
                <text:p>Ground Truth</text:p>
                <draw:g>
                  <svg:desc>calib_data.J4:calib_data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_data.B11:calib_data.B77</svg:desc>
                </draw:g>
              </table:table-cell>
              <table:table-cell office:value-type="float" office:value="31.6366556565">
                <text:p>31.6366556565</text:p>
                <draw:g>
                  <svg:desc>calib_data.C11:calib_data.C77</svg:desc>
                </draw:g>
              </table:table-cell>
              <table:table-cell office:value-type="float" office:value="57.8404833333333">
                <text:p>57.8404833333333</text:p>
                <draw:g>
                  <svg:desc>calib_data.E11:calib_data.E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">
                <text:p>0.35</text:p>
              </table:table-cell>
              <table:table-cell office:value-type="float" office:value="30.0536072002">
                <text:p>30.0536072002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32.0623703423">
                <text:p>32.0623703423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5">
                <text:p>1.05</text:p>
              </table:table-cell>
              <table:table-cell office:value-type="float" office:value="30.7701970453">
                <text:p>30.7701970453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">
                <text:p>1.4</text:p>
              </table:table-cell>
              <table:table-cell office:value-type="float" office:value="32.5417020603">
                <text:p>32.5417020603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5">
                <text:p>1.75</text:p>
              </table:table-cell>
              <table:table-cell office:value-type="float" office:value="31.0019592854">
                <text:p>31.0019592854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">
                <text:p>2.1</text:p>
              </table:table-cell>
              <table:table-cell office:value-type="float" office:value="32.5880308306">
                <text:p>32.5880308306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5">
                <text:p>2.45</text:p>
              </table:table-cell>
              <table:table-cell office:value-type="float" office:value="32.5367075295">
                <text:p>32.5367075295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">
                <text:p>2.8</text:p>
              </table:table-cell>
              <table:table-cell office:value-type="float" office:value="32.559290428">
                <text:p>32.559290428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5">
                <text:p>3.15</text:p>
              </table:table-cell>
              <table:table-cell office:value-type="float" office:value="NaN">
                <text:p>NaN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">
                <text:p>3.5</text:p>
              </table:table-cell>
              <table:table-cell office:value-type="float" office:value="32.7969583945">
                <text:p>32.7969583945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85">
                <text:p>3.85</text:p>
              </table:table-cell>
              <table:table-cell office:value-type="float" office:value="32.078251916">
                <text:p>32.078251916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">
                <text:p>4.2</text:p>
              </table:table-cell>
              <table:table-cell office:value-type="float" office:value="33.2356176099">
                <text:p>33.2356176099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55">
                <text:p>4.55</text:p>
              </table:table-cell>
              <table:table-cell office:value-type="float" office:value="32.3398200743">
                <text:p>32.3398200743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9">
                <text:p>4.9</text:p>
              </table:table-cell>
              <table:table-cell office:value-type="float" office:value="33.4225641287">
                <text:p>33.4225641287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25">
                <text:p>5.25</text:p>
              </table:table-cell>
              <table:table-cell office:value-type="float" office:value="32.7354832944">
                <text:p>32.7354832944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6">
                <text:p>5.6</text:p>
              </table:table-cell>
              <table:table-cell office:value-type="float" office:value="33.5062450559">
                <text:p>33.5062450559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95">
                <text:p>5.95</text:p>
              </table:table-cell>
              <table:table-cell office:value-type="float" office:value="33.239183881">
                <text:p>33.239183881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">
                <text:p>6.3</text:p>
              </table:table-cell>
              <table:table-cell office:value-type="float" office:value="33.8762960144">
                <text:p>33.8762960144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65">
                <text:p>6.65</text:p>
              </table:table-cell>
              <table:table-cell office:value-type="float" office:value="33.8579168894">
                <text:p>33.8579168894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34.1894206149">
                <text:p>34.1894206149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35">
                <text:p>7.35</text:p>
              </table:table-cell>
              <table:table-cell office:value-type="float" office:value="34.0879277787">
                <text:p>34.0879277787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">
                <text:p>7.7</text:p>
              </table:table-cell>
              <table:table-cell office:value-type="float" office:value="34.4938961357">
                <text:p>34.4938961357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5">
                <text:p>8.05</text:p>
              </table:table-cell>
              <table:table-cell office:value-type="float" office:value="35.2004633085">
                <text:p>35.2004633085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">
                <text:p>8.4</text:p>
              </table:table-cell>
              <table:table-cell office:value-type="float" office:value="34.9153596839">
                <text:p>34.9153596839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">
                <text:p>8.75</text:p>
              </table:table-cell>
              <table:table-cell office:value-type="float" office:value="35.3632571223">
                <text:p>35.3632571223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1">
                <text:p>9.1</text:p>
              </table:table-cell>
              <table:table-cell office:value-type="float" office:value="34.9801717698">
                <text:p>34.9801717698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5">
                <text:p>9.45</text:p>
              </table:table-cell>
              <table:table-cell office:value-type="float" office:value="36.3387790007">
                <text:p>36.3387790007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8">
                <text:p>9.8</text:p>
              </table:table-cell>
              <table:table-cell office:value-type="float" office:value="36.1790677922">
                <text:p>36.1790677922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15">
                <text:p>10.15</text:p>
              </table:table-cell>
              <table:table-cell office:value-type="float" office:value="36.9305331207">
                <text:p>36.9305331207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5">
                <text:p>10.5</text:p>
              </table:table-cell>
              <table:table-cell office:value-type="float" office:value="36.6668501611">
                <text:p>36.6668501611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85">
                <text:p>10.85</text:p>
              </table:table-cell>
              <table:table-cell office:value-type="float" office:value="37.835266464">
                <text:p>37.835266464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2">
                <text:p>11.2</text:p>
              </table:table-cell>
              <table:table-cell office:value-type="float" office:value="37.6969968064">
                <text:p>37.6969968064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55">
                <text:p>11.55</text:p>
              </table:table-cell>
              <table:table-cell office:value-type="float" office:value="38.1879382847">
                <text:p>38.1879382847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9">
                <text:p>11.9</text:p>
              </table:table-cell>
              <table:table-cell office:value-type="float" office:value="37.9612184112">
                <text:p>37.9612184112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25">
                <text:p>12.25</text:p>
              </table:table-cell>
              <table:table-cell office:value-type="float" office:value="38.5654567674">
                <text:p>38.5654567674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6">
                <text:p>12.6</text:p>
              </table:table-cell>
              <table:table-cell office:value-type="float" office:value="39.3611070823">
                <text:p>39.3611070823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95">
                <text:p>12.95</text:p>
              </table:table-cell>
              <table:table-cell office:value-type="float" office:value="39.6316490401">
                <text:p>39.6316490401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3">
                <text:p>13.3</text:p>
              </table:table-cell>
              <table:table-cell office:value-type="float" office:value="39.8783712126">
                <text:p>39.8783712126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65">
                <text:p>13.65</text:p>
              </table:table-cell>
              <table:table-cell office:value-type="float" office:value="40.0296037289">
                <text:p>40.0296037289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  <table:table-cell office:value-type="float" office:value="39.2073452325">
                <text:p>39.2073452325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35">
                <text:p>14.35</text:p>
              </table:table-cell>
              <table:table-cell office:value-type="float" office:value="39.7704554338">
                <text:p>39.7704554338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7">
                <text:p>14.7</text:p>
              </table:table-cell>
              <table:table-cell office:value-type="float" office:value="39.5297548703">
                <text:p>39.5297548703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.05">
                <text:p>15.05</text:p>
              </table:table-cell>
              <table:table-cell office:value-type="float" office:value="39.4539760043">
                <text:p>39.4539760043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4">
                <text:p>15.4</text:p>
              </table:table-cell>
              <table:table-cell office:value-type="float" office:value="39.7026481251">
                <text:p>39.7026481251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75">
                <text:p>15.75</text:p>
              </table:table-cell>
              <table:table-cell office:value-type="float" office:value="40.0070528232">
                <text:p>40.0070528232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1">
                <text:p>16.1</text:p>
              </table:table-cell>
              <table:table-cell office:value-type="float" office:value="39.6617643446">
                <text:p>39.6617643446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45">
                <text:p>16.45</text:p>
              </table:table-cell>
              <table:table-cell office:value-type="float" office:value="39.5467728749">
                <text:p>39.5467728749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8">
                <text:p>16.8</text:p>
              </table:table-cell>
              <table:table-cell office:value-type="float" office:value="39.3960066134">
                <text:p>39.3960066134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15">
                <text:p>17.15</text:p>
              </table:table-cell>
              <table:table-cell office:value-type="float" office:value="39.7504069896">
                <text:p>39.7504069896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5">
                <text:p>17.5</text:p>
              </table:table-cell>
              <table:table-cell office:value-type="float" office:value="39.9871617582">
                <text:p>39.9871617582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85">
                <text:p>17.85</text:p>
              </table:table-cell>
              <table:table-cell office:value-type="float" office:value="40.2238473035">
                <text:p>40.2238473035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.2">
                <text:p>18.2</text:p>
              </table:table-cell>
              <table:table-cell office:value-type="float" office:value="39.9679373322">
                <text:p>39.9679373322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55">
                <text:p>18.55</text:p>
              </table:table-cell>
              <table:table-cell office:value-type="float" office:value="39.8473019558">
                <text:p>39.8473019558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9">
                <text:p>18.9</text:p>
              </table:table-cell>
              <table:table-cell office:value-type="float" office:value="39.7495032677">
                <text:p>39.7495032677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.25">
                <text:p>19.25</text:p>
              </table:table-cell>
              <table:table-cell office:value-type="float" office:value="40.1987498491">
                <text:p>40.1987498491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6">
                <text:p>19.6</text:p>
              </table:table-cell>
              <table:table-cell office:value-type="float" office:value="40.8451138041">
                <text:p>40.8451138041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95">
                <text:p>19.95</text:p>
              </table:table-cell>
              <table:table-cell office:value-type="float" office:value="40.5792300947">
                <text:p>40.5792300947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.3">
                <text:p>20.3</text:p>
              </table:table-cell>
              <table:table-cell office:value-type="float" office:value="41.1598486751">
                <text:p>41.1598486751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.65">
                <text:p>20.65</text:p>
              </table:table-cell>
              <table:table-cell office:value-type="float" office:value="40.8298231918">
                <text:p>40.8298231918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42.4730242323">
                <text:p>42.4730242323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.35">
                <text:p>21.35</text:p>
              </table:table-cell>
              <table:table-cell office:value-type="float" office:value="40.9413722532">
                <text:p>40.9413722532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.7">
                <text:p>21.7</text:p>
              </table:table-cell>
              <table:table-cell office:value-type="float" office:value="40.7520436504">
                <text:p>40.7520436504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.05">
                <text:p>22.05</text:p>
              </table:table-cell>
              <table:table-cell office:value-type="float" office:value="40.7253645257">
                <text:p>40.7253645257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.4">
                <text:p>22.4</text:p>
              </table:table-cell>
              <table:table-cell office:value-type="float" office:value="41.2088189372">
                <text:p>41.2088189372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.75">
                <text:p>22.75</text:p>
              </table:table-cell>
              <table:table-cell office:value-type="float" office:value="42.1557252003">
                <text:p>42.1557252003</text:p>
              </table:table-cell>
              <table:table-cell office:value-type="float" office:value="57.8404833333333">
                <text:p>57.84048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.1">
                <text:p>23.1</text:p>
              </table:table-cell>
              <table:table-cell office:value-type="float" office:value="41.6602508461">
                <text:p>41.6602508461</text:p>
              </table:table-cell>
              <table:table-cell office:value-type="float" office:value="57.8404833333333">
                <text:p>57.84048333333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001cm" svg:height="10.001cm" xlink:href=".." xlink:type="simple" chart:class="chart:scatter" chart:style-name="ch1">
        <chart:legend svg:x="8.271cm" svg:y="1.473cm" style:legend-expansion="custom" chartooo:width="5.406cm" chartooo:height="1.217cm" style:legend-expansion-aspect-ratio="4.44207066557108" chart:style-name="ch2"/>
        <chart:plot-area chart:style-name="ch3" table:cell-range-address="calib_data.B11:calib_data.B77 calib_data.J4:calib_data.J5 calib_data.D11:calib_data.D77 calib_data.F11:calib_data.F77" chart:data-source-has-labels="row" svg:x="1.378cm" svg:y="0.3cm" svg:width="12.807cm" svg:height="8.844cm">
          <chartooo:coordinate-region svg:x="1.999cm" svg:y="0.499cm" svg:width="11.999cm" svg:height="7.998cm"/>
          <chart:axis chart:dimension="x" chart:name="primary-x" chart:style-name="ch4">
            <chart:title svg:x="6.521cm" svg:y="9.104cm" chart:style-name="ch5">
              <text:p>Time (s)</text:p>
            </chart:title>
          </chart:axis>
          <chart:axis chart:dimension="y" chart:name="primary-y" chart:style-name="ch6">
            <chart:title svg:x="0.617cm" svg:y="6.431cm" chart:style-name="ch7">
              <text:p>Estimated Blur angle (deg)</text:p>
            </chart:title>
            <chart:grid chart:style-name="ch8" chart:class="major"/>
          </chart:axis>
          <chart:series chart:style-name="ch9" chart:values-cell-range-address="calib_data.D11:calib_data.D77" chart:label-cell-address="calib_data.J5:calib_data.J5" chart:class="chart:scatter">
            <chart:domain table:cell-range-address="calib_data.B11:calib_data.B77"/>
            <chart:data-point chart:repeated="67"/>
          </chart:series>
          <chart:series chart:style-name="ch10" chart:values-cell-range-address="calib_data.F11:calib_data.F77" chart:label-cell-address="calib_data.J4:calib_data.J4" chart:class="chart:scatter">
            <chart:data-point chart:repeated="6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Blur Orientation Estimation</text:p>
                <draw:g>
                  <svg:desc>calib_data.J5:calib_data.J5</svg:desc>
                </draw:g>
              </table:table-cell>
              <table:table-cell office:value-type="string">
                <text:p>Ground Truth</text:p>
                <draw:g>
                  <svg:desc>calib_data.J4:calib_data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_data.B11:calib_data.B77</svg:desc>
                </draw:g>
              </table:table-cell>
              <table:table-cell office:value-type="float" office:value="-0.111616478944">
                <text:p>-0.111616478944</text:p>
                <draw:g>
                  <svg:desc>calib_data.D11:calib_data.D77</svg:desc>
                </draw:g>
              </table:table-cell>
              <table:table-cell office:value-type="float" office:value="0">
                <text:p>0</text:p>
                <draw:g>
                  <svg:desc>calib_data.F11:calib_data.F7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">
                <text:p>0.35</text:p>
              </table:table-cell>
              <table:table-cell office:value-type="float" office:value="-1.11669399065">
                <text:p>-1.11669399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-1.14768113232">
                <text:p>-1.14768113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5">
                <text:p>1.05</text:p>
              </table:table-cell>
              <table:table-cell office:value-type="float" office:value="0.287743295754">
                <text:p>0.2877432957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">
                <text:p>1.4</text:p>
              </table:table-cell>
              <table:table-cell office:value-type="float" office:value="-1.73136596867">
                <text:p>-1.731365968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5">
                <text:p>1.75</text:p>
              </table:table-cell>
              <table:table-cell office:value-type="float" office:value="-2.47985828127">
                <text:p>-2.479858281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1">
                <text:p>2.1</text:p>
              </table:table-cell>
              <table:table-cell office:value-type="float" office:value="3.80682752936">
                <text:p>3.80682752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5">
                <text:p>2.45</text:p>
              </table:table-cell>
              <table:table-cell office:value-type="float" office:value="9.41428738785">
                <text:p>9.414287387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">
                <text:p>2.8</text:p>
              </table:table-cell>
              <table:table-cell office:value-type="float" office:value="3.13213496802">
                <text:p>3.132134968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15">
                <text:p>3.1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5">
                <text:p>3.5</text:p>
              </table:table-cell>
              <table:table-cell office:value-type="float" office:value="-0.675180838603">
                <text:p>-0.6751808386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85">
                <text:p>3.85</text:p>
              </table:table-cell>
              <table:table-cell office:value-type="float" office:value="0.490827044858">
                <text:p>0.4908270448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2">
                <text:p>4.2</text:p>
              </table:table-cell>
              <table:table-cell office:value-type="float" office:value="-1.82642973467">
                <text:p>-1.826429734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55">
                <text:p>4.55</text:p>
              </table:table-cell>
              <table:table-cell office:value-type="float" office:value="0.81352299477">
                <text:p>0.813522994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9">
                <text:p>4.9</text:p>
              </table:table-cell>
              <table:table-cell office:value-type="float" office:value="-2.79658281388">
                <text:p>-2.79658281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25">
                <text:p>5.25</text:p>
              </table:table-cell>
              <table:table-cell office:value-type="float" office:value="-0.105885788335">
                <text:p>-0.1058857883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6">
                <text:p>5.6</text:p>
              </table:table-cell>
              <table:table-cell office:value-type="float" office:value="-0.281054436378">
                <text:p>-0.2810544363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95">
                <text:p>5.95</text:p>
              </table:table-cell>
              <table:table-cell office:value-type="float" office:value="-1.04108292245">
                <text:p>-1.04108292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3">
                <text:p>6.3</text:p>
              </table:table-cell>
              <table:table-cell office:value-type="float" office:value="0.0485963325939">
                <text:p>0.0485963325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65">
                <text:p>6.65</text:p>
              </table:table-cell>
              <table:table-cell office:value-type="float" office:value="-0.401433064408">
                <text:p>-0.4014330644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-0.311029914737">
                <text:p>-0.3110299147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.35">
                <text:p>7.35</text:p>
              </table:table-cell>
              <table:table-cell office:value-type="float" office:value="-0.44039376374">
                <text:p>-0.440393763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7">
                <text:p>7.7</text:p>
              </table:table-cell>
              <table:table-cell office:value-type="float" office:value="0.572048460942">
                <text:p>0.572048460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.05">
                <text:p>8.05</text:p>
              </table:table-cell>
              <table:table-cell office:value-type="float" office:value="-2.16291992224">
                <text:p>-2.16291992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.4">
                <text:p>8.4</text:p>
              </table:table-cell>
              <table:table-cell office:value-type="float" office:value="1.21674300458">
                <text:p>1.216743004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.75">
                <text:p>8.75</text:p>
              </table:table-cell>
              <table:table-cell office:value-type="float" office:value="-0.704261956587">
                <text:p>-0.704261956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.1">
                <text:p>9.1</text:p>
              </table:table-cell>
              <table:table-cell office:value-type="float" office:value="-0.269933241424">
                <text:p>-0.269933241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.45">
                <text:p>9.45</text:p>
              </table:table-cell>
              <table:table-cell office:value-type="float" office:value="-0.553061550232">
                <text:p>-0.553061550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.8">
                <text:p>9.8</text:p>
              </table:table-cell>
              <table:table-cell office:value-type="float" office:value="0.379089224616">
                <text:p>0.3790892246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.15">
                <text:p>10.15</text:p>
              </table:table-cell>
              <table:table-cell office:value-type="float" office:value="-0.205025716281">
                <text:p>-0.2050257162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5">
                <text:p>10.5</text:p>
              </table:table-cell>
              <table:table-cell office:value-type="float" office:value="-0.166204470526">
                <text:p>-0.166204470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.85">
                <text:p>10.85</text:p>
              </table:table-cell>
              <table:table-cell office:value-type="float" office:value="0.167564761225">
                <text:p>0.1675647612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2">
                <text:p>11.2</text:p>
              </table:table-cell>
              <table:table-cell office:value-type="float" office:value="-0.22832228789">
                <text:p>-0.22832228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55">
                <text:p>11.55</text:p>
              </table:table-cell>
              <table:table-cell office:value-type="float" office:value="0.186487441115">
                <text:p>0.186487441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9">
                <text:p>11.9</text:p>
              </table:table-cell>
              <table:table-cell office:value-type="float" office:value="-0.489353640943">
                <text:p>-0.489353640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.25">
                <text:p>12.25</text:p>
              </table:table-cell>
              <table:table-cell office:value-type="float" office:value="0.332359209944">
                <text:p>0.332359209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.6">
                <text:p>12.6</text:p>
              </table:table-cell>
              <table:table-cell office:value-type="float" office:value="-0.613920914652">
                <text:p>-0.613920914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.95">
                <text:p>12.95</text:p>
              </table:table-cell>
              <table:table-cell office:value-type="float" office:value="-0.0232664442783">
                <text:p>-0.02326644427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3">
                <text:p>13.3</text:p>
              </table:table-cell>
              <table:table-cell office:value-type="float" office:value="-1.40381909317">
                <text:p>-1.403819093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65">
                <text:p>13.65</text:p>
              </table:table-cell>
              <table:table-cell office:value-type="float" office:value="-0.0756304306778">
                <text:p>-0.07563043067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  <table:table-cell office:value-type="float" office:value="-0.204568145239">
                <text:p>-0.204568145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35">
                <text:p>14.35</text:p>
              </table:table-cell>
              <table:table-cell office:value-type="float" office:value="-0.357946880868">
                <text:p>-0.3579468808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7">
                <text:p>14.7</text:p>
              </table:table-cell>
              <table:table-cell office:value-type="float" office:value="0.400189886092">
                <text:p>0.400189886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.05">
                <text:p>15.05</text:p>
              </table:table-cell>
              <table:table-cell office:value-type="float" office:value="-0.922392721957">
                <text:p>-0.922392721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.4">
                <text:p>15.4</text:p>
              </table:table-cell>
              <table:table-cell office:value-type="float" office:value="0.545673954093">
                <text:p>0.545673954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.75">
                <text:p>15.75</text:p>
              </table:table-cell>
              <table:table-cell office:value-type="float" office:value="-0.641664280338">
                <text:p>-0.641664280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6.1">
                <text:p>16.1</text:p>
              </table:table-cell>
              <table:table-cell office:value-type="float" office:value="0.214485653025">
                <text:p>0.214485653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45">
                <text:p>16.45</text:p>
              </table:table-cell>
              <table:table-cell office:value-type="float" office:value="-0.482353774255">
                <text:p>-0.482353774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.8">
                <text:p>16.8</text:p>
              </table:table-cell>
              <table:table-cell office:value-type="float" office:value="-0.180077177291">
                <text:p>-0.180077177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15">
                <text:p>17.15</text:p>
              </table:table-cell>
              <table:table-cell office:value-type="float" office:value="0.351630690978">
                <text:p>0.351630690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7.5">
                <text:p>17.5</text:p>
              </table:table-cell>
              <table:table-cell office:value-type="float" office:value="-0.205499410414">
                <text:p>-0.205499410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.85">
                <text:p>17.85</text:p>
              </table:table-cell>
              <table:table-cell office:value-type="float" office:value="0.623029382731">
                <text:p>0.623029382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.2">
                <text:p>18.2</text:p>
              </table:table-cell>
              <table:table-cell office:value-type="float" office:value="-0.252297790856">
                <text:p>-0.2522977908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8.55">
                <text:p>18.55</text:p>
              </table:table-cell>
              <table:table-cell office:value-type="float" office:value="0.300469834633">
                <text:p>0.3004698346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8.9">
                <text:p>18.9</text:p>
              </table:table-cell>
              <table:table-cell office:value-type="float" office:value="0.16579228843">
                <text:p>0.165792288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.25">
                <text:p>19.25</text:p>
              </table:table-cell>
              <table:table-cell office:value-type="float" office:value="-0.0568244029036">
                <text:p>-0.0568244029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9.6">
                <text:p>19.6</text:p>
              </table:table-cell>
              <table:table-cell office:value-type="float" office:value="-0.501411518442">
                <text:p>-0.5014115184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95">
                <text:p>19.95</text:p>
              </table:table-cell>
              <table:table-cell office:value-type="float" office:value="0.16514215994">
                <text:p>0.16514215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.3">
                <text:p>20.3</text:p>
              </table:table-cell>
              <table:table-cell office:value-type="float" office:value="-0.260167716743">
                <text:p>-0.2601677167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.65">
                <text:p>20.65</text:p>
              </table:table-cell>
              <table:table-cell office:value-type="float" office:value="1.52665194227">
                <text:p>1.52665194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">
                <text:p>21</text:p>
              </table:table-cell>
              <table:table-cell office:value-type="float" office:value="-5.32574131103">
                <text:p>-5.32574131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.35">
                <text:p>21.35</text:p>
              </table:table-cell>
              <table:table-cell office:value-type="float" office:value="0.331248863814">
                <text:p>0.331248863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1.7">
                <text:p>21.7</text:p>
              </table:table-cell>
              <table:table-cell office:value-type="float" office:value="-0.524937797527">
                <text:p>-0.5249377975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.05">
                <text:p>22.05</text:p>
              </table:table-cell>
              <table:table-cell office:value-type="float" office:value="1.02084301824">
                <text:p>1.020843018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.4">
                <text:p>22.4</text:p>
              </table:table-cell>
              <table:table-cell office:value-type="float" office:value="0.183743739874">
                <text:p>0.1837437398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.75">
                <text:p>22.75</text:p>
              </table:table-cell>
              <table:table-cell office:value-type="float" office:value="-0.0830566074411">
                <text:p>-0.0830566074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3.1">
                <text:p>23.1</text:p>
              </table:table-cell>
              <table:table-cell office:value-type="float" office:value="2.01794123019">
                <text:p>2.0179412301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